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228in"/>
    </style:style>
    <style:style style:name="co2" style:family="table-column">
      <style:table-column-properties fo:break-before="auto" style:column-width="2.2445in"/>
    </style:style>
    <style:style style:name="co3" style:family="table-column">
      <style:table-column-properties fo:break-before="auto" style:column-width="3.578in"/>
    </style:style>
    <style:style style:name="co4" style:family="table-column">
      <style:table-column-properties fo:break-before="auto" style:column-width="0.9598in"/>
    </style:style>
    <style:style style:name="co5" style:family="table-column">
      <style:table-column-properties fo:break-before="auto" style:column-width="1.0472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0.7091in"/>
    </style:style>
    <style:style style:name="co8" style:family="table-column">
      <style:table-column-properties fo:break-before="auto" style:column-width="0.652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2783in"/>
    </style:style>
    <style:style style:name="co11" style:family="table-column">
      <style:table-column-properties fo:break-before="auto" style:column-width="1.1425in"/>
    </style:style>
    <style:style style:name="co12" style:family="table-column">
      <style:table-column-properties fo:break-before="auto" style:column-width="1.7819in"/>
    </style:style>
    <style:style style:name="co13" style:family="table-column">
      <style:table-column-properties fo:break-before="auto" style:column-width="1.5638in"/>
    </style:style>
    <style:style style:name="co14" style:family="table-column">
      <style:table-column-properties fo:break-before="auto" style:column-width="1.7138in"/>
    </style:style>
    <style:style style:name="co15" style:family="table-column">
      <style:table-column-properties fo:break-before="auto" style:column-width="1.1965in"/>
    </style:style>
    <style:style style:name="co16" style:family="table-column">
      <style:table-column-properties fo:break-before="auto" style:column-width="1.3465in"/>
    </style:style>
    <style:style style:name="co17" style:family="table-column">
      <style:table-column-properties fo:break-before="auto" style:column-width="1.7in"/>
    </style:style>
    <style:style style:name="co18" style:family="table-column">
      <style:table-column-properties fo:break-before="auto" style:column-width="1.0201in"/>
    </style:style>
    <style:style style:name="co19" style:family="table-column">
      <style:table-column-properties fo:break-before="auto" style:column-width="1.0744in"/>
    </style:style>
    <style:style style:name="co20" style:family="table-column">
      <style:table-column-properties fo:break-before="auto" style:column-width="1.0882in"/>
    </style:style>
    <style:style style:name="co21" style:family="table-column">
      <style:table-column-properties fo:break-before="auto" style:column-width="1.0063in"/>
    </style:style>
    <style:style style:name="co22" style:family="table-column">
      <style:table-column-properties fo:break-before="auto" style:column-width="1.1016in"/>
    </style:style>
    <style:style style:name="co23" style:family="table-column">
      <style:table-column-properties fo:break-before="auto" style:column-width="1.1835in"/>
    </style:style>
    <style:style style:name="co24" style:family="table-column">
      <style:table-column-properties fo:break-before="auto" style:column-width="1.3055in"/>
    </style:style>
    <style:style style:name="co25" style:family="table-column">
      <style:table-column-properties fo:break-before="auto" style:column-width="1.5098in"/>
    </style:style>
    <style:style style:name="co26" style:family="table-column">
      <style:table-column-properties fo:break-before="auto" style:column-width="1.3327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Default">
      <style:table-cell-properties fo:border="0.99pt solid #000000"/>
    </style:style>
    <style:style style:name="ce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_20_Table_20_Category">
      <style:table-cell-properties fo:border-bottom="0.99pt solid #000000" fo:border-left="0.99pt solid #000000" fo:border-right="none" fo:border-top="none"/>
    </style:style>
    <style:style style:name="ce10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1" style:family="table-cell" style:parent-style-name="Pivot_20_Table_20_Value">
      <style:table-cell-properties fo:border-bottom="none" fo:border-left="0.99pt solid #000000" fo:border-right="none" fo:border-top="none"/>
    </style:style>
    <style:style style:name="ce12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1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5" style:family="table-cell" style:parent-style-name="Pivot_20_Table_20_Category">
      <style:table-cell-properties fo:border-bottom="0.99pt solid #000000" fo:border-left="none" fo:border-right="none" fo:border-top="none"/>
    </style:style>
    <style:style style:name="ce16" style:family="table-cell" style:parent-style-name="Pivot_20_Table_20_Value">
      <style:table-cell-properties fo:border-bottom="none" fo:border-left="none" fo:border-right="none" fo:border-top="0.99pt solid #000000"/>
    </style:style>
    <style:style style:name="ce17" style:family="table-cell" style:parent-style-name="Pivot_20_Table_20_Value">
      <style:table-cell-properties fo:border-bottom="0.99pt solid #000000" fo:border-left="none" fo:border-right="none" fo:border-top="none"/>
    </style:style>
    <style:style style:name="ce18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19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0" style:family="table-cell" style:parent-style-name="Pivot_20_Table_20_Value">
      <style:table-cell-properties fo:border-bottom="none" fo:border-left="none" fo:border-right="0.99pt solid #000000" fo:border-top="none"/>
    </style:style>
    <style:style style:name="ce21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2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2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4" style:family="table-cell" style:parent-style-name="Pivot_20_Table_20_Title">
      <style:table-cell-properties fo:border-bottom="0.99pt solid #000000" fo:border-left="0.99pt solid #000000" fo:border-right="2.01pt solid #000000" fo:border-top="0.99pt solid #000000"/>
    </style:style>
    <style:style style:name="ce25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26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27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28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29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0" style:family="table-cell" style:parent-style-name="Pivot_20_Table_20_Category">
      <style:table-cell-properties fo:border-bottom="0.99pt solid #000000" fo:border-left="2.01pt solid #000000" fo:border-right="0.99pt solid #000000" fo:border-top="none"/>
    </style:style>
    <style:style style:name="ce31" style:family="table-cell" style:parent-style-name="Pivot_20_Table_20_Title">
      <style:table-cell-properties fo:border-bottom="0.99pt solid #000000" fo:border-left="2.01pt solid #000000" fo:border-right="none" fo:border-top="0.99pt solid #000000"/>
    </style:style>
    <style:style style:name="ce32" style:family="table-cell" style:parent-style-name="Pivot_20_Table_20_Title">
      <style:table-cell-properties fo:border-bottom="2.01pt solid #000000" fo:border-left="2.01pt solid #000000" fo:border-right="none" fo:border-top="0.99pt solid #000000"/>
    </style:style>
    <style:style style:name="ce33" style:family="table-cell" style:parent-style-name="Pivot_20_Table_20_Category">
      <style:table-cell-properties fo:border-bottom="none" fo:border-left="0.99pt solid #000000" fo:border-right="0.99pt solid #000000" fo:border-top="0.99pt solid #000000"/>
    </style:style>
    <style:style style:name="ce34" style:family="table-cell" style:parent-style-name="Pivot_20_Table_20_Category">
      <style:table-cell-properties fo:border-bottom="0.99pt solid #000000" fo:border-left="0.99pt solid #000000" fo:border-right="0.99pt solid #000000" fo:border-top="none"/>
    </style:style>
    <style:style style:name="ce35" style:family="table-cell" style:parent-style-name="Pivot_20_Table_20_Title">
      <style:table-cell-properties fo:border-bottom="0.99pt solid #000000" fo:border-left="none" fo:border-right="none" fo:border-top="0.99pt solid #000000"/>
    </style:style>
    <style:style style:name="ce36" style:family="table-cell" style:parent-style-name="Pivot_20_Table_20_Title">
      <style:table-cell-properties fo:border-bottom="2.01pt solid #000000" fo:border-left="none" fo:border-right="none" fo:border-top="0.99pt solid #000000"/>
    </style:style>
    <style:style style:name="ce37" style:family="table-cell" style:parent-style-name="Pivot_20_Table_20_Title">
      <style:table-cell-properties fo:border-bottom="0.99pt solid #000000" fo:border-left="none" fo:border-right="0.99pt solid #000000" fo:border-top="0.99pt solid #000000"/>
    </style:style>
    <style:style style:name="ce38" style:family="table-cell" style:parent-style-name="Pivot_20_Table_20_Title">
      <style:table-cell-properties fo:border-bottom="2.01pt solid #000000" fo:border-left="none" fo:border-right="0.99pt solid #000000" fo:border-top="0.99pt solid #000000"/>
    </style:style>
    <style:style style:name="ce3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0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41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42" style:family="table-cell" style:parent-style-name="Pivot_20_Table_20_Result">
      <style:table-cell-properties fo:border-bottom="0.99pt solid #000000" fo:border-left="0.99pt solid #000000" fo:border-right="2.01pt solid #000000" fo:border-top="0.99pt solid #000000"/>
    </style:style>
    <style:style style:name="ce43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44" style:family="table-cell" style:parent-style-name="Pivot_20_Table_20_Corner">
      <style:table-cell-properties fo:border-bottom="none" fo:border-left="2.01pt solid #000000" fo:border-right="none" fo:border-top="none"/>
    </style:style>
    <style:style style:name="ce45" style:family="table-cell" style:parent-style-name="Pivot_20_Table_20_Category">
      <style:table-cell-properties fo:border-bottom="0.99pt solid #000000" fo:border-left="2.01pt solid #000000" fo:border-right="0.99pt solid #000000" fo:border-top="0.99pt solid #000000"/>
    </style:style>
    <style:style style:name="ce46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47" style:family="table-cell" style:parent-style-name="Pivot_20_Table_20_Corner">
      <style:table-cell-properties fo:border-bottom="none" fo:border-left="none" fo:border-right="0.99pt solid #000000" fo:border-top="none"/>
    </style:style>
    <style:style style:name="ce48" style:family="table-cell" style:parent-style-name="Pivot_20_Table_20_Field">
      <style:table-cell-properties fo:border="0.99pt solid #000000"/>
    </style:style>
    <style:style style:name="ce49" style:family="table-cell" style:parent-style-name="Pivot_20_Table_20_Category">
      <style:table-cell-properties fo:border="0.99pt solid #000000"/>
    </style:style>
    <style:style style:name="ce50" style:family="table-cell" style:parent-style-name="Pivot_20_Table_20_Category">
      <style:table-cell-properties fo:border-bottom="none" fo:border-left="0.99pt solid #000000" fo:border-right="none" fo:border-top="none"/>
    </style:style>
    <style:style style:name="ce51" style:family="table-cell" style:parent-style-name="Pivot_20_Table_20_Value">
      <style:table-cell-properties fo:border="0.99pt solid #000000"/>
    </style:style>
    <style:style style:name="ce52" style:family="table-cell" style:parent-style-name="Pivot_20_Table_20_Result">
      <style:table-cell-properties fo:border-bottom="2.01pt solid #000000" fo:border-left="0.99pt solid #000000" fo:border-right="0.99pt solid #000000" fo:border-top="0.99pt solid #000000"/>
    </style:style>
    <style:style style:name="ce53" style:family="table-cell" style:parent-style-name="Pivot_20_Table_20_Corner">
      <style:table-cell-properties fo:border-bottom="none" fo:border-left="none" fo:border-right="none" fo:border-top="2.01pt solid #000000"/>
    </style:style>
    <style:style style:name="ce54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55" style:family="table-cell" style:parent-style-name="Pivot_20_Table_20_Title">
      <style:table-cell-properties fo:border-bottom="none" fo:border-left="0.99pt solid #000000" fo:border-right="2.01pt solid #000000" fo:border-top="0.99pt solid #000000"/>
    </style:style>
    <style:style style:name="ce56" style:family="table-cell" style:parent-style-name="Pivot_20_Table_20_Title">
      <style:table-cell-properties fo:border-bottom="0.99pt solid #000000" fo:border-left="0.99pt solid #000000" fo:border-right="2.01pt solid #000000" fo:border-top="none"/>
    </style:style>
  </office:automatic-styles>
  <office:body>
    <office:spreadsheet>
      <table:table table:name="TXNdata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9" table:number-columns-repeated="1014" table:default-cell-style-name="Default"/>
        <table:table-row table:style-name="ro1">
          <table:table-cell office:value-type="string" table:style-name="ce1">
            <text:p>program</text:p>
          </table:table-cell>
          <table:table-cell office:value-type="string" table:style-name="ce1">
            <text:p>timestamp</text:p>
          </table:table-cell>
          <table:table-cell office:value-type="string" table:style-name="ce1">
            <text:p>fromAdr</text:p>
          </table:table-cell>
          <table:table-cell office:value-type="string" table:style-name="ce1">
            <text:p>fromPhone</text:p>
          </table:table-cell>
          <table:table-cell office:value-type="string" table:style-name="ce1">
            <text:p>fromType</text:p>
          </table:table-cell>
          <table:table-cell office:value-type="string" table:style-name="ce1">
            <text:p>toAdr</text:p>
          </table:table-cell>
          <table:table-cell office:value-type="string" table:style-name="ce1">
            <text:p>toPhone</text:p>
          </table:table-cell>
          <table:table-cell office:value-type="string" table:style-name="ce1">
            <text:p>toType</text:p>
          </table:table-cell>
          <table:table-cell office:value-type="string" table:style-name="ce1">
            <text:p>value</text:p>
          </table:table-cell>
          <table:table-cell/>
          <table:table-cell table:number-columns-repeated="1014" table:style-name="ce1"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0:49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c1736b474ff97c4135b0fe51db4c69047ee4b3fe</text:p>
          </table:table-cell>
          <table:table-cell office:value="41000000011" office:value-type="float">
            <text:p>41000000011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0:49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64aa31e60e30e3c94bd85d9c2054eebdf0787829</text:p>
          </table:table-cell>
          <table:table-cell office:value="41000000012" office:value-type="float">
            <text:p>41000000012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0:49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4df5982c39df0e216ed70a48912b374cef97b152</text:p>
          </table:table-cell>
          <table:table-cell office:value="41000000013" office:value-type="float">
            <text:p>41000000013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0:49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987385dba176c630391d41aa83eaa4f8d23777c6</text:p>
          </table:table-cell>
          <table:table-cell office:value="41000000014" office:value-type="float">
            <text:p>41000000014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1:14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b41d12e813a24b373f0e9bfe4382badca0b09e0a</text:p>
          </table:table-cell>
          <table:table-cell office:value="41000000025" office:value-type="float">
            <text:p>41000000025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2:06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6014216007f628e33bfc71120d1cf7e95e740784</text:p>
          </table:table-cell>
          <table:table-cell office:value="41000000039" office:value-type="float">
            <text:p>41000000039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2:06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a8f07d33ec898608b843e7851bf86563f2a30a14</text:p>
          </table:table-cell>
          <table:table-cell office:value="41000000040" office:value-type="float">
            <text:p>41000000040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2:17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36636976ba79a73a799dbb4ff85b738001b2dbaf</text:p>
          </table:table-cell>
          <table:table-cell office:value="41000000041" office:value-type="float">
            <text:p>41000000041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2:17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892c2c4458d93b5a1d182ccfb7c2fd6268853885</text:p>
          </table:table-cell>
          <table:table-cell office:value="41000000042" office:value-type="float">
            <text:p>41000000042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2:49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4e3a6652a4aa17242de782f40fa5195eabecd529</text:p>
          </table:table-cell>
          <table:table-cell office:value="41000000043" office:value-type="float">
            <text:p>41000000043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2:49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c63967a47ec82e6a9945cd693ed645820f92cc33</text:p>
          </table:table-cell>
          <table:table-cell office:value="41000000044" office:value-type="float">
            <text:p>41000000044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2:49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1e4ffaf2ec8172b9af8ecb4a5c65fa2f97de187d</text:p>
          </table:table-cell>
          <table:table-cell office:value="41000000045" office:value-type="float">
            <text:p>41000000045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2:49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ee6ed82305e5cca6b14e9fc719c858a25a538654</text:p>
          </table:table-cell>
          <table:table-cell office:value="41000000046" office:value-type="float">
            <text:p>41000000046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2:49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2e7d28c289540a303b687fb410b45e2c6883cf7e</text:p>
          </table:table-cell>
          <table:table-cell office:value="41000000048" office:value-type="float">
            <text:p>41000000048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3:30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21a9ea1569ab055ed416fa74710d103553e645bb</text:p>
          </table:table-cell>
          <table:table-cell office:value="41000000050" office:value-type="float">
            <text:p>41000000050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3:30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f2c1cdd995ae0c165af2927b234d89c53f7dad03</text:p>
          </table:table-cell>
          <table:table-cell office:value="41000000051" office:value-type="float">
            <text:p>41000000051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3:30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a9ad20615ba68c3e8fc549dd8b34854b8105cca2</text:p>
          </table:table-cell>
          <table:table-cell office:value="41000000052" office:value-type="float">
            <text:p>41000000052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3:30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fdc9a5fe2466fed062e4485bc83a4e10214bef24</text:p>
          </table:table-cell>
          <table:table-cell office:value="41000000053" office:value-type="float">
            <text:p>41000000053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3:30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dc858c3916b849618f13c33b90e02c1e62b30177</text:p>
          </table:table-cell>
          <table:table-cell office:value="41000000054" office:value-type="float">
            <text:p>41000000054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3:30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f65ece0f42930c244f0c5c1afba567ae43f70888</text:p>
          </table:table-cell>
          <table:table-cell office:value="41000000056" office:value-type="float">
            <text:p>41000000056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3:30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ad9e330fee8d45565e9b9183dfebc70aa3d06533</text:p>
          </table:table-cell>
          <table:table-cell office:value="41000000057" office:value-type="float">
            <text:p>41000000057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3:38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ec9ad4fa6e0e174476cd3d3f1d521d6a5ed44247</text:p>
          </table:table-cell>
          <table:table-cell office:value="41000000059" office:value-type="float">
            <text:p>41000000059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3:38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a52ed585a3db00bfb2401da059a20da9d9157e17</text:p>
          </table:table-cell>
          <table:table-cell office:value="41000000060" office:value-type="float">
            <text:p>41000000060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3:40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64f44f847bafbf3009d73dcf87bf73cde7d60373</text:p>
          </table:table-cell>
          <table:table-cell office:value="41000000061" office:value-type="float">
            <text:p>41000000061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4:12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3ad1e94b8fbb29c11eb6e7e6fa4b1146928e0db8</text:p>
          </table:table-cell>
          <table:table-cell office:value="41000000062" office:value-type="float">
            <text:p>41000000062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4:12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d4d589efc093e76cf973831a19014414fd9f9023</text:p>
          </table:table-cell>
          <table:table-cell office:value="41000000063" office:value-type="float">
            <text:p>41000000063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4:12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0511a34ffa145fe6fcbdc13e2d260f6defac52f1</text:p>
          </table:table-cell>
          <table:table-cell office:value="41000000064" office:value-type="float">
            <text:p>41000000064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4:12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cbf7d71a4ebd4ca865585a74511d1fc2489211ea</text:p>
          </table:table-cell>
          <table:table-cell office:value="41000000065" office:value-type="float">
            <text:p>41000000065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4:12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1508d05272fdc61ffe59136ae69dd3fe89e652aa</text:p>
          </table:table-cell>
          <table:table-cell office:value="41000000066" office:value-type="float">
            <text:p>41000000066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4:12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cea3a1d2ed65dc80a8925974b60348a0c57f8f99</text:p>
          </table:table-cell>
          <table:table-cell office:value="41000000067" office:value-type="float">
            <text:p>41000000067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4:26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15a5fbcfa938bb48bb702bf8dbd8512d96c951ee</text:p>
          </table:table-cell>
          <table:table-cell office:value="41000000068" office:value-type="float">
            <text:p>41000000068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4:26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9c9932ad6f0205350e30fdc48e76014d1613059f</text:p>
          </table:table-cell>
          <table:table-cell office:value="41000000069" office:value-type="float">
            <text:p>41000000069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4:26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ac402571f9ffaa9f3333604439998589de716e85</text:p>
          </table:table-cell>
          <table:table-cell office:value="41000000070" office:value-type="float">
            <text:p>41000000070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4:43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03182e808e79943f4f6b77bca55791964ca4c9dd</text:p>
          </table:table-cell>
          <table:table-cell office:value="41000000071" office:value-type="float">
            <text:p>41000000071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4:43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5cf26741a38806a3767adc269dfd5d5bd38be706</text:p>
          </table:table-cell>
          <table:table-cell office:value="41000000072" office:value-type="float">
            <text:p>41000000072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4:43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18bad7285915518500fb03bb631353eb5fc6d9e1</text:p>
          </table:table-cell>
          <table:table-cell office:value="41000000073" office:value-type="float">
            <text:p>41000000073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4:53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df28c26ca7b86294f489a3571220a78efe8a18b3</text:p>
          </table:table-cell>
          <table:table-cell office:value="41000000074" office:value-type="float">
            <text:p>41000000074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4:53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389a9c49b165ee0d0d22eb535a567c1efc3d47f2</text:p>
          </table:table-cell>
          <table:table-cell office:value="41000000075" office:value-type="float">
            <text:p>41000000075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4:53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93a20181a3a317e477aded569e3bd64aae3b5805</text:p>
          </table:table-cell>
          <table:table-cell office:value="41000000076" office:value-type="float">
            <text:p>41000000076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5:02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ba1633dba5a7a0e96f4378c005db0a88e3c1ee81</text:p>
          </table:table-cell>
          <table:table-cell office:value="41000000077" office:value-type="float">
            <text:p>41000000077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5:02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85ecb7702122b0ec0d316af7b42d95bc4f380f43</text:p>
          </table:table-cell>
          <table:table-cell office:value="41000000078" office:value-type="float">
            <text:p>41000000078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5:02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f93248244aec8846ca48d143843f5854eb79a0cb</text:p>
          </table:table-cell>
          <table:table-cell office:value="41000000079" office:value-type="float">
            <text:p>41000000079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5:19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a3486a69e2a57c809b5717eb7f94c766ddc8d040</text:p>
          </table:table-cell>
          <table:table-cell office:value="41000000080" office:value-type="float">
            <text:p>41000000080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5:19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d7560c0879ecfcd6deeb0c65f84f704942520fbf</text:p>
          </table:table-cell>
          <table:table-cell office:value="41000000081" office:value-type="float">
            <text:p>41000000081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5:19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736c679ea2ce04e8c61eca6c39a7c928f3ed49cd</text:p>
          </table:table-cell>
          <table:table-cell office:value="41000000082" office:value-type="float">
            <text:p>41000000082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6:08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aade0e5b33fbacd94a99ffa086052744976b17e0</text:p>
          </table:table-cell>
          <table:table-cell office:value="41000000086" office:value-type="float">
            <text:p>41000000086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6:08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b033efb213d7c84ed879f4ab549f9bede262e258</text:p>
          </table:table-cell>
          <table:table-cell office:value="41000000087" office:value-type="float">
            <text:p>41000000087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6:08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f0fe752bd3a150e93274d5f5c5d551a682da166c</text:p>
          </table:table-cell>
          <table:table-cell office:value="41000000088" office:value-type="float">
            <text:p>41000000088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6:08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52f3ca04a4fcea2e2e95e99fd3ccd9c4572fc1f9</text:p>
          </table:table-cell>
          <table:table-cell office:value="41000000089" office:value-type="float">
            <text:p>41000000089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6:08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2e8a4d3cce2f75323a06c16dd7c86e3b9145fa7b</text:p>
          </table:table-cell>
          <table:table-cell office:value="41000000090" office:value-type="float">
            <text:p>41000000090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6:08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39fe8aa20ef17b2a7c9c605e80b0562eacf73b6e</text:p>
          </table:table-cell>
          <table:table-cell office:value="41000000091" office:value-type="float">
            <text:p>41000000091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6:08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68f70597203fb22e29da24436a621e622fa8d4b3</text:p>
          </table:table-cell>
          <table:table-cell office:value="41000000092" office:value-type="float">
            <text:p>41000000092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6:08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80f9c2c776a1ecc436d8c80393419bcf144bec7c</text:p>
          </table:table-cell>
          <table:table-cell office:value="41000000093" office:value-type="float">
            <text:p>41000000093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6:08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54761d22093aebc542107d143d6ff2b1bff4c8c0</text:p>
          </table:table-cell>
          <table:table-cell office:value="41000000094" office:value-type="float">
            <text:p>41000000094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7:08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4acc1a4caef311debe3ccb878065e8e7d07462b8</text:p>
          </table:table-cell>
          <table:table-cell office:value="41000000095" office:value-type="float">
            <text:p>41000000095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7:08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06db6a53ddf35aa6177a3a1f2a2da7be6fb6cb50</text:p>
          </table:table-cell>
          <table:table-cell office:value="41000000096" office:value-type="float">
            <text:p>41000000096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7:08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dc6b0f39c8f7ee96d9017cb991def306e8706c8c</text:p>
          </table:table-cell>
          <table:table-cell office:value="41000000097" office:value-type="float">
            <text:p>41000000097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7:08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2daf53521c778f8dba7f63e93415354e9936fc06</text:p>
          </table:table-cell>
          <table:table-cell office:value="41000000098" office:value-type="float">
            <text:p>41000000098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7:08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116e1be7c92286c7dad93377c8bada9a7e717b34</text:p>
          </table:table-cell>
          <table:table-cell office:value="41000000099" office:value-type="float">
            <text:p>41000000099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7:08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7cbc155b066005afa037918f130ad32fd0994836</text:p>
          </table:table-cell>
          <table:table-cell office:value="41000000100" office:value-type="float">
            <text:p>41000000100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9:01:19.000Z</text:p>
          </table:table-cell>
          <table:table-cell office:value-type="string">
            <text:p>0x866ebb41c48edacb267bd5469a330e6061c3bc5c</text:p>
          </table:table-cell>
          <table:table-cell office:value="41000000058" office:value-type="float">
            <text:p>41000000058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0.48" office:value-type="float">
            <text:p>0.4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9:01:50.000Z</text:p>
          </table:table-cell>
          <table:table-cell office:value-type="string">
            <text:p>0x0511a34ffa145fe6fcbdc13e2d260f6defac52f1</text:p>
          </table:table-cell>
          <table:table-cell office:value="41000000064" office:value-type="float">
            <text:p>41000000064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0.45" office:value-type="float">
            <text:p>0.4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9:02:31.000Z</text:p>
          </table:table-cell>
          <table:table-cell office:value-type="string">
            <text:p>0x36636976ba79a73a799dbb4ff85b738001b2dbaf</text:p>
          </table:table-cell>
          <table:table-cell office:value="41000000041" office:value-type="float">
            <text:p>41000000041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2.38" office:value-type="float">
            <text:p>2.3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9:03:01.000Z</text:p>
          </table:table-cell>
          <table:table-cell office:value-type="string">
            <text:p>0xdf28c26ca7b86294f489a3571220a78efe8a18b3</text:p>
          </table:table-cell>
          <table:table-cell office:value="41000000074" office:value-type="float">
            <text:p>41000000074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2.8" office:value-type="float">
            <text:p>2.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9:04:28.000Z</text:p>
          </table:table-cell>
          <table:table-cell office:value-type="string">
            <text:p>0x36636976ba79a73a799dbb4ff85b738001b2dbaf</text:p>
          </table:table-cell>
          <table:table-cell office:value="41000000041" office:value-type="float">
            <text:p>41000000041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5.8" office:value-type="float">
            <text:p>5.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9:05:21.000Z</text:p>
          </table:table-cell>
          <table:table-cell office:value-type="string">
            <text:p>0xf0fe752bd3a150e93274d5f5c5d551a682da166c</text:p>
          </table:table-cell>
          <table:table-cell office:value="41000000088" office:value-type="float">
            <text:p>41000000088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2.57" office:value-type="float">
            <text:p>2.5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9:08:24.000Z</text:p>
          </table:table-cell>
          <table:table-cell office:value-type="string">
            <text:p>0xba1633dba5a7a0e96f4378c005db0a88e3c1ee81</text:p>
          </table:table-cell>
          <table:table-cell office:value="41000000077" office:value-type="float">
            <text:p>41000000077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3.65" office:value-type="float">
            <text:p>3.6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9:08:43.000Z</text:p>
          </table:table-cell>
          <table:table-cell office:value-type="string">
            <text:p>0xee6ed82305e5cca6b14e9fc719c858a25a538654</text:p>
          </table:table-cell>
          <table:table-cell office:value="41000000046" office:value-type="float">
            <text:p>41000000046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4.86" office:value-type="float">
            <text:p>4.8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9:09:16.000Z</text:p>
          </table:table-cell>
          <table:table-cell office:value-type="string">
            <text:p>0xf0fe752bd3a150e93274d5f5c5d551a682da166c</text:p>
          </table:table-cell>
          <table:table-cell office:value="41000000088" office:value-type="float">
            <text:p>41000000088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2.19" office:value-type="float">
            <text:p>2.1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9:10:33.000Z</text:p>
          </table:table-cell>
          <table:table-cell office:value-type="string">
            <text:p>0xc386cb1f1a555d222bcdc90a03e1686632a44ec3</text:p>
          </table:table-cell>
          <table:table-cell office:value="41000000019" office:value-type="float">
            <text:p>41000000019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1.57" office:value-type="float">
            <text:p>1.5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9:10:33.000Z</text:p>
          </table:table-cell>
          <table:table-cell office:value-type="string">
            <text:p>0x888d4ee31ff233e9cf50c0850d2dbc1650bbb198</text:p>
          </table:table-cell>
          <table:table-cell office:value="41000000018" office:value-type="float">
            <text:p>41000000018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1.71" office:value-type="float">
            <text:p>1.7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9:10:42.000Z</text:p>
          </table:table-cell>
          <table:table-cell office:value-type="string">
            <text:p>0x68f70597203fb22e29da24436a621e622fa8d4b3</text:p>
          </table:table-cell>
          <table:table-cell office:value="41000000092" office:value-type="float">
            <text:p>41000000092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5.91" office:value-type="float">
            <text:p>5.9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9:12:03.000Z</text:p>
          </table:table-cell>
          <table:table-cell office:value-type="string">
            <text:p>0xf65ece0f42930c244f0c5c1afba567ae43f70888</text:p>
          </table:table-cell>
          <table:table-cell office:value="41000000056" office:value-type="float">
            <text:p>41000000056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3.3" office:value-type="float">
            <text:p>3.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9:12:03.000Z</text:p>
          </table:table-cell>
          <table:table-cell office:value-type="string">
            <text:p>0x4bc31dbab91cb828baaa1c73d4f4bb957924f97f</text:p>
          </table:table-cell>
          <table:table-cell office:value="41000000017" office:value-type="float">
            <text:p>41000000017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5.19" office:value-type="float">
            <text:p>5.1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0:00:23.000Z</text:p>
          </table:table-cell>
          <table:table-cell office:value-type="string">
            <text:p>0x1da716899b9bbe1d935971fc2eaa543cea927895</text:p>
          </table:table-cell>
          <table:table-cell office:value="41000000024" office:value-type="float">
            <text:p>41000000024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2.12" office:value-type="float">
            <text:p>2.1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0:00:59.000Z</text:p>
          </table:table-cell>
          <table:table-cell office:value-type="string">
            <text:p>0x2daf53521c778f8dba7f63e93415354e9936fc06</text:p>
          </table:table-cell>
          <table:table-cell office:value="41000000098" office:value-type="float">
            <text:p>41000000098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3.21" office:value-type="float">
            <text:p>3.2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0:01:25.000Z</text:p>
          </table:table-cell>
          <table:table-cell office:value-type="string">
            <text:p>0xa3486a69e2a57c809b5717eb7f94c766ddc8d040</text:p>
          </table:table-cell>
          <table:table-cell office:value="41000000080" office:value-type="float">
            <text:p>41000000080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0.92" office:value-type="float">
            <text:p>0.9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0:02:10.000Z</text:p>
          </table:table-cell>
          <table:table-cell office:value-type="string">
            <text:p>0x1da716899b9bbe1d935971fc2eaa543cea927895</text:p>
          </table:table-cell>
          <table:table-cell office:value="41000000024" office:value-type="float">
            <text:p>41000000024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0.89" office:value-type="float">
            <text:p>0.8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0:02:57.000Z</text:p>
          </table:table-cell>
          <table:table-cell office:value-type="string">
            <text:p>0xa100453eabecca24d252e1c98ae8406ae81e1b27</text:p>
          </table:table-cell>
          <table:table-cell office:value="41000000037" office:value-type="float">
            <text:p>41000000037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2.1" office:value-type="float">
            <text:p>2.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0:04:06.000Z</text:p>
          </table:table-cell>
          <table:table-cell office:value-type="string">
            <text:p>0x2a7d90f960eaa399ddf76a26818f56f98bf3ec2c</text:p>
          </table:table-cell>
          <table:table-cell office:value="41000000084" office:value-type="float">
            <text:p>41000000084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0.7" office:value-type="float">
            <text:p>0.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0:04:06.000Z</text:p>
          </table:table-cell>
          <table:table-cell office:value-type="string">
            <text:p>0x68f70597203fb22e29da24436a621e622fa8d4b3</text:p>
          </table:table-cell>
          <table:table-cell office:value="41000000092" office:value-type="float">
            <text:p>41000000092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4.19" office:value-type="float">
            <text:p>4.1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0:04:43.000Z</text:p>
          </table:table-cell>
          <table:table-cell office:value-type="string">
            <text:p>0x4e3a6652a4aa17242de782f40fa5195eabecd529</text:p>
          </table:table-cell>
          <table:table-cell office:value="41000000043" office:value-type="float">
            <text:p>41000000043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2.42" office:value-type="float">
            <text:p>2.4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0:06:04.000Z</text:p>
          </table:table-cell>
          <table:table-cell office:value-type="string">
            <text:p>0xd3828b61c8c9429822e449a82307a34cae14788d</text:p>
          </table:table-cell>
          <table:table-cell office:value="41000000055" office:value-type="float">
            <text:p>41000000055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3.4" office:value-type="float">
            <text:p>3.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0:06:25.000Z</text:p>
          </table:table-cell>
          <table:table-cell office:value-type="string">
            <text:p>0x06db6a53ddf35aa6177a3a1f2a2da7be6fb6cb50</text:p>
          </table:table-cell>
          <table:table-cell office:value="41000000096" office:value-type="float">
            <text:p>41000000096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5.64" office:value-type="float">
            <text:p>5.6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0:06:42.000Z</text:p>
          </table:table-cell>
          <table:table-cell office:value-type="string">
            <text:p>0xf0fe752bd3a150e93274d5f5c5d551a682da166c</text:p>
          </table:table-cell>
          <table:table-cell office:value="41000000088" office:value-type="float">
            <text:p>41000000088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5.96" office:value-type="float">
            <text:p>5.9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0:07:33.000Z</text:p>
          </table:table-cell>
          <table:table-cell office:value-type="string">
            <text:p>0x866ebb41c48edacb267bd5469a330e6061c3bc5c</text:p>
          </table:table-cell>
          <table:table-cell office:value="41000000058" office:value-type="float">
            <text:p>41000000058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2.92" office:value-type="float">
            <text:p>2.9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0:08:29.000Z</text:p>
          </table:table-cell>
          <table:table-cell office:value-type="string">
            <text:p>0x590f52c9d895c1f2c905adbdd4762c3a5d4fe63c</text:p>
          </table:table-cell>
          <table:table-cell office:value="41000000027" office:value-type="float">
            <text:p>41000000027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4.98" office:value-type="float">
            <text:p>4.9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0:08:43.000Z</text:p>
          </table:table-cell>
          <table:table-cell office:value-type="string">
            <text:p>0xec9ad4fa6e0e174476cd3d3f1d521d6a5ed44247</text:p>
          </table:table-cell>
          <table:table-cell office:value="41000000059" office:value-type="float">
            <text:p>41000000059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2.57" office:value-type="float">
            <text:p>2.5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0:09:18.000Z</text:p>
          </table:table-cell>
          <table:table-cell office:value-type="string">
            <text:p>0xaade0e5b33fbacd94a99ffa086052744976b17e0</text:p>
          </table:table-cell>
          <table:table-cell office:value="41000000086" office:value-type="float">
            <text:p>41000000086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5.92" office:value-type="float">
            <text:p>5.9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0:09:53.000Z</text:p>
          </table:table-cell>
          <table:table-cell office:value-type="string">
            <text:p>0x3cfe13231a367243da3d53fdbaadb42a4e79822b</text:p>
          </table:table-cell>
          <table:table-cell office:value="41000000031" office:value-type="float">
            <text:p>41000000031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1.96" office:value-type="float">
            <text:p>1.9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0:10:43.000Z</text:p>
          </table:table-cell>
          <table:table-cell office:value-type="string">
            <text:p>0x2daf53521c778f8dba7f63e93415354e9936fc06</text:p>
          </table:table-cell>
          <table:table-cell office:value="41000000098" office:value-type="float">
            <text:p>41000000098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4.62" office:value-type="float">
            <text:p>4.6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0:12:12.000Z</text:p>
          </table:table-cell>
          <table:table-cell office:value-type="string">
            <text:p>0xb41d12e813a24b373f0e9bfe4382badca0b09e0a</text:p>
          </table:table-cell>
          <table:table-cell office:value="41000000025" office:value-type="float">
            <text:p>41000000025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2.65" office:value-type="float">
            <text:p>2.6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4:09:22.000Z</text:p>
          </table:table-cell>
          <table:table-cell office:value-type="string">
            <text:p>0xc63967a47ec82e6a9945cd693ed645820f92cc33</text:p>
          </table:table-cell>
          <table:table-cell office:value="41000000044" office:value-type="float">
            <text:p>41000000044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2.51" office:value-type="float">
            <text:p>2.5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5:01:26.000Z</text:p>
          </table:table-cell>
          <table:table-cell office:value-type="string">
            <text:p>0x54761d22093aebc542107d143d6ff2b1bff4c8c0</text:p>
          </table:table-cell>
          <table:table-cell office:value="41000000094" office:value-type="float">
            <text:p>41000000094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3.38" office:value-type="float">
            <text:p>3.3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5:02:14.000Z</text:p>
          </table:table-cell>
          <table:table-cell office:value-type="string">
            <text:p>0x7cbc155b066005afa037918f130ad32fd0994836</text:p>
          </table:table-cell>
          <table:table-cell office:value="41000000100" office:value-type="float">
            <text:p>41000000100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4.13" office:value-type="float">
            <text:p>4.1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5:02:52.000Z</text:p>
          </table:table-cell>
          <table:table-cell office:value-type="string">
            <text:p>0x2e8a4d3cce2f75323a06c16dd7c86e3b9145fa7b</text:p>
          </table:table-cell>
          <table:table-cell office:value="41000000090" office:value-type="float">
            <text:p>41000000090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0.39" office:value-type="float">
            <text:p>0.3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5:03:13.000Z</text:p>
          </table:table-cell>
          <table:table-cell office:value-type="string">
            <text:p>0xee6ed82305e5cca6b14e9fc719c858a25a538654</text:p>
          </table:table-cell>
          <table:table-cell office:value="41000000046" office:value-type="float">
            <text:p>41000000046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5.37" office:value-type="float">
            <text:p>5.3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5:04:19.000Z</text:p>
          </table:table-cell>
          <table:table-cell office:value-type="string">
            <text:p>0x21a9ea1569ab055ed416fa74710d103553e645bb</text:p>
          </table:table-cell>
          <table:table-cell office:value="41000000050" office:value-type="float">
            <text:p>41000000050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4.88" office:value-type="float">
            <text:p>4.8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5:04:57.000Z</text:p>
          </table:table-cell>
          <table:table-cell office:value-type="string">
            <text:p>0x39fe8aa20ef17b2a7c9c605e80b0562eacf73b6e</text:p>
          </table:table-cell>
          <table:table-cell office:value="41000000091" office:value-type="float">
            <text:p>41000000091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0.38" office:value-type="float">
            <text:p>0.3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5:09:50.000Z</text:p>
          </table:table-cell>
          <table:table-cell office:value-type="string">
            <text:p>0x01f35fec6f655332cafcbdf384f695eeb47a1771</text:p>
          </table:table-cell>
          <table:table-cell office:value="41000000026" office:value-type="float">
            <text:p>41000000026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5.46" office:value-type="float">
            <text:p>5.4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5:10:06.000Z</text:p>
          </table:table-cell>
          <table:table-cell office:value-type="string">
            <text:p>0xd7560c0879ecfcd6deeb0c65f84f704942520fbf</text:p>
          </table:table-cell>
          <table:table-cell office:value="41000000081" office:value-type="float">
            <text:p>41000000081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3.47" office:value-type="float">
            <text:p>3.4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6:03:21.000Z</text:p>
          </table:table-cell>
          <table:table-cell office:value-type="string">
            <text:p>0x1508d05272fdc61ffe59136ae69dd3fe89e652aa</text:p>
          </table:table-cell>
          <table:table-cell office:value="41000000066" office:value-type="float">
            <text:p>41000000066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2.8" office:value-type="float">
            <text:p>2.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6:04:11.000Z</text:p>
          </table:table-cell>
          <table:table-cell office:value-type="string">
            <text:p>0xc1736b474ff97c4135b0fe51db4c69047ee4b3fe</text:p>
          </table:table-cell>
          <table:table-cell office:value="41000000011" office:value-type="float">
            <text:p>41000000011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4.86" office:value-type="float">
            <text:p>4.8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6:07:45.000Z</text:p>
          </table:table-cell>
          <table:table-cell office:value-type="string">
            <text:p>0xa2fe6da19611c46ca96e80d143cbcc125e569ffd</text:p>
          </table:table-cell>
          <table:table-cell office:value="41000000085" office:value-type="float">
            <text:p>41000000085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0.62" office:value-type="float">
            <text:p>0.6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7:02:04.000Z</text:p>
          </table:table-cell>
          <table:table-cell office:value-type="string">
            <text:p>0x866ebb41c48edacb267bd5469a330e6061c3bc5c</text:p>
          </table:table-cell>
          <table:table-cell office:value="41000000058" office:value-type="float">
            <text:p>41000000058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5.98" office:value-type="float">
            <text:p>5.9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7:02:04.000Z</text:p>
          </table:table-cell>
          <table:table-cell office:value-type="string">
            <text:p>0x1da716899b9bbe1d935971fc2eaa543cea927895</text:p>
          </table:table-cell>
          <table:table-cell office:value="41000000024" office:value-type="float">
            <text:p>41000000024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2.84" office:value-type="float">
            <text:p>2.8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7:02:39.000Z</text:p>
          </table:table-cell>
          <table:table-cell office:value-type="string">
            <text:p>0x18bad7285915518500fb03bb631353eb5fc6d9e1</text:p>
          </table:table-cell>
          <table:table-cell office:value="41000000073" office:value-type="float">
            <text:p>41000000073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0.37" office:value-type="float">
            <text:p>0.3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7:03:28.000Z</text:p>
          </table:table-cell>
          <table:table-cell office:value-type="string">
            <text:p>0xec9ad4fa6e0e174476cd3d3f1d521d6a5ed44247</text:p>
          </table:table-cell>
          <table:table-cell office:value="41000000059" office:value-type="float">
            <text:p>41000000059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3.58" office:value-type="float">
            <text:p>3.5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6:02:39.000Z</text:p>
          </table:table-cell>
          <table:table-cell office:value-type="string">
            <text:p>0x1da716899b9bbe1d935971fc2eaa543cea927895</text:p>
          </table:table-cell>
          <table:table-cell office:value="41000000024" office:value-type="float">
            <text:p>41000000024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1.4" office:value-type="float">
            <text:p>1.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1:14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1da716899b9bbe1d935971fc2eaa543cea927895</text:p>
          </table:table-cell>
          <table:table-cell office:value="41000000024" office:value-type="float">
            <text:p>41000000024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4:04:58.000Z</text:p>
          </table:table-cell>
          <table:table-cell office:value-type="string">
            <text:p>0x987385dba176c630391d41aa83eaa4f8d23777c6</text:p>
          </table:table-cell>
          <table:table-cell office:value="41000000014" office:value-type="float">
            <text:p>41000000014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3.3" office:value-type="float">
            <text:p>3.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7:01:28.000Z</text:p>
          </table:table-cell>
          <table:table-cell office:value-type="string">
            <text:p>0x39fe8aa20ef17b2a7c9c605e80b0562eacf73b6e</text:p>
          </table:table-cell>
          <table:table-cell office:value="41000000091" office:value-type="float">
            <text:p>41000000091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1.9" office:value-type="float">
            <text:p>1.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1:14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838b3dbbeb5f2ad8aa3295a21cc3fa866e0b395a</text:p>
          </table:table-cell>
          <table:table-cell office:value="41000000023" office:value-type="float">
            <text:p>41000000023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5:00:33.000Z</text:p>
          </table:table-cell>
          <table:table-cell office:value-type="string">
            <text:p>0xa52ed585a3db00bfb2401da059a20da9d9157e17</text:p>
          </table:table-cell>
          <table:table-cell office:value="41000000060" office:value-type="float">
            <text:p>41000000060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2.2" office:value-type="float">
            <text:p>2.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6:11:07.000Z</text:p>
          </table:table-cell>
          <table:table-cell office:value-type="string">
            <text:p>0x2e7d28c289540a303b687fb410b45e2c6883cf7e</text:p>
          </table:table-cell>
          <table:table-cell office:value="41000000048" office:value-type="float">
            <text:p>41000000048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2.83" office:value-type="float">
            <text:p>2.8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0:49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0f832bc6ee10ab5a476d0415379ff8b61858eac6</text:p>
          </table:table-cell>
          <table:table-cell office:value="41000000022" office:value-type="float">
            <text:p>41000000022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4:09:01.000Z</text:p>
          </table:table-cell>
          <table:table-cell office:value-type="string">
            <text:p>0xa2fe6da19611c46ca96e80d143cbcc125e569ffd</text:p>
          </table:table-cell>
          <table:table-cell office:value="41000000085" office:value-type="float">
            <text:p>41000000085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0.47" office:value-type="float">
            <text:p>0.4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6:02:16.000Z</text:p>
          </table:table-cell>
          <table:table-cell office:value-type="string">
            <text:p>0xa52ed585a3db00bfb2401da059a20da9d9157e17</text:p>
          </table:table-cell>
          <table:table-cell office:value="41000000060" office:value-type="float">
            <text:p>41000000060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5.3" office:value-type="float">
            <text:p>5.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0:49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adbd8912042146b1eac6856a393e52c1cef79327</text:p>
          </table:table-cell>
          <table:table-cell office:value="41000000021" office:value-type="float">
            <text:p>41000000021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6:07:07.000Z</text:p>
          </table:table-cell>
          <table:table-cell office:value-type="string">
            <text:p>0x1508d05272fdc61ffe59136ae69dd3fe89e652aa</text:p>
          </table:table-cell>
          <table:table-cell office:value="41000000066" office:value-type="float">
            <text:p>41000000066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4.44" office:value-type="float">
            <text:p>4.4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6:10:24.000Z</text:p>
          </table:table-cell>
          <table:table-cell office:value-type="string">
            <text:p>0x590f52c9d895c1f2c905adbdd4762c3a5d4fe63c</text:p>
          </table:table-cell>
          <table:table-cell office:value="41000000027" office:value-type="float">
            <text:p>41000000027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5.69" office:value-type="float">
            <text:p>5.6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0:49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048fd82169bd29634b5d67acdf5c6184d1901ce7</text:p>
          </table:table-cell>
          <table:table-cell office:value="41000000020" office:value-type="float">
            <text:p>41000000020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6:07:07.000Z</text:p>
          </table:table-cell>
          <table:table-cell office:value-type="string">
            <text:p>0x1da716899b9bbe1d935971fc2eaa543cea927895</text:p>
          </table:table-cell>
          <table:table-cell office:value="41000000024" office:value-type="float">
            <text:p>41000000024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4.43" office:value-type="float">
            <text:p>4.4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4:07:53.000Z</text:p>
          </table:table-cell>
          <table:table-cell office:value-type="string">
            <text:p>0x9c9932ad6f0205350e30fdc48e76014d1613059f</text:p>
          </table:table-cell>
          <table:table-cell office:value="41000000069" office:value-type="float">
            <text:p>41000000069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4.24" office:value-type="float">
            <text:p>4.2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5:00:20.000Z</text:p>
          </table:table-cell>
          <table:table-cell office:value-type="string">
            <text:p>0x2a7d90f960eaa399ddf76a26818f56f98bf3ec2c</text:p>
          </table:table-cell>
          <table:table-cell office:value="41000000084" office:value-type="float">
            <text:p>41000000084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4.35" office:value-type="float">
            <text:p>4.3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5:09:23.000Z</text:p>
          </table:table-cell>
          <table:table-cell office:value-type="string">
            <text:p>0x68f70597203fb22e29da24436a621e622fa8d4b3</text:p>
          </table:table-cell>
          <table:table-cell office:value="41000000092" office:value-type="float">
            <text:p>41000000092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4.24" office:value-type="float">
            <text:p>4.2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4:04:17.000Z</text:p>
          </table:table-cell>
          <table:table-cell office:value-type="string">
            <text:p>0xa52ed585a3db00bfb2401da059a20da9d9157e17</text:p>
          </table:table-cell>
          <table:table-cell office:value="41000000060" office:value-type="float">
            <text:p>41000000060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2.4" office:value-type="float">
            <text:p>2.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3:30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d3828b61c8c9429822e449a82307a34cae14788d</text:p>
          </table:table-cell>
          <table:table-cell office:value="41000000055" office:value-type="float">
            <text:p>41000000055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6:07:07.000Z</text:p>
          </table:table-cell>
          <table:table-cell office:value-type="string">
            <text:p>0x64aa31e60e30e3c94bd85d9c2054eebdf0787829</text:p>
          </table:table-cell>
          <table:table-cell office:value="41000000012" office:value-type="float">
            <text:p>41000000012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2.31" office:value-type="float">
            <text:p>2.3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0:49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c386cb1f1a555d222bcdc90a03e1686632a44ec3</text:p>
          </table:table-cell>
          <table:table-cell office:value="41000000019" office:value-type="float">
            <text:p>41000000019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9:07:33.000Z</text:p>
          </table:table-cell>
          <table:table-cell office:value-type="string">
            <text:p>0x892c2c4458d93b5a1d182ccfb7c2fd6268853885</text:p>
          </table:table-cell>
          <table:table-cell office:value="41000000042" office:value-type="float">
            <text:p>41000000042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4.92" office:value-type="float">
            <text:p>4.9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5:29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2a7d90f960eaa399ddf76a26818f56f98bf3ec2c</text:p>
          </table:table-cell>
          <table:table-cell office:value="41000000084" office:value-type="float">
            <text:p>41000000084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6:07:07.000Z</text:p>
          </table:table-cell>
          <table:table-cell office:value-type="string">
            <text:p>0x9c9932ad6f0205350e30fdc48e76014d1613059f</text:p>
          </table:table-cell>
          <table:table-cell office:value="41000000069" office:value-type="float">
            <text:p>41000000069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4.8" office:value-type="float">
            <text:p>4.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4:07:17.000Z</text:p>
          </table:table-cell>
          <table:table-cell office:value-type="string">
            <text:p>0x1e4ffaf2ec8172b9af8ecb4a5c65fa2f97de187d</text:p>
          </table:table-cell>
          <table:table-cell office:value="41000000045" office:value-type="float">
            <text:p>41000000045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4.54" office:value-type="float">
            <text:p>4.5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4:10:47.000Z</text:p>
          </table:table-cell>
          <table:table-cell office:value-type="string">
            <text:p>0xcbf7d71a4ebd4ca865585a74511d1fc2489211ea</text:p>
          </table:table-cell>
          <table:table-cell office:value="41000000065" office:value-type="float">
            <text:p>41000000065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4.92" office:value-type="float">
            <text:p>4.9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5:29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decc1cb1387e571999ad8faef78f86f2cc2cee74</text:p>
          </table:table-cell>
          <table:table-cell office:value="41000000083" office:value-type="float">
            <text:p>41000000083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6:09:38.000Z</text:p>
          </table:table-cell>
          <table:table-cell office:value-type="string">
            <text:p>0x1e4ffaf2ec8172b9af8ecb4a5c65fa2f97de187d</text:p>
          </table:table-cell>
          <table:table-cell office:value="41000000045" office:value-type="float">
            <text:p>41000000045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5.62" office:value-type="float">
            <text:p>5.6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0:49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888d4ee31ff233e9cf50c0850d2dbc1650bbb198</text:p>
          </table:table-cell>
          <table:table-cell office:value="41000000018" office:value-type="float">
            <text:p>41000000018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9:07:33.000Z</text:p>
          </table:table-cell>
          <table:table-cell office:value-type="string">
            <text:p>0x892c2c4458d93b5a1d182ccfb7c2fd6268853885</text:p>
          </table:table-cell>
          <table:table-cell office:value="41000000042" office:value-type="float">
            <text:p>41000000042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2.5" office:value-type="float">
            <text:p>2.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7:00:27.000Z</text:p>
          </table:table-cell>
          <table:table-cell office:value-type="string">
            <text:p>0x116e1be7c92286c7dad93377c8bada9a7e717b34</text:p>
          </table:table-cell>
          <table:table-cell office:value="41000000099" office:value-type="float">
            <text:p>41000000099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0.4" office:value-type="float">
            <text:p>0.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5:08:01.000Z</text:p>
          </table:table-cell>
          <table:table-cell office:value-type="string">
            <text:p>0xf2c1cdd995ae0c165af2927b234d89c53f7dad03</text:p>
          </table:table-cell>
          <table:table-cell office:value="41000000051" office:value-type="float">
            <text:p>41000000051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0.11" office:value-type="float">
            <text:p>0.1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4:06:17.000Z</text:p>
          </table:table-cell>
          <table:table-cell office:value-type="string">
            <text:p>0xd1332c2ce50ac3a9be37119450f1ee909d271052</text:p>
          </table:table-cell>
          <table:table-cell office:value="41000000036" office:value-type="float">
            <text:p>41000000036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1.69" office:value-type="float">
            <text:p>1.6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0:49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4bc31dbab91cb828baaa1c73d4f4bb957924f97f</text:p>
          </table:table-cell>
          <table:table-cell office:value="41000000017" office:value-type="float">
            <text:p>41000000017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6:05:39.000Z</text:p>
          </table:table-cell>
          <table:table-cell office:value-type="string">
            <text:p>0x0f832bc6ee10ab5a476d0415379ff8b61858eac6</text:p>
          </table:table-cell>
          <table:table-cell office:value="41000000022" office:value-type="float">
            <text:p>41000000022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0.51" office:value-type="float">
            <text:p>0.5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4:03:30.000Z</text:p>
          </table:table-cell>
          <table:table-cell office:value-type="string">
            <text:p>0xfdc9a5fe2466fed062e4485bc83a4e10214bef24</text:p>
          </table:table-cell>
          <table:table-cell office:value="41000000053" office:value-type="float">
            <text:p>41000000053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1.77" office:value-type="float">
            <text:p>1.7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3:06:08.000Z</text:p>
          </table:table-cell>
          <table:table-cell office:value-type="string">
            <text:p>0xe4a8e3cd2f9cd4214f02d6e1d725656f1f33e038</text:p>
          </table:table-cell>
          <table:table-cell office:value="41000000035" office:value-type="float">
            <text:p>41000000035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5.72" office:value-type="float">
            <text:p>5.7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3:09:27.000Z</text:p>
          </table:table-cell>
          <table:table-cell office:value-type="string">
            <text:p>0x2e8a4d3cce2f75323a06c16dd7c86e3b9145fa7b</text:p>
          </table:table-cell>
          <table:table-cell office:value="41000000090" office:value-type="float">
            <text:p>41000000090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5.56" office:value-type="float">
            <text:p>5.5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0:49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8b26fee8c5673869a9d7c4cdc66ea2588e886467</text:p>
          </table:table-cell>
          <table:table-cell office:value="41000000016" office:value-type="float">
            <text:p>41000000016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0:49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08e10af8bcf0cb850b6f659348123cbc9cc42652</text:p>
          </table:table-cell>
          <table:table-cell office:value="41000000015" office:value-type="float">
            <text:p>41000000015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6:04:42.000Z</text:p>
          </table:table-cell>
          <table:table-cell office:value-type="string">
            <text:p>0x4bc31dbab91cb828baaa1c73d4f4bb957924f97f</text:p>
          </table:table-cell>
          <table:table-cell office:value="41000000017" office:value-type="float">
            <text:p>41000000017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4.56" office:value-type="float">
            <text:p>4.5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4:03:26.000Z</text:p>
          </table:table-cell>
          <table:table-cell office:value-type="string">
            <text:p>0x64f44f847bafbf3009d73dcf87bf73cde7d60373</text:p>
          </table:table-cell>
          <table:table-cell office:value="41000000061" office:value-type="float">
            <text:p>41000000061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4.2" office:value-type="float">
            <text:p>4.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4:10:01.000Z</text:p>
          </table:table-cell>
          <table:table-cell office:value-type="string">
            <text:p>0x1e4ffaf2ec8172b9af8ecb4a5c65fa2f97de187d</text:p>
          </table:table-cell>
          <table:table-cell office:value="41000000045" office:value-type="float">
            <text:p>41000000045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1.21" office:value-type="float">
            <text:p>1.2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4:06:10.000Z</text:p>
          </table:table-cell>
          <table:table-cell office:value-type="string">
            <text:p>0xba1633dba5a7a0e96f4378c005db0a88e3c1ee81</text:p>
          </table:table-cell>
          <table:table-cell office:value="41000000077" office:value-type="float">
            <text:p>41000000077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1.63" office:value-type="float">
            <text:p>1.6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3:05:12.000Z</text:p>
          </table:table-cell>
          <table:table-cell office:value-type="string">
            <text:p>0x0beff5a039070c5cde5607605814be4ee657256b</text:p>
          </table:table-cell>
          <table:table-cell office:value="41000000030" office:value-type="float">
            <text:p>41000000030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0.9" office:value-type="float">
            <text:p>0.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3:02:53.000Z</text:p>
          </table:table-cell>
          <table:table-cell office:value-type="string">
            <text:p>0x240bcba2e91ec605d2e1d5368d3a6ab836e0946d</text:p>
          </table:table-cell>
          <table:table-cell office:value="41000000033" office:value-type="float">
            <text:p>41000000033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2.2" office:value-type="float">
            <text:p>2.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4:06:47.000Z</text:p>
          </table:table-cell>
          <table:table-cell office:value-type="string">
            <text:p>0x590f52c9d895c1f2c905adbdd4762c3a5d4fe63c</text:p>
          </table:table-cell>
          <table:table-cell office:value="41000000027" office:value-type="float">
            <text:p>41000000027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1.4" office:value-type="float">
            <text:p>1.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6:04:34.000Z</text:p>
          </table:table-cell>
          <table:table-cell office:value-type="string">
            <text:p>0xa100453eabecca24d252e1c98ae8406ae81e1b27</text:p>
          </table:table-cell>
          <table:table-cell office:value="41000000037" office:value-type="float">
            <text:p>41000000037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3.91" office:value-type="float">
            <text:p>3.9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2:49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459707317d953bff478009cee38859c6e22ad7fa</text:p>
          </table:table-cell>
          <table:table-cell office:value="41000000047" office:value-type="float">
            <text:p>41000000047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4:01:15.000Z</text:p>
          </table:table-cell>
          <table:table-cell office:value-type="string">
            <text:p>0x736c679ea2ce04e8c61eca6c39a7c928f3ed49cd</text:p>
          </table:table-cell>
          <table:table-cell office:value="41000000082" office:value-type="float">
            <text:p>41000000082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2.98" office:value-type="float">
            <text:p>2.9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2:10:35.000Z</text:p>
          </table:table-cell>
          <table:table-cell office:value-type="string">
            <text:p>0x389a9c49b165ee0d0d22eb535a567c1efc3d47f2</text:p>
          </table:table-cell>
          <table:table-cell office:value="41000000075" office:value-type="float">
            <text:p>41000000075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1.47" office:value-type="float">
            <text:p>1.4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3:07:24.000Z</text:p>
          </table:table-cell>
          <table:table-cell office:value-type="string">
            <text:p>0xd4d589efc093e76cf973831a19014414fd9f9023</text:p>
          </table:table-cell>
          <table:table-cell office:value="41000000063" office:value-type="float">
            <text:p>41000000063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2.43" office:value-type="float">
            <text:p>2.4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2:10:22.000Z</text:p>
          </table:table-cell>
          <table:table-cell office:value-type="string">
            <text:p>0x52f3ca04a4fcea2e2e95e99fd3ccd9c4572fc1f9</text:p>
          </table:table-cell>
          <table:table-cell office:value="41000000089" office:value-type="float">
            <text:p>41000000089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5.93" office:value-type="float">
            <text:p>5.9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3:04:44.000Z</text:p>
          </table:table-cell>
          <table:table-cell office:value-type="string">
            <text:p>0x2e7d28c289540a303b687fb410b45e2c6883cf7e</text:p>
          </table:table-cell>
          <table:table-cell office:value="41000000048" office:value-type="float">
            <text:p>41000000048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4.32" office:value-type="float">
            <text:p>4.3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9:05:32.000Z</text:p>
          </table:table-cell>
          <table:table-cell office:value-type="string">
            <text:p>0xd7560c0879ecfcd6deeb0c65f84f704942520fbf</text:p>
          </table:table-cell>
          <table:table-cell office:value="41000000081" office:value-type="float">
            <text:p>41000000081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2.51" office:value-type="float">
            <text:p>2.5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3:01:51.000Z</text:p>
          </table:table-cell>
          <table:table-cell office:value-type="string">
            <text:p>0x1da716899b9bbe1d935971fc2eaa543cea927895</text:p>
          </table:table-cell>
          <table:table-cell office:value="41000000024" office:value-type="float">
            <text:p>41000000024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2.3" office:value-type="float">
            <text:p>2.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2:09:29.000Z</text:p>
          </table:table-cell>
          <table:table-cell office:value-type="string">
            <text:p>0x5cf26741a38806a3767adc269dfd5d5bd38be706</text:p>
          </table:table-cell>
          <table:table-cell office:value="41000000072" office:value-type="float">
            <text:p>41000000072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4.57" office:value-type="float">
            <text:p>4.5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4:05:03.000Z</text:p>
          </table:table-cell>
          <table:table-cell office:value-type="string">
            <text:p>0xa3486a69e2a57c809b5717eb7f94c766ddc8d040</text:p>
          </table:table-cell>
          <table:table-cell office:value="41000000080" office:value-type="float">
            <text:p>41000000080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2.53" office:value-type="float">
            <text:p>2.5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3:03:52.000Z</text:p>
          </table:table-cell>
          <table:table-cell office:value-type="string">
            <text:p>0xa100453eabecca24d252e1c98ae8406ae81e1b27</text:p>
          </table:table-cell>
          <table:table-cell office:value="41000000037" office:value-type="float">
            <text:p>41000000037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0.97" office:value-type="float">
            <text:p>0.9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3:01:22.000Z</text:p>
          </table:table-cell>
          <table:table-cell office:value-type="string">
            <text:p>0xb41d12e813a24b373f0e9bfe4382badca0b09e0a</text:p>
          </table:table-cell>
          <table:table-cell office:value="41000000025" office:value-type="float">
            <text:p>41000000025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4.84" office:value-type="float">
            <text:p>4.8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4:00:34.000Z</text:p>
          </table:table-cell>
          <table:table-cell office:value-type="string">
            <text:p>0xe2ff12a02dab583f14107e0f4eb0dda708c71ea1</text:p>
          </table:table-cell>
          <table:table-cell office:value="41000000049" office:value-type="float">
            <text:p>41000000049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5.38" office:value-type="float">
            <text:p>5.3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5:07:56.000Z</text:p>
          </table:table-cell>
          <table:table-cell office:value-type="string">
            <text:p>0x85ecb7702122b0ec0d316af7b42d95bc4f380f43</text:p>
          </table:table-cell>
          <table:table-cell office:value="41000000078" office:value-type="float">
            <text:p>41000000078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4.53" office:value-type="float">
            <text:p>4.5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6:09:38.000Z</text:p>
          </table:table-cell>
          <table:table-cell office:value-type="string">
            <text:p>0x892c2c4458d93b5a1d182ccfb7c2fd6268853885</text:p>
          </table:table-cell>
          <table:table-cell office:value="41000000042" office:value-type="float">
            <text:p>41000000042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1.9" office:value-type="float">
            <text:p>1.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2:09:13.000Z</text:p>
          </table:table-cell>
          <table:table-cell office:value-type="string">
            <text:p>0x1e4ffaf2ec8172b9af8ecb4a5c65fa2f97de187d</text:p>
          </table:table-cell>
          <table:table-cell office:value="41000000045" office:value-type="float">
            <text:p>41000000045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0.13" office:value-type="float">
            <text:p>0.1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3:06:45.000Z</text:p>
          </table:table-cell>
          <table:table-cell office:value-type="string">
            <text:p>0xf93248244aec8846ca48d143843f5854eb79a0cb</text:p>
          </table:table-cell>
          <table:table-cell office:value="41000000079" office:value-type="float">
            <text:p>41000000079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5.22" office:value-type="float">
            <text:p>5.2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2:06:24.000Z</text:p>
          </table:table-cell>
          <table:table-cell office:value-type="string">
            <text:p>0xe2ff12a02dab583f14107e0f4eb0dda708c71ea1</text:p>
          </table:table-cell>
          <table:table-cell office:value="41000000049" office:value-type="float">
            <text:p>41000000049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5.62" office:value-type="float">
            <text:p>5.6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1:01:42.000Z</text:p>
          </table:table-cell>
          <table:table-cell office:value-type="string">
            <text:p>0xf2c1cdd995ae0c165af2927b234d89c53f7dad03</text:p>
          </table:table-cell>
          <table:table-cell office:value="41000000051" office:value-type="float">
            <text:p>41000000051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3.18" office:value-type="float">
            <text:p>3.1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3:03:16.000Z</text:p>
          </table:table-cell>
          <table:table-cell office:value-type="string">
            <text:p>0xa52ed585a3db00bfb2401da059a20da9d9157e17</text:p>
          </table:table-cell>
          <table:table-cell office:value="41000000060" office:value-type="float">
            <text:p>41000000060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2.7" office:value-type="float">
            <text:p>2.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0:09:42.000Z</text:p>
          </table:table-cell>
          <table:table-cell office:value-type="string">
            <text:p>0xd1332c2ce50ac3a9be37119450f1ee909d271052</text:p>
          </table:table-cell>
          <table:table-cell office:value="41000000036" office:value-type="float">
            <text:p>41000000036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2.7" office:value-type="float">
            <text:p>2.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3:07:43.000Z</text:p>
          </table:table-cell>
          <table:table-cell office:value-type="string">
            <text:p>0xa3486a69e2a57c809b5717eb7f94c766ddc8d040</text:p>
          </table:table-cell>
          <table:table-cell office:value="41000000080" office:value-type="float">
            <text:p>41000000080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0.44" office:value-type="float">
            <text:p>0.4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0:08:25.000Z</text:p>
          </table:table-cell>
          <table:table-cell office:value-type="string">
            <text:p>0x0beff5a039070c5cde5607605814be4ee657256b</text:p>
          </table:table-cell>
          <table:table-cell office:value="41000000030" office:value-type="float">
            <text:p>41000000030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1.89" office:value-type="float">
            <text:p>1.8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2:03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a100453eabecca24d252e1c98ae8406ae81e1b27</text:p>
          </table:table-cell>
          <table:table-cell office:value="41000000037" office:value-type="float">
            <text:p>41000000037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3:00:55.000Z</text:p>
          </table:table-cell>
          <table:table-cell office:value-type="string">
            <text:p>0x459707317d953bff478009cee38859c6e22ad7fa</text:p>
          </table:table-cell>
          <table:table-cell office:value="41000000047" office:value-type="float">
            <text:p>41000000047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1.64" office:value-type="float">
            <text:p>1.6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2:03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d1332c2ce50ac3a9be37119450f1ee909d271052</text:p>
          </table:table-cell>
          <table:table-cell office:value="41000000036" office:value-type="float">
            <text:p>41000000036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0:00:55.000Z</text:p>
          </table:table-cell>
          <table:table-cell office:value-type="string">
            <text:p>0x987385dba176c630391d41aa83eaa4f8d23777c6</text:p>
          </table:table-cell>
          <table:table-cell office:value="41000000014" office:value-type="float">
            <text:p>41000000014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1.39" office:value-type="float">
            <text:p>1.3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2:05:36.000Z</text:p>
          </table:table-cell>
          <table:table-cell office:value-type="string">
            <text:p>0xadbd8912042146b1eac6856a393e52c1cef79327</text:p>
          </table:table-cell>
          <table:table-cell office:value="41000000021" office:value-type="float">
            <text:p>41000000021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4.86" office:value-type="float">
            <text:p>4.8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0:08:22.000Z</text:p>
          </table:table-cell>
          <table:table-cell office:value-type="string">
            <text:p>0xdf28c26ca7b86294f489a3571220a78efe8a18b3</text:p>
          </table:table-cell>
          <table:table-cell office:value="41000000074" office:value-type="float">
            <text:p>41000000074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2.87" office:value-type="float">
            <text:p>2.8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1:01:02.000Z</text:p>
          </table:table-cell>
          <table:table-cell office:value-type="string">
            <text:p>0x3ad1e94b8fbb29c11eb6e7e6fa4b1146928e0db8</text:p>
          </table:table-cell>
          <table:table-cell office:value="41000000062" office:value-type="float">
            <text:p>41000000062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4.15" office:value-type="float">
            <text:p>4.1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0:00:22.000Z</text:p>
          </table:table-cell>
          <table:table-cell office:value-type="string">
            <text:p>0xe2ff12a02dab583f14107e0f4eb0dda708c71ea1</text:p>
          </table:table-cell>
          <table:table-cell office:value="41000000049" office:value-type="float">
            <text:p>41000000049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2.89" office:value-type="float">
            <text:p>2.8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1:11:47.000Z</text:p>
          </table:table-cell>
          <table:table-cell office:value-type="string">
            <text:p>0xc63967a47ec82e6a9945cd693ed645820f92cc33</text:p>
          </table:table-cell>
          <table:table-cell office:value="41000000044" office:value-type="float">
            <text:p>41000000044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4.13" office:value-type="float">
            <text:p>4.1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0:00:22.000Z</text:p>
          </table:table-cell>
          <table:table-cell office:value-type="string">
            <text:p>0x048fd82169bd29634b5d67acdf5c6184d1901ce7</text:p>
          </table:table-cell>
          <table:table-cell office:value="41000000020" office:value-type="float">
            <text:p>41000000020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0.71" office:value-type="float">
            <text:p>0.7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2:08:13.000Z</text:p>
          </table:table-cell>
          <table:table-cell office:value-type="string">
            <text:p>0x52f3ca04a4fcea2e2e95e99fd3ccd9c4572fc1f9</text:p>
          </table:table-cell>
          <table:table-cell office:value="41000000089" office:value-type="float">
            <text:p>41000000089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2.56" office:value-type="float">
            <text:p>2.5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2:03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e4a8e3cd2f9cd4214f02d6e1d725656f1f33e038</text:p>
          </table:table-cell>
          <table:table-cell office:value="41000000035" office:value-type="float">
            <text:p>41000000035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9:14:09.000Z</text:p>
          </table:table-cell>
          <table:table-cell office:value-type="string">
            <text:p>0x4acc1a4caef311debe3ccb878065e8e7d07462b8</text:p>
          </table:table-cell>
          <table:table-cell office:value="41000000095" office:value-type="float">
            <text:p>41000000095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5.88" office:value-type="float">
            <text:p>5.8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3:06:24.000Z</text:p>
          </table:table-cell>
          <table:table-cell office:value-type="string">
            <text:p>0x116e1be7c92286c7dad93377c8bada9a7e717b34</text:p>
          </table:table-cell>
          <table:table-cell office:value="41000000099" office:value-type="float">
            <text:p>41000000099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5.71" office:value-type="float">
            <text:p>5.7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0:07:36.000Z</text:p>
          </table:table-cell>
          <table:table-cell office:value-type="string">
            <text:p>0x15a5fbcfa938bb48bb702bf8dbd8512d96c951ee</text:p>
          </table:table-cell>
          <table:table-cell office:value="41000000068" office:value-type="float">
            <text:p>41000000068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2.41" office:value-type="float">
            <text:p>2.4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9:13:21.000Z</text:p>
          </table:table-cell>
          <table:table-cell office:value-type="string">
            <text:p>0x838b3dbbeb5f2ad8aa3295a21cc3fa866e0b395a</text:p>
          </table:table-cell>
          <table:table-cell office:value="41000000023" office:value-type="float">
            <text:p>41000000023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2.1" office:value-type="float">
            <text:p>2.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2:03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47a73d4c6197d9a3700b6e87ac17e2f9786c98f0</text:p>
          </table:table-cell>
          <table:table-cell office:value="41000000034" office:value-type="float">
            <text:p>41000000034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9:13:21.000Z</text:p>
          </table:table-cell>
          <table:table-cell office:value-type="string">
            <text:p>0xd3828b61c8c9429822e449a82307a34cae14788d</text:p>
          </table:table-cell>
          <table:table-cell office:value="41000000055" office:value-type="float">
            <text:p>41000000055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5.99" office:value-type="float">
            <text:p>5.9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9:12:15.000Z</text:p>
          </table:table-cell>
          <table:table-cell office:value-type="string">
            <text:p>0xfdc9a5fe2466fed062e4485bc83a4e10214bef24</text:p>
          </table:table-cell>
          <table:table-cell office:value="41000000053" office:value-type="float">
            <text:p>41000000053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0.59" office:value-type="float">
            <text:p>0.5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2:03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240bcba2e91ec605d2e1d5368d3a6ab836e0946d</text:p>
          </table:table-cell>
          <table:table-cell office:value="41000000033" office:value-type="float">
            <text:p>41000000033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9:11:15.000Z</text:p>
          </table:table-cell>
          <table:table-cell office:value-type="string">
            <text:p>0x3ad1e94b8fbb29c11eb6e7e6fa4b1146928e0db8</text:p>
          </table:table-cell>
          <table:table-cell office:value="41000000062" office:value-type="float">
            <text:p>41000000062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4.17" office:value-type="float">
            <text:p>4.1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1:10:00.000Z</text:p>
          </table:table-cell>
          <table:table-cell office:value-type="string">
            <text:p>0xfdc9a5fe2466fed062e4485bc83a4e10214bef24</text:p>
          </table:table-cell>
          <table:table-cell office:value="41000000053" office:value-type="float">
            <text:p>41000000053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1.56" office:value-type="float">
            <text:p>1.5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4:00:12.000Z</text:p>
          </table:table-cell>
          <table:table-cell office:value-type="string">
            <text:p>0xaade0e5b33fbacd94a99ffa086052744976b17e0</text:p>
          </table:table-cell>
          <table:table-cell office:value="41000000086" office:value-type="float">
            <text:p>41000000086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4.66" office:value-type="float">
            <text:p>4.6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2:05:17.000Z</text:p>
          </table:table-cell>
          <table:table-cell office:value-type="string">
            <text:p>0x18bad7285915518500fb03bb631353eb5fc6d9e1</text:p>
          </table:table-cell>
          <table:table-cell office:value="41000000073" office:value-type="float">
            <text:p>41000000073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1.72" office:value-type="float">
            <text:p>1.7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9:10:26.000Z</text:p>
          </table:table-cell>
          <table:table-cell office:value-type="string">
            <text:p>0x9c9932ad6f0205350e30fdc48e76014d1613059f</text:p>
          </table:table-cell>
          <table:table-cell office:value="41000000069" office:value-type="float">
            <text:p>41000000069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0.59" office:value-type="float">
            <text:p>0.5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5:06:37.000Z</text:p>
          </table:table-cell>
          <table:table-cell office:value-type="string">
            <text:p>0xa52ed585a3db00bfb2401da059a20da9d9157e17</text:p>
          </table:table-cell>
          <table:table-cell office:value="41000000060" office:value-type="float">
            <text:p>41000000060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1.76" office:value-type="float">
            <text:p>1.7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1:00:20.000Z</text:p>
          </table:table-cell>
          <table:table-cell office:value-type="string">
            <text:p>0x47a73d4c6197d9a3700b6e87ac17e2f9786c98f0</text:p>
          </table:table-cell>
          <table:table-cell office:value="41000000034" office:value-type="float">
            <text:p>41000000034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0.69" office:value-type="float">
            <text:p>0.6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9:09:20.000Z</text:p>
          </table:table-cell>
          <table:table-cell office:value-type="string">
            <text:p>0x2a7d90f960eaa399ddf76a26818f56f98bf3ec2c</text:p>
          </table:table-cell>
          <table:table-cell office:value="41000000084" office:value-type="float">
            <text:p>41000000084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5.2" office:value-type="float">
            <text:p>5.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2:03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0024fc81c743093ffe692c99dc989a947076e692</text:p>
          </table:table-cell>
          <table:table-cell office:value="41000000032" office:value-type="float">
            <text:p>41000000032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9:09:20.000Z</text:p>
          </table:table-cell>
          <table:table-cell office:value-type="string">
            <text:p>0xba1633dba5a7a0e96f4378c005db0a88e3c1ee81</text:p>
          </table:table-cell>
          <table:table-cell office:value="41000000077" office:value-type="float">
            <text:p>41000000077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2.15" office:value-type="float">
            <text:p>2.1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0:06:38.000Z</text:p>
          </table:table-cell>
          <table:table-cell office:value-type="string">
            <text:p>0x64aa31e60e30e3c94bd85d9c2054eebdf0787829</text:p>
          </table:table-cell>
          <table:table-cell office:value="41000000012" office:value-type="float">
            <text:p>41000000012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2.91" office:value-type="float">
            <text:p>2.9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2:03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3cfe13231a367243da3d53fdbaadb42a4e79822b</text:p>
          </table:table-cell>
          <table:table-cell office:value="41000000031" office:value-type="float">
            <text:p>41000000031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2:07:28.000Z</text:p>
          </table:table-cell>
          <table:table-cell office:value-type="string">
            <text:p>0x888d4ee31ff233e9cf50c0850d2dbc1650bbb198</text:p>
          </table:table-cell>
          <table:table-cell office:value="41000000018" office:value-type="float">
            <text:p>41000000018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1.89" office:value-type="float">
            <text:p>1.8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1:08:50.000Z</text:p>
          </table:table-cell>
          <table:table-cell office:value-type="string">
            <text:p>0x3cfe13231a367243da3d53fdbaadb42a4e79822b</text:p>
          </table:table-cell>
          <table:table-cell office:value="41000000031" office:value-type="float">
            <text:p>41000000031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4.77" office:value-type="float">
            <text:p>4.7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3:10:35.000Z</text:p>
          </table:table-cell>
          <table:table-cell office:value-type="string">
            <text:p>0x389a9c49b165ee0d0d22eb535a567c1efc3d47f2</text:p>
          </table:table-cell>
          <table:table-cell office:value="41000000075" office:value-type="float">
            <text:p>41000000075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0.2" office:value-type="float">
            <text:p>0.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2:03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0beff5a039070c5cde5607605814be4ee657256b</text:p>
          </table:table-cell>
          <table:table-cell office:value="41000000030" office:value-type="float">
            <text:p>41000000030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2:03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0dfa0c30a2933cc460e0e2ceba5b4011f27cc844</text:p>
          </table:table-cell>
          <table:table-cell office:value="41000000029" office:value-type="float">
            <text:p>41000000029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3:10:04.000Z</text:p>
          </table:table-cell>
          <table:table-cell office:value-type="string">
            <text:p>0x36636976ba79a73a799dbb4ff85b738001b2dbaf</text:p>
          </table:table-cell>
          <table:table-cell office:value="41000000041" office:value-type="float">
            <text:p>41000000041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3.7" office:value-type="float">
            <text:p>3.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1:14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e541b078f0b0bd7e6d89b904a6a0619b1ba79525</text:p>
          </table:table-cell>
          <table:table-cell office:value="41000000028" office:value-type="float">
            <text:p>41000000028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5:05:14.000Z</text:p>
          </table:table-cell>
          <table:table-cell office:value-type="string">
            <text:p>0x2e7d28c289540a303b687fb410b45e2c6883cf7e</text:p>
          </table:table-cell>
          <table:table-cell office:value="41000000048" office:value-type="float">
            <text:p>41000000048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1.43" office:value-type="float">
            <text:p>1.4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3:09:45.000Z</text:p>
          </table:table-cell>
          <table:table-cell office:value-type="string">
            <text:p>0x987385dba176c630391d41aa83eaa4f8d23777c6</text:p>
          </table:table-cell>
          <table:table-cell office:value="41000000014" office:value-type="float">
            <text:p>41000000014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5.11" office:value-type="float">
            <text:p>5.1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1:14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590f52c9d895c1f2c905adbdd4762c3a5d4fe63c</text:p>
          </table:table-cell>
          <table:table-cell office:value="41000000027" office:value-type="float">
            <text:p>41000000027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4:02:02.000Z</text:p>
          </table:table-cell>
          <table:table-cell office:value-type="string">
            <text:p>0xf65ece0f42930c244f0c5c1afba567ae43f70888</text:p>
          </table:table-cell>
          <table:table-cell office:value="41000000056" office:value-type="float">
            <text:p>41000000056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4.66" office:value-type="float">
            <text:p>4.6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7:07:50.000Z</text:p>
          </table:table-cell>
          <table:table-cell office:value-type="string">
            <text:p>0xdf28c26ca7b86294f489a3571220a78efe8a18b3</text:p>
          </table:table-cell>
          <table:table-cell office:value="41000000074" office:value-type="float">
            <text:p>41000000074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2.52" office:value-type="float">
            <text:p>2.5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8:07:42.000Z</text:p>
          </table:table-cell>
          <table:table-cell office:value-type="string">
            <text:p>0x389a9c49b165ee0d0d22eb535a567c1efc3d47f2</text:p>
          </table:table-cell>
          <table:table-cell office:value="41000000075" office:value-type="float">
            <text:p>41000000075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3.59" office:value-type="float">
            <text:p>3.5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7:06:57.000Z</text:p>
          </table:table-cell>
          <table:table-cell office:value-type="string">
            <text:p>0xa52ed585a3db00bfb2401da059a20da9d9157e17</text:p>
          </table:table-cell>
          <table:table-cell office:value="41000000060" office:value-type="float">
            <text:p>41000000060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4.89" office:value-type="float">
            <text:p>4.8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2:06:58.000Z</text:p>
          </table:table-cell>
          <table:table-cell office:value-type="string">
            <text:p>0xba1633dba5a7a0e96f4378c005db0a88e3c1ee81</text:p>
          </table:table-cell>
          <table:table-cell office:value="41000000077" office:value-type="float">
            <text:p>41000000077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5.16" office:value-type="float">
            <text:p>5.1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7:06:15.000Z</text:p>
          </table:table-cell>
          <table:table-cell office:value-type="string">
            <text:p>0xb41d12e813a24b373f0e9bfe4382badca0b09e0a</text:p>
          </table:table-cell>
          <table:table-cell office:value="41000000025" office:value-type="float">
            <text:p>41000000025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4.11" office:value-type="float">
            <text:p>4.1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8:06:52.000Z</text:p>
          </table:table-cell>
          <table:table-cell office:value-type="string">
            <text:p>0xa8f07d33ec898608b843e7851bf86563f2a30a14</text:p>
          </table:table-cell>
          <table:table-cell office:value="41000000040" office:value-type="float">
            <text:p>41000000040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5.28" office:value-type="float">
            <text:p>5.2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7:06:04.000Z</text:p>
          </table:table-cell>
          <table:table-cell office:value-type="string">
            <text:p>0xa2fe6da19611c46ca96e80d143cbcc125e569ffd</text:p>
          </table:table-cell>
          <table:table-cell office:value="41000000085" office:value-type="float">
            <text:p>41000000085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4.39" office:value-type="float">
            <text:p>4.3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1:07:24.000Z</text:p>
          </table:table-cell>
          <table:table-cell office:value-type="string">
            <text:p>0x590f52c9d895c1f2c905adbdd4762c3a5d4fe63c</text:p>
          </table:table-cell>
          <table:table-cell office:value="41000000027" office:value-type="float">
            <text:p>41000000027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1.24" office:value-type="float">
            <text:p>1.2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4:02:57.000Z</text:p>
          </table:table-cell>
          <table:table-cell office:value-type="string">
            <text:p>0xc63967a47ec82e6a9945cd693ed645820f92cc33</text:p>
          </table:table-cell>
          <table:table-cell office:value="41000000044" office:value-type="float">
            <text:p>41000000044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5.69" office:value-type="float">
            <text:p>5.6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6:01:16.000Z</text:p>
          </table:table-cell>
          <table:table-cell office:value-type="string">
            <text:p>0x4bc31dbab91cb828baaa1c73d4f4bb957924f97f</text:p>
          </table:table-cell>
          <table:table-cell office:value="41000000017" office:value-type="float">
            <text:p>41000000017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2.93" office:value-type="float">
            <text:p>2.9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8:01:30.000Z</text:p>
          </table:table-cell>
          <table:table-cell office:value-type="string">
            <text:p>0x987385dba176c630391d41aa83eaa4f8d23777c6</text:p>
          </table:table-cell>
          <table:table-cell office:value="41000000014" office:value-type="float">
            <text:p>41000000014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3.94" office:value-type="float">
            <text:p>3.9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8:06:35.000Z</text:p>
          </table:table-cell>
          <table:table-cell office:value-type="string">
            <text:p>0xf93248244aec8846ca48d143843f5854eb79a0cb</text:p>
          </table:table-cell>
          <table:table-cell office:value="41000000079" office:value-type="float">
            <text:p>41000000079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1.8" office:value-type="float">
            <text:p>1.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1:06:17.000Z</text:p>
          </table:table-cell>
          <table:table-cell office:value-type="string">
            <text:p>0x08e10af8bcf0cb850b6f659348123cbc9cc42652</text:p>
          </table:table-cell>
          <table:table-cell office:value="41000000015" office:value-type="float">
            <text:p>41000000015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3.56" office:value-type="float">
            <text:p>3.5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6:09:51.000Z</text:p>
          </table:table-cell>
          <table:table-cell office:value-type="string">
            <text:p>0x240bcba2e91ec605d2e1d5368d3a6ab836e0946d</text:p>
          </table:table-cell>
          <table:table-cell office:value="41000000033" office:value-type="float">
            <text:p>41000000033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4.98" office:value-type="float">
            <text:p>4.9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0:05:08.000Z</text:p>
          </table:table-cell>
          <table:table-cell office:value-type="string">
            <text:p>0xa100453eabecca24d252e1c98ae8406ae81e1b27</text:p>
          </table:table-cell>
          <table:table-cell office:value="41000000037" office:value-type="float">
            <text:p>41000000037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0.36" office:value-type="float">
            <text:p>0.3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6:09:51.000Z</text:p>
          </table:table-cell>
          <table:table-cell office:value-type="string">
            <text:p>0x0dfa0c30a2933cc460e0e2ceba5b4011f27cc844</text:p>
          </table:table-cell>
          <table:table-cell office:value="41000000029" office:value-type="float">
            <text:p>41000000029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4.12" office:value-type="float">
            <text:p>4.1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7:04:38.000Z</text:p>
          </table:table-cell>
          <table:table-cell office:value-type="string">
            <text:p>0xc1736b474ff97c4135b0fe51db4c69047ee4b3fe</text:p>
          </table:table-cell>
          <table:table-cell office:value="41000000011" office:value-type="float">
            <text:p>41000000011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1.26" office:value-type="float">
            <text:p>1.2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7:05:30.000Z</text:p>
          </table:table-cell>
          <table:table-cell office:value-type="string">
            <text:p>0xc63967a47ec82e6a9945cd693ed645820f92cc33</text:p>
          </table:table-cell>
          <table:table-cell office:value="41000000044" office:value-type="float">
            <text:p>41000000044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0.61" office:value-type="float">
            <text:p>0.6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8:01:30.000Z</text:p>
          </table:table-cell>
          <table:table-cell office:value-type="string">
            <text:p>0x64f44f847bafbf3009d73dcf87bf73cde7d60373</text:p>
          </table:table-cell>
          <table:table-cell office:value="41000000061" office:value-type="float">
            <text:p>41000000061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2.18" office:value-type="float">
            <text:p>2.1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8:12:41.000Z</text:p>
          </table:table-cell>
          <table:table-cell office:value-type="string">
            <text:p>0x1da716899b9bbe1d935971fc2eaa543cea927895</text:p>
          </table:table-cell>
          <table:table-cell office:value="41000000024" office:value-type="float">
            <text:p>41000000024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2.74" office:value-type="float">
            <text:p>2.7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6:00:04.000Z</text:p>
          </table:table-cell>
          <table:table-cell office:value-type="string">
            <text:p>0x2a7d90f960eaa399ddf76a26818f56f98bf3ec2c</text:p>
          </table:table-cell>
          <table:table-cell office:value="41000000084" office:value-type="float">
            <text:p>41000000084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2.39" office:value-type="float">
            <text:p>2.3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2:04:25.000Z</text:p>
          </table:table-cell>
          <table:table-cell office:value-type="string">
            <text:p>0x838b3dbbeb5f2ad8aa3295a21cc3fa866e0b395a</text:p>
          </table:table-cell>
          <table:table-cell office:value="41000000023" office:value-type="float">
            <text:p>41000000023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5.63" office:value-type="float">
            <text:p>5.6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8:09:08.000Z</text:p>
          </table:table-cell>
          <table:table-cell office:value-type="string">
            <text:p>0xa52ed585a3db00bfb2401da059a20da9d9157e17</text:p>
          </table:table-cell>
          <table:table-cell office:value="41000000060" office:value-type="float">
            <text:p>41000000060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1.39" office:value-type="float">
            <text:p>1.3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6:08:15.000Z</text:p>
          </table:table-cell>
          <table:table-cell office:value-type="string">
            <text:p>0x9c9932ad6f0205350e30fdc48e76014d1613059f</text:p>
          </table:table-cell>
          <table:table-cell office:value="41000000069" office:value-type="float">
            <text:p>41000000069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4.73" office:value-type="float">
            <text:p>4.7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8:06:23.000Z</text:p>
          </table:table-cell>
          <table:table-cell office:value-type="string">
            <text:p>0xcea3a1d2ed65dc80a8925974b60348a0c57f8f99</text:p>
          </table:table-cell>
          <table:table-cell office:value="41000000067" office:value-type="float">
            <text:p>41000000067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1.1" office:value-type="float">
            <text:p>1.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1:06:06.000Z</text:p>
          </table:table-cell>
          <table:table-cell office:value-type="string">
            <text:p>0x06db6a53ddf35aa6177a3a1f2a2da7be6fb6cb50</text:p>
          </table:table-cell>
          <table:table-cell office:value="41000000096" office:value-type="float">
            <text:p>41000000096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2.27" office:value-type="float">
            <text:p>2.2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8:12:30.000Z</text:p>
          </table:table-cell>
          <table:table-cell office:value-type="string">
            <text:p>0xd4d589efc093e76cf973831a19014414fd9f9023</text:p>
          </table:table-cell>
          <table:table-cell office:value="41000000063" office:value-type="float">
            <text:p>41000000063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1.7" office:value-type="float">
            <text:p>1.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7:04:31.000Z</text:p>
          </table:table-cell>
          <table:table-cell office:value-type="string">
            <text:p>0x1da716899b9bbe1d935971fc2eaa543cea927895</text:p>
          </table:table-cell>
          <table:table-cell office:value="41000000024" office:value-type="float">
            <text:p>41000000024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0.33" office:value-type="float">
            <text:p>0.3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7:04:31.000Z</text:p>
          </table:table-cell>
          <table:table-cell office:value-type="string">
            <text:p>0xaade0e5b33fbacd94a99ffa086052744976b17e0</text:p>
          </table:table-cell>
          <table:table-cell office:value="41000000086" office:value-type="float">
            <text:p>41000000086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5.99" office:value-type="float">
            <text:p>5.9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0:02:37.000Z</text:p>
          </table:table-cell>
          <table:table-cell office:value-type="string">
            <text:p>0x2daf53521c778f8dba7f63e93415354e9936fc06</text:p>
          </table:table-cell>
          <table:table-cell office:value="41000000098" office:value-type="float">
            <text:p>41000000098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3.47" office:value-type="float">
            <text:p>3.4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0:13:10.000Z</text:p>
          </table:table-cell>
          <table:table-cell office:value-type="string">
            <text:p>0xac402571f9ffaa9f3333604439998589de716e85</text:p>
          </table:table-cell>
          <table:table-cell office:value="41000000070" office:value-type="float">
            <text:p>41000000070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0.74" office:value-type="float">
            <text:p>0.7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9:08:30.000Z</text:p>
          </table:table-cell>
          <table:table-cell office:value-type="string">
            <text:p>0x2e7d28c289540a303b687fb410b45e2c6883cf7e</text:p>
          </table:table-cell>
          <table:table-cell office:value="41000000048" office:value-type="float">
            <text:p>41000000048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1.77" office:value-type="float">
            <text:p>1.7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2:49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e2ff12a02dab583f14107e0f4eb0dda708c71ea1</text:p>
          </table:table-cell>
          <table:table-cell office:value="41000000049" office:value-type="float">
            <text:p>41000000049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0:01:59.000Z</text:p>
          </table:table-cell>
          <table:table-cell office:value-type="string">
            <text:p>0xdc858c3916b849618f13c33b90e02c1e62b30177</text:p>
          </table:table-cell>
          <table:table-cell office:value="41000000054" office:value-type="float">
            <text:p>41000000054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3.21" office:value-type="float">
            <text:p>3.2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7:04:38.000Z</text:p>
          </table:table-cell>
          <table:table-cell office:value-type="string">
            <text:p>0x21a9ea1569ab055ed416fa74710d103553e645bb</text:p>
          </table:table-cell>
          <table:table-cell office:value="41000000050" office:value-type="float">
            <text:p>41000000050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4.71" office:value-type="float">
            <text:p>4.7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2:02:14.000Z</text:p>
          </table:table-cell>
          <table:table-cell office:value-type="string">
            <text:p>0xa52ed585a3db00bfb2401da059a20da9d9157e17</text:p>
          </table:table-cell>
          <table:table-cell office:value="41000000060" office:value-type="float">
            <text:p>41000000060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4.71" office:value-type="float">
            <text:p>4.7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7:03:28.000Z</text:p>
          </table:table-cell>
          <table:table-cell office:value-type="string">
            <text:p>0xe2ff12a02dab583f14107e0f4eb0dda708c71ea1</text:p>
          </table:table-cell>
          <table:table-cell office:value="41000000049" office:value-type="float">
            <text:p>41000000049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4.96" office:value-type="float">
            <text:p>4.9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6:06:07.000Z</text:p>
          </table:table-cell>
          <table:table-cell office:value-type="string">
            <text:p>0x03182e808e79943f4f6b77bca55791964ca4c9dd</text:p>
          </table:table-cell>
          <table:table-cell office:value="41000000071" office:value-type="float">
            <text:p>41000000071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3.76" office:value-type="float">
            <text:p>3.7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6:05:49.000Z</text:p>
          </table:table-cell>
          <table:table-cell office:value-type="string">
            <text:p>0xa100453eabecca24d252e1c98ae8406ae81e1b27</text:p>
          </table:table-cell>
          <table:table-cell office:value="41000000037" office:value-type="float">
            <text:p>41000000037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2.54" office:value-type="float">
            <text:p>2.5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5:12:26.000Z</text:p>
          </table:table-cell>
          <table:table-cell office:value-type="string">
            <text:p>0x0beff5a039070c5cde5607605814be4ee657256b</text:p>
          </table:table-cell>
          <table:table-cell office:value="41000000030" office:value-type="float">
            <text:p>41000000030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1.76" office:value-type="float">
            <text:p>1.7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9:06:14.000Z</text:p>
          </table:table-cell>
          <table:table-cell office:value-type="string">
            <text:p>0xa100453eabecca24d252e1c98ae8406ae81e1b27</text:p>
          </table:table-cell>
          <table:table-cell office:value="41000000037" office:value-type="float">
            <text:p>41000000037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4.79" office:value-type="float">
            <text:p>4.7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7:04:02.000Z</text:p>
          </table:table-cell>
          <table:table-cell office:value-type="string">
            <text:p>0x01f35fec6f655332cafcbdf384f695eeb47a1771</text:p>
          </table:table-cell>
          <table:table-cell office:value="41000000026" office:value-type="float">
            <text:p>41000000026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4.55" office:value-type="float">
            <text:p>4.5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8:07:47.000Z</text:p>
          </table:table-cell>
          <table:table-cell office:value-type="string">
            <text:p>0x21a9ea1569ab055ed416fa74710d103553e645bb</text:p>
          </table:table-cell>
          <table:table-cell office:value="41000000050" office:value-type="float">
            <text:p>41000000050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0.61" office:value-type="float">
            <text:p>0.6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1:04:24.000Z</text:p>
          </table:table-cell>
          <table:table-cell office:value-type="string">
            <text:p>0xd7560c0879ecfcd6deeb0c65f84f704942520fbf</text:p>
          </table:table-cell>
          <table:table-cell office:value="41000000081" office:value-type="float">
            <text:p>41000000081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5.49" office:value-type="float">
            <text:p>5.4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2:01:58.000Z</text:p>
          </table:table-cell>
          <table:table-cell office:value-type="string">
            <text:p>0x2e8a4d3cce2f75323a06c16dd7c86e3b9145fa7b</text:p>
          </table:table-cell>
          <table:table-cell office:value="41000000090" office:value-type="float">
            <text:p>41000000090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1.64" office:value-type="float">
            <text:p>1.6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9:06:28.000Z</text:p>
          </table:table-cell>
          <table:table-cell office:value-type="string">
            <text:p>0xdc6b0f39c8f7ee96d9017cb991def306e8706c8c</text:p>
          </table:table-cell>
          <table:table-cell office:value="41000000097" office:value-type="float">
            <text:p>41000000097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5.78" office:value-type="float">
            <text:p>5.7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7:02:41.000Z</text:p>
          </table:table-cell>
          <table:table-cell office:value-type="string">
            <text:p>0xa100453eabecca24d252e1c98ae8406ae81e1b27</text:p>
          </table:table-cell>
          <table:table-cell office:value="41000000037" office:value-type="float">
            <text:p>41000000037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2.47" office:value-type="float">
            <text:p>2.4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7:02:14.000Z</text:p>
          </table:table-cell>
          <table:table-cell office:value-type="string">
            <text:p>0xadbd8912042146b1eac6856a393e52c1cef79327</text:p>
          </table:table-cell>
          <table:table-cell office:value="41000000021" office:value-type="float">
            <text:p>41000000021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2.69" office:value-type="float">
            <text:p>2.6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6:05:03.000Z</text:p>
          </table:table-cell>
          <table:table-cell office:value-type="string">
            <text:p>0xec9ad4fa6e0e174476cd3d3f1d521d6a5ed44247</text:p>
          </table:table-cell>
          <table:table-cell office:value="41000000059" office:value-type="float">
            <text:p>41000000059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3.66" office:value-type="float">
            <text:p>3.6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8:00:39.000Z</text:p>
          </table:table-cell>
          <table:table-cell office:value-type="string">
            <text:p>0x459707317d953bff478009cee38859c6e22ad7fa</text:p>
          </table:table-cell>
          <table:table-cell office:value="41000000047" office:value-type="float">
            <text:p>41000000047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5.29" office:value-type="float">
            <text:p>5.2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2:03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084629cf3f5cbc6f37f2a8f7ce4bc4555802ea76</text:p>
          </table:table-cell>
          <table:table-cell office:value="41000000038" office:value-type="float">
            <text:p>41000000038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2:04:25.000Z</text:p>
          </table:table-cell>
          <table:table-cell office:value-type="string">
            <text:p>0x2a7d90f960eaa399ddf76a26818f56f98bf3ec2c</text:p>
          </table:table-cell>
          <table:table-cell office:value="41000000084" office:value-type="float">
            <text:p>41000000084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3.24" office:value-type="float">
            <text:p>3.2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6:04:30.000Z</text:p>
          </table:table-cell>
          <table:table-cell office:value-type="string">
            <text:p>0x736c679ea2ce04e8c61eca6c39a7c928f3ed49cd</text:p>
          </table:table-cell>
          <table:table-cell office:value="41000000082" office:value-type="float">
            <text:p>41000000082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5.69" office:value-type="float">
            <text:p>5.6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5:29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a2fe6da19611c46ca96e80d143cbcc125e569ffd</text:p>
          </table:table-cell>
          <table:table-cell office:value="41000000085" office:value-type="float">
            <text:p>41000000085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1:05:02.000Z</text:p>
          </table:table-cell>
          <table:table-cell office:value-type="string">
            <text:p>0x6014216007f628e33bfc71120d1cf7e95e740784</text:p>
          </table:table-cell>
          <table:table-cell office:value="41000000039" office:value-type="float">
            <text:p>41000000039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4.61" office:value-type="float">
            <text:p>4.6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1:14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01f35fec6f655332cafcbdf384f695eeb47a1771</text:p>
          </table:table-cell>
          <table:table-cell office:value="41000000026" office:value-type="float">
            <text:p>41000000026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6:04:13.000Z</text:p>
          </table:table-cell>
          <table:table-cell office:value-type="string">
            <text:p>0x0dfa0c30a2933cc460e0e2ceba5b4011f27cc844</text:p>
          </table:table-cell>
          <table:table-cell office:value="41000000029" office:value-type="float">
            <text:p>41000000029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5.51" office:value-type="float">
            <text:p>5.5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8:07:23.000Z</text:p>
          </table:table-cell>
          <table:table-cell office:value-type="string">
            <text:p>0x590f52c9d895c1f2c905adbdd4762c3a5d4fe63c</text:p>
          </table:table-cell>
          <table:table-cell office:value="41000000027" office:value-type="float">
            <text:p>41000000027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2.9" office:value-type="float">
            <text:p>2.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2:00:32.000Z</text:p>
          </table:table-cell>
          <table:table-cell office:value-type="string">
            <text:p>0x3cfe13231a367243da3d53fdbaadb42a4e79822b</text:p>
          </table:table-cell>
          <table:table-cell office:value="41000000031" office:value-type="float">
            <text:p>41000000031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4.44" office:value-type="float">
            <text:p>4.4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8:07:23.000Z</text:p>
          </table:table-cell>
          <table:table-cell office:value-type="string">
            <text:p>0x048fd82169bd29634b5d67acdf5c6184d1901ce7</text:p>
          </table:table-cell>
          <table:table-cell office:value="41000000020" office:value-type="float">
            <text:p>41000000020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1.23" office:value-type="float">
            <text:p>1.2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9:05:31.000Z</text:p>
          </table:table-cell>
          <table:table-cell office:value-type="string">
            <text:p>0x3cfe13231a367243da3d53fdbaadb42a4e79822b</text:p>
          </table:table-cell>
          <table:table-cell office:value="41000000031" office:value-type="float">
            <text:p>41000000031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1.94" office:value-type="float">
            <text:p>1.9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7:01:48.000Z</text:p>
          </table:table-cell>
          <table:table-cell office:value-type="string">
            <text:p>0xa100453eabecca24d252e1c98ae8406ae81e1b27</text:p>
          </table:table-cell>
          <table:table-cell office:value="41000000037" office:value-type="float">
            <text:p>41000000037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0.1" office:value-type="float">
            <text:p>0.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6:03:51.000Z</text:p>
          </table:table-cell>
          <table:table-cell office:value-type="string">
            <text:p>0xa2fe6da19611c46ca96e80d143cbcc125e569ffd</text:p>
          </table:table-cell>
          <table:table-cell office:value="41000000085" office:value-type="float">
            <text:p>41000000085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2.33" office:value-type="float">
            <text:p>2.3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6:08:26.000Z</text:p>
          </table:table-cell>
          <table:table-cell office:value-type="string">
            <text:p>0xdc858c3916b849618f13c33b90e02c1e62b30177</text:p>
          </table:table-cell>
          <table:table-cell office:value="41000000054" office:value-type="float">
            <text:p>41000000054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3.55" office:value-type="float">
            <text:p>3.5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1:04:09.000Z</text:p>
          </table:table-cell>
          <table:table-cell office:value-type="string">
            <text:p>0x987385dba176c630391d41aa83eaa4f8d23777c6</text:p>
          </table:table-cell>
          <table:table-cell office:value="41000000014" office:value-type="float">
            <text:p>41000000014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4.47" office:value-type="float">
            <text:p>4.4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8:11:20.000Z</text:p>
          </table:table-cell>
          <table:table-cell office:value-type="string">
            <text:p>0x3ad1e94b8fbb29c11eb6e7e6fa4b1146928e0db8</text:p>
          </table:table-cell>
          <table:table-cell office:value="41000000062" office:value-type="float">
            <text:p>41000000062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1.63" office:value-type="float">
            <text:p>1.6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9:04:52.000Z</text:p>
          </table:table-cell>
          <table:table-cell office:value-type="string">
            <text:p>0xf93248244aec8846ca48d143843f5854eb79a0cb</text:p>
          </table:table-cell>
          <table:table-cell office:value="41000000079" office:value-type="float">
            <text:p>41000000079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1.74" office:value-type="float">
            <text:p>1.7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6:03:15.000Z</text:p>
          </table:table-cell>
          <table:table-cell office:value-type="string">
            <text:p>0x2e7d28c289540a303b687fb410b45e2c6883cf7e</text:p>
          </table:table-cell>
          <table:table-cell office:value="41000000048" office:value-type="float">
            <text:p>41000000048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5.76" office:value-type="float">
            <text:p>5.7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8:10:35.000Z</text:p>
          </table:table-cell>
          <table:table-cell office:value-type="string">
            <text:p>0xa3486a69e2a57c809b5717eb7f94c766ddc8d040</text:p>
          </table:table-cell>
          <table:table-cell office:value="41000000080" office:value-type="float">
            <text:p>41000000080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2.36" office:value-type="float">
            <text:p>2.3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1:03:41.000Z</text:p>
          </table:table-cell>
          <table:table-cell office:value-type="string">
            <text:p>0x892c2c4458d93b5a1d182ccfb7c2fd6268853885</text:p>
          </table:table-cell>
          <table:table-cell office:value="41000000042" office:value-type="float">
            <text:p>41000000042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1.25" office:value-type="float">
            <text:p>1.2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8:05:48.000Z</text:p>
          </table:table-cell>
          <table:table-cell office:value-type="string">
            <text:p>0xa100453eabecca24d252e1c98ae8406ae81e1b27</text:p>
          </table:table-cell>
          <table:table-cell office:value="41000000037" office:value-type="float">
            <text:p>41000000037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5.53" office:value-type="float">
            <text:p>5.5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9:03:51.000Z</text:p>
          </table:table-cell>
          <table:table-cell office:value-type="string">
            <text:p>0xadbd8912042146b1eac6856a393e52c1cef79327</text:p>
          </table:table-cell>
          <table:table-cell office:value="41000000021" office:value-type="float">
            <text:p>41000000021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1.21" office:value-type="float">
            <text:p>1.2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1:02:29.000Z</text:p>
          </table:table-cell>
          <table:table-cell office:value-type="string">
            <text:p>0x084629cf3f5cbc6f37f2a8f7ce4bc4555802ea76</text:p>
          </table:table-cell>
          <table:table-cell office:value="41000000038" office:value-type="float">
            <text:p>41000000038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2.83" office:value-type="float">
            <text:p>2.8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7:01:24.000Z</text:p>
          </table:table-cell>
          <table:table-cell office:value-type="string">
            <text:p>0xa100453eabecca24d252e1c98ae8406ae81e1b27</text:p>
          </table:table-cell>
          <table:table-cell office:value="41000000037" office:value-type="float">
            <text:p>41000000037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1.88" office:value-type="float">
            <text:p>1.8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8:05:48.000Z</text:p>
          </table:table-cell>
          <table:table-cell office:value-type="string">
            <text:p>0xe4a8e3cd2f9cd4214f02d6e1d725656f1f33e038</text:p>
          </table:table-cell>
          <table:table-cell office:value="41000000035" office:value-type="float">
            <text:p>41000000035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5.7" office:value-type="float">
            <text:p>5.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6:02:53.000Z</text:p>
          </table:table-cell>
          <table:table-cell office:value-type="string">
            <text:p>0xa9ad20615ba68c3e8fc549dd8b34854b8105cca2</text:p>
          </table:table-cell>
          <table:table-cell office:value="41000000052" office:value-type="float">
            <text:p>41000000052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0.66" office:value-type="float">
            <text:p>0.6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9:12:03.000Z</text:p>
          </table:table-cell>
          <table:table-cell office:value-type="string">
            <text:p>0x1508d05272fdc61ffe59136ae69dd3fe89e652aa</text:p>
          </table:table-cell>
          <table:table-cell office:value="41000000066" office:value-type="float">
            <text:p>41000000066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0.84" office:value-type="float">
            <text:p>0.8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6:02:16.000Z</text:p>
          </table:table-cell>
          <table:table-cell office:value-type="string">
            <text:p>0x240bcba2e91ec605d2e1d5368d3a6ab836e0946d</text:p>
          </table:table-cell>
          <table:table-cell office:value="41000000033" office:value-type="float">
            <text:p>41000000033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3.48" office:value-type="float">
            <text:p>3.4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1:11:47.000Z</text:p>
          </table:table-cell>
          <table:table-cell office:value-type="string">
            <text:p>0xba1633dba5a7a0e96f4378c005db0a88e3c1ee81</text:p>
          </table:table-cell>
          <table:table-cell office:value="41000000077" office:value-type="float">
            <text:p>41000000077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0.14" office:value-type="float">
            <text:p>0.1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6:07:01.000Z</text:p>
          </table:table-cell>
          <table:table-cell office:value-type="string">
            <text:p>0x7cbc155b066005afa037918f130ad32fd0994836</text:p>
          </table:table-cell>
          <table:table-cell office:value="41000000100" office:value-type="float">
            <text:p>41000000100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0.75" office:value-type="float">
            <text:p>0.7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8:05:02.000Z</text:p>
          </table:table-cell>
          <table:table-cell office:value-type="string">
            <text:p>0x1da716899b9bbe1d935971fc2eaa543cea927895</text:p>
          </table:table-cell>
          <table:table-cell office:value="41000000024" office:value-type="float">
            <text:p>41000000024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4.76" office:value-type="float">
            <text:p>4.7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8:09:18.000Z</text:p>
          </table:table-cell>
          <table:table-cell office:value-type="string">
            <text:p>0x838b3dbbeb5f2ad8aa3295a21cc3fa866e0b395a</text:p>
          </table:table-cell>
          <table:table-cell office:value="41000000023" office:value-type="float">
            <text:p>41000000023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4.1" office:value-type="float">
            <text:p>4.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6:05:08.000Z</text:p>
          </table:table-cell>
          <table:table-cell office:value-type="string">
            <text:p>0x1da716899b9bbe1d935971fc2eaa543cea927895</text:p>
          </table:table-cell>
          <table:table-cell office:value="41000000024" office:value-type="float">
            <text:p>41000000024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1.13" office:value-type="float">
            <text:p>1.1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9:03:06.000Z</text:p>
          </table:table-cell>
          <table:table-cell office:value-type="string">
            <text:p>0xe2ff12a02dab583f14107e0f4eb0dda708c71ea1</text:p>
          </table:table-cell>
          <table:table-cell office:value="41000000049" office:value-type="float">
            <text:p>41000000049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1.96" office:value-type="float">
            <text:p>1.9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8:04:16.000Z</text:p>
          </table:table-cell>
          <table:table-cell office:value-type="string">
            <text:p>0xcbf7d71a4ebd4ca865585a74511d1fc2489211ea</text:p>
          </table:table-cell>
          <table:table-cell office:value="41000000065" office:value-type="float">
            <text:p>41000000065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1.94" office:value-type="float">
            <text:p>1.9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7:00:12.000Z</text:p>
          </table:table-cell>
          <table:table-cell office:value-type="string">
            <text:p>0xfdc9a5fe2466fed062e4485bc83a4e10214bef24</text:p>
          </table:table-cell>
          <table:table-cell office:value="41000000053" office:value-type="float">
            <text:p>41000000053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0.45" office:value-type="float">
            <text:p>0.4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8:08:48.000Z</text:p>
          </table:table-cell>
          <table:table-cell office:value-type="string">
            <text:p>0x9c9932ad6f0205350e30fdc48e76014d1613059f</text:p>
          </table:table-cell>
          <table:table-cell office:value="41000000069" office:value-type="float">
            <text:p>41000000069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5.79" office:value-type="float">
            <text:p>5.7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6:01:46.000Z</text:p>
          </table:table-cell>
          <table:table-cell office:value-type="string">
            <text:p>0xa9ad20615ba68c3e8fc549dd8b34854b8105cca2</text:p>
          </table:table-cell>
          <table:table-cell office:value="41000000052" office:value-type="float">
            <text:p>41000000052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4.25" office:value-type="float">
            <text:p>4.2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6:11:28.000Z</text:p>
          </table:table-cell>
          <table:table-cell office:value-type="string">
            <text:p>0x18bad7285915518500fb03bb631353eb5fc6d9e1</text:p>
          </table:table-cell>
          <table:table-cell office:value="41000000073" office:value-type="float">
            <text:p>41000000073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0.26" office:value-type="float">
            <text:p>0.2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6:04:34.000Z</text:p>
          </table:table-cell>
          <table:table-cell office:value-type="string">
            <text:p>0xa8f07d33ec898608b843e7851bf86563f2a30a14</text:p>
          </table:table-cell>
          <table:table-cell office:value="41000000040" office:value-type="float">
            <text:p>41000000040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5.66" office:value-type="float">
            <text:p>5.6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9:02:46.000Z</text:p>
          </table:table-cell>
          <table:table-cell office:value-type="string">
            <text:p>0x4e3a6652a4aa17242de782f40fa5195eabecd529</text:p>
          </table:table-cell>
          <table:table-cell office:value="41000000043" office:value-type="float">
            <text:p>41000000043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4.8" office:value-type="float">
            <text:p>4.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6:10:56.000Z</text:p>
          </table:table-cell>
          <table:table-cell office:value-type="string">
            <text:p>0x084629cf3f5cbc6f37f2a8f7ce4bc4555802ea76</text:p>
          </table:table-cell>
          <table:table-cell office:value="41000000038" office:value-type="float">
            <text:p>41000000038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3.4" office:value-type="float">
            <text:p>3.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1:12:13.000Z</text:p>
          </table:table-cell>
          <table:table-cell office:value-type="string">
            <text:p>0x459707317d953bff478009cee38859c6e22ad7fa</text:p>
          </table:table-cell>
          <table:table-cell office:value="41000000047" office:value-type="float">
            <text:p>41000000047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4.84" office:value-type="float">
            <text:p>4.8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9:01:41.000Z</text:p>
          </table:table-cell>
          <table:table-cell office:value-type="string">
            <text:p>0x838b3dbbeb5f2ad8aa3295a21cc3fa866e0b395a</text:p>
          </table:table-cell>
          <table:table-cell office:value="41000000023" office:value-type="float">
            <text:p>41000000023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0.67" office:value-type="float">
            <text:p>0.6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6:01:03.000Z</text:p>
          </table:table-cell>
          <table:table-cell office:value-type="string">
            <text:p>0xa100453eabecca24d252e1c98ae8406ae81e1b27</text:p>
          </table:table-cell>
          <table:table-cell office:value="41000000037" office:value-type="float">
            <text:p>41000000037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3.68" office:value-type="float">
            <text:p>3.6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6:09:51.000Z</text:p>
          </table:table-cell>
          <table:table-cell office:value-type="string">
            <text:p>0x838b3dbbeb5f2ad8aa3295a21cc3fa866e0b395a</text:p>
          </table:table-cell>
          <table:table-cell office:value="41000000023" office:value-type="float">
            <text:p>41000000023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4.96" office:value-type="float">
            <text:p>4.9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3:30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866ebb41c48edacb267bd5469a330e6061c3bc5c</text:p>
          </table:table-cell>
          <table:table-cell office:value="41000000058" office:value-type="float">
            <text:p>41000000058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5:09:11.000Z</text:p>
          </table:table-cell>
          <table:table-cell office:value-type="string">
            <text:p>0xd7560c0879ecfcd6deeb0c65f84f704942520fbf</text:p>
          </table:table-cell>
          <table:table-cell office:value="41000000081" office:value-type="float">
            <text:p>41000000081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5.75" office:value-type="float">
            <text:p>5.7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3:05:45.000Z</text:p>
          </table:table-cell>
          <table:table-cell office:value-type="string">
            <text:p>0x21a9ea1569ab055ed416fa74710d103553e645bb</text:p>
          </table:table-cell>
          <table:table-cell office:value="41000000050" office:value-type="float">
            <text:p>41000000050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3.44" office:value-type="float">
            <text:p>3.4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8:04:35.000Z</text:p>
          </table:table-cell>
          <table:table-cell office:value-type="string">
            <text:p>0xac402571f9ffaa9f3333604439998589de716e85</text:p>
          </table:table-cell>
          <table:table-cell office:value="41000000070" office:value-type="float">
            <text:p>41000000070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2.31" office:value-type="float">
            <text:p>2.3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3:04:56.000Z</text:p>
          </table:table-cell>
          <table:table-cell office:value-type="string">
            <text:p>0xcea3a1d2ed65dc80a8925974b60348a0c57f8f99</text:p>
          </table:table-cell>
          <table:table-cell office:value="41000000067" office:value-type="float">
            <text:p>41000000067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0.82" office:value-type="float">
            <text:p>0.8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5:08:34.000Z</text:p>
          </table:table-cell>
          <table:table-cell office:value-type="string">
            <text:p>0xc386cb1f1a555d222bcdc90a03e1686632a44ec3</text:p>
          </table:table-cell>
          <table:table-cell office:value="41000000019" office:value-type="float">
            <text:p>41000000019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3.82" office:value-type="float">
            <text:p>3.8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8:03:45.000Z</text:p>
          </table:table-cell>
          <table:table-cell office:value-type="string">
            <text:p>0x3ad1e94b8fbb29c11eb6e7e6fa4b1146928e0db8</text:p>
          </table:table-cell>
          <table:table-cell office:value="41000000062" office:value-type="float">
            <text:p>41000000062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2.23" office:value-type="float">
            <text:p>2.2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8:03:45.000Z</text:p>
          </table:table-cell>
          <table:table-cell office:value-type="string">
            <text:p>0x1da716899b9bbe1d935971fc2eaa543cea927895</text:p>
          </table:table-cell>
          <table:table-cell office:value="41000000024" office:value-type="float">
            <text:p>41000000024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4.74" office:value-type="float">
            <text:p>4.7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4:01:38.000Z</text:p>
          </table:table-cell>
          <table:table-cell office:value-type="string">
            <text:p>0x3ad1e94b8fbb29c11eb6e7e6fa4b1146928e0db8</text:p>
          </table:table-cell>
          <table:table-cell office:value="41000000062" office:value-type="float">
            <text:p>41000000062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5.26" office:value-type="float">
            <text:p>5.2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6:03:51.000Z</text:p>
          </table:table-cell>
          <table:table-cell office:value-type="string">
            <text:p>0x52f3ca04a4fcea2e2e95e99fd3ccd9c4572fc1f9</text:p>
          </table:table-cell>
          <table:table-cell office:value="41000000089" office:value-type="float">
            <text:p>41000000089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3.9" office:value-type="float">
            <text:p>3.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8:03:15.000Z</text:p>
          </table:table-cell>
          <table:table-cell office:value-type="string">
            <text:p>0x03182e808e79943f4f6b77bca55791964ca4c9dd</text:p>
          </table:table-cell>
          <table:table-cell office:value="41000000071" office:value-type="float">
            <text:p>41000000071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4.14" office:value-type="float">
            <text:p>4.1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6:03:51.000Z</text:p>
          </table:table-cell>
          <table:table-cell office:value-type="string">
            <text:p>0x048fd82169bd29634b5d67acdf5c6184d1901ce7</text:p>
          </table:table-cell>
          <table:table-cell office:value="41000000020" office:value-type="float">
            <text:p>41000000020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3.83" office:value-type="float">
            <text:p>3.8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3:04:47.000Z</text:p>
          </table:table-cell>
          <table:table-cell office:value-type="string">
            <text:p>0xd4d589efc093e76cf973831a19014414fd9f9023</text:p>
          </table:table-cell>
          <table:table-cell office:value="41000000063" office:value-type="float">
            <text:p>41000000063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2.6" office:value-type="float">
            <text:p>2.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3:04:47.000Z</text:p>
          </table:table-cell>
          <table:table-cell office:value-type="string">
            <text:p>0x18bad7285915518500fb03bb631353eb5fc6d9e1</text:p>
          </table:table-cell>
          <table:table-cell office:value="41000000073" office:value-type="float">
            <text:p>41000000073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4.39" office:value-type="float">
            <text:p>4.3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6:03:51.000Z</text:p>
          </table:table-cell>
          <table:table-cell office:value-type="string">
            <text:p>0x18bad7285915518500fb03bb631353eb5fc6d9e1</text:p>
          </table:table-cell>
          <table:table-cell office:value="41000000073" office:value-type="float">
            <text:p>41000000073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3.66" office:value-type="float">
            <text:p>3.6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7:09:54.000Z</text:p>
          </table:table-cell>
          <table:table-cell office:value-type="string">
            <text:p>0xdc858c3916b849618f13c33b90e02c1e62b30177</text:p>
          </table:table-cell>
          <table:table-cell office:value="41000000054" office:value-type="float">
            <text:p>41000000054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5.5" office:value-type="float">
            <text:p>5.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8:03:01.000Z</text:p>
          </table:table-cell>
          <table:table-cell office:value-type="string">
            <text:p>0x03182e808e79943f4f6b77bca55791964ca4c9dd</text:p>
          </table:table-cell>
          <table:table-cell office:value="41000000071" office:value-type="float">
            <text:p>41000000071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0.27" office:value-type="float">
            <text:p>0.2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6:00:15.000Z</text:p>
          </table:table-cell>
          <table:table-cell office:value-type="string">
            <text:p>0xee6ed82305e5cca6b14e9fc719c858a25a538654</text:p>
          </table:table-cell>
          <table:table-cell office:value="41000000046" office:value-type="float">
            <text:p>41000000046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1.47" office:value-type="float">
            <text:p>1.4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8:03:27.000Z</text:p>
          </table:table-cell>
          <table:table-cell office:value-type="string">
            <text:p>0x3ad1e94b8fbb29c11eb6e7e6fa4b1146928e0db8</text:p>
          </table:table-cell>
          <table:table-cell office:value="41000000062" office:value-type="float">
            <text:p>41000000062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2.6" office:value-type="float">
            <text:p>2.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4:00:47.000Z</text:p>
          </table:table-cell>
          <table:table-cell office:value-type="string">
            <text:p>0x987385dba176c630391d41aa83eaa4f8d23777c6</text:p>
          </table:table-cell>
          <table:table-cell office:value="41000000014" office:value-type="float">
            <text:p>41000000014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2.75" office:value-type="float">
            <text:p>2.7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3:03:48.000Z</text:p>
          </table:table-cell>
          <table:table-cell office:value-type="string">
            <text:p>0x52f3ca04a4fcea2e2e95e99fd3ccd9c4572fc1f9</text:p>
          </table:table-cell>
          <table:table-cell office:value="41000000089" office:value-type="float">
            <text:p>41000000089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0.44" office:value-type="float">
            <text:p>0.4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5:07:56.000Z</text:p>
          </table:table-cell>
          <table:table-cell office:value-type="string">
            <text:p>0xee6ed82305e5cca6b14e9fc719c858a25a538654</text:p>
          </table:table-cell>
          <table:table-cell office:value="41000000046" office:value-type="float">
            <text:p>41000000046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4.9" office:value-type="float">
            <text:p>4.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7:09:54.000Z</text:p>
          </table:table-cell>
          <table:table-cell office:value-type="string">
            <text:p>0x54761d22093aebc542107d143d6ff2b1bff4c8c0</text:p>
          </table:table-cell>
          <table:table-cell office:value="41000000094" office:value-type="float">
            <text:p>41000000094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2.86" office:value-type="float">
            <text:p>2.8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3:09:05.000Z</text:p>
          </table:table-cell>
          <table:table-cell office:value-type="string">
            <text:p>0x08e10af8bcf0cb850b6f659348123cbc9cc42652</text:p>
          </table:table-cell>
          <table:table-cell office:value="41000000015" office:value-type="float">
            <text:p>41000000015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3.1" office:value-type="float">
            <text:p>3.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8:00:16.000Z</text:p>
          </table:table-cell>
          <table:table-cell office:value-type="string">
            <text:p>0xe541b078f0b0bd7e6d89b904a6a0619b1ba79525</text:p>
          </table:table-cell>
          <table:table-cell office:value="41000000028" office:value-type="float">
            <text:p>41000000028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2.32" office:value-type="float">
            <text:p>2.3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3:02:17.000Z</text:p>
          </table:table-cell>
          <table:table-cell office:value-type="string">
            <text:p>0x06db6a53ddf35aa6177a3a1f2a2da7be6fb6cb50</text:p>
          </table:table-cell>
          <table:table-cell office:value="41000000096" office:value-type="float">
            <text:p>41000000096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5.88" office:value-type="float">
            <text:p>5.8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1:09:35.000Z</text:p>
          </table:table-cell>
          <table:table-cell office:value-type="string">
            <text:p>0x3ad1e94b8fbb29c11eb6e7e6fa4b1146928e0db8</text:p>
          </table:table-cell>
          <table:table-cell office:value="41000000062" office:value-type="float">
            <text:p>41000000062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4.61" office:value-type="float">
            <text:p>4.6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7:09:54.000Z</text:p>
          </table:table-cell>
          <table:table-cell office:value-type="string">
            <text:p>0xcbf7d71a4ebd4ca865585a74511d1fc2489211ea</text:p>
          </table:table-cell>
          <table:table-cell office:value="41000000065" office:value-type="float">
            <text:p>41000000065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5.87" office:value-type="float">
            <text:p>5.8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7:00:47.000Z</text:p>
          </table:table-cell>
          <table:table-cell office:value-type="string">
            <text:p>0x36636976ba79a73a799dbb4ff85b738001b2dbaf</text:p>
          </table:table-cell>
          <table:table-cell office:value="41000000041" office:value-type="float">
            <text:p>41000000041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1.6" office:value-type="float">
            <text:p>1.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3:10:03.000Z</text:p>
          </table:table-cell>
          <table:table-cell office:value-type="string">
            <text:p>0x36636976ba79a73a799dbb4ff85b738001b2dbaf</text:p>
          </table:table-cell>
          <table:table-cell office:value="41000000041" office:value-type="float">
            <text:p>41000000041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4.55" office:value-type="float">
            <text:p>4.5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3:00:49.000Z</text:p>
          </table:table-cell>
          <table:table-cell office:value-type="string">
            <text:p>0x80f9c2c776a1ecc436d8c80393419bcf144bec7c</text:p>
          </table:table-cell>
          <table:table-cell office:value="41000000093" office:value-type="float">
            <text:p>41000000093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5.49" office:value-type="float">
            <text:p>5.4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1:03:22.000Z</text:p>
          </table:table-cell>
          <table:table-cell office:value-type="string">
            <text:p>0xa2fe6da19611c46ca96e80d143cbcc125e569ffd</text:p>
          </table:table-cell>
          <table:table-cell office:value="41000000085" office:value-type="float">
            <text:p>41000000085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1.58" office:value-type="float">
            <text:p>1.5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7:00:39.000Z</text:p>
          </table:table-cell>
          <table:table-cell office:value-type="string">
            <text:p>0xdf28c26ca7b86294f489a3571220a78efe8a18b3</text:p>
          </table:table-cell>
          <table:table-cell office:value="41000000074" office:value-type="float">
            <text:p>41000000074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0.18" office:value-type="float">
            <text:p>0.1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5:04:40.000Z</text:p>
          </table:table-cell>
          <table:table-cell office:value-type="string">
            <text:p>0xc63967a47ec82e6a9945cd693ed645820f92cc33</text:p>
          </table:table-cell>
          <table:table-cell office:value="41000000044" office:value-type="float">
            <text:p>41000000044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5.24" office:value-type="float">
            <text:p>5.2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6:11:19.000Z</text:p>
          </table:table-cell>
          <table:table-cell office:value-type="string">
            <text:p>0x0511a34ffa145fe6fcbdc13e2d260f6defac52f1</text:p>
          </table:table-cell>
          <table:table-cell office:value="41000000064" office:value-type="float">
            <text:p>41000000064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1.25" office:value-type="float">
            <text:p>1.2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1:02:48.000Z</text:p>
          </table:table-cell>
          <table:table-cell office:value-type="string">
            <text:p>0xd4d589efc093e76cf973831a19014414fd9f9023</text:p>
          </table:table-cell>
          <table:table-cell office:value="41000000063" office:value-type="float">
            <text:p>41000000063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1.6" office:value-type="float">
            <text:p>1.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7:07:13.000Z</text:p>
          </table:table-cell>
          <table:table-cell office:value-type="string">
            <text:p>0x9c9932ad6f0205350e30fdc48e76014d1613059f</text:p>
          </table:table-cell>
          <table:table-cell office:value="41000000069" office:value-type="float">
            <text:p>41000000069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1.86" office:value-type="float">
            <text:p>1.8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3:09:34.000Z</text:p>
          </table:table-cell>
          <table:table-cell office:value-type="string">
            <text:p>0x888d4ee31ff233e9cf50c0850d2dbc1650bbb198</text:p>
          </table:table-cell>
          <table:table-cell office:value="41000000018" office:value-type="float">
            <text:p>41000000018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3.24" office:value-type="float">
            <text:p>3.2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1:08:31.000Z</text:p>
          </table:table-cell>
          <table:table-cell office:value-type="string">
            <text:p>0x47a73d4c6197d9a3700b6e87ac17e2f9786c98f0</text:p>
          </table:table-cell>
          <table:table-cell office:value="41000000034" office:value-type="float">
            <text:p>41000000034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4.85" office:value-type="float">
            <text:p>4.8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7:06:49.000Z</text:p>
          </table:table-cell>
          <table:table-cell office:value-type="string">
            <text:p>0xa3486a69e2a57c809b5717eb7f94c766ddc8d040</text:p>
          </table:table-cell>
          <table:table-cell office:value="41000000080" office:value-type="float">
            <text:p>41000000080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5.72" office:value-type="float">
            <text:p>5.7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3:08:56.000Z</text:p>
          </table:table-cell>
          <table:table-cell office:value-type="string">
            <text:p>0x0beff5a039070c5cde5607605814be4ee657256b</text:p>
          </table:table-cell>
          <table:table-cell office:value="41000000030" office:value-type="float">
            <text:p>41000000030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1.43" office:value-type="float">
            <text:p>1.4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3:00:23.000Z</text:p>
          </table:table-cell>
          <table:table-cell office:value-type="string">
            <text:p>0xa9ad20615ba68c3e8fc549dd8b34854b8105cca2</text:p>
          </table:table-cell>
          <table:table-cell office:value="41000000052" office:value-type="float">
            <text:p>41000000052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3.24" office:value-type="float">
            <text:p>3.2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1:02:14.000Z</text:p>
          </table:table-cell>
          <table:table-cell office:value-type="string">
            <text:p>0x2daf53521c778f8dba7f63e93415354e9936fc06</text:p>
          </table:table-cell>
          <table:table-cell office:value="41000000098" office:value-type="float">
            <text:p>41000000098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1.85" office:value-type="float">
            <text:p>1.8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7:05:59.000Z</text:p>
          </table:table-cell>
          <table:table-cell office:value-type="string">
            <text:p>0xadbd8912042146b1eac6856a393e52c1cef79327</text:p>
          </table:table-cell>
          <table:table-cell office:value="41000000021" office:value-type="float">
            <text:p>41000000021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3.9" office:value-type="float">
            <text:p>3.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6:10:44.000Z</text:p>
          </table:table-cell>
          <table:table-cell office:value-type="string">
            <text:p>0x0511a34ffa145fe6fcbdc13e2d260f6defac52f1</text:p>
          </table:table-cell>
          <table:table-cell office:value="41000000064" office:value-type="float">
            <text:p>41000000064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1.42" office:value-type="float">
            <text:p>1.4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3:08:41.000Z</text:p>
          </table:table-cell>
          <table:table-cell office:value-type="string">
            <text:p>0x21a9ea1569ab055ed416fa74710d103553e645bb</text:p>
          </table:table-cell>
          <table:table-cell office:value="41000000050" office:value-type="float">
            <text:p>41000000050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3.1" office:value-type="float">
            <text:p>3.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2:02:52.000Z</text:p>
          </table:table-cell>
          <table:table-cell office:value-type="string">
            <text:p>0xa9ad20615ba68c3e8fc549dd8b34854b8105cca2</text:p>
          </table:table-cell>
          <table:table-cell office:value="41000000052" office:value-type="float">
            <text:p>41000000052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5.3" office:value-type="float">
            <text:p>5.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6:01:41.000Z</text:p>
          </table:table-cell>
          <table:table-cell office:value-type="string">
            <text:p>0xe541b078f0b0bd7e6d89b904a6a0619b1ba79525</text:p>
          </table:table-cell>
          <table:table-cell office:value="41000000028" office:value-type="float">
            <text:p>41000000028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0.14" office:value-type="float">
            <text:p>0.1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7:09:56.000Z</text:p>
          </table:table-cell>
          <table:table-cell office:value-type="string">
            <text:p>0x2a7d90f960eaa399ddf76a26818f56f98bf3ec2c</text:p>
          </table:table-cell>
          <table:table-cell office:value="41000000084" office:value-type="float">
            <text:p>41000000084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4.95" office:value-type="float">
            <text:p>4.9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6:09:33.000Z</text:p>
          </table:table-cell>
          <table:table-cell office:value-type="string">
            <text:p>0xec9ad4fa6e0e174476cd3d3f1d521d6a5ed44247</text:p>
          </table:table-cell>
          <table:table-cell office:value="41000000059" office:value-type="float">
            <text:p>41000000059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3.6" office:value-type="float">
            <text:p>3.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1:07:02.000Z</text:p>
          </table:table-cell>
          <table:table-cell office:value-type="string">
            <text:p>0xba1633dba5a7a0e96f4378c005db0a88e3c1ee81</text:p>
          </table:table-cell>
          <table:table-cell office:value="41000000077" office:value-type="float">
            <text:p>41000000077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4.86" office:value-type="float">
            <text:p>4.8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5:01:48.000Z</text:p>
          </table:table-cell>
          <table:table-cell office:value-type="string">
            <text:p>0x52f3ca04a4fcea2e2e95e99fd3ccd9c4572fc1f9</text:p>
          </table:table-cell>
          <table:table-cell office:value="41000000089" office:value-type="float">
            <text:p>41000000089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0.5" office:value-type="float">
            <text:p>0.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3:07:15.000Z</text:p>
          </table:table-cell>
          <table:table-cell office:value-type="string">
            <text:p>0xe2ff12a02dab583f14107e0f4eb0dda708c71ea1</text:p>
          </table:table-cell>
          <table:table-cell office:value="41000000049" office:value-type="float">
            <text:p>41000000049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4.2" office:value-type="float">
            <text:p>4.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5:02:46.000Z</text:p>
          </table:table-cell>
          <table:table-cell office:value-type="string">
            <text:p>0x3ad1e94b8fbb29c11eb6e7e6fa4b1146928e0db8</text:p>
          </table:table-cell>
          <table:table-cell office:value="41000000062" office:value-type="float">
            <text:p>41000000062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1.79" office:value-type="float">
            <text:p>1.7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3:06:33.000Z</text:p>
          </table:table-cell>
          <table:table-cell office:value-type="string">
            <text:p>0xadbd8912042146b1eac6856a393e52c1cef79327</text:p>
          </table:table-cell>
          <table:table-cell office:value="41000000021" office:value-type="float">
            <text:p>41000000021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1.6" office:value-type="float">
            <text:p>1.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5:01:16.000Z</text:p>
          </table:table-cell>
          <table:table-cell office:value-type="string">
            <text:p>0xa9ad20615ba68c3e8fc549dd8b34854b8105cca2</text:p>
          </table:table-cell>
          <table:table-cell office:value="41000000052" office:value-type="float">
            <text:p>41000000052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4.93" office:value-type="float">
            <text:p>4.9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0:03:33.000Z</text:p>
          </table:table-cell>
          <table:table-cell office:value-type="string">
            <text:p>0x68f70597203fb22e29da24436a621e622fa8d4b3</text:p>
          </table:table-cell>
          <table:table-cell office:value="41000000092" office:value-type="float">
            <text:p>41000000092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3.62" office:value-type="float">
            <text:p>3.6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7:08:44.000Z</text:p>
          </table:table-cell>
          <table:table-cell office:value-type="string">
            <text:p>0x4df5982c39df0e216ed70a48912b374cef97b152</text:p>
          </table:table-cell>
          <table:table-cell office:value="41000000013" office:value-type="float">
            <text:p>41000000013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0.54" office:value-type="float">
            <text:p>0.5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0:05:39.000Z</text:p>
          </table:table-cell>
          <table:table-cell office:value-type="string">
            <text:p>0xdecc1cb1387e571999ad8faef78f86f2cc2cee74</text:p>
          </table:table-cell>
          <table:table-cell office:value="41000000083" office:value-type="float">
            <text:p>41000000083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3.28" office:value-type="float">
            <text:p>3.2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8:08:42.000Z</text:p>
          </table:table-cell>
          <table:table-cell office:value-type="string">
            <text:p>0x3ad1e94b8fbb29c11eb6e7e6fa4b1146928e0db8</text:p>
          </table:table-cell>
          <table:table-cell office:value="41000000062" office:value-type="float">
            <text:p>41000000062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3.21" office:value-type="float">
            <text:p>3.2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2:03:30.000Z</text:p>
          </table:table-cell>
          <table:table-cell office:value-type="string">
            <text:p>0xc386cb1f1a555d222bcdc90a03e1686632a44ec3</text:p>
          </table:table-cell>
          <table:table-cell office:value="41000000019" office:value-type="float">
            <text:p>41000000019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1.35" office:value-type="float">
            <text:p>1.3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8:09:34.000Z</text:p>
          </table:table-cell>
          <table:table-cell office:value-type="string">
            <text:p>0x4df5982c39df0e216ed70a48912b374cef97b152</text:p>
          </table:table-cell>
          <table:table-cell office:value="41000000013" office:value-type="float">
            <text:p>41000000013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3.76" office:value-type="float">
            <text:p>3.7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1:04:48.000Z</text:p>
          </table:table-cell>
          <table:table-cell office:value-type="string">
            <text:p>0xf0fe752bd3a150e93274d5f5c5d551a682da166c</text:p>
          </table:table-cell>
          <table:table-cell office:value="41000000088" office:value-type="float">
            <text:p>41000000088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1.87" office:value-type="float">
            <text:p>1.8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2:07:33.000Z</text:p>
          </table:table-cell>
          <table:table-cell office:value-type="string">
            <text:p>0xaade0e5b33fbacd94a99ffa086052744976b17e0</text:p>
          </table:table-cell>
          <table:table-cell office:value="41000000086" office:value-type="float">
            <text:p>41000000086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2.34" office:value-type="float">
            <text:p>2.3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2:00:11.000Z</text:p>
          </table:table-cell>
          <table:table-cell office:value-type="string">
            <text:p>0x459707317d953bff478009cee38859c6e22ad7fa</text:p>
          </table:table-cell>
          <table:table-cell office:value="41000000047" office:value-type="float">
            <text:p>41000000047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1.86" office:value-type="float">
            <text:p>1.8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4:08:27.000Z</text:p>
          </table:table-cell>
          <table:table-cell office:value-type="string">
            <text:p>0xc63967a47ec82e6a9945cd693ed645820f92cc33</text:p>
          </table:table-cell>
          <table:table-cell office:value="41000000044" office:value-type="float">
            <text:p>41000000044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0.35" office:value-type="float">
            <text:p>0.3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1:04:11.000Z</text:p>
          </table:table-cell>
          <table:table-cell office:value-type="string">
            <text:p>0xf2c1cdd995ae0c165af2927b234d89c53f7dad03</text:p>
          </table:table-cell>
          <table:table-cell office:value="41000000051" office:value-type="float">
            <text:p>41000000051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4.36" office:value-type="float">
            <text:p>4.3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2:06:51.000Z</text:p>
          </table:table-cell>
          <table:table-cell office:value-type="string">
            <text:p>0x52f3ca04a4fcea2e2e95e99fd3ccd9c4572fc1f9</text:p>
          </table:table-cell>
          <table:table-cell office:value="41000000089" office:value-type="float">
            <text:p>41000000089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4.95" office:value-type="float">
            <text:p>4.9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6:08:10.000Z</text:p>
          </table:table-cell>
          <table:table-cell office:value-type="string">
            <text:p>0x36636976ba79a73a799dbb4ff85b738001b2dbaf</text:p>
          </table:table-cell>
          <table:table-cell office:value="41000000041" office:value-type="float">
            <text:p>41000000041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2.15" office:value-type="float">
            <text:p>2.1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6T09:00:12.000Z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-type="string">
            <text:p>0x7a5e30929a711c4831efb0c3e21abfa031038ada</text:p>
          </table:table-cell>
          <table:table-cell office:value="41999999002" office:value-type="float">
            <text:p>41999999002</text:p>
          </table:table-cell>
          <table:table-cell office:value-type="string">
            <text:p>reimburser</text:p>
          </table:table-cell>
          <table:table-cell office:value="130.88" office:value-type="float">
            <text:p>130.8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6:00:24.000Z</text:p>
          </table:table-cell>
          <table:table-cell office:value-type="string">
            <text:p>0x4df5982c39df0e216ed70a48912b374cef97b152</text:p>
          </table:table-cell>
          <table:table-cell office:value="41000000013" office:value-type="float">
            <text:p>41000000013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2.81" office:value-type="float">
            <text:p>2.8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4:08:06.000Z</text:p>
          </table:table-cell>
          <table:table-cell office:value-type="string">
            <text:p>0xa3486a69e2a57c809b5717eb7f94c766ddc8d040</text:p>
          </table:table-cell>
          <table:table-cell office:value="41000000080" office:value-type="float">
            <text:p>41000000080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5.39" office:value-type="float">
            <text:p>5.3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8:07:19.000Z</text:p>
          </table:table-cell>
          <table:table-cell office:value-type="string">
            <text:p>0xc386cb1f1a555d222bcdc90a03e1686632a44ec3</text:p>
          </table:table-cell>
          <table:table-cell office:value="41000000019" office:value-type="float">
            <text:p>41000000019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0.17" office:value-type="float">
            <text:p>0.1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6T09:03:10.000Z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-type="string">
            <text:p>0x7a5e30929a711c4831efb0c3e21abfa031038ada</text:p>
          </table:table-cell>
          <table:table-cell office:value="41999999002" office:value-type="float">
            <text:p>41999999002</text:p>
          </table:table-cell>
          <table:table-cell office:value-type="string">
            <text:p>reimburser</text:p>
          </table:table-cell>
          <table:table-cell office:value="137.74" office:value-type="float">
            <text:p>137.7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1:11:08.000Z</text:p>
          </table:table-cell>
          <table:table-cell office:value-type="string">
            <text:p>0xac402571f9ffaa9f3333604439998589de716e85</text:p>
          </table:table-cell>
          <table:table-cell office:value="41000000070" office:value-type="float">
            <text:p>41000000070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2.34" office:value-type="float">
            <text:p>2.3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2:06:30.000Z</text:p>
          </table:table-cell>
          <table:table-cell office:value-type="string">
            <text:p>0x39fe8aa20ef17b2a7c9c605e80b0562eacf73b6e</text:p>
          </table:table-cell>
          <table:table-cell office:value="41000000091" office:value-type="float">
            <text:p>41000000091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5.51" office:value-type="float">
            <text:p>5.5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8:06:31.000Z</text:p>
          </table:table-cell>
          <table:table-cell office:value-type="string">
            <text:p>0x2daf53521c778f8dba7f63e93415354e9936fc06</text:p>
          </table:table-cell>
          <table:table-cell office:value="41000000098" office:value-type="float">
            <text:p>41000000098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5.8" office:value-type="float">
            <text:p>5.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4:07:57.000Z</text:p>
          </table:table-cell>
          <table:table-cell office:value-type="string">
            <text:p>0xa8f07d33ec898608b843e7851bf86563f2a30a14</text:p>
          </table:table-cell>
          <table:table-cell office:value="41000000040" office:value-type="float">
            <text:p>41000000040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3.58" office:value-type="float">
            <text:p>3.5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6T08:58:38.000Z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-type="string">
            <text:p>0x7a5e30929a711c4831efb0c3e21abfa031038ada</text:p>
          </table:table-cell>
          <table:table-cell office:value="41999999002" office:value-type="float">
            <text:p>41999999002</text:p>
          </table:table-cell>
          <table:table-cell office:value-type="string">
            <text:p>reimburser</text:p>
          </table:table-cell>
          <table:table-cell office:value="101.57" office:value-type="float">
            <text:p>101.5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8:06:20.000Z</text:p>
          </table:table-cell>
          <table:table-cell office:value-type="string">
            <text:p>0xec9ad4fa6e0e174476cd3d3f1d521d6a5ed44247</text:p>
          </table:table-cell>
          <table:table-cell office:value="41000000059" office:value-type="float">
            <text:p>41000000059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0.87" office:value-type="float">
            <text:p>0.8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6T09:02:52.000Z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-type="string">
            <text:p>0x7a5e30929a711c4831efb0c3e21abfa031038ada</text:p>
          </table:table-cell>
          <table:table-cell office:value="41999999002" office:value-type="float">
            <text:p>41999999002</text:p>
          </table:table-cell>
          <table:table-cell office:value-type="string">
            <text:p>reimburser</text:p>
          </table:table-cell>
          <table:table-cell office:value="133.84" office:value-type="float">
            <text:p>133.8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1:10:39.000Z</text:p>
          </table:table-cell>
          <table:table-cell office:value-type="string">
            <text:p>0xdc6b0f39c8f7ee96d9017cb991def306e8706c8c</text:p>
          </table:table-cell>
          <table:table-cell office:value="41000000097" office:value-type="float">
            <text:p>41000000097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2.99" office:value-type="float">
            <text:p>2.9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5:15:26.000Z</text:p>
          </table:table-cell>
          <table:table-cell office:value-type="string">
            <text:p>0xe541b078f0b0bd7e6d89b904a6a0619b1ba79525</text:p>
          </table:table-cell>
          <table:table-cell office:value="41000000028" office:value-type="float">
            <text:p>41000000028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4.69" office:value-type="float">
            <text:p>4.6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4:07:13.000Z</text:p>
          </table:table-cell>
          <table:table-cell office:value-type="string">
            <text:p>0xe541b078f0b0bd7e6d89b904a6a0619b1ba79525</text:p>
          </table:table-cell>
          <table:table-cell office:value="41000000028" office:value-type="float">
            <text:p>41000000028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2.47" office:value-type="float">
            <text:p>2.4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6:07:27.000Z</text:p>
          </table:table-cell>
          <table:table-cell office:value-type="string">
            <text:p>0x459707317d953bff478009cee38859c6e22ad7fa</text:p>
          </table:table-cell>
          <table:table-cell office:value="41000000047" office:value-type="float">
            <text:p>41000000047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1.78" office:value-type="float">
            <text:p>1.7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2:06:01.000Z</text:p>
          </table:table-cell>
          <table:table-cell office:value-type="string">
            <text:p>0xd7560c0879ecfcd6deeb0c65f84f704942520fbf</text:p>
          </table:table-cell>
          <table:table-cell office:value="41000000081" office:value-type="float">
            <text:p>41000000081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5.42" office:value-type="float">
            <text:p>5.4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6T09:02:20.000Z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-type="string">
            <text:p>0x7a5e30929a711c4831efb0c3e21abfa031038ada</text:p>
          </table:table-cell>
          <table:table-cell office:value="41999999002" office:value-type="float">
            <text:p>41999999002</text:p>
          </table:table-cell>
          <table:table-cell office:value-type="string">
            <text:p>reimburser</text:p>
          </table:table-cell>
          <table:table-cell office:value="165.34" office:value-type="float">
            <text:p>165.3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4:11:51.000Z</text:p>
          </table:table-cell>
          <table:table-cell office:value-type="string">
            <text:p>0x4e3a6652a4aa17242de782f40fa5195eabecd529</text:p>
          </table:table-cell>
          <table:table-cell office:value="41000000043" office:value-type="float">
            <text:p>41000000043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0.79" office:value-type="float">
            <text:p>0.7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8:05:42.000Z</text:p>
          </table:table-cell>
          <table:table-cell office:value-type="string">
            <text:p>0x80f9c2c776a1ecc436d8c80393419bcf144bec7c</text:p>
          </table:table-cell>
          <table:table-cell office:value="41000000093" office:value-type="float">
            <text:p>41000000093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3.76" office:value-type="float">
            <text:p>3.7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1:10:19.000Z</text:p>
          </table:table-cell>
          <table:table-cell office:value-type="string">
            <text:p>0x64f44f847bafbf3009d73dcf87bf73cde7d60373</text:p>
          </table:table-cell>
          <table:table-cell office:value="41000000061" office:value-type="float">
            <text:p>41000000061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0.14" office:value-type="float">
            <text:p>0.1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8:05:42.000Z</text:p>
          </table:table-cell>
          <table:table-cell office:value-type="string">
            <text:p>0x3ad1e94b8fbb29c11eb6e7e6fa4b1146928e0db8</text:p>
          </table:table-cell>
          <table:table-cell office:value="41000000062" office:value-type="float">
            <text:p>41000000062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5.13" office:value-type="float">
            <text:p>5.1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4:06:04.000Z</text:p>
          </table:table-cell>
          <table:table-cell office:value-type="string">
            <text:p>0x084629cf3f5cbc6f37f2a8f7ce4bc4555802ea76</text:p>
          </table:table-cell>
          <table:table-cell office:value="41000000038" office:value-type="float">
            <text:p>41000000038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4.42" office:value-type="float">
            <text:p>4.4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6T08:58:29.000Z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-type="string">
            <text:p>0x7a5e30929a711c4831efb0c3e21abfa031038ada</text:p>
          </table:table-cell>
          <table:table-cell office:value="41999999002" office:value-type="float">
            <text:p>41999999002</text:p>
          </table:table-cell>
          <table:table-cell office:value-type="string">
            <text:p>reimburser</text:p>
          </table:table-cell>
          <table:table-cell office:value="116.67" office:value-type="float">
            <text:p>116.6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1:05:18.000Z</text:p>
          </table:table-cell>
          <table:table-cell office:value-type="string">
            <text:p>0x2a7d90f960eaa399ddf76a26818f56f98bf3ec2c</text:p>
          </table:table-cell>
          <table:table-cell office:value="41000000084" office:value-type="float">
            <text:p>41000000084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3.26" office:value-type="float">
            <text:p>3.2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6T07:00:05.000Z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-type="string">
            <text:p>0x7a5e30929a711c4831efb0c3e21abfa031038ada</text:p>
          </table:table-cell>
          <table:table-cell office:value="41999999002" office:value-type="float">
            <text:p>41999999002</text:p>
          </table:table-cell>
          <table:table-cell office:value-type="string">
            <text:p>reimburser</text:p>
          </table:table-cell>
          <table:table-cell office:value="117.92" office:value-type="float">
            <text:p>117.9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6T09:01:50.000Z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-type="string">
            <text:p>0x7a5e30929a711c4831efb0c3e21abfa031038ada</text:p>
          </table:table-cell>
          <table:table-cell office:value="41999999002" office:value-type="float">
            <text:p>41999999002</text:p>
          </table:table-cell>
          <table:table-cell office:value-type="string">
            <text:p>reimburser</text:p>
          </table:table-cell>
          <table:table-cell office:value="154.45" office:value-type="float">
            <text:p>154.4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5:14:28.000Z</text:p>
          </table:table-cell>
          <table:table-cell office:value-type="string">
            <text:p>0x0511a34ffa145fe6fcbdc13e2d260f6defac52f1</text:p>
          </table:table-cell>
          <table:table-cell office:value="41000000064" office:value-type="float">
            <text:p>41000000064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2.47" office:value-type="float">
            <text:p>2.4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6T09:00:40.000Z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-type="string">
            <text:p>0x7a5e30929a711c4831efb0c3e21abfa031038ada</text:p>
          </table:table-cell>
          <table:table-cell office:value="41999999002" office:value-type="float">
            <text:p>41999999002</text:p>
          </table:table-cell>
          <table:table-cell office:value-type="string">
            <text:p>reimburser</text:p>
          </table:table-cell>
          <table:table-cell office:value="188.81" office:value-type="float">
            <text:p>188.8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6T09:00:12.000Z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-type="string">
            <text:p>0x7a5e30929a711c4831efb0c3e21abfa031038ada</text:p>
          </table:table-cell>
          <table:table-cell office:value="41999999002" office:value-type="float">
            <text:p>41999999002</text:p>
          </table:table-cell>
          <table:table-cell office:value-type="string">
            <text:p>reimburser</text:p>
          </table:table-cell>
          <table:table-cell office:value="182.64" office:value-type="float">
            <text:p>182.6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8:04:28.000Z</text:p>
          </table:table-cell>
          <table:table-cell office:value-type="string">
            <text:p>0xe2ff12a02dab583f14107e0f4eb0dda708c71ea1</text:p>
          </table:table-cell>
          <table:table-cell office:value="41000000049" office:value-type="float">
            <text:p>41000000049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2.19" office:value-type="float">
            <text:p>2.1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6:06:40.000Z</text:p>
          </table:table-cell>
          <table:table-cell office:value-type="string">
            <text:p>0x08e10af8bcf0cb850b6f659348123cbc9cc42652</text:p>
          </table:table-cell>
          <table:table-cell office:value="41000000015" office:value-type="float">
            <text:p>41000000015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5.97" office:value-type="float">
            <text:p>5.9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7:08:06.000Z</text:p>
          </table:table-cell>
          <table:table-cell office:value-type="string">
            <text:p>0xdecc1cb1387e571999ad8faef78f86f2cc2cee74</text:p>
          </table:table-cell>
          <table:table-cell office:value="41000000083" office:value-type="float">
            <text:p>41000000083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5.65" office:value-type="float">
            <text:p>5.6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5:13:28.000Z</text:p>
          </table:table-cell>
          <table:table-cell office:value-type="string">
            <text:p>0x7cbc155b066005afa037918f130ad32fd0994836</text:p>
          </table:table-cell>
          <table:table-cell office:value="41000000100" office:value-type="float">
            <text:p>41000000100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4.21" office:value-type="float">
            <text:p>4.2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2:08:28.000Z</text:p>
          </table:table-cell>
          <table:table-cell office:value-type="string">
            <text:p>0x64aa31e60e30e3c94bd85d9c2054eebdf0787829</text:p>
          </table:table-cell>
          <table:table-cell office:value="41000000012" office:value-type="float">
            <text:p>41000000012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4.33" office:value-type="float">
            <text:p>4.3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2:01:03.000Z</text:p>
          </table:table-cell>
          <table:table-cell office:value-type="string">
            <text:p>0x459707317d953bff478009cee38859c6e22ad7fa</text:p>
          </table:table-cell>
          <table:table-cell office:value="41000000047" office:value-type="float">
            <text:p>41000000047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0.8" office:value-type="float">
            <text:p>0.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0:11:57.000Z</text:p>
          </table:table-cell>
          <table:table-cell office:value-type="string">
            <text:p>0x888d4ee31ff233e9cf50c0850d2dbc1650bbb198</text:p>
          </table:table-cell>
          <table:table-cell office:value="41000000018" office:value-type="float">
            <text:p>41000000018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0.2" office:value-type="float">
            <text:p>0.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0:13:10.000Z</text:p>
          </table:table-cell>
          <table:table-cell office:value-type="string">
            <text:p>0xee6ed82305e5cca6b14e9fc719c858a25a538654</text:p>
          </table:table-cell>
          <table:table-cell office:value="41000000046" office:value-type="float">
            <text:p>41000000046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1.1" office:value-type="float">
            <text:p>1.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7:06:50.000Z</text:p>
          </table:table-cell>
          <table:table-cell office:value-type="string">
            <text:p>0x21a9ea1569ab055ed416fa74710d103553e645bb</text:p>
          </table:table-cell>
          <table:table-cell office:value="41000000050" office:value-type="float">
            <text:p>41000000050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0.9" office:value-type="float">
            <text:p>0.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2:03:16.000Z</text:p>
          </table:table-cell>
          <table:table-cell office:value-type="string">
            <text:p>0x4acc1a4caef311debe3ccb878065e8e7d07462b8</text:p>
          </table:table-cell>
          <table:table-cell office:value="41000000095" office:value-type="float">
            <text:p>41000000095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1.26" office:value-type="float">
            <text:p>1.2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0:11:49.000Z</text:p>
          </table:table-cell>
          <table:table-cell office:value-type="string">
            <text:p>0x93a20181a3a317e477aded569e3bd64aae3b5805</text:p>
          </table:table-cell>
          <table:table-cell office:value="41000000076" office:value-type="float">
            <text:p>41000000076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1.93" office:value-type="float">
            <text:p>1.9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7:02:18.000Z</text:p>
          </table:table-cell>
          <table:table-cell office:value-type="string">
            <text:p>0x08e10af8bcf0cb850b6f659348123cbc9cc42652</text:p>
          </table:table-cell>
          <table:table-cell office:value="41000000015" office:value-type="float">
            <text:p>41000000015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5.6" office:value-type="float">
            <text:p>5.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5:06:07.000Z</text:p>
          </table:table-cell>
          <table:table-cell office:value-type="string">
            <text:p>0x18bad7285915518500fb03bb631353eb5fc6d9e1</text:p>
          </table:table-cell>
          <table:table-cell office:value="41000000073" office:value-type="float">
            <text:p>41000000073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4.83" office:value-type="float">
            <text:p>4.8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5:12:41.000Z</text:p>
          </table:table-cell>
          <table:table-cell office:value-type="string">
            <text:p>0x1e4ffaf2ec8172b9af8ecb4a5c65fa2f97de187d</text:p>
          </table:table-cell>
          <table:table-cell office:value="41000000045" office:value-type="float">
            <text:p>41000000045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0.4" office:value-type="float">
            <text:p>0.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1:13:06.000Z</text:p>
          </table:table-cell>
          <table:table-cell office:value-type="string">
            <text:p>0x0f832bc6ee10ab5a476d0415379ff8b61858eac6</text:p>
          </table:table-cell>
          <table:table-cell office:value="41000000022" office:value-type="float">
            <text:p>41000000022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0.53" office:value-type="float">
            <text:p>0.5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0:11:15.000Z</text:p>
          </table:table-cell>
          <table:table-cell office:value-type="string">
            <text:p>0x06db6a53ddf35aa6177a3a1f2a2da7be6fb6cb50</text:p>
          </table:table-cell>
          <table:table-cell office:value="41000000096" office:value-type="float">
            <text:p>41000000096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3.87" office:value-type="float">
            <text:p>3.8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7:06:06.000Z</text:p>
          </table:table-cell>
          <table:table-cell office:value-type="string">
            <text:p>0xdecc1cb1387e571999ad8faef78f86f2cc2cee74</text:p>
          </table:table-cell>
          <table:table-cell office:value="41000000083" office:value-type="float">
            <text:p>41000000083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3.39" office:value-type="float">
            <text:p>3.3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5:11:32.000Z</text:p>
          </table:table-cell>
          <table:table-cell office:value-type="string">
            <text:p>0xd1332c2ce50ac3a9be37119450f1ee909d271052</text:p>
          </table:table-cell>
          <table:table-cell office:value="41000000036" office:value-type="float">
            <text:p>41000000036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0.82" office:value-type="float">
            <text:p>0.8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4:10:41.000Z</text:p>
          </table:table-cell>
          <table:table-cell office:value-type="string">
            <text:p>0x240bcba2e91ec605d2e1d5368d3a6ab836e0946d</text:p>
          </table:table-cell>
          <table:table-cell office:value="41000000033" office:value-type="float">
            <text:p>41000000033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4.38" office:value-type="float">
            <text:p>4.3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4:10:41.000Z</text:p>
          </table:table-cell>
          <table:table-cell office:value-type="string">
            <text:p>0x80f9c2c776a1ecc436d8c80393419bcf144bec7c</text:p>
          </table:table-cell>
          <table:table-cell office:value="41000000093" office:value-type="float">
            <text:p>41000000093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4.49" office:value-type="float">
            <text:p>4.4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8:03:51.000Z</text:p>
          </table:table-cell>
          <table:table-cell office:value-type="string">
            <text:p>0xe541b078f0b0bd7e6d89b904a6a0619b1ba79525</text:p>
          </table:table-cell>
          <table:table-cell office:value="41000000028" office:value-type="float">
            <text:p>41000000028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1.45" office:value-type="float">
            <text:p>1.4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7:06:06.000Z</text:p>
          </table:table-cell>
          <table:table-cell office:value-type="string">
            <text:p>0xa9ad20615ba68c3e8fc549dd8b34854b8105cca2</text:p>
          </table:table-cell>
          <table:table-cell office:value="41000000052" office:value-type="float">
            <text:p>41000000052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5.1" office:value-type="float">
            <text:p>5.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8:04:35.000Z</text:p>
          </table:table-cell>
          <table:table-cell office:value-type="string">
            <text:p>0x389a9c49b165ee0d0d22eb535a567c1efc3d47f2</text:p>
          </table:table-cell>
          <table:table-cell office:value="41000000075" office:value-type="float">
            <text:p>41000000075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2.88" office:value-type="float">
            <text:p>2.8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3:02:19.000Z</text:p>
          </table:table-cell>
          <table:table-cell office:value-type="string">
            <text:p>0xd1332c2ce50ac3a9be37119450f1ee909d271052</text:p>
          </table:table-cell>
          <table:table-cell office:value="41000000036" office:value-type="float">
            <text:p>41000000036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5.51" office:value-type="float">
            <text:p>5.5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8:02:56.000Z</text:p>
          </table:table-cell>
          <table:table-cell office:value-type="string">
            <text:p>0x736c679ea2ce04e8c61eca6c39a7c928f3ed49cd</text:p>
          </table:table-cell>
          <table:table-cell office:value="41000000082" office:value-type="float">
            <text:p>41000000082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1.68" office:value-type="float">
            <text:p>1.6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7:05:27.000Z</text:p>
          </table:table-cell>
          <table:table-cell office:value-type="string">
            <text:p>0xd1332c2ce50ac3a9be37119450f1ee909d271052</text:p>
          </table:table-cell>
          <table:table-cell office:value="41000000036" office:value-type="float">
            <text:p>41000000036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2.95" office:value-type="float">
            <text:p>2.9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1:07:57.000Z</text:p>
          </table:table-cell>
          <table:table-cell office:value-type="string">
            <text:p>0x084629cf3f5cbc6f37f2a8f7ce4bc4555802ea76</text:p>
          </table:table-cell>
          <table:table-cell office:value="41000000038" office:value-type="float">
            <text:p>41000000038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4.93" office:value-type="float">
            <text:p>4.9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5:11:04.000Z</text:p>
          </table:table-cell>
          <table:table-cell office:value-type="string">
            <text:p>0x80f9c2c776a1ecc436d8c80393419bcf144bec7c</text:p>
          </table:table-cell>
          <table:table-cell office:value="41000000093" office:value-type="float">
            <text:p>41000000093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0.26" office:value-type="float">
            <text:p>0.2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8:11:19.000Z</text:p>
          </table:table-cell>
          <table:table-cell office:value-type="string">
            <text:p>0x21a9ea1569ab055ed416fa74710d103553e645bb</text:p>
          </table:table-cell>
          <table:table-cell office:value="41000000050" office:value-type="float">
            <text:p>41000000050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2.61" office:value-type="float">
            <text:p>2.6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4:00:14.000Z</text:p>
          </table:table-cell>
          <table:table-cell office:value-type="string">
            <text:p>0xb41d12e813a24b373f0e9bfe4382badca0b09e0a</text:p>
          </table:table-cell>
          <table:table-cell office:value="41000000025" office:value-type="float">
            <text:p>41000000025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1.55" office:value-type="float">
            <text:p>1.5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3:00:12.000Z</text:p>
          </table:table-cell>
          <table:table-cell office:value-type="string">
            <text:p>0x2a7d90f960eaa399ddf76a26818f56f98bf3ec2c</text:p>
          </table:table-cell>
          <table:table-cell office:value="41000000084" office:value-type="float">
            <text:p>41000000084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3.42" office:value-type="float">
            <text:p>3.4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4:04:45.000Z</text:p>
          </table:table-cell>
          <table:table-cell office:value-type="string">
            <text:p>0x2e8a4d3cce2f75323a06c16dd7c86e3b9145fa7b</text:p>
          </table:table-cell>
          <table:table-cell office:value="41000000090" office:value-type="float">
            <text:p>41000000090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1.7" office:value-type="float">
            <text:p>1.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8:02:26.000Z</text:p>
          </table:table-cell>
          <table:table-cell office:value-type="string">
            <text:p>0xa8f07d33ec898608b843e7851bf86563f2a30a14</text:p>
          </table:table-cell>
          <table:table-cell office:value="41000000040" office:value-type="float">
            <text:p>41000000040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2.2" office:value-type="float">
            <text:p>2.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7:04:32.000Z</text:p>
          </table:table-cell>
          <table:table-cell office:value-type="string">
            <text:p>0xd7560c0879ecfcd6deeb0c65f84f704942520fbf</text:p>
          </table:table-cell>
          <table:table-cell office:value="41000000081" office:value-type="float">
            <text:p>41000000081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1.1" office:value-type="float">
            <text:p>1.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6:02:54.000Z</text:p>
          </table:table-cell>
          <table:table-cell office:value-type="string">
            <text:p>0xdecc1cb1387e571999ad8faef78f86f2cc2cee74</text:p>
          </table:table-cell>
          <table:table-cell office:value="41000000083" office:value-type="float">
            <text:p>41000000083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2.36" office:value-type="float">
            <text:p>2.3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8:00:38.000Z</text:p>
          </table:table-cell>
          <table:table-cell office:value-type="string">
            <text:p>0xe4a8e3cd2f9cd4214f02d6e1d725656f1f33e038</text:p>
          </table:table-cell>
          <table:table-cell office:value="41000000035" office:value-type="float">
            <text:p>41000000035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1.8" office:value-type="float">
            <text:p>1.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8:10:37.000Z</text:p>
          </table:table-cell>
          <table:table-cell office:value-type="string">
            <text:p>0xd4d589efc093e76cf973831a19014414fd9f9023</text:p>
          </table:table-cell>
          <table:table-cell office:value="41000000063" office:value-type="float">
            <text:p>41000000063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5.71" office:value-type="float">
            <text:p>5.7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5:10:15.000Z</text:p>
          </table:table-cell>
          <table:table-cell office:value-type="string">
            <text:p>0x0beff5a039070c5cde5607605814be4ee657256b</text:p>
          </table:table-cell>
          <table:table-cell office:value="41000000030" office:value-type="float">
            <text:p>41000000030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5.65" office:value-type="float">
            <text:p>5.6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4:02:51.000Z</text:p>
          </table:table-cell>
          <table:table-cell office:value-type="string">
            <text:p>0xc1736b474ff97c4135b0fe51db4c69047ee4b3fe</text:p>
          </table:table-cell>
          <table:table-cell office:value="41000000011" office:value-type="float">
            <text:p>41000000011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4.2" office:value-type="float">
            <text:p>4.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8:09:26.000Z</text:p>
          </table:table-cell>
          <table:table-cell office:value-type="string">
            <text:p>0x5cf26741a38806a3767adc269dfd5d5bd38be706</text:p>
          </table:table-cell>
          <table:table-cell office:value="41000000072" office:value-type="float">
            <text:p>41000000072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0.1" office:value-type="float">
            <text:p>0.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9:00:23.000Z</text:p>
          </table:table-cell>
          <table:table-cell office:value-type="string">
            <text:p>0xee6ed82305e5cca6b14e9fc719c858a25a538654</text:p>
          </table:table-cell>
          <table:table-cell office:value="41000000046" office:value-type="float">
            <text:p>41000000046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1.12" office:value-type="float">
            <text:p>1.1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2:03:38.000Z</text:p>
          </table:table-cell>
          <table:table-cell office:value-type="string">
            <text:p>0x15a5fbcfa938bb48bb702bf8dbd8512d96c951ee</text:p>
          </table:table-cell>
          <table:table-cell office:value="41000000068" office:value-type="float">
            <text:p>41000000068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5.84" office:value-type="float">
            <text:p>5.8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0:03:33.000Z</text:p>
          </table:table-cell>
          <table:table-cell office:value-type="string">
            <text:p>0xd3828b61c8c9429822e449a82307a34cae14788d</text:p>
          </table:table-cell>
          <table:table-cell office:value="41000000055" office:value-type="float">
            <text:p>41000000055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4.94" office:value-type="float">
            <text:p>4.9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5:12:14.000Z</text:p>
          </table:table-cell>
          <table:table-cell office:value-type="string">
            <text:p>0xd7560c0879ecfcd6deeb0c65f84f704942520fbf</text:p>
          </table:table-cell>
          <table:table-cell office:value="41000000081" office:value-type="float">
            <text:p>41000000081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3.11" office:value-type="float">
            <text:p>3.1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1:07:24.000Z</text:p>
          </table:table-cell>
          <table:table-cell office:value-type="string">
            <text:p>0xe2ff12a02dab583f14107e0f4eb0dda708c71ea1</text:p>
          </table:table-cell>
          <table:table-cell office:value="41000000049" office:value-type="float">
            <text:p>41000000049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0.98" office:value-type="float">
            <text:p>0.9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7:03:34.000Z</text:p>
          </table:table-cell>
          <table:table-cell office:value-type="string">
            <text:p>0x85ecb7702122b0ec0d316af7b42d95bc4f380f43</text:p>
          </table:table-cell>
          <table:table-cell office:value="41000000078" office:value-type="float">
            <text:p>41000000078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5.8" office:value-type="float">
            <text:p>5.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9:08:24.000Z</text:p>
          </table:table-cell>
          <table:table-cell office:value-type="string">
            <text:p>0x2daf53521c778f8dba7f63e93415354e9936fc06</text:p>
          </table:table-cell>
          <table:table-cell office:value="41000000098" office:value-type="float">
            <text:p>41000000098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5.3" office:value-type="float">
            <text:p>5.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3:02:50.000Z</text:p>
          </table:table-cell>
          <table:table-cell office:value-type="string">
            <text:p>0xee6ed82305e5cca6b14e9fc719c858a25a538654</text:p>
          </table:table-cell>
          <table:table-cell office:value="41000000046" office:value-type="float">
            <text:p>41000000046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3.62" office:value-type="float">
            <text:p>3.6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2:02:52.000Z</text:p>
          </table:table-cell>
          <table:table-cell office:value-type="string">
            <text:p>0xd3828b61c8c9429822e449a82307a34cae14788d</text:p>
          </table:table-cell>
          <table:table-cell office:value="41000000055" office:value-type="float">
            <text:p>41000000055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5.24" office:value-type="float">
            <text:p>5.2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8:10:03.000Z</text:p>
          </table:table-cell>
          <table:table-cell office:value-type="string">
            <text:p>0xe541b078f0b0bd7e6d89b904a6a0619b1ba79525</text:p>
          </table:table-cell>
          <table:table-cell office:value="41000000028" office:value-type="float">
            <text:p>41000000028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5.22" office:value-type="float">
            <text:p>5.2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8:10:16.000Z</text:p>
          </table:table-cell>
          <table:table-cell office:value-type="string">
            <text:p>0xad9e330fee8d45565e9b9183dfebc70aa3d06533</text:p>
          </table:table-cell>
          <table:table-cell office:value="41000000057" office:value-type="float">
            <text:p>41000000057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2.46" office:value-type="float">
            <text:p>2.4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8:07:55.000Z</text:p>
          </table:table-cell>
          <table:table-cell office:value-type="string">
            <text:p>0x888d4ee31ff233e9cf50c0850d2dbc1650bbb198</text:p>
          </table:table-cell>
          <table:table-cell office:value="41000000018" office:value-type="float">
            <text:p>41000000018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3.39" office:value-type="float">
            <text:p>3.3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5:06:07.000Z</text:p>
          </table:table-cell>
          <table:table-cell office:value-type="string">
            <text:p>0x4e3a6652a4aa17242de782f40fa5195eabecd529</text:p>
          </table:table-cell>
          <table:table-cell office:value="41000000043" office:value-type="float">
            <text:p>41000000043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3.32" office:value-type="float">
            <text:p>3.3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7:03:28.000Z</text:p>
          </table:table-cell>
          <table:table-cell office:value-type="string">
            <text:p>0xa100453eabecca24d252e1c98ae8406ae81e1b27</text:p>
          </table:table-cell>
          <table:table-cell office:value="41000000037" office:value-type="float">
            <text:p>41000000037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4.71" office:value-type="float">
            <text:p>4.7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7:12:15.000Z</text:p>
          </table:table-cell>
          <table:table-cell office:value-type="string">
            <text:p>0xd7560c0879ecfcd6deeb0c65f84f704942520fbf</text:p>
          </table:table-cell>
          <table:table-cell office:value="41000000081" office:value-type="float">
            <text:p>41000000081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3.25" office:value-type="float">
            <text:p>3.2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1:04:11.000Z</text:p>
          </table:table-cell>
          <table:table-cell office:value-type="string">
            <text:p>0xd7560c0879ecfcd6deeb0c65f84f704942520fbf</text:p>
          </table:table-cell>
          <table:table-cell office:value="41000000081" office:value-type="float">
            <text:p>41000000081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1.48" office:value-type="float">
            <text:p>1.4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5:03:49.000Z</text:p>
          </table:table-cell>
          <table:table-cell office:value-type="string">
            <text:p>0x4acc1a4caef311debe3ccb878065e8e7d07462b8</text:p>
          </table:table-cell>
          <table:table-cell office:value="41000000095" office:value-type="float">
            <text:p>41000000095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0.55" office:value-type="float">
            <text:p>0.5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7:12:15.000Z</text:p>
          </table:table-cell>
          <table:table-cell office:value-type="string">
            <text:p>0x03182e808e79943f4f6b77bca55791964ca4c9dd</text:p>
          </table:table-cell>
          <table:table-cell office:value="41000000071" office:value-type="float">
            <text:p>41000000071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3.68" office:value-type="float">
            <text:p>3.6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7:11:07.000Z</text:p>
          </table:table-cell>
          <table:table-cell office:value-type="string">
            <text:p>0xb033efb213d7c84ed879f4ab549f9bede262e258</text:p>
          </table:table-cell>
          <table:table-cell office:value="41000000087" office:value-type="float">
            <text:p>41000000087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1.62" office:value-type="float">
            <text:p>1.6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4:09:22.000Z</text:p>
          </table:table-cell>
          <table:table-cell office:value-type="string">
            <text:p>0x39fe8aa20ef17b2a7c9c605e80b0562eacf73b6e</text:p>
          </table:table-cell>
          <table:table-cell office:value="41000000091" office:value-type="float">
            <text:p>41000000091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1.15" office:value-type="float">
            <text:p>1.1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6:02:08.000Z</text:p>
          </table:table-cell>
          <table:table-cell office:value-type="string">
            <text:p>0x4df5982c39df0e216ed70a48912b374cef97b152</text:p>
          </table:table-cell>
          <table:table-cell office:value="41000000013" office:value-type="float">
            <text:p>41000000013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4.9" office:value-type="float">
            <text:p>4.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6:10:24.000Z</text:p>
          </table:table-cell>
          <table:table-cell office:value-type="string">
            <text:p>0x8b26fee8c5673869a9d7c4cdc66ea2588e886467</text:p>
          </table:table-cell>
          <table:table-cell office:value="41000000016" office:value-type="float">
            <text:p>41000000016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4.6" office:value-type="float">
            <text:p>4.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4:04:31.000Z</text:p>
          </table:table-cell>
          <table:table-cell office:value-type="string">
            <text:p>0x85ecb7702122b0ec0d316af7b42d95bc4f380f43</text:p>
          </table:table-cell>
          <table:table-cell office:value="41000000078" office:value-type="float">
            <text:p>41000000078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0.29" office:value-type="float">
            <text:p>0.2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7:11:34.000Z</text:p>
          </table:table-cell>
          <table:table-cell office:value-type="string">
            <text:p>0xc1736b474ff97c4135b0fe51db4c69047ee4b3fe</text:p>
          </table:table-cell>
          <table:table-cell office:value="41000000011" office:value-type="float">
            <text:p>41000000011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3.82" office:value-type="float">
            <text:p>3.8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6:00:31.000Z</text:p>
          </table:table-cell>
          <table:table-cell office:value-type="string">
            <text:p>0x3cfe13231a367243da3d53fdbaadb42a4e79822b</text:p>
          </table:table-cell>
          <table:table-cell office:value="41000000031" office:value-type="float">
            <text:p>41000000031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3.41" office:value-type="float">
            <text:p>3.4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8:04:56.000Z</text:p>
          </table:table-cell>
          <table:table-cell office:value-type="string">
            <text:p>0xcbf7d71a4ebd4ca865585a74511d1fc2489211ea</text:p>
          </table:table-cell>
          <table:table-cell office:value="41000000065" office:value-type="float">
            <text:p>41000000065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4.45" office:value-type="float">
            <text:p>4.4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7:00:47.000Z</text:p>
          </table:table-cell>
          <table:table-cell office:value-type="string">
            <text:p>0xf2c1cdd995ae0c165af2927b234d89c53f7dad03</text:p>
          </table:table-cell>
          <table:table-cell office:value="41000000051" office:value-type="float">
            <text:p>41000000051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1.32" office:value-type="float">
            <text:p>1.3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6:01:28.000Z</text:p>
          </table:table-cell>
          <table:table-cell office:value-type="string">
            <text:p>0x892c2c4458d93b5a1d182ccfb7c2fd6268853885</text:p>
          </table:table-cell>
          <table:table-cell office:value="41000000042" office:value-type="float">
            <text:p>41000000042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0.72" office:value-type="float">
            <text:p>0.7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8:01:56.000Z</text:p>
          </table:table-cell>
          <table:table-cell office:value-type="string">
            <text:p>0x892c2c4458d93b5a1d182ccfb7c2fd6268853885</text:p>
          </table:table-cell>
          <table:table-cell office:value="41000000042" office:value-type="float">
            <text:p>41000000042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4.3" office:value-type="float">
            <text:p>4.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1:09:35.000Z</text:p>
          </table:table-cell>
          <table:table-cell office:value-type="string">
            <text:p>0xdecc1cb1387e571999ad8faef78f86f2cc2cee74</text:p>
          </table:table-cell>
          <table:table-cell office:value="41000000083" office:value-type="float">
            <text:p>41000000083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3.61" office:value-type="float">
            <text:p>3.6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8:00:58.000Z</text:p>
          </table:table-cell>
          <table:table-cell office:value-type="string">
            <text:p>0x15a5fbcfa938bb48bb702bf8dbd8512d96c951ee</text:p>
          </table:table-cell>
          <table:table-cell office:value="41000000068" office:value-type="float">
            <text:p>41000000068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4.27" office:value-type="float">
            <text:p>4.2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2:08:56.000Z</text:p>
          </table:table-cell>
          <table:table-cell office:value-type="string">
            <text:p>0x6014216007f628e33bfc71120d1cf7e95e740784</text:p>
          </table:table-cell>
          <table:table-cell office:value="41000000039" office:value-type="float">
            <text:p>41000000039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1.19" office:value-type="float">
            <text:p>1.1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4:03:37.000Z</text:p>
          </table:table-cell>
          <table:table-cell office:value-type="string">
            <text:p>0x590f52c9d895c1f2c905adbdd4762c3a5d4fe63c</text:p>
          </table:table-cell>
          <table:table-cell office:value="41000000027" office:value-type="float">
            <text:p>41000000027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3.13" office:value-type="float">
            <text:p>3.1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8:00:07.000Z</text:p>
          </table:table-cell>
          <table:table-cell office:value-type="string">
            <text:p>0x18bad7285915518500fb03bb631353eb5fc6d9e1</text:p>
          </table:table-cell>
          <table:table-cell office:value="41000000073" office:value-type="float">
            <text:p>41000000073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4.91" office:value-type="float">
            <text:p>4.9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3:07:42.000Z</text:p>
          </table:table-cell>
          <table:table-cell office:value-type="string">
            <text:p>0x892c2c4458d93b5a1d182ccfb7c2fd6268853885</text:p>
          </table:table-cell>
          <table:table-cell office:value="41000000042" office:value-type="float">
            <text:p>41000000042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5.16" office:value-type="float">
            <text:p>5.1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8:08:41.000Z</text:p>
          </table:table-cell>
          <table:table-cell office:value-type="string">
            <text:p>0xdc6b0f39c8f7ee96d9017cb991def306e8706c8c</text:p>
          </table:table-cell>
          <table:table-cell office:value="41000000097" office:value-type="float">
            <text:p>41000000097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2.27" office:value-type="float">
            <text:p>2.2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3:11:54.000Z</text:p>
          </table:table-cell>
          <table:table-cell office:value-type="string">
            <text:p>0xba1633dba5a7a0e96f4378c005db0a88e3c1ee81</text:p>
          </table:table-cell>
          <table:table-cell office:value="41000000077" office:value-type="float">
            <text:p>41000000077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0.34" office:value-type="float">
            <text:p>0.3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0:10:10.000Z</text:p>
          </table:table-cell>
          <table:table-cell office:value-type="string">
            <text:p>0x0024fc81c743093ffe692c99dc989a947076e692</text:p>
          </table:table-cell>
          <table:table-cell office:value="41000000032" office:value-type="float">
            <text:p>41000000032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1.97" office:value-type="float">
            <text:p>1.9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6:07:44.000Z</text:p>
          </table:table-cell>
          <table:table-cell office:value-type="string">
            <text:p>0x68f70597203fb22e29da24436a621e622fa8d4b3</text:p>
          </table:table-cell>
          <table:table-cell office:value="41000000092" office:value-type="float">
            <text:p>41000000092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1.51" office:value-type="float">
            <text:p>1.5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6:08:39.000Z</text:p>
          </table:table-cell>
          <table:table-cell office:value-type="string">
            <text:p>0xa52ed585a3db00bfb2401da059a20da9d9157e17</text:p>
          </table:table-cell>
          <table:table-cell office:value="41000000060" office:value-type="float">
            <text:p>41000000060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0.74" office:value-type="float">
            <text:p>0.7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5:05:13.000Z</text:p>
          </table:table-cell>
          <table:table-cell office:value-type="string">
            <text:p>0xac402571f9ffaa9f3333604439998589de716e85</text:p>
          </table:table-cell>
          <table:table-cell office:value="41000000070" office:value-type="float">
            <text:p>41000000070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1.83" office:value-type="float">
            <text:p>1.8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0:10:37.000Z</text:p>
          </table:table-cell>
          <table:table-cell office:value-type="string">
            <text:p>0xa3486a69e2a57c809b5717eb7f94c766ddc8d040</text:p>
          </table:table-cell>
          <table:table-cell office:value="41000000080" office:value-type="float">
            <text:p>41000000080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0.59" office:value-type="float">
            <text:p>0.5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7:05:40.000Z</text:p>
          </table:table-cell>
          <table:table-cell office:value-type="string">
            <text:p>0x93a20181a3a317e477aded569e3bd64aae3b5805</text:p>
          </table:table-cell>
          <table:table-cell office:value="41000000076" office:value-type="float">
            <text:p>41000000076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5.11" office:value-type="float">
            <text:p>5.1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2:02:52.000Z</text:p>
          </table:table-cell>
          <table:table-cell office:value-type="string">
            <text:p>0x3ad1e94b8fbb29c11eb6e7e6fa4b1146928e0db8</text:p>
          </table:table-cell>
          <table:table-cell office:value="41000000062" office:value-type="float">
            <text:p>41000000062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0.68" office:value-type="float">
            <text:p>0.6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1:05:42.000Z</text:p>
          </table:table-cell>
          <table:table-cell office:value-type="string">
            <text:p>0x3ad1e94b8fbb29c11eb6e7e6fa4b1146928e0db8</text:p>
          </table:table-cell>
          <table:table-cell office:value="41000000062" office:value-type="float">
            <text:p>41000000062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2.36" office:value-type="float">
            <text:p>2.3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1:08:13.000Z</text:p>
          </table:table-cell>
          <table:table-cell office:value-type="string">
            <text:p>0xee6ed82305e5cca6b14e9fc719c858a25a538654</text:p>
          </table:table-cell>
          <table:table-cell office:value="41000000046" office:value-type="float">
            <text:p>41000000046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3.23" office:value-type="float">
            <text:p>3.2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7:08:19.000Z</text:p>
          </table:table-cell>
          <table:table-cell office:value-type="string">
            <text:p>0xee6ed82305e5cca6b14e9fc719c858a25a538654</text:p>
          </table:table-cell>
          <table:table-cell office:value="41000000046" office:value-type="float">
            <text:p>41000000046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5.74" office:value-type="float">
            <text:p>5.7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3:01:27.000Z</text:p>
          </table:table-cell>
          <table:table-cell office:value-type="string">
            <text:p>0x52f3ca04a4fcea2e2e95e99fd3ccd9c4572fc1f9</text:p>
          </table:table-cell>
          <table:table-cell office:value="41000000089" office:value-type="float">
            <text:p>41000000089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4.88" office:value-type="float">
            <text:p>4.8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1:05:39.000Z</text:p>
          </table:table-cell>
          <table:table-cell office:value-type="string">
            <text:p>0x08e10af8bcf0cb850b6f659348123cbc9cc42652</text:p>
          </table:table-cell>
          <table:table-cell office:value="41000000015" office:value-type="float">
            <text:p>41000000015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2.25" office:value-type="float">
            <text:p>2.2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8:02:53.000Z</text:p>
          </table:table-cell>
          <table:table-cell office:value-type="string">
            <text:p>0x0511a34ffa145fe6fcbdc13e2d260f6defac52f1</text:p>
          </table:table-cell>
          <table:table-cell office:value="41000000064" office:value-type="float">
            <text:p>41000000064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5.62" office:value-type="float">
            <text:p>5.6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4:11:51.000Z</text:p>
          </table:table-cell>
          <table:table-cell office:value-type="string">
            <text:p>0xf0fe752bd3a150e93274d5f5c5d551a682da166c</text:p>
          </table:table-cell>
          <table:table-cell office:value="41000000088" office:value-type="float">
            <text:p>41000000088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2.6" office:value-type="float">
            <text:p>2.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7:07:09.000Z</text:p>
          </table:table-cell>
          <table:table-cell office:value-type="string">
            <text:p>0x8b26fee8c5673869a9d7c4cdc66ea2588e886467</text:p>
          </table:table-cell>
          <table:table-cell office:value="41000000016" office:value-type="float">
            <text:p>41000000016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2.14" office:value-type="float">
            <text:p>2.1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8:12:37.000Z</text:p>
          </table:table-cell>
          <table:table-cell office:value-type="string">
            <text:p>0x21a9ea1569ab055ed416fa74710d103553e645bb</text:p>
          </table:table-cell>
          <table:table-cell office:value="41000000050" office:value-type="float">
            <text:p>41000000050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3.58" office:value-type="float">
            <text:p>3.5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2:11:24.000Z</text:p>
          </table:table-cell>
          <table:table-cell office:value-type="string">
            <text:p>0x987385dba176c630391d41aa83eaa4f8d23777c6</text:p>
          </table:table-cell>
          <table:table-cell office:value="41000000014" office:value-type="float">
            <text:p>41000000014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0.1" office:value-type="float">
            <text:p>0.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6:08:10.000Z</text:p>
          </table:table-cell>
          <table:table-cell office:value-type="string">
            <text:p>0x08e10af8bcf0cb850b6f659348123cbc9cc42652</text:p>
          </table:table-cell>
          <table:table-cell office:value="41000000015" office:value-type="float">
            <text:p>41000000015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3.87" office:value-type="float">
            <text:p>3.8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5:03:49.000Z</text:p>
          </table:table-cell>
          <table:table-cell office:value-type="string">
            <text:p>0xf93248244aec8846ca48d143843f5854eb79a0cb</text:p>
          </table:table-cell>
          <table:table-cell office:value="41000000079" office:value-type="float">
            <text:p>41000000079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2.97" office:value-type="float">
            <text:p>2.9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5:06:36.000Z</text:p>
          </table:table-cell>
          <table:table-cell office:value-type="string">
            <text:p>0xdecc1cb1387e571999ad8faef78f86f2cc2cee74</text:p>
          </table:table-cell>
          <table:table-cell office:value="41000000083" office:value-type="float">
            <text:p>41000000083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1.23" office:value-type="float">
            <text:p>1.2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7:05:30.000Z</text:p>
          </table:table-cell>
          <table:table-cell office:value-type="string">
            <text:p>0x54761d22093aebc542107d143d6ff2b1bff4c8c0</text:p>
          </table:table-cell>
          <table:table-cell office:value="41000000094" office:value-type="float">
            <text:p>41000000094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4.78" office:value-type="float">
            <text:p>4.7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8:00:06.000Z</text:p>
          </table:table-cell>
          <table:table-cell office:value-type="string">
            <text:p>0xf93248244aec8846ca48d143843f5854eb79a0cb</text:p>
          </table:table-cell>
          <table:table-cell office:value="41000000079" office:value-type="float">
            <text:p>41000000079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1.39" office:value-type="float">
            <text:p>1.3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9:00:39.000Z</text:p>
          </table:table-cell>
          <table:table-cell office:value-type="string">
            <text:p>0x2a7d90f960eaa399ddf76a26818f56f98bf3ec2c</text:p>
          </table:table-cell>
          <table:table-cell office:value="41000000084" office:value-type="float">
            <text:p>41000000084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4.75" office:value-type="float">
            <text:p>4.7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7:09:31.000Z</text:p>
          </table:table-cell>
          <table:table-cell office:value-type="string">
            <text:p>0xa9ad20615ba68c3e8fc549dd8b34854b8105cca2</text:p>
          </table:table-cell>
          <table:table-cell office:value="41000000052" office:value-type="float">
            <text:p>41000000052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5.55" office:value-type="float">
            <text:p>5.5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3:11:11.000Z</text:p>
          </table:table-cell>
          <table:table-cell office:value-type="string">
            <text:p>0x39fe8aa20ef17b2a7c9c605e80b0562eacf73b6e</text:p>
          </table:table-cell>
          <table:table-cell office:value="41000000091" office:value-type="float">
            <text:p>41000000091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5.65" office:value-type="float">
            <text:p>5.6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7:08:37.000Z</text:p>
          </table:table-cell>
          <table:table-cell office:value-type="string">
            <text:p>0xcea3a1d2ed65dc80a8925974b60348a0c57f8f99</text:p>
          </table:table-cell>
          <table:table-cell office:value="41000000067" office:value-type="float">
            <text:p>41000000067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4.74" office:value-type="float">
            <text:p>4.7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4:07:01.000Z</text:p>
          </table:table-cell>
          <table:table-cell office:value-type="string">
            <text:p>0xa100453eabecca24d252e1c98ae8406ae81e1b27</text:p>
          </table:table-cell>
          <table:table-cell office:value="41000000037" office:value-type="float">
            <text:p>41000000037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2.83" office:value-type="float">
            <text:p>2.8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7:10:14.000Z</text:p>
          </table:table-cell>
          <table:table-cell office:value-type="string">
            <text:p>0x084629cf3f5cbc6f37f2a8f7ce4bc4555802ea76</text:p>
          </table:table-cell>
          <table:table-cell office:value="41000000038" office:value-type="float">
            <text:p>41000000038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3.85" office:value-type="float">
            <text:p>3.8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2:04:40.000Z</text:p>
          </table:table-cell>
          <table:table-cell office:value-type="string">
            <text:p>0xc1736b474ff97c4135b0fe51db4c69047ee4b3fe</text:p>
          </table:table-cell>
          <table:table-cell office:value="41000000011" office:value-type="float">
            <text:p>41000000011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0.82" office:value-type="float">
            <text:p>0.8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7:10:49.000Z</text:p>
          </table:table-cell>
          <table:table-cell office:value-type="string">
            <text:p>0xdc858c3916b849618f13c33b90e02c1e62b30177</text:p>
          </table:table-cell>
          <table:table-cell office:value="41000000054" office:value-type="float">
            <text:p>41000000054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1.15" office:value-type="float">
            <text:p>1.1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2:11:59.000Z</text:p>
          </table:table-cell>
          <table:table-cell office:value-type="string">
            <text:p>0x4e3a6652a4aa17242de782f40fa5195eabecd529</text:p>
          </table:table-cell>
          <table:table-cell office:value="41000000043" office:value-type="float">
            <text:p>41000000043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0.39" office:value-type="float">
            <text:p>0.3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7:02:35.000Z</text:p>
          </table:table-cell>
          <table:table-cell office:value-type="string">
            <text:p>0x4e3a6652a4aa17242de782f40fa5195eabecd529</text:p>
          </table:table-cell>
          <table:table-cell office:value="41000000043" office:value-type="float">
            <text:p>41000000043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5.98" office:value-type="float">
            <text:p>5.9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7:08:37.000Z</text:p>
          </table:table-cell>
          <table:table-cell office:value-type="string">
            <text:p>0x7cbc155b066005afa037918f130ad32fd0994836</text:p>
          </table:table-cell>
          <table:table-cell office:value="41000000100" office:value-type="float">
            <text:p>41000000100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1.9" office:value-type="float">
            <text:p>1.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2:10:28.000Z</text:p>
          </table:table-cell>
          <table:table-cell office:value-type="string">
            <text:p>0x838b3dbbeb5f2ad8aa3295a21cc3fa866e0b395a</text:p>
          </table:table-cell>
          <table:table-cell office:value="41000000023" office:value-type="float">
            <text:p>41000000023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5.31" office:value-type="float">
            <text:p>5.3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7:08:33.000Z</text:p>
          </table:table-cell>
          <table:table-cell office:value-type="string">
            <text:p>0xdc858c3916b849618f13c33b90e02c1e62b30177</text:p>
          </table:table-cell>
          <table:table-cell office:value="41000000054" office:value-type="float">
            <text:p>41000000054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3.2" office:value-type="float">
            <text:p>3.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9:07:00.000Z</text:p>
          </table:table-cell>
          <table:table-cell office:value-type="string">
            <text:p>0x47a73d4c6197d9a3700b6e87ac17e2f9786c98f0</text:p>
          </table:table-cell>
          <table:table-cell office:value="41000000034" office:value-type="float">
            <text:p>41000000034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0.73" office:value-type="float">
            <text:p>0.7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1:06:17.000Z</text:p>
          </table:table-cell>
          <table:table-cell office:value-type="string">
            <text:p>0x3cfe13231a367243da3d53fdbaadb42a4e79822b</text:p>
          </table:table-cell>
          <table:table-cell office:value="41000000031" office:value-type="float">
            <text:p>41000000031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0.16" office:value-type="float">
            <text:p>0.1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0:12:55.000Z</text:p>
          </table:table-cell>
          <table:table-cell office:value-type="string">
            <text:p>0x9c9932ad6f0205350e30fdc48e76014d1613059f</text:p>
          </table:table-cell>
          <table:table-cell office:value="41000000069" office:value-type="float">
            <text:p>41000000069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0.76" office:value-type="float">
            <text:p>0.7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1:00:08.000Z</text:p>
          </table:table-cell>
          <table:table-cell office:value-type="string">
            <text:p>0x2e7d28c289540a303b687fb410b45e2c6883cf7e</text:p>
          </table:table-cell>
          <table:table-cell office:value="41000000048" office:value-type="float">
            <text:p>41000000048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5.13" office:value-type="float">
            <text:p>5.1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6:10:16.000Z</text:p>
          </table:table-cell>
          <table:table-cell office:value-type="string">
            <text:p>0x240bcba2e91ec605d2e1d5368d3a6ab836e0946d</text:p>
          </table:table-cell>
          <table:table-cell office:value="41000000033" office:value-type="float">
            <text:p>41000000033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1.96" office:value-type="float">
            <text:p>1.9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8:00:55.000Z</text:p>
          </table:table-cell>
          <table:table-cell office:value-type="string">
            <text:p>0xcea3a1d2ed65dc80a8925974b60348a0c57f8f99</text:p>
          </table:table-cell>
          <table:table-cell office:value="41000000067" office:value-type="float">
            <text:p>41000000067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4.91" office:value-type="float">
            <text:p>4.9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4:03:02.000Z</text:p>
          </table:table-cell>
          <table:table-cell office:value-type="string">
            <text:p>0xa52ed585a3db00bfb2401da059a20da9d9157e17</text:p>
          </table:table-cell>
          <table:table-cell office:value="41000000060" office:value-type="float">
            <text:p>41000000060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1.62" office:value-type="float">
            <text:p>1.6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5:00:05.000Z</text:p>
          </table:table-cell>
          <table:table-cell office:value-type="string">
            <text:p>0xf65ece0f42930c244f0c5c1afba567ae43f70888</text:p>
          </table:table-cell>
          <table:table-cell office:value="41000000056" office:value-type="float">
            <text:p>41000000056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3.93" office:value-type="float">
            <text:p>3.9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2:00:33.000Z</text:p>
          </table:table-cell>
          <table:table-cell office:value-type="string">
            <text:p>0xa9ad20615ba68c3e8fc549dd8b34854b8105cca2</text:p>
          </table:table-cell>
          <table:table-cell office:value="41000000052" office:value-type="float">
            <text:p>41000000052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2.8" office:value-type="float">
            <text:p>2.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8:08:35.000Z</text:p>
          </table:table-cell>
          <table:table-cell office:value-type="string">
            <text:p>0xac402571f9ffaa9f3333604439998589de716e85</text:p>
          </table:table-cell>
          <table:table-cell office:value="41000000070" office:value-type="float">
            <text:p>41000000070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5.57" office:value-type="float">
            <text:p>5.5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2:12:28.000Z</text:p>
          </table:table-cell>
          <table:table-cell office:value-type="string">
            <text:p>0xf65ece0f42930c244f0c5c1afba567ae43f70888</text:p>
          </table:table-cell>
          <table:table-cell office:value="41000000056" office:value-type="float">
            <text:p>41000000056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3.46" office:value-type="float">
            <text:p>3.4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9:01:13.000Z</text:p>
          </table:table-cell>
          <table:table-cell office:value-type="string">
            <text:p>0xe4a8e3cd2f9cd4214f02d6e1d725656f1f33e038</text:p>
          </table:table-cell>
          <table:table-cell office:value="41000000035" office:value-type="float">
            <text:p>41000000035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0.18" office:value-type="float">
            <text:p>0.1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4:05:20.000Z</text:p>
          </table:table-cell>
          <table:table-cell office:value-type="string">
            <text:p>0x9c9932ad6f0205350e30fdc48e76014d1613059f</text:p>
          </table:table-cell>
          <table:table-cell office:value="41000000069" office:value-type="float">
            <text:p>41000000069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4.76" office:value-type="float">
            <text:p>4.7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8:02:30.000Z</text:p>
          </table:table-cell>
          <table:table-cell office:value-type="string">
            <text:p>0x18bad7285915518500fb03bb631353eb5fc6d9e1</text:p>
          </table:table-cell>
          <table:table-cell office:value="41000000073" office:value-type="float">
            <text:p>41000000073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2.21" office:value-type="float">
            <text:p>2.2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7:11:05.000Z</text:p>
          </table:table-cell>
          <table:table-cell office:value-type="string">
            <text:p>0x4acc1a4caef311debe3ccb878065e8e7d07462b8</text:p>
          </table:table-cell>
          <table:table-cell office:value="41000000095" office:value-type="float">
            <text:p>41000000095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2.8" office:value-type="float">
            <text:p>2.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8:02:11.000Z</text:p>
          </table:table-cell>
          <table:table-cell office:value-type="string">
            <text:p>0x0dfa0c30a2933cc460e0e2ceba5b4011f27cc844</text:p>
          </table:table-cell>
          <table:table-cell office:value="41000000029" office:value-type="float">
            <text:p>41000000029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3.19" office:value-type="float">
            <text:p>3.1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1:01:08.000Z</text:p>
          </table:table-cell>
          <table:table-cell office:value-type="string">
            <text:p>0xd7560c0879ecfcd6deeb0c65f84f704942520fbf</text:p>
          </table:table-cell>
          <table:table-cell office:value="41000000081" office:value-type="float">
            <text:p>41000000081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5.87" office:value-type="float">
            <text:p>5.8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1:01:08.000Z</text:p>
          </table:table-cell>
          <table:table-cell office:value-type="string">
            <text:p>0x08e10af8bcf0cb850b6f659348123cbc9cc42652</text:p>
          </table:table-cell>
          <table:table-cell office:value="41000000015" office:value-type="float">
            <text:p>41000000015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5.12" office:value-type="float">
            <text:p>5.1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2:04:54.000Z</text:p>
          </table:table-cell>
          <table:table-cell office:value-type="string">
            <text:p>0xdf28c26ca7b86294f489a3571220a78efe8a18b3</text:p>
          </table:table-cell>
          <table:table-cell office:value="41000000074" office:value-type="float">
            <text:p>41000000074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5.2" office:value-type="float">
            <text:p>5.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3:03:21.000Z</text:p>
          </table:table-cell>
          <table:table-cell office:value-type="string">
            <text:p>0x389a9c49b165ee0d0d22eb535a567c1efc3d47f2</text:p>
          </table:table-cell>
          <table:table-cell office:value="41000000075" office:value-type="float">
            <text:p>41000000075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2.8" office:value-type="float">
            <text:p>2.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7:10:14.000Z</text:p>
          </table:table-cell>
          <table:table-cell office:value-type="string">
            <text:p>0x68f70597203fb22e29da24436a621e622fa8d4b3</text:p>
          </table:table-cell>
          <table:table-cell office:value="41000000092" office:value-type="float">
            <text:p>41000000092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4.67" office:value-type="float">
            <text:p>4.6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8:13:31.000Z</text:p>
          </table:table-cell>
          <table:table-cell office:value-type="string">
            <text:p>0x116e1be7c92286c7dad93377c8bada9a7e717b34</text:p>
          </table:table-cell>
          <table:table-cell office:value="41000000099" office:value-type="float">
            <text:p>41000000099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3.85" office:value-type="float">
            <text:p>3.8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5:07:54.000Z</text:p>
          </table:table-cell>
          <table:table-cell office:value-type="string">
            <text:p>0x2daf53521c778f8dba7f63e93415354e9936fc06</text:p>
          </table:table-cell>
          <table:table-cell office:value="41000000098" office:value-type="float">
            <text:p>41000000098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2.3" office:value-type="float">
            <text:p>2.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7:02:01.000Z</text:p>
          </table:table-cell>
          <table:table-cell office:value-type="string">
            <text:p>0x240bcba2e91ec605d2e1d5368d3a6ab836e0946d</text:p>
          </table:table-cell>
          <table:table-cell office:value="41000000033" office:value-type="float">
            <text:p>41000000033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5.95" office:value-type="float">
            <text:p>5.9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2:01:46.000Z</text:p>
          </table:table-cell>
          <table:table-cell office:value-type="string">
            <text:p>0x54761d22093aebc542107d143d6ff2b1bff4c8c0</text:p>
          </table:table-cell>
          <table:table-cell office:value="41000000094" office:value-type="float">
            <text:p>41000000094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2.73" office:value-type="float">
            <text:p>2.7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4:03:02.000Z</text:p>
          </table:table-cell>
          <table:table-cell office:value-type="string">
            <text:p>0xadbd8912042146b1eac6856a393e52c1cef79327</text:p>
          </table:table-cell>
          <table:table-cell office:value="41000000021" office:value-type="float">
            <text:p>41000000021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3.93" office:value-type="float">
            <text:p>3.9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2:04:54.000Z</text:p>
          </table:table-cell>
          <table:table-cell office:value-type="string">
            <text:p>0x52f3ca04a4fcea2e2e95e99fd3ccd9c4572fc1f9</text:p>
          </table:table-cell>
          <table:table-cell office:value="41000000089" office:value-type="float">
            <text:p>41000000089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2.89" office:value-type="float">
            <text:p>2.8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5:11:24.000Z</text:p>
          </table:table-cell>
          <table:table-cell office:value-type="string">
            <text:p>0xaade0e5b33fbacd94a99ffa086052744976b17e0</text:p>
          </table:table-cell>
          <table:table-cell office:value="41000000086" office:value-type="float">
            <text:p>41000000086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3.52" office:value-type="float">
            <text:p>3.5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2:08:25.000Z</text:p>
          </table:table-cell>
          <table:table-cell office:value-type="string">
            <text:p>0x64f44f847bafbf3009d73dcf87bf73cde7d60373</text:p>
          </table:table-cell>
          <table:table-cell office:value="41000000061" office:value-type="float">
            <text:p>41000000061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5.55" office:value-type="float">
            <text:p>5.5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2:08:25.000Z</text:p>
          </table:table-cell>
          <table:table-cell office:value-type="string">
            <text:p>0xadbd8912042146b1eac6856a393e52c1cef79327</text:p>
          </table:table-cell>
          <table:table-cell office:value="41000000021" office:value-type="float">
            <text:p>41000000021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2.57" office:value-type="float">
            <text:p>2.57</text:p>
          </table:table-cell>
          <table:table-cell/>
        </table:table-row>
        <table:table-row table:number-rows-repeated="215"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rix - Value by Type" table:style-name="ta1">
        <table:table-column table:style-name="co9" table:default-cell-style-name="ce5"/>
        <table:table-column table:style-name="co9" table:number-columns-repeated="4" table:default-cell-style-name="Default"/>
        <table:table-row table:style-name="ro1">
          <table:table-cell table:style-name="Default" office:value-type="string">
            <text:p>Filter</text:p>
          </table:table-cell>
          <table:table-cell table:number-columns-repeated="4"/>
        </table:table-row>
        <table:table-row table:style-name="ro1">
          <table:table-cell table:style-name="Pivot_20_Table_20_Field" office:value-type="string">
            <text:p>program</text:p>
          </table:table-cell>
          <table:table-cell table:style-name="ce7" office:value-type="string">
            <text:p>- all -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Sum - value</text:p>
          </table:table-cell>
          <table:table-cell table:style-name="ce8" office:value-type="string">
            <text:p>toType</text:p>
          </table:table-cell>
          <table:table-cell table:style-name="ce14" table:number-columns-repeated="2"/>
          <table:table-cell table:style-name="ce23"/>
        </table:table-row>
        <table:table-row table:style-name="ro1">
          <table:table-cell table:style-name="ce3" office:value-type="string">
            <text:p>fromType</text:p>
          </table:table-cell>
          <table:table-cell table:style-name="ce9" office:value-type="string">
            <text:p>beneficiary</text:p>
          </table:table-cell>
          <table:table-cell table:style-name="ce15" office:value-type="string">
            <text:p>merchant</text:p>
          </table:table-cell>
          <table:table-cell table:style-name="ce15" office:value-type="string">
            <text:p>reimburser</text:p>
          </table:table-cell>
          <table:table-cell table:style-name="ce24" office:value-type="string">
            <text:p>Total Result</text:p>
          </table:table-cell>
        </table:table-row>
        <table:table-row table:style-name="ro1">
          <table:table-cell table:style-name="ce4" office:value-type="string">
            <text:p>beneficiary</text:p>
          </table:table-cell>
          <table:table-cell table:style-name="ce10"/>
          <table:table-cell table:style-name="ce16" office:value-type="float" office:value="1429.86">
            <text:p>1429.86</text:p>
          </table:table-cell>
          <table:table-cell table:style-name="ce19"/>
          <table:table-cell table:style-name="ce25" office:value-type="float" office:value="1429.86">
            <text:p>1429.86</text:p>
          </table:table-cell>
        </table:table-row>
        <table:table-row table:style-name="ro1">
          <table:table-cell office:value-type="string">
            <text:p>issuer</text:p>
          </table:table-cell>
          <table:table-cell table:style-name="ce11" office:value-type="float" office:value="4504.50000000001">
            <text:p>4504.5</text:p>
          </table:table-cell>
          <table:table-cell table:style-name="Pivot_20_Table_20_Value"/>
          <table:table-cell table:style-name="ce20"/>
          <table:table-cell table:style-name="ce26" office:value-type="float" office:value="4504.50000000001">
            <text:p>4504.5</text:p>
          </table:table-cell>
        </table:table-row>
        <table:table-row table:style-name="ro1">
          <table:table-cell office:value-type="string">
            <text:p>merchant</text:p>
          </table:table-cell>
          <table:table-cell table:style-name="ce12"/>
          <table:table-cell table:style-name="ce17"/>
          <table:table-cell table:style-name="ce21" office:value-type="float" office:value="1429.86">
            <text:p>1429.86</text:p>
          </table:table-cell>
          <table:table-cell table:style-name="ce27" office:value-type="float" office:value="1429.86">
            <text:p>1429.86</text:p>
          </table:table-cell>
        </table:table-row>
        <table:table-row table:style-name="ro1">
          <table:table-cell table:style-name="ce6" office:value-type="string">
            <text:p>Total Result</text:p>
          </table:table-cell>
          <table:table-cell table:style-name="ce13" office:value-type="float" office:value="4504.50000000001">
            <text:p>4504.5</text:p>
          </table:table-cell>
          <table:table-cell table:style-name="ce18" office:value-type="float" office:value="1429.86">
            <text:p>1429.86</text:p>
          </table:table-cell>
          <table:table-cell table:style-name="ce22" office:value-type="float" office:value="1429.86">
            <text:p>1429.86</text:p>
          </table:table-cell>
          <table:table-cell table:style-name="ce28" office:value-type="float" office:value="7364.22000000001">
            <text:p>7364.22</text:p>
          </table:table-cell>
        </table:table-row>
      </table:table>
      <table:table table:name="Matrix - Count By Type" table:style-name="ta1">
        <table:table-column table:style-name="co9" table:default-cell-style-name="ce5"/>
        <table:table-column table:style-name="co9" table:number-columns-repeated="4" table:default-cell-style-name="Default"/>
        <table:table-row table:style-name="ro1">
          <table:table-cell table:style-name="Default" office:value-type="string">
            <text:p>Filter</text:p>
          </table:table-cell>
          <table:table-cell table:number-columns-repeated="4"/>
        </table:table-row>
        <table:table-row table:style-name="ro1">
          <table:table-cell table:style-name="Pivot_20_Table_20_Field" office:value-type="string">
            <text:p>program</text:p>
          </table:table-cell>
          <table:table-cell table:style-name="ce7" office:value-type="string">
            <text:p>- all -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Count - timestamp</text:p>
          </table:table-cell>
          <table:table-cell table:style-name="ce8" office:value-type="string">
            <text:p>toType</text:p>
          </table:table-cell>
          <table:table-cell table:style-name="ce14" table:number-columns-repeated="2"/>
          <table:table-cell table:style-name="ce23"/>
        </table:table-row>
        <table:table-row table:style-name="ro1">
          <table:table-cell table:style-name="ce3" office:value-type="string">
            <text:p>fromType</text:p>
          </table:table-cell>
          <table:table-cell table:style-name="ce9" office:value-type="string">
            <text:p>beneficiary</text:p>
          </table:table-cell>
          <table:table-cell table:style-name="ce15" office:value-type="string">
            <text:p>merchant</text:p>
          </table:table-cell>
          <table:table-cell table:style-name="ce15" office:value-type="string">
            <text:p>reimburser</text:p>
          </table:table-cell>
          <table:table-cell table:style-name="ce24" office:value-type="string">
            <text:p>Total Result</text:p>
          </table:table-cell>
        </table:table-row>
        <table:table-row table:style-name="ro1">
          <table:table-cell table:style-name="ce4" office:value-type="string">
            <text:p>beneficiary</text:p>
          </table:table-cell>
          <table:table-cell table:style-name="ce10"/>
          <table:table-cell table:style-name="ce16" office:value-type="float" office:value="460">
            <text:p>460</text:p>
          </table:table-cell>
          <table:table-cell table:style-name="ce19"/>
          <table:table-cell table:style-name="ce25" office:value-type="float" office:value="460">
            <text:p>460</text:p>
          </table:table-cell>
        </table:table-row>
        <table:table-row table:style-name="ro1">
          <table:table-cell office:value-type="string">
            <text:p>issuer</text:p>
          </table:table-cell>
          <table:table-cell table:style-name="ce11" office:value-type="float" office:value="90">
            <text:p>90</text:p>
          </table:table-cell>
          <table:table-cell table:style-name="Pivot_20_Table_20_Value"/>
          <table:table-cell table:style-name="ce20"/>
          <table:table-cell table:style-name="ce26" office:value-type="float" office:value="90">
            <text:p>90</text:p>
          </table:table-cell>
        </table:table-row>
        <table:table-row table:style-name="ro1">
          <table:table-cell office:value-type="string">
            <text:p>merchant</text:p>
          </table:table-cell>
          <table:table-cell table:style-name="ce12"/>
          <table:table-cell table:style-name="ce17"/>
          <table:table-cell table:style-name="ce21" office:value-type="float" office:value="10">
            <text:p>10</text:p>
          </table:table-cell>
          <table:table-cell table:style-name="ce27" office:value-type="float" office:value="10">
            <text:p>10</text:p>
          </table:table-cell>
        </table:table-row>
        <table:table-row table:style-name="ro1">
          <table:table-cell table:style-name="ce6" office:value-type="string">
            <text:p>Total Result</text:p>
          </table:table-cell>
          <table:table-cell table:style-name="ce13" office:value-type="float" office:value="90">
            <text:p>90</text:p>
          </table:table-cell>
          <table:table-cell table:style-name="ce18" office:value-type="float" office:value="460">
            <text:p>460</text:p>
          </table:table-cell>
          <table:table-cell table:style-name="ce22" office:value-type="float" office:value="10">
            <text:p>10</text:p>
          </table:table-cell>
          <table:table-cell table:style-name="ce28" office:value-type="float" office:value="560">
            <text:p>560</text:p>
          </table:table-cell>
        </table:table-row>
      </table:table>
      <table:table table:name="By Sender" table:style-name="ta1">
        <table:table-column table:style-name="co10" table:default-cell-style-name="ce4"/>
        <table:table-column table:style-name="co11" table:default-cell-style-name="ce33"/>
        <table:table-column table:style-name="co12" table:default-cell-style-name="ce33"/>
        <table:table-column table:style-name="co9" table:default-cell-style-name="ce40"/>
        <table:table-row table:style-name="ro1">
          <table:table-cell table:style-name="Default" office:value-type="string">
            <text:p>Filter</text:p>
          </table:table-cell>
          <table:table-cell table:style-name="Default" table:number-columns-repeated="3"/>
        </table:table-row>
        <table:table-row table:style-name="ro1">
          <table:table-cell table:style-name="Pivot_20_Table_20_Field" office:value-type="string">
            <text:p>program</text:p>
          </table:table-cell>
          <table:table-cell table:style-name="ce7" office:value-type="string">
            <text:p>- all -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9" office:value-type="string">
            <text:p>fromPhone</text:p>
          </table:table-cell>
          <table:table-cell table:style-name="ce8" office:value-type="string">
            <text:p>fromType</text:p>
          </table:table-cell>
          <table:table-cell table:style-name="ce8" office:value-type="string">
            <text:p>Data</text:p>
          </table:table-cell>
          <table:table-cell table:style-name="ce39"/>
        </table:table-row>
        <table:table-row table:style-name="ro1">
          <table:table-cell office:value-type="float" office:value="41000000001">
            <text:p>41000000001</text:p>
          </table:table-cell>
          <table:table-cell office:value-type="string">
            <text:p>merchant</text:p>
          </table:table-cell>
          <table:table-cell office:value-type="string">
            <text:p>Sum - value</text:p>
          </table:table-cell>
          <table:table-cell office:value-type="float" office:value="117.92">
            <text:p>117.92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02">
            <text:p>41000000002</text:p>
          </table:table-cell>
          <table:table-cell office:value-type="string">
            <text:p>merchant</text:p>
          </table:table-cell>
          <table:table-cell office:value-type="string">
            <text:p>Sum - value</text:p>
          </table:table-cell>
          <table:table-cell office:value-type="float" office:value="116.67">
            <text:p>116.67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03">
            <text:p>41000000003</text:p>
          </table:table-cell>
          <table:table-cell office:value-type="string">
            <text:p>merchant</text:p>
          </table:table-cell>
          <table:table-cell office:value-type="string">
            <text:p>Sum - value</text:p>
          </table:table-cell>
          <table:table-cell office:value-type="float" office:value="101.57">
            <text:p>101.57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04">
            <text:p>41000000004</text:p>
          </table:table-cell>
          <table:table-cell office:value-type="string">
            <text:p>merchant</text:p>
          </table:table-cell>
          <table:table-cell office:value-type="string">
            <text:p>Sum - value</text:p>
          </table:table-cell>
          <table:table-cell office:value-type="float" office:value="130.88">
            <text:p>130.88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05">
            <text:p>41000000005</text:p>
          </table:table-cell>
          <table:table-cell office:value-type="string">
            <text:p>merchant</text:p>
          </table:table-cell>
          <table:table-cell office:value-type="string">
            <text:p>Sum - value</text:p>
          </table:table-cell>
          <table:table-cell office:value-type="float" office:value="182.64">
            <text:p>182.64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06">
            <text:p>41000000006</text:p>
          </table:table-cell>
          <table:table-cell office:value-type="string">
            <text:p>merchant</text:p>
          </table:table-cell>
          <table:table-cell office:value-type="string">
            <text:p>Sum - value</text:p>
          </table:table-cell>
          <table:table-cell office:value-type="float" office:value="188.81">
            <text:p>188.81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07">
            <text:p>41000000007</text:p>
          </table:table-cell>
          <table:table-cell office:value-type="string">
            <text:p>merchant</text:p>
          </table:table-cell>
          <table:table-cell office:value-type="string">
            <text:p>Sum - value</text:p>
          </table:table-cell>
          <table:table-cell office:value-type="float" office:value="154.45">
            <text:p>154.4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08">
            <text:p>41000000008</text:p>
          </table:table-cell>
          <table:table-cell office:value-type="string">
            <text:p>merchant</text:p>
          </table:table-cell>
          <table:table-cell office:value-type="string">
            <text:p>Sum - value</text:p>
          </table:table-cell>
          <table:table-cell office:value-type="float" office:value="165.34">
            <text:p>165.34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09">
            <text:p>41000000009</text:p>
          </table:table-cell>
          <table:table-cell office:value-type="string">
            <text:p>merchant</text:p>
          </table:table-cell>
          <table:table-cell office:value-type="string">
            <text:p>Sum - value</text:p>
          </table:table-cell>
          <table:table-cell office:value-type="float" office:value="133.84">
            <text:p>133.84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10">
            <text:p>41000000010</text:p>
          </table:table-cell>
          <table:table-cell office:value-type="string">
            <text:p>merchant</text:p>
          </table:table-cell>
          <table:table-cell office:value-type="string">
            <text:p>Sum - value</text:p>
          </table:table-cell>
          <table:table-cell office:value-type="float" office:value="137.74">
            <text:p>137.74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11">
            <text:p>41000000011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14.96">
            <text:p>14.96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5">
            <text:p>5</text:p>
          </table:table-cell>
        </table:table-row>
        <table:table-row table:style-name="ro1">
          <table:table-cell office:value-type="float" office:value="41000000012">
            <text:p>41000000012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9.55">
            <text:p>9.5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3">
            <text:p>3</text:p>
          </table:table-cell>
        </table:table-row>
        <table:table-row table:style-name="ro1">
          <table:table-cell office:value-type="float" office:value="41000000013">
            <text:p>41000000013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12.01">
            <text:p>12.01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4">
            <text:p>4</text:p>
          </table:table-cell>
        </table:table-row>
        <table:table-row table:style-name="ro1">
          <table:table-cell office:value-type="float" office:value="41000000014">
            <text:p>41000000014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21.06">
            <text:p>21.06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7">
            <text:p>7</text:p>
          </table:table-cell>
        </table:table-row>
        <table:table-row table:style-name="ro1">
          <table:table-cell office:value-type="float" office:value="41000000015">
            <text:p>41000000015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29.47">
            <text:p>29.47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7">
            <text:p>7</text:p>
          </table:table-cell>
        </table:table-row>
        <table:table-row table:style-name="ro1">
          <table:table-cell office:value-type="float" office:value="41000000016">
            <text:p>41000000016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6.74">
            <text:p>6.74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2">
            <text:p>2</text:p>
          </table:table-cell>
        </table:table-row>
        <table:table-row table:style-name="ro1">
          <table:table-cell office:value-type="float" office:value="41000000017">
            <text:p>41000000017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12.68">
            <text:p>12.68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3">
            <text:p>3</text:p>
          </table:table-cell>
        </table:table-row>
        <table:table-row table:style-name="ro1">
          <table:table-cell office:value-type="float" office:value="41000000018">
            <text:p>41000000018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10.43">
            <text:p>10.43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5">
            <text:p>5</text:p>
          </table:table-cell>
        </table:table-row>
        <table:table-row table:style-name="ro1">
          <table:table-cell office:value-type="float" office:value="41000000019">
            <text:p>41000000019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6.91">
            <text:p>6.91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4">
            <text:p>4</text:p>
          </table:table-cell>
        </table:table-row>
        <table:table-row table:style-name="ro1">
          <table:table-cell office:value-type="float" office:value="41000000020">
            <text:p>41000000020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.77">
            <text:p>5.77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3">
            <text:p>3</text:p>
          </table:table-cell>
        </table:table-row>
        <table:table-row table:style-name="ro1">
          <table:table-cell office:value-type="float" office:value="41000000021">
            <text:p>41000000021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20.76">
            <text:p>20.76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7">
            <text:p>7</text:p>
          </table:table-cell>
        </table:table-row>
        <table:table-row table:style-name="ro1">
          <table:table-cell office:value-type="float" office:value="41000000022">
            <text:p>41000000022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1.04">
            <text:p>1.04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2">
            <text:p>2</text:p>
          </table:table-cell>
        </table:table-row>
        <table:table-row table:style-name="ro1">
          <table:table-cell office:value-type="float" office:value="41000000023">
            <text:p>41000000023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22.77">
            <text:p>22.77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6">
            <text:p>6</text:p>
          </table:table-cell>
        </table:table-row>
        <table:table-row table:style-name="ro1">
          <table:table-cell office:value-type="float" office:value="41000000024">
            <text:p>41000000024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27.68">
            <text:p>27.68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1">
            <text:p>11</text:p>
          </table:table-cell>
        </table:table-row>
        <table:table-row table:style-name="ro1">
          <table:table-cell office:value-type="float" office:value="41000000025">
            <text:p>41000000025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13.15">
            <text:p>13.1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4">
            <text:p>4</text:p>
          </table:table-cell>
        </table:table-row>
        <table:table-row table:style-name="ro1">
          <table:table-cell office:value-type="float" office:value="41000000026">
            <text:p>41000000026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10.01">
            <text:p>10.01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2">
            <text:p>2</text:p>
          </table:table-cell>
        </table:table-row>
        <table:table-row table:style-name="ro1">
          <table:table-cell office:value-type="float" office:value="41000000027">
            <text:p>41000000027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19.34">
            <text:p>19.34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6">
            <text:p>6</text:p>
          </table:table-cell>
        </table:table-row>
        <table:table-row table:style-name="ro1">
          <table:table-cell office:value-type="float" office:value="41000000028">
            <text:p>41000000028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16.29">
            <text:p>16.29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6">
            <text:p>6</text:p>
          </table:table-cell>
        </table:table-row>
        <table:table-row table:style-name="ro1">
          <table:table-cell office:value-type="float" office:value="41000000029">
            <text:p>41000000029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12.82">
            <text:p>12.82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3">
            <text:p>3</text:p>
          </table:table-cell>
        </table:table-row>
        <table:table-row table:style-name="ro1">
          <table:table-cell office:value-type="float" office:value="41000000030">
            <text:p>41000000030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11.63">
            <text:p>11.63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5">
            <text:p>5</text:p>
          </table:table-cell>
        </table:table-row>
        <table:table-row table:style-name="ro1">
          <table:table-cell office:value-type="float" office:value="41000000031">
            <text:p>41000000031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16.68">
            <text:p>16.68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6">
            <text:p>6</text:p>
          </table:table-cell>
        </table:table-row>
        <table:table-row table:style-name="ro1">
          <table:table-cell office:value-type="float" office:value="41000000032">
            <text:p>41000000032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1.97">
            <text:p>1.97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33">
            <text:p>41000000033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22.95">
            <text:p>22.9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6">
            <text:p>6</text:p>
          </table:table-cell>
        </table:table-row>
        <table:table-row table:style-name="ro1">
          <table:table-cell office:value-type="float" office:value="41000000034">
            <text:p>41000000034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6.27">
            <text:p>6.27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3">
            <text:p>3</text:p>
          </table:table-cell>
        </table:table-row>
        <table:table-row table:style-name="ro1">
          <table:table-cell office:value-type="float" office:value="41000000035">
            <text:p>41000000035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13.4">
            <text:p>13.4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4">
            <text:p>4</text:p>
          </table:table-cell>
        </table:table-row>
        <table:table-row table:style-name="ro1">
          <table:table-cell office:value-type="float" office:value="41000000036">
            <text:p>41000000036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13.67">
            <text:p>13.67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5">
            <text:p>5</text:p>
          </table:table-cell>
        </table:table-row>
        <table:table-row table:style-name="ro1">
          <table:table-cell office:value-type="float" office:value="41000000037">
            <text:p>41000000037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35.87">
            <text:p>35.87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3">
            <text:p>13</text:p>
          </table:table-cell>
        </table:table-row>
        <table:table-row table:style-name="ro1">
          <table:table-cell office:value-type="float" office:value="41000000038">
            <text:p>41000000038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19.43">
            <text:p>19.43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5">
            <text:p>5</text:p>
          </table:table-cell>
        </table:table-row>
        <table:table-row table:style-name="ro1">
          <table:table-cell office:value-type="float" office:value="41000000039">
            <text:p>41000000039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.8">
            <text:p>5.8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2">
            <text:p>2</text:p>
          </table:table-cell>
        </table:table-row>
        <table:table-row table:style-name="ro1">
          <table:table-cell office:value-type="float" office:value="41000000040">
            <text:p>41000000040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16.72">
            <text:p>16.72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4">
            <text:p>4</text:p>
          </table:table-cell>
        </table:table-row>
        <table:table-row table:style-name="ro1">
          <table:table-cell office:value-type="float" office:value="41000000041">
            <text:p>41000000041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20.18">
            <text:p>20.18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6">
            <text:p>6</text:p>
          </table:table-cell>
        </table:table-row>
        <table:table-row table:style-name="ro1">
          <table:table-cell office:value-type="float" office:value="41000000042">
            <text:p>41000000042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20.75">
            <text:p>20.7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7">
            <text:p>7</text:p>
          </table:table-cell>
        </table:table-row>
        <table:table-row table:style-name="ro1">
          <table:table-cell office:value-type="float" office:value="41000000043">
            <text:p>41000000043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17.7">
            <text:p>17.7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6">
            <text:p>6</text:p>
          </table:table-cell>
        </table:table-row>
        <table:table-row table:style-name="ro1">
          <table:table-cell office:value-type="float" office:value="41000000044">
            <text:p>41000000044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18.53">
            <text:p>18.53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6">
            <text:p>6</text:p>
          </table:table-cell>
        </table:table-row>
        <table:table-row table:style-name="ro1">
          <table:table-cell office:value-type="float" office:value="41000000045">
            <text:p>41000000045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11.9">
            <text:p>11.9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5">
            <text:p>5</text:p>
          </table:table-cell>
        </table:table-row>
        <table:table-row table:style-name="ro1">
          <table:table-cell office:value-type="float" office:value="41000000046">
            <text:p>41000000046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31.41">
            <text:p>31.41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9">
            <text:p>9</text:p>
          </table:table-cell>
        </table:table-row>
        <table:table-row table:style-name="ro1">
          <table:table-cell office:value-type="float" office:value="41000000047">
            <text:p>41000000047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16.21">
            <text:p>16.21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6">
            <text:p>6</text:p>
          </table:table-cell>
        </table:table-row>
        <table:table-row table:style-name="ro1">
          <table:table-cell office:value-type="float" office:value="41000000048">
            <text:p>41000000048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21.24">
            <text:p>21.24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6">
            <text:p>6</text:p>
          </table:table-cell>
        </table:table-row>
        <table:table-row table:style-name="ro1">
          <table:table-cell office:value-type="float" office:value="41000000049">
            <text:p>41000000049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28.18">
            <text:p>28.18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8">
            <text:p>8</text:p>
          </table:table-cell>
        </table:table-row>
        <table:table-row table:style-name="ro1">
          <table:table-cell office:value-type="float" office:value="41000000050">
            <text:p>41000000050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23.83">
            <text:p>23.83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8">
            <text:p>8</text:p>
          </table:table-cell>
        </table:table-row>
        <table:table-row table:style-name="ro1">
          <table:table-cell office:value-type="float" office:value="41000000051">
            <text:p>41000000051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8.97">
            <text:p>8.97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4">
            <text:p>4</text:p>
          </table:table-cell>
        </table:table-row>
        <table:table-row table:style-name="ro1">
          <table:table-cell office:value-type="float" office:value="41000000052">
            <text:p>41000000052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31.83">
            <text:p>31.83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8">
            <text:p>8</text:p>
          </table:table-cell>
        </table:table-row>
        <table:table-row table:style-name="ro1">
          <table:table-cell office:value-type="float" office:value="41000000053">
            <text:p>41000000053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4.37">
            <text:p>4.37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4">
            <text:p>4</text:p>
          </table:table-cell>
        </table:table-row>
        <table:table-row table:style-name="ro1">
          <table:table-cell office:value-type="float" office:value="41000000054">
            <text:p>41000000054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16.61">
            <text:p>16.61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5">
            <text:p>5</text:p>
          </table:table-cell>
        </table:table-row>
        <table:table-row table:style-name="ro1">
          <table:table-cell office:value-type="float" office:value="41000000055">
            <text:p>41000000055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19.57">
            <text:p>19.57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4">
            <text:p>4</text:p>
          </table:table-cell>
        </table:table-row>
        <table:table-row table:style-name="ro1">
          <table:table-cell office:value-type="float" office:value="41000000056">
            <text:p>41000000056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15.35">
            <text:p>15.3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4">
            <text:p>4</text:p>
          </table:table-cell>
        </table:table-row>
        <table:table-row table:style-name="ro1">
          <table:table-cell office:value-type="float" office:value="41000000057">
            <text:p>41000000057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2.46">
            <text:p>2.46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58">
            <text:p>41000000058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9.38">
            <text:p>9.38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3">
            <text:p>3</text:p>
          </table:table-cell>
        </table:table-row>
        <table:table-row table:style-name="ro1">
          <table:table-cell office:value-type="float" office:value="41000000059">
            <text:p>41000000059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14.28">
            <text:p>14.28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5">
            <text:p>5</text:p>
          </table:table-cell>
        </table:table-row>
        <table:table-row table:style-name="ro1">
          <table:table-cell office:value-type="float" office:value="41000000060">
            <text:p>41000000060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27.71">
            <text:p>27.71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0">
            <text:p>10</text:p>
          </table:table-cell>
        </table:table-row>
        <table:table-row table:style-name="ro1">
          <table:table-cell office:value-type="float" office:value="41000000061">
            <text:p>41000000061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12.07">
            <text:p>12.07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4">
            <text:p>4</text:p>
          </table:table-cell>
        </table:table-row>
        <table:table-row table:style-name="ro1">
          <table:table-cell office:value-type="float" office:value="41000000062">
            <text:p>41000000062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37.82">
            <text:p>37.82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2">
            <text:p>12</text:p>
          </table:table-cell>
        </table:table-row>
        <table:table-row table:style-name="ro1">
          <table:table-cell office:value-type="float" office:value="41000000063">
            <text:p>41000000063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14.04">
            <text:p>14.04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5">
            <text:p>5</text:p>
          </table:table-cell>
        </table:table-row>
        <table:table-row table:style-name="ro1">
          <table:table-cell office:value-type="float" office:value="41000000064">
            <text:p>41000000064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11.21">
            <text:p>11.21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5">
            <text:p>5</text:p>
          </table:table-cell>
        </table:table-row>
        <table:table-row table:style-name="ro1">
          <table:table-cell office:value-type="float" office:value="41000000065">
            <text:p>41000000065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17.18">
            <text:p>17.18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4">
            <text:p>4</text:p>
          </table:table-cell>
        </table:table-row>
        <table:table-row table:style-name="ro1">
          <table:table-cell office:value-type="float" office:value="41000000066">
            <text:p>41000000066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8.08">
            <text:p>8.08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3">
            <text:p>3</text:p>
          </table:table-cell>
        </table:table-row>
        <table:table-row table:style-name="ro1">
          <table:table-cell office:value-type="float" office:value="41000000067">
            <text:p>41000000067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11.57">
            <text:p>11.57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4">
            <text:p>4</text:p>
          </table:table-cell>
        </table:table-row>
        <table:table-row table:style-name="ro1">
          <table:table-cell office:value-type="float" office:value="41000000068">
            <text:p>41000000068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12.52">
            <text:p>12.52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3">
            <text:p>3</text:p>
          </table:table-cell>
        </table:table-row>
        <table:table-row table:style-name="ro1">
          <table:table-cell office:value-type="float" office:value="41000000069">
            <text:p>41000000069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27.53">
            <text:p>27.53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8">
            <text:p>8</text:p>
          </table:table-cell>
        </table:table-row>
        <table:table-row table:style-name="ro1">
          <table:table-cell office:value-type="float" office:value="41000000070">
            <text:p>41000000070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12.79">
            <text:p>12.79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5">
            <text:p>5</text:p>
          </table:table-cell>
        </table:table-row>
        <table:table-row table:style-name="ro1">
          <table:table-cell office:value-type="float" office:value="41000000071">
            <text:p>41000000071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11.85">
            <text:p>11.8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4">
            <text:p>4</text:p>
          </table:table-cell>
        </table:table-row>
        <table:table-row table:style-name="ro1">
          <table:table-cell office:value-type="float" office:value="41000000072">
            <text:p>41000000072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4.67">
            <text:p>4.67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2">
            <text:p>2</text:p>
          </table:table-cell>
        </table:table-row>
        <table:table-row table:style-name="ro1">
          <table:table-cell office:value-type="float" office:value="41000000073">
            <text:p>41000000073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22.35">
            <text:p>22.3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8">
            <text:p>8</text:p>
          </table:table-cell>
        </table:table-row>
        <table:table-row table:style-name="ro1">
          <table:table-cell office:value-type="float" office:value="41000000074">
            <text:p>41000000074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13.57">
            <text:p>13.57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5">
            <text:p>5</text:p>
          </table:table-cell>
        </table:table-row>
        <table:table-row table:style-name="ro1">
          <table:table-cell office:value-type="float" office:value="41000000075">
            <text:p>41000000075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10.94">
            <text:p>10.94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5">
            <text:p>5</text:p>
          </table:table-cell>
        </table:table-row>
        <table:table-row table:style-name="ro1">
          <table:table-cell office:value-type="float" office:value="41000000076">
            <text:p>41000000076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7.04">
            <text:p>7.04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2">
            <text:p>2</text:p>
          </table:table-cell>
        </table:table-row>
        <table:table-row table:style-name="ro1">
          <table:table-cell office:value-type="float" office:value="41000000077">
            <text:p>41000000077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17.93">
            <text:p>17.93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7">
            <text:p>7</text:p>
          </table:table-cell>
        </table:table-row>
        <table:table-row table:style-name="ro1">
          <table:table-cell office:value-type="float" office:value="41000000078">
            <text:p>41000000078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10.62">
            <text:p>10.62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3">
            <text:p>3</text:p>
          </table:table-cell>
        </table:table-row>
        <table:table-row table:style-name="ro1">
          <table:table-cell office:value-type="float" office:value="41000000079">
            <text:p>41000000079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13.12">
            <text:p>13.12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5">
            <text:p>5</text:p>
          </table:table-cell>
        </table:table-row>
        <table:table-row table:style-name="ro1">
          <table:table-cell office:value-type="float" office:value="41000000080">
            <text:p>41000000080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17.95">
            <text:p>17.9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7">
            <text:p>7</text:p>
          </table:table-cell>
        </table:table-row>
        <table:table-row table:style-name="ro1">
          <table:table-cell office:value-type="float" office:value="41000000081">
            <text:p>41000000081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37.45">
            <text:p>37.4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0">
            <text:p>10</text:p>
          </table:table-cell>
        </table:table-row>
        <table:table-row table:style-name="ro1">
          <table:table-cell office:value-type="float" office:value="41000000082">
            <text:p>41000000082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10.35">
            <text:p>10.3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3">
            <text:p>3</text:p>
          </table:table-cell>
        </table:table-row>
        <table:table-row table:style-name="ro1">
          <table:table-cell office:value-type="float" office:value="41000000083">
            <text:p>41000000083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19.52">
            <text:p>19.52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6">
            <text:p>6</text:p>
          </table:table-cell>
        </table:table-row>
        <table:table-row table:style-name="ro1">
          <table:table-cell office:value-type="float" office:value="41000000084">
            <text:p>41000000084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32.26">
            <text:p>32.26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9">
            <text:p>9</text:p>
          </table:table-cell>
        </table:table-row>
        <table:table-row table:style-name="ro1">
          <table:table-cell office:value-type="float" office:value="41000000085">
            <text:p>41000000085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9.39">
            <text:p>9.39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5">
            <text:p>5</text:p>
          </table:table-cell>
        </table:table-row>
        <table:table-row table:style-name="ro1">
          <table:table-cell office:value-type="float" office:value="41000000086">
            <text:p>41000000086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22.43">
            <text:p>22.43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5">
            <text:p>5</text:p>
          </table:table-cell>
        </table:table-row>
        <table:table-row table:style-name="ro1">
          <table:table-cell office:value-type="float" office:value="41000000087">
            <text:p>41000000087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1.62">
            <text:p>1.62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88">
            <text:p>41000000088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15.19">
            <text:p>15.19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5">
            <text:p>5</text:p>
          </table:table-cell>
        </table:table-row>
        <table:table-row table:style-name="ro1">
          <table:table-cell office:value-type="float" office:value="41000000089">
            <text:p>41000000089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26.05">
            <text:p>26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8">
            <text:p>8</text:p>
          </table:table-cell>
        </table:table-row>
        <table:table-row table:style-name="ro1">
          <table:table-cell office:value-type="float" office:value="41000000090">
            <text:p>41000000090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9.29">
            <text:p>9.29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4">
            <text:p>4</text:p>
          </table:table-cell>
        </table:table-row>
        <table:table-row table:style-name="ro1">
          <table:table-cell office:value-type="float" office:value="41000000091">
            <text:p>41000000091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14.59">
            <text:p>14.59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5">
            <text:p>5</text:p>
          </table:table-cell>
        </table:table-row>
        <table:table-row table:style-name="ro1">
          <table:table-cell office:value-type="float" office:value="41000000092">
            <text:p>41000000092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24.14">
            <text:p>24.14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6">
            <text:p>6</text:p>
          </table:table-cell>
        </table:table-row>
        <table:table-row table:style-name="ro1">
          <table:table-cell office:value-type="float" office:value="41000000093">
            <text:p>41000000093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4">
            <text:p>4</text:p>
          </table:table-cell>
        </table:table-row>
        <table:table-row table:style-name="ro1">
          <table:table-cell office:value-type="float" office:value="41000000094">
            <text:p>41000000094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13.75">
            <text:p>13.7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4">
            <text:p>4</text:p>
          </table:table-cell>
        </table:table-row>
        <table:table-row table:style-name="ro1">
          <table:table-cell office:value-type="float" office:value="41000000095">
            <text:p>41000000095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10.49">
            <text:p>10.49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4">
            <text:p>4</text:p>
          </table:table-cell>
        </table:table-row>
        <table:table-row table:style-name="ro1">
          <table:table-cell office:value-type="float" office:value="41000000096">
            <text:p>41000000096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17.66">
            <text:p>17.66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4">
            <text:p>4</text:p>
          </table:table-cell>
        </table:table-row>
        <table:table-row table:style-name="ro1">
          <table:table-cell office:value-type="float" office:value="41000000097">
            <text:p>41000000097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11.04">
            <text:p>11.04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3">
            <text:p>3</text:p>
          </table:table-cell>
        </table:table-row>
        <table:table-row table:style-name="ro1">
          <table:table-cell office:value-type="float" office:value="41000000098">
            <text:p>41000000098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26.55">
            <text:p>26.5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7">
            <text:p>7</text:p>
          </table:table-cell>
        </table:table-row>
        <table:table-row table:style-name="ro1">
          <table:table-cell office:value-type="float" office:value="41000000099">
            <text:p>41000000099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9.96">
            <text:p>9.96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3">
            <text:p>3</text:p>
          </table:table-cell>
        </table:table-row>
        <table:table-row table:style-name="ro1">
          <table:table-cell office:value-type="float" office:value="41000000100">
            <text:p>41000000100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10.99">
            <text:p>10.99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4">
            <text:p>4</text:p>
          </table:table-cell>
        </table:table-row>
        <table:table-row table:style-name="ro1">
          <table:table-cell office:value-type="float" office:value="41783260842">
            <text:p>41783260842</text:p>
          </table:table-cell>
          <table:table-cell office:value-type="string">
            <text:p>issuer</text:p>
          </table:table-cell>
          <table:table-cell office:value-type="string">
            <text:p>Sum - value</text:p>
          </table:table-cell>
          <table:table-cell office:value-type="float" office:value="4504.50000000001">
            <text:p>4504.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90">
            <text:p>90</text:p>
          </table:table-cell>
        </table:table-row>
        <table:table-row table:style-name="ro1">
          <table:table-cell table:style-name="ce31" office:value-type="string">
            <text:p>Total Sum - value</text:p>
          </table:table-cell>
          <table:table-cell table:style-name="ce35"/>
          <table:table-cell table:style-name="ce37"/>
          <table:table-cell table:style-name="ce42" office:value-type="float" office:value="7364.22000000001">
            <text:p>7364.22</text:p>
          </table:table-cell>
        </table:table-row>
        <table:table-row table:style-name="ro1">
          <table:table-cell table:style-name="ce32" office:value-type="string">
            <text:p>Total Count - timestamp</text:p>
          </table:table-cell>
          <table:table-cell table:style-name="ce36"/>
          <table:table-cell table:style-name="ce38"/>
          <table:table-cell table:style-name="ce28" office:value-type="float" office:value="560">
            <text:p>560</text:p>
          </table:table-cell>
        </table:table-row>
      </table:table>
      <table:table table:name="By Recipient" table:style-name="ta1">
        <table:table-column table:style-name="co13" table:default-cell-style-name="ce4"/>
        <table:table-column table:style-name="co9" table:default-cell-style-name="ce33"/>
        <table:table-column table:style-name="co14" table:default-cell-style-name="ce33"/>
        <table:table-column table:style-name="co9" table:default-cell-style-name="ce40"/>
        <table:table-row table:style-name="ro1">
          <table:table-cell table:style-name="Default" office:value-type="string">
            <text:p>Filter</text:p>
          </table:table-cell>
          <table:table-cell table:style-name="Default" table:number-columns-repeated="3"/>
        </table:table-row>
        <table:table-row table:style-name="ro1">
          <table:table-cell table:style-name="Pivot_20_Table_20_Field" office:value-type="string">
            <text:p>program</text:p>
          </table:table-cell>
          <table:table-cell table:style-name="ce7" office:value-type="string">
            <text:p>- all -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9" office:value-type="string">
            <text:p>toPhone</text:p>
          </table:table-cell>
          <table:table-cell table:style-name="ce8" office:value-type="string">
            <text:p>toType</text:p>
          </table:table-cell>
          <table:table-cell table:style-name="ce8" office:value-type="string">
            <text:p>Data</text:p>
          </table:table-cell>
          <table:table-cell table:style-name="ce39"/>
        </table:table-row>
        <table:table-row table:style-name="ro1">
          <table:table-cell office:value-type="float" office:value="41000000001">
            <text:p>41000000001</text:p>
          </table:table-cell>
          <table:table-cell office:value-type="string">
            <text:p>merchant</text:p>
          </table:table-cell>
          <table:table-cell office:value-type="string">
            <text:p>Sum - value</text:p>
          </table:table-cell>
          <table:table-cell office:value-type="float" office:value="117.92">
            <text:p>117.92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39">
            <text:p>39</text:p>
          </table:table-cell>
        </table:table-row>
        <table:table-row table:style-name="ro1">
          <table:table-cell office:value-type="float" office:value="41000000002">
            <text:p>41000000002</text:p>
          </table:table-cell>
          <table:table-cell office:value-type="string">
            <text:p>merchant</text:p>
          </table:table-cell>
          <table:table-cell office:value-type="string">
            <text:p>Sum - value</text:p>
          </table:table-cell>
          <table:table-cell office:value-type="float" office:value="116.67">
            <text:p>116.67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40">
            <text:p>40</text:p>
          </table:table-cell>
        </table:table-row>
        <table:table-row table:style-name="ro1">
          <table:table-cell office:value-type="float" office:value="41000000003">
            <text:p>41000000003</text:p>
          </table:table-cell>
          <table:table-cell office:value-type="string">
            <text:p>merchant</text:p>
          </table:table-cell>
          <table:table-cell office:value-type="string">
            <text:p>Sum - value</text:p>
          </table:table-cell>
          <table:table-cell office:value-type="float" office:value="101.57">
            <text:p>101.57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36">
            <text:p>36</text:p>
          </table:table-cell>
        </table:table-row>
        <table:table-row table:style-name="ro1">
          <table:table-cell office:value-type="float" office:value="41000000004">
            <text:p>41000000004</text:p>
          </table:table-cell>
          <table:table-cell office:value-type="string">
            <text:p>merchant</text:p>
          </table:table-cell>
          <table:table-cell office:value-type="string">
            <text:p>Sum - value</text:p>
          </table:table-cell>
          <table:table-cell office:value-type="float" office:value="130.88">
            <text:p>130.88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45">
            <text:p>45</text:p>
          </table:table-cell>
        </table:table-row>
        <table:table-row table:style-name="ro1">
          <table:table-cell office:value-type="float" office:value="41000000005">
            <text:p>41000000005</text:p>
          </table:table-cell>
          <table:table-cell office:value-type="string">
            <text:p>merchant</text:p>
          </table:table-cell>
          <table:table-cell office:value-type="string">
            <text:p>Sum - value</text:p>
          </table:table-cell>
          <table:table-cell office:value-type="float" office:value="182.64">
            <text:p>182.64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51">
            <text:p>51</text:p>
          </table:table-cell>
        </table:table-row>
        <table:table-row table:style-name="ro1">
          <table:table-cell office:value-type="float" office:value="41000000006">
            <text:p>41000000006</text:p>
          </table:table-cell>
          <table:table-cell office:value-type="string">
            <text:p>merchant</text:p>
          </table:table-cell>
          <table:table-cell office:value-type="string">
            <text:p>Sum - value</text:p>
          </table:table-cell>
          <table:table-cell office:value-type="float" office:value="188.81">
            <text:p>188.81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53">
            <text:p>53</text:p>
          </table:table-cell>
        </table:table-row>
        <table:table-row table:style-name="ro1">
          <table:table-cell office:value-type="float" office:value="41000000007">
            <text:p>41000000007</text:p>
          </table:table-cell>
          <table:table-cell office:value-type="string">
            <text:p>merchant</text:p>
          </table:table-cell>
          <table:table-cell office:value-type="string">
            <text:p>Sum - value</text:p>
          </table:table-cell>
          <table:table-cell office:value-type="float" office:value="154.45">
            <text:p>154.4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54">
            <text:p>54</text:p>
          </table:table-cell>
        </table:table-row>
        <table:table-row table:style-name="ro1">
          <table:table-cell office:value-type="float" office:value="41000000008">
            <text:p>41000000008</text:p>
          </table:table-cell>
          <table:table-cell office:value-type="string">
            <text:p>merchant</text:p>
          </table:table-cell>
          <table:table-cell office:value-type="string">
            <text:p>Sum - value</text:p>
          </table:table-cell>
          <table:table-cell office:value-type="float" office:value="165.34">
            <text:p>165.34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55">
            <text:p>55</text:p>
          </table:table-cell>
        </table:table-row>
        <table:table-row table:style-name="ro1">
          <table:table-cell office:value-type="float" office:value="41000000009">
            <text:p>41000000009</text:p>
          </table:table-cell>
          <table:table-cell office:value-type="string">
            <text:p>merchant</text:p>
          </table:table-cell>
          <table:table-cell office:value-type="string">
            <text:p>Sum - value</text:p>
          </table:table-cell>
          <table:table-cell office:value-type="float" office:value="133.84">
            <text:p>133.84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45">
            <text:p>45</text:p>
          </table:table-cell>
        </table:table-row>
        <table:table-row table:style-name="ro1">
          <table:table-cell office:value-type="float" office:value="41000000010">
            <text:p>41000000010</text:p>
          </table:table-cell>
          <table:table-cell office:value-type="string">
            <text:p>merchant</text:p>
          </table:table-cell>
          <table:table-cell office:value-type="string">
            <text:p>Sum - value</text:p>
          </table:table-cell>
          <table:table-cell office:value-type="float" office:value="137.74">
            <text:p>137.74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42">
            <text:p>42</text:p>
          </table:table-cell>
        </table:table-row>
        <table:table-row table:style-name="ro1">
          <table:table-cell office:value-type="float" office:value="41000000011">
            <text:p>41000000011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12">
            <text:p>41000000012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13">
            <text:p>41000000013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14">
            <text:p>41000000014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15">
            <text:p>41000000015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16">
            <text:p>41000000016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17">
            <text:p>41000000017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18">
            <text:p>41000000018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19">
            <text:p>41000000019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20">
            <text:p>41000000020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21">
            <text:p>41000000021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22">
            <text:p>41000000022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23">
            <text:p>41000000023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24">
            <text:p>41000000024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25">
            <text:p>41000000025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26">
            <text:p>41000000026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27">
            <text:p>41000000027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28">
            <text:p>41000000028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29">
            <text:p>41000000029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30">
            <text:p>41000000030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31">
            <text:p>41000000031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32">
            <text:p>41000000032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33">
            <text:p>41000000033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34">
            <text:p>41000000034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35">
            <text:p>41000000035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36">
            <text:p>41000000036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37">
            <text:p>41000000037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38">
            <text:p>41000000038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39">
            <text:p>41000000039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40">
            <text:p>41000000040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41">
            <text:p>41000000041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42">
            <text:p>41000000042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43">
            <text:p>41000000043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44">
            <text:p>41000000044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45">
            <text:p>41000000045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46">
            <text:p>41000000046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47">
            <text:p>41000000047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48">
            <text:p>41000000048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49">
            <text:p>41000000049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50">
            <text:p>41000000050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51">
            <text:p>41000000051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52">
            <text:p>41000000052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53">
            <text:p>41000000053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54">
            <text:p>41000000054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55">
            <text:p>41000000055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56">
            <text:p>41000000056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57">
            <text:p>41000000057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58">
            <text:p>41000000058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59">
            <text:p>41000000059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60">
            <text:p>41000000060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61">
            <text:p>41000000061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62">
            <text:p>41000000062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63">
            <text:p>41000000063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64">
            <text:p>41000000064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65">
            <text:p>41000000065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66">
            <text:p>41000000066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67">
            <text:p>41000000067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68">
            <text:p>41000000068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69">
            <text:p>41000000069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70">
            <text:p>41000000070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71">
            <text:p>41000000071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72">
            <text:p>41000000072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73">
            <text:p>41000000073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74">
            <text:p>41000000074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75">
            <text:p>41000000075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76">
            <text:p>41000000076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77">
            <text:p>41000000077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78">
            <text:p>41000000078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79">
            <text:p>41000000079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80">
            <text:p>41000000080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81">
            <text:p>41000000081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82">
            <text:p>41000000082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83">
            <text:p>41000000083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84">
            <text:p>41000000084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85">
            <text:p>41000000085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86">
            <text:p>41000000086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87">
            <text:p>41000000087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88">
            <text:p>41000000088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89">
            <text:p>41000000089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90">
            <text:p>41000000090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91">
            <text:p>41000000091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92">
            <text:p>41000000092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93">
            <text:p>41000000093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94">
            <text:p>41000000094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95">
            <text:p>41000000095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96">
            <text:p>41000000096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97">
            <text:p>41000000097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98">
            <text:p>41000000098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099">
            <text:p>41000000099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000000100">
            <text:p>41000000100</text:p>
          </table:table-cell>
          <table:table-cell office:value-type="string">
            <text:p>beneficiary</text:p>
          </table:table-cell>
          <table:table-cell office:value-type="string">
            <text:p>Sum - value</text:p>
          </table:table-cell>
          <table:table-cell office:value-type="float" office:value="50.05">
            <text:p>50.05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">
            <text:p>1</text:p>
          </table:table-cell>
        </table:table-row>
        <table:table-row table:style-name="ro1">
          <table:table-cell office:value-type="float" office:value="41999999002">
            <text:p>41999999002</text:p>
          </table:table-cell>
          <table:table-cell office:value-type="string">
            <text:p>reimburser</text:p>
          </table:table-cell>
          <table:table-cell office:value-type="string">
            <text:p>Sum - value</text:p>
          </table:table-cell>
          <table:table-cell office:value-type="float" office:value="1429.86">
            <text:p>1429.86</text:p>
          </table:table-cell>
        </table:table-row>
        <table:table-row table:style-name="ro1">
          <table:table-cell table:style-name="ce30"/>
          <table:table-cell table:style-name="ce34"/>
          <table:table-cell table:style-name="ce34" office:value-type="string">
            <text:p>Count - timestamp</text:p>
          </table:table-cell>
          <table:table-cell table:style-name="ce41" office:value-type="float" office:value="10">
            <text:p>10</text:p>
          </table:table-cell>
        </table:table-row>
        <table:table-row table:style-name="ro1">
          <table:table-cell table:style-name="ce31" office:value-type="string">
            <text:p>Total Sum - value</text:p>
          </table:table-cell>
          <table:table-cell table:style-name="ce35"/>
          <table:table-cell table:style-name="ce37"/>
          <table:table-cell table:style-name="ce42" office:value-type="float" office:value="7364.22000000001">
            <text:p>7364.22</text:p>
          </table:table-cell>
        </table:table-row>
        <table:table-row table:style-name="ro1">
          <table:table-cell table:style-name="ce32" office:value-type="string">
            <text:p>Total Count - timestamp</text:p>
          </table:table-cell>
          <table:table-cell table:style-name="ce36"/>
          <table:table-cell table:style-name="ce38"/>
          <table:table-cell table:style-name="ce28" office:value-type="float" office:value="560">
            <text:p>560</text:p>
          </table:table-cell>
        </table:table-row>
      </table:table>
      <table:table table:name="Matrix - Values" table:style-name="ta1">
        <table:table-column table:style-name="co15" table:default-cell-style-name="ce45"/>
        <table:table-column table:style-name="co16" table:default-cell-style-name="ce49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21" table:default-cell-style-name="ce51"/>
        <table:table-column table:style-name="co5" table:default-cell-style-name="ce51"/>
        <table:table-column table:style-name="co22" table:default-cell-style-name="ce51"/>
        <table:table-column table:style-name="co23" table:default-cell-style-name="ce51"/>
        <table:table-column table:style-name="co9" table:number-columns-repeated="93" table:default-cell-style-name="ce51"/>
        <table:table-column table:style-name="co9" table:default-cell-style-name="ce42"/>
        <table:table-row table:style-name="ro1">
          <table:table-cell table:style-name="Default" office:value-type="string">
            <text:p>Filter</text:p>
          </table:table-cell>
          <table:table-cell table:style-name="Default" table:number-columns-repeated="103"/>
        </table:table-row>
        <table:table-row table:style-name="ro1">
          <table:table-cell table:style-name="Pivot_20_Table_20_Field" office:value-type="string">
            <text:p>program</text:p>
          </table:table-cell>
          <table:table-cell table:style-name="ce7" office:value-type="string">
            <text:p>- all -</text:p>
          </table:table-cell>
          <table:table-cell table:style-name="Default" table:number-columns-repeated="102"/>
        </table:table-row>
        <table:table-row table:style-name="ro1">
          <table:table-cell table:style-name="Default" table:number-columns-repeated="104"/>
        </table:table-row>
        <table:table-row table:style-name="ro1">
          <table:table-cell table:style-name="ce43" office:value-type="string">
            <text:p>Sum - value</text:p>
          </table:table-cell>
          <table:table-cell table:style-name="ce46"/>
          <table:table-cell table:style-name="ce8" office:value-type="string">
            <text:p>toPhone</text:p>
          </table:table-cell>
          <table:table-cell table:style-name="ce8" office:value-type="string">
            <text:p>toType</text:p>
          </table:table-cell>
          <table:table-cell table:style-name="ce53" table:number-columns-repeated="99"/>
          <table:table-cell table:style-name="ce54"/>
        </table:table-row>
        <table:table-row table:style-name="ro1">
          <table:table-cell table:style-name="ce44"/>
          <table:table-cell table:style-name="ce47"/>
          <table:table-cell table:style-name="ce50" office:value-type="float" office:value="41000000001">
            <text:p>41000000001</text:p>
          </table:table-cell>
          <table:table-cell table:style-name="Pivot_20_Table_20_Category" office:value-type="float" office:value="41000000002">
            <text:p>41000000002</text:p>
          </table:table-cell>
          <table:table-cell table:style-name="Pivot_20_Table_20_Category" office:value-type="float" office:value="41000000003">
            <text:p>41000000003</text:p>
          </table:table-cell>
          <table:table-cell table:style-name="Pivot_20_Table_20_Category" office:value-type="float" office:value="41000000004">
            <text:p>41000000004</text:p>
          </table:table-cell>
          <table:table-cell table:style-name="Pivot_20_Table_20_Category" office:value-type="float" office:value="41000000005">
            <text:p>41000000005</text:p>
          </table:table-cell>
          <table:table-cell table:style-name="Pivot_20_Table_20_Category" office:value-type="float" office:value="41000000006">
            <text:p>41000000006</text:p>
          </table:table-cell>
          <table:table-cell table:style-name="Pivot_20_Table_20_Category" office:value-type="float" office:value="41000000007">
            <text:p>41000000007</text:p>
          </table:table-cell>
          <table:table-cell table:style-name="Pivot_20_Table_20_Category" office:value-type="float" office:value="41000000008">
            <text:p>41000000008</text:p>
          </table:table-cell>
          <table:table-cell table:style-name="Pivot_20_Table_20_Category" office:value-type="float" office:value="41000000009">
            <text:p>41000000009</text:p>
          </table:table-cell>
          <table:table-cell table:style-name="Pivot_20_Table_20_Category" office:value-type="float" office:value="41000000010">
            <text:p>41000000010</text:p>
          </table:table-cell>
          <table:table-cell table:style-name="Pivot_20_Table_20_Category" office:value-type="float" office:value="41000000011">
            <text:p>41000000011</text:p>
          </table:table-cell>
          <table:table-cell table:style-name="Pivot_20_Table_20_Category" office:value-type="float" office:value="41000000012">
            <text:p>41000000012</text:p>
          </table:table-cell>
          <table:table-cell table:style-name="Pivot_20_Table_20_Category" office:value-type="float" office:value="41000000013">
            <text:p>41000000013</text:p>
          </table:table-cell>
          <table:table-cell table:style-name="Pivot_20_Table_20_Category" office:value-type="float" office:value="41000000014">
            <text:p>41000000014</text:p>
          </table:table-cell>
          <table:table-cell table:style-name="Pivot_20_Table_20_Category" office:value-type="float" office:value="41000000015">
            <text:p>41000000015</text:p>
          </table:table-cell>
          <table:table-cell table:style-name="Pivot_20_Table_20_Category" office:value-type="float" office:value="41000000016">
            <text:p>41000000016</text:p>
          </table:table-cell>
          <table:table-cell table:style-name="Pivot_20_Table_20_Category" office:value-type="float" office:value="41000000017">
            <text:p>41000000017</text:p>
          </table:table-cell>
          <table:table-cell table:style-name="Pivot_20_Table_20_Category" office:value-type="float" office:value="41000000018">
            <text:p>41000000018</text:p>
          </table:table-cell>
          <table:table-cell table:style-name="Pivot_20_Table_20_Category" office:value-type="float" office:value="41000000019">
            <text:p>41000000019</text:p>
          </table:table-cell>
          <table:table-cell table:style-name="Pivot_20_Table_20_Category" office:value-type="float" office:value="41000000020">
            <text:p>41000000020</text:p>
          </table:table-cell>
          <table:table-cell table:style-name="Pivot_20_Table_20_Category" office:value-type="float" office:value="41000000021">
            <text:p>41000000021</text:p>
          </table:table-cell>
          <table:table-cell table:style-name="Pivot_20_Table_20_Category" office:value-type="float" office:value="41000000022">
            <text:p>41000000022</text:p>
          </table:table-cell>
          <table:table-cell table:style-name="Pivot_20_Table_20_Category" office:value-type="float" office:value="41000000023">
            <text:p>41000000023</text:p>
          </table:table-cell>
          <table:table-cell table:style-name="Pivot_20_Table_20_Category" office:value-type="float" office:value="41000000024">
            <text:p>41000000024</text:p>
          </table:table-cell>
          <table:table-cell table:style-name="Pivot_20_Table_20_Category" office:value-type="float" office:value="41000000025">
            <text:p>41000000025</text:p>
          </table:table-cell>
          <table:table-cell table:style-name="Pivot_20_Table_20_Category" office:value-type="float" office:value="41000000026">
            <text:p>41000000026</text:p>
          </table:table-cell>
          <table:table-cell table:style-name="Pivot_20_Table_20_Category" office:value-type="float" office:value="41000000027">
            <text:p>41000000027</text:p>
          </table:table-cell>
          <table:table-cell table:style-name="Pivot_20_Table_20_Category" office:value-type="float" office:value="41000000028">
            <text:p>41000000028</text:p>
          </table:table-cell>
          <table:table-cell table:style-name="Pivot_20_Table_20_Category" office:value-type="float" office:value="41000000029">
            <text:p>41000000029</text:p>
          </table:table-cell>
          <table:table-cell table:style-name="Pivot_20_Table_20_Category" office:value-type="float" office:value="41000000030">
            <text:p>41000000030</text:p>
          </table:table-cell>
          <table:table-cell table:style-name="Pivot_20_Table_20_Category" office:value-type="float" office:value="41000000031">
            <text:p>41000000031</text:p>
          </table:table-cell>
          <table:table-cell table:style-name="Pivot_20_Table_20_Category" office:value-type="float" office:value="41000000032">
            <text:p>41000000032</text:p>
          </table:table-cell>
          <table:table-cell table:style-name="Pivot_20_Table_20_Category" office:value-type="float" office:value="41000000033">
            <text:p>41000000033</text:p>
          </table:table-cell>
          <table:table-cell table:style-name="Pivot_20_Table_20_Category" office:value-type="float" office:value="41000000034">
            <text:p>41000000034</text:p>
          </table:table-cell>
          <table:table-cell table:style-name="Pivot_20_Table_20_Category" office:value-type="float" office:value="41000000035">
            <text:p>41000000035</text:p>
          </table:table-cell>
          <table:table-cell table:style-name="Pivot_20_Table_20_Category" office:value-type="float" office:value="41000000036">
            <text:p>41000000036</text:p>
          </table:table-cell>
          <table:table-cell table:style-name="Pivot_20_Table_20_Category" office:value-type="float" office:value="41000000037">
            <text:p>41000000037</text:p>
          </table:table-cell>
          <table:table-cell table:style-name="Pivot_20_Table_20_Category" office:value-type="float" office:value="41000000038">
            <text:p>41000000038</text:p>
          </table:table-cell>
          <table:table-cell table:style-name="Pivot_20_Table_20_Category" office:value-type="float" office:value="41000000039">
            <text:p>41000000039</text:p>
          </table:table-cell>
          <table:table-cell table:style-name="Pivot_20_Table_20_Category" office:value-type="float" office:value="41000000040">
            <text:p>41000000040</text:p>
          </table:table-cell>
          <table:table-cell table:style-name="Pivot_20_Table_20_Category" office:value-type="float" office:value="41000000041">
            <text:p>41000000041</text:p>
          </table:table-cell>
          <table:table-cell table:style-name="Pivot_20_Table_20_Category" office:value-type="float" office:value="41000000042">
            <text:p>41000000042</text:p>
          </table:table-cell>
          <table:table-cell table:style-name="Pivot_20_Table_20_Category" office:value-type="float" office:value="41000000043">
            <text:p>41000000043</text:p>
          </table:table-cell>
          <table:table-cell table:style-name="Pivot_20_Table_20_Category" office:value-type="float" office:value="41000000044">
            <text:p>41000000044</text:p>
          </table:table-cell>
          <table:table-cell table:style-name="Pivot_20_Table_20_Category" office:value-type="float" office:value="41000000045">
            <text:p>41000000045</text:p>
          </table:table-cell>
          <table:table-cell table:style-name="Pivot_20_Table_20_Category" office:value-type="float" office:value="41000000046">
            <text:p>41000000046</text:p>
          </table:table-cell>
          <table:table-cell table:style-name="Pivot_20_Table_20_Category" office:value-type="float" office:value="41000000047">
            <text:p>41000000047</text:p>
          </table:table-cell>
          <table:table-cell table:style-name="Pivot_20_Table_20_Category" office:value-type="float" office:value="41000000048">
            <text:p>41000000048</text:p>
          </table:table-cell>
          <table:table-cell table:style-name="Pivot_20_Table_20_Category" office:value-type="float" office:value="41000000049">
            <text:p>41000000049</text:p>
          </table:table-cell>
          <table:table-cell table:style-name="Pivot_20_Table_20_Category" office:value-type="float" office:value="41000000050">
            <text:p>41000000050</text:p>
          </table:table-cell>
          <table:table-cell table:style-name="Pivot_20_Table_20_Category" office:value-type="float" office:value="41000000051">
            <text:p>41000000051</text:p>
          </table:table-cell>
          <table:table-cell table:style-name="Pivot_20_Table_20_Category" office:value-type="float" office:value="41000000052">
            <text:p>41000000052</text:p>
          </table:table-cell>
          <table:table-cell table:style-name="Pivot_20_Table_20_Category" office:value-type="float" office:value="41000000053">
            <text:p>41000000053</text:p>
          </table:table-cell>
          <table:table-cell table:style-name="Pivot_20_Table_20_Category" office:value-type="float" office:value="41000000054">
            <text:p>41000000054</text:p>
          </table:table-cell>
          <table:table-cell table:style-name="Pivot_20_Table_20_Category" office:value-type="float" office:value="41000000055">
            <text:p>41000000055</text:p>
          </table:table-cell>
          <table:table-cell table:style-name="Pivot_20_Table_20_Category" office:value-type="float" office:value="41000000056">
            <text:p>41000000056</text:p>
          </table:table-cell>
          <table:table-cell table:style-name="Pivot_20_Table_20_Category" office:value-type="float" office:value="41000000057">
            <text:p>41000000057</text:p>
          </table:table-cell>
          <table:table-cell table:style-name="Pivot_20_Table_20_Category" office:value-type="float" office:value="41000000058">
            <text:p>41000000058</text:p>
          </table:table-cell>
          <table:table-cell table:style-name="Pivot_20_Table_20_Category" office:value-type="float" office:value="41000000059">
            <text:p>41000000059</text:p>
          </table:table-cell>
          <table:table-cell table:style-name="Pivot_20_Table_20_Category" office:value-type="float" office:value="41000000060">
            <text:p>41000000060</text:p>
          </table:table-cell>
          <table:table-cell table:style-name="Pivot_20_Table_20_Category" office:value-type="float" office:value="41000000061">
            <text:p>41000000061</text:p>
          </table:table-cell>
          <table:table-cell table:style-name="Pivot_20_Table_20_Category" office:value-type="float" office:value="41000000062">
            <text:p>41000000062</text:p>
          </table:table-cell>
          <table:table-cell table:style-name="Pivot_20_Table_20_Category" office:value-type="float" office:value="41000000063">
            <text:p>41000000063</text:p>
          </table:table-cell>
          <table:table-cell table:style-name="Pivot_20_Table_20_Category" office:value-type="float" office:value="41000000064">
            <text:p>41000000064</text:p>
          </table:table-cell>
          <table:table-cell table:style-name="Pivot_20_Table_20_Category" office:value-type="float" office:value="41000000065">
            <text:p>41000000065</text:p>
          </table:table-cell>
          <table:table-cell table:style-name="Pivot_20_Table_20_Category" office:value-type="float" office:value="41000000066">
            <text:p>41000000066</text:p>
          </table:table-cell>
          <table:table-cell table:style-name="Pivot_20_Table_20_Category" office:value-type="float" office:value="41000000067">
            <text:p>41000000067</text:p>
          </table:table-cell>
          <table:table-cell table:style-name="Pivot_20_Table_20_Category" office:value-type="float" office:value="41000000068">
            <text:p>41000000068</text:p>
          </table:table-cell>
          <table:table-cell table:style-name="Pivot_20_Table_20_Category" office:value-type="float" office:value="41000000069">
            <text:p>41000000069</text:p>
          </table:table-cell>
          <table:table-cell table:style-name="Pivot_20_Table_20_Category" office:value-type="float" office:value="41000000070">
            <text:p>41000000070</text:p>
          </table:table-cell>
          <table:table-cell table:style-name="Pivot_20_Table_20_Category" office:value-type="float" office:value="41000000071">
            <text:p>41000000071</text:p>
          </table:table-cell>
          <table:table-cell table:style-name="Pivot_20_Table_20_Category" office:value-type="float" office:value="41000000072">
            <text:p>41000000072</text:p>
          </table:table-cell>
          <table:table-cell table:style-name="Pivot_20_Table_20_Category" office:value-type="float" office:value="41000000073">
            <text:p>41000000073</text:p>
          </table:table-cell>
          <table:table-cell table:style-name="Pivot_20_Table_20_Category" office:value-type="float" office:value="41000000074">
            <text:p>41000000074</text:p>
          </table:table-cell>
          <table:table-cell table:style-name="Pivot_20_Table_20_Category" office:value-type="float" office:value="41000000075">
            <text:p>41000000075</text:p>
          </table:table-cell>
          <table:table-cell table:style-name="Pivot_20_Table_20_Category" office:value-type="float" office:value="41000000076">
            <text:p>41000000076</text:p>
          </table:table-cell>
          <table:table-cell table:style-name="Pivot_20_Table_20_Category" office:value-type="float" office:value="41000000077">
            <text:p>41000000077</text:p>
          </table:table-cell>
          <table:table-cell table:style-name="Pivot_20_Table_20_Category" office:value-type="float" office:value="41000000078">
            <text:p>41000000078</text:p>
          </table:table-cell>
          <table:table-cell table:style-name="Pivot_20_Table_20_Category" office:value-type="float" office:value="41000000079">
            <text:p>41000000079</text:p>
          </table:table-cell>
          <table:table-cell table:style-name="Pivot_20_Table_20_Category" office:value-type="float" office:value="41000000080">
            <text:p>41000000080</text:p>
          </table:table-cell>
          <table:table-cell table:style-name="Pivot_20_Table_20_Category" office:value-type="float" office:value="41000000081">
            <text:p>41000000081</text:p>
          </table:table-cell>
          <table:table-cell table:style-name="Pivot_20_Table_20_Category" office:value-type="float" office:value="41000000082">
            <text:p>41000000082</text:p>
          </table:table-cell>
          <table:table-cell table:style-name="Pivot_20_Table_20_Category" office:value-type="float" office:value="41000000083">
            <text:p>41000000083</text:p>
          </table:table-cell>
          <table:table-cell table:style-name="Pivot_20_Table_20_Category" office:value-type="float" office:value="41000000084">
            <text:p>41000000084</text:p>
          </table:table-cell>
          <table:table-cell table:style-name="Pivot_20_Table_20_Category" office:value-type="float" office:value="41000000085">
            <text:p>41000000085</text:p>
          </table:table-cell>
          <table:table-cell table:style-name="Pivot_20_Table_20_Category" office:value-type="float" office:value="41000000086">
            <text:p>41000000086</text:p>
          </table:table-cell>
          <table:table-cell table:style-name="Pivot_20_Table_20_Category" office:value-type="float" office:value="41000000087">
            <text:p>41000000087</text:p>
          </table:table-cell>
          <table:table-cell table:style-name="Pivot_20_Table_20_Category" office:value-type="float" office:value="41000000088">
            <text:p>41000000088</text:p>
          </table:table-cell>
          <table:table-cell table:style-name="Pivot_20_Table_20_Category" office:value-type="float" office:value="41000000089">
            <text:p>41000000089</text:p>
          </table:table-cell>
          <table:table-cell table:style-name="Pivot_20_Table_20_Category" office:value-type="float" office:value="41000000090">
            <text:p>41000000090</text:p>
          </table:table-cell>
          <table:table-cell table:style-name="Pivot_20_Table_20_Category" office:value-type="float" office:value="41000000091">
            <text:p>41000000091</text:p>
          </table:table-cell>
          <table:table-cell table:style-name="Pivot_20_Table_20_Category" office:value-type="float" office:value="41000000092">
            <text:p>41000000092</text:p>
          </table:table-cell>
          <table:table-cell table:style-name="Pivot_20_Table_20_Category" office:value-type="float" office:value="41000000093">
            <text:p>41000000093</text:p>
          </table:table-cell>
          <table:table-cell table:style-name="Pivot_20_Table_20_Category" office:value-type="float" office:value="41000000094">
            <text:p>41000000094</text:p>
          </table:table-cell>
          <table:table-cell table:style-name="Pivot_20_Table_20_Category" office:value-type="float" office:value="41000000095">
            <text:p>41000000095</text:p>
          </table:table-cell>
          <table:table-cell table:style-name="Pivot_20_Table_20_Category" office:value-type="float" office:value="41000000096">
            <text:p>41000000096</text:p>
          </table:table-cell>
          <table:table-cell table:style-name="Pivot_20_Table_20_Category" office:value-type="float" office:value="41000000097">
            <text:p>41000000097</text:p>
          </table:table-cell>
          <table:table-cell table:style-name="Pivot_20_Table_20_Category" office:value-type="float" office:value="41000000098">
            <text:p>41000000098</text:p>
          </table:table-cell>
          <table:table-cell table:style-name="Pivot_20_Table_20_Category" office:value-type="float" office:value="41000000099">
            <text:p>41000000099</text:p>
          </table:table-cell>
          <table:table-cell table:style-name="Pivot_20_Table_20_Category" office:value-type="float" office:value="41000000100">
            <text:p>41000000100</text:p>
          </table:table-cell>
          <table:table-cell table:style-name="Pivot_20_Table_20_Category" office:value-type="float" office:value="41999999002">
            <text:p>41999999002</text:p>
          </table:table-cell>
          <table:table-cell table:style-name="ce55" office:value-type="string">
            <text:p>Total Result</text:p>
          </table:table-cell>
        </table:table-row>
        <table:table-row table:style-name="ro1">
          <table:table-cell table:style-name="ce3" office:value-type="string">
            <text:p>fromPhone</text:p>
          </table:table-cell>
          <table:table-cell table:style-name="ce48" office:value-type="string">
            <text:p>fromType</text:p>
          </table:table-cell>
          <table:table-cell table:style-name="ce9" office:value-type="string">
            <text:p>merchant</text:p>
          </table:table-cell>
          <table:table-cell table:number-columns-repeated="9" table:style-name="ce15" office:value-type="string">
            <text:p>merchant</text:p>
          </table:table-cell>
          <table:table-cell table:number-columns-repeated="90" table:style-name="ce15" office:value-type="string">
            <text:p>beneficiary</text:p>
          </table:table-cell>
          <table:table-cell table:style-name="ce15" office:value-type="string">
            <text:p>reimburser</text:p>
          </table:table-cell>
          <table:table-cell table:style-name="ce56"/>
        </table:table-row>
        <table:table-row table:style-name="ro1">
          <table:table-cell office:value-type="float" office:value="41000000001">
            <text:p>41000000001</text:p>
          </table:table-cell>
          <table:table-cell office:value-type="string">
            <text:p>merchant</text:p>
          </table:table-cell>
          <table:table-cell table:number-columns-repeated="100"/>
          <table:table-cell table:number-columns-repeated="2" office:value-type="float" office:value="117.92">
            <text:p>117.92</text:p>
          </table:table-cell>
        </table:table-row>
        <table:table-row table:style-name="ro1">
          <table:table-cell office:value-type="float" office:value="41000000002">
            <text:p>41000000002</text:p>
          </table:table-cell>
          <table:table-cell office:value-type="string">
            <text:p>merchant</text:p>
          </table:table-cell>
          <table:table-cell table:number-columns-repeated="100"/>
          <table:table-cell table:number-columns-repeated="2" office:value-type="float" office:value="116.67">
            <text:p>116.67</text:p>
          </table:table-cell>
        </table:table-row>
        <table:table-row table:style-name="ro1">
          <table:table-cell office:value-type="float" office:value="41000000003">
            <text:p>41000000003</text:p>
          </table:table-cell>
          <table:table-cell office:value-type="string">
            <text:p>merchant</text:p>
          </table:table-cell>
          <table:table-cell table:number-columns-repeated="100"/>
          <table:table-cell table:number-columns-repeated="2" office:value-type="float" office:value="101.57">
            <text:p>101.57</text:p>
          </table:table-cell>
        </table:table-row>
        <table:table-row table:style-name="ro1">
          <table:table-cell office:value-type="float" office:value="41000000004">
            <text:p>41000000004</text:p>
          </table:table-cell>
          <table:table-cell office:value-type="string">
            <text:p>merchant</text:p>
          </table:table-cell>
          <table:table-cell table:number-columns-repeated="100"/>
          <table:table-cell table:number-columns-repeated="2" office:value-type="float" office:value="130.88">
            <text:p>130.88</text:p>
          </table:table-cell>
        </table:table-row>
        <table:table-row table:style-name="ro1">
          <table:table-cell office:value-type="float" office:value="41000000005">
            <text:p>41000000005</text:p>
          </table:table-cell>
          <table:table-cell office:value-type="string">
            <text:p>merchant</text:p>
          </table:table-cell>
          <table:table-cell table:number-columns-repeated="100"/>
          <table:table-cell table:number-columns-repeated="2" office:value-type="float" office:value="182.64">
            <text:p>182.64</text:p>
          </table:table-cell>
        </table:table-row>
        <table:table-row table:style-name="ro1">
          <table:table-cell office:value-type="float" office:value="41000000006">
            <text:p>41000000006</text:p>
          </table:table-cell>
          <table:table-cell office:value-type="string">
            <text:p>merchant</text:p>
          </table:table-cell>
          <table:table-cell table:number-columns-repeated="100"/>
          <table:table-cell table:number-columns-repeated="2" office:value-type="float" office:value="188.81">
            <text:p>188.81</text:p>
          </table:table-cell>
        </table:table-row>
        <table:table-row table:style-name="ro1">
          <table:table-cell office:value-type="float" office:value="41000000007">
            <text:p>41000000007</text:p>
          </table:table-cell>
          <table:table-cell office:value-type="string">
            <text:p>merchant</text:p>
          </table:table-cell>
          <table:table-cell table:number-columns-repeated="100"/>
          <table:table-cell table:number-columns-repeated="2" office:value-type="float" office:value="154.45">
            <text:p>154.45</text:p>
          </table:table-cell>
        </table:table-row>
        <table:table-row table:style-name="ro1">
          <table:table-cell office:value-type="float" office:value="41000000008">
            <text:p>41000000008</text:p>
          </table:table-cell>
          <table:table-cell office:value-type="string">
            <text:p>merchant</text:p>
          </table:table-cell>
          <table:table-cell table:number-columns-repeated="100"/>
          <table:table-cell table:number-columns-repeated="2" office:value-type="float" office:value="165.34">
            <text:p>165.34</text:p>
          </table:table-cell>
        </table:table-row>
        <table:table-row table:style-name="ro1">
          <table:table-cell office:value-type="float" office:value="41000000009">
            <text:p>41000000009</text:p>
          </table:table-cell>
          <table:table-cell office:value-type="string">
            <text:p>merchant</text:p>
          </table:table-cell>
          <table:table-cell table:number-columns-repeated="100"/>
          <table:table-cell table:number-columns-repeated="2" office:value-type="float" office:value="133.84">
            <text:p>133.84</text:p>
          </table:table-cell>
        </table:table-row>
        <table:table-row table:style-name="ro1">
          <table:table-cell office:value-type="float" office:value="41000000010">
            <text:p>41000000010</text:p>
          </table:table-cell>
          <table:table-cell office:value-type="string">
            <text:p>merchant</text:p>
          </table:table-cell>
          <table:table-cell table:number-columns-repeated="100"/>
          <table:table-cell table:number-columns-repeated="2" office:value-type="float" office:value="137.74">
            <text:p>137.74</text:p>
          </table:table-cell>
        </table:table-row>
        <table:table-row table:style-name="ro1">
          <table:table-cell office:value-type="float" office:value="41000000011">
            <text:p>41000000011</text:p>
          </table:table-cell>
          <table:table-cell office:value-type="string">
            <text:p>beneficiary</text:p>
          </table:table-cell>
          <table:table-cell/>
          <table:table-cell office:value-type="float" office:value="1.26">
            <text:p>1.26</text:p>
          </table:table-cell>
          <table:table-cell/>
          <table:table-cell office:value-type="float" office:value="3.82">
            <text:p>3.82</text:p>
          </table:table-cell>
          <table:table-cell office:value-type="float" office:value="4.86">
            <text:p>4.86</text:p>
          </table:table-cell>
          <table:table-cell table:number-columns-repeated="2"/>
          <table:table-cell office:value-type="float" office:value="4.2">
            <text:p>4.2</text:p>
          </table:table-cell>
          <table:table-cell/>
          <table:table-cell office:value-type="float" office:value="0.82">
            <text:p>0.82</text:p>
          </table:table-cell>
          <table:table-cell table:number-columns-repeated="91"/>
          <table:table-cell office:value-type="float" office:value="14.96">
            <text:p>14.96</text:p>
          </table:table-cell>
        </table:table-row>
        <table:table-row table:style-name="ro1">
          <table:table-cell office:value-type="float" office:value="41000000012">
            <text:p>41000000012</text:p>
          </table:table-cell>
          <table:table-cell office:value-type="string">
            <text:p>beneficiary</text:p>
          </table:table-cell>
          <table:table-cell table:number-columns-repeated="6"/>
          <table:table-cell office:value-type="float" office:value="2.31">
            <text:p>2.31</text:p>
          </table:table-cell>
          <table:table-cell office:value-type="float" office:value="7.24">
            <text:p>7.24</text:p>
          </table:table-cell>
          <table:table-cell table:number-columns-repeated="93"/>
          <table:table-cell office:value-type="float" office:value="9.55">
            <text:p>9.55</text:p>
          </table:table-cell>
        </table:table-row>
        <table:table-row table:style-name="ro1">
          <table:table-cell office:value-type="float" office:value="41000000013">
            <text:p>41000000013</text:p>
          </table:table-cell>
          <table:table-cell office:value-type="string">
            <text:p>beneficiary</text:p>
          </table:table-cell>
          <table:table-cell office:value-type="float" office:value="2.81">
            <text:p>2.81</text:p>
          </table:table-cell>
          <table:table-cell/>
          <table:table-cell office:value-type="float" office:value="3.76">
            <text:p>3.76</text:p>
          </table:table-cell>
          <table:table-cell table:number-columns-repeated="4"/>
          <table:table-cell office:value-type="float" office:value="4.9">
            <text:p>4.9</text:p>
          </table:table-cell>
          <table:table-cell office:value-type="float" office:value="0.54">
            <text:p>0.54</text:p>
          </table:table-cell>
          <table:table-cell table:number-columns-repeated="92"/>
          <table:table-cell office:value-type="float" office:value="12.01">
            <text:p>12.01</text:p>
          </table:table-cell>
        </table:table-row>
        <table:table-row table:style-name="ro1">
          <table:table-cell office:value-type="float" office:value="41000000014">
            <text:p>41000000014</text:p>
          </table:table-cell>
          <table:table-cell office:value-type="string">
            <text:p>beneficiary</text:p>
          </table:table-cell>
          <table:table-cell/>
          <table:table-cell office:value-type="float" office:value="2.75">
            <text:p>2.75</text:p>
          </table:table-cell>
          <table:table-cell office:value-type="float" office:value="7.24">
            <text:p>7.24</text:p>
          </table:table-cell>
          <table:table-cell table:number-columns-repeated="4"/>
          <table:table-cell office:value-type="float" office:value="9.58">
            <text:p>9.58</text:p>
          </table:table-cell>
          <table:table-cell/>
          <table:table-cell office:value-type="float" office:value="1.49">
            <text:p>1.49</text:p>
          </table:table-cell>
          <table:table-cell table:number-columns-repeated="91"/>
          <table:table-cell office:value-type="float" office:value="21.06">
            <text:p>21.06</text:p>
          </table:table-cell>
        </table:table-row>
        <table:table-row table:style-name="ro1">
          <table:table-cell office:value-type="float" office:value="41000000015">
            <text:p>41000000015</text:p>
          </table:table-cell>
          <table:table-cell office:value-type="string">
            <text:p>beneficiary</text:p>
          </table:table-cell>
          <table:table-cell office:value-type="float" office:value="5.6">
            <text:p>5.6</text:p>
          </table:table-cell>
          <table:table-cell/>
          <table:table-cell office:value-type="float" office:value="3.56">
            <text:p>3.56</text:p>
          </table:table-cell>
          <table:table-cell office:value-type="float" office:value="2.25">
            <text:p>2.25</text:p>
          </table:table-cell>
          <table:table-cell office:value-type="float" office:value="5.97">
            <text:p>5.97</text:p>
          </table:table-cell>
          <table:table-cell office:value-type="float" office:value="5.12">
            <text:p>5.12</text:p>
          </table:table-cell>
          <table:table-cell/>
          <table:table-cell office:value-type="float" office:value="3.87">
            <text:p>3.87</text:p>
          </table:table-cell>
          <table:table-cell office:value-type="float" office:value="3.1">
            <text:p>3.1</text:p>
          </table:table-cell>
          <table:table-cell table:number-columns-repeated="92"/>
          <table:table-cell office:value-type="float" office:value="29.47">
            <text:p>29.47</text:p>
          </table:table-cell>
        </table:table-row>
        <table:table-row table:style-name="ro1">
          <table:table-cell office:value-type="float" office:value="41000000016">
            <text:p>41000000016</text:p>
          </table:table-cell>
          <table:table-cell office:value-type="string">
            <text:p>beneficiary</text:p>
          </table:table-cell>
          <table:table-cell table:number-columns-repeated="2"/>
          <table:table-cell office:value-type="float" office:value="6.74">
            <text:p>6.74</text:p>
          </table:table-cell>
          <table:table-cell table:number-columns-repeated="98"/>
          <table:table-cell office:value-type="float" office:value="6.74">
            <text:p>6.74</text:p>
          </table:table-cell>
        </table:table-row>
        <table:table-row table:style-name="ro1">
          <table:table-cell office:value-type="float" office:value="41000000017">
            <text:p>41000000017</text:p>
          </table:table-cell>
          <table:table-cell office:value-type="string">
            <text:p>beneficiary</text:p>
          </table:table-cell>
          <table:table-cell table:number-columns-repeated="3"/>
          <table:table-cell office:value-type="float" office:value="2.93">
            <text:p>2.93</text:p>
          </table:table-cell>
          <table:table-cell/>
          <table:table-cell office:value-type="float" office:value="4.56">
            <text:p>4.56</text:p>
          </table:table-cell>
          <table:table-cell/>
          <table:table-cell office:value-type="float" office:value="5.19">
            <text:p>5.19</text:p>
          </table:table-cell>
          <table:table-cell table:number-columns-repeated="93"/>
          <table:table-cell office:value-type="float" office:value="12.68">
            <text:p>12.68</text:p>
          </table:table-cell>
        </table:table-row>
        <table:table-row table:style-name="ro1">
          <table:table-cell office:value-type="float" office:value="41000000018">
            <text:p>41000000018</text:p>
          </table:table-cell>
          <table:table-cell office:value-type="string">
            <text:p>beneficiary</text:p>
          </table:table-cell>
          <table:table-cell office:value-type="float" office:value="3.24">
            <text:p>3.24</text:p>
          </table:table-cell>
          <table:table-cell table:number-columns-repeated="3"/>
          <table:table-cell office:value-type="float" office:value="3.39">
            <text:p>3.39</text:p>
          </table:table-cell>
          <table:table-cell/>
          <table:table-cell office:value-type="float" office:value="0.2">
            <text:p>0.2</text:p>
          </table:table-cell>
          <table:table-cell office:value-type="float" office:value="1.71">
            <text:p>1.71</text:p>
          </table:table-cell>
          <table:table-cell office:value-type="float" office:value="1.89">
            <text:p>1.89</text:p>
          </table:table-cell>
          <table:table-cell table:number-columns-repeated="92"/>
          <table:table-cell office:value-type="float" office:value="10.43">
            <text:p>10.43</text:p>
          </table:table-cell>
        </table:table-row>
        <table:table-row table:style-name="ro1">
          <table:table-cell office:value-type="float" office:value="41000000019">
            <text:p>41000000019</text:p>
          </table:table-cell>
          <table:table-cell office:value-type="string">
            <text:p>beneficiary</text:p>
          </table:table-cell>
          <table:table-cell/>
          <table:table-cell office:value-type="float" office:value="1.35">
            <text:p>1.35</text:p>
          </table:table-cell>
          <table:table-cell table:number-columns-repeated="3"/>
          <table:table-cell office:value-type="float" office:value="1.57">
            <text:p>1.57</text:p>
          </table:table-cell>
          <table:table-cell office:value-type="float" office:value="0.17">
            <text:p>0.17</text:p>
          </table:table-cell>
          <table:table-cell table:number-columns-repeated="2"/>
          <table:table-cell office:value-type="float" office:value="3.82">
            <text:p>3.82</text:p>
          </table:table-cell>
          <table:table-cell table:number-columns-repeated="91"/>
          <table:table-cell office:value-type="float" office:value="6.91">
            <text:p>6.91</text:p>
          </table:table-cell>
        </table:table-row>
        <table:table-row table:style-name="ro1">
          <table:table-cell office:value-type="float" office:value="41000000020">
            <text:p>41000000020</text:p>
          </table:table-cell>
          <table:table-cell office:value-type="string">
            <text:p>beneficiary</text:p>
          </table:table-cell>
          <table:table-cell table:number-columns-repeated="3"/>
          <table:table-cell office:value-type="float" office:value="0.71">
            <text:p>0.71</text:p>
          </table:table-cell>
          <table:table-cell table:number-columns-repeated="2"/>
          <table:table-cell office:value-type="float" office:value="1.23">
            <text:p>1.23</text:p>
          </table:table-cell>
          <table:table-cell/>
          <table:table-cell office:value-type="float" office:value="3.83">
            <text:p>3.83</text:p>
          </table:table-cell>
          <table:table-cell table:number-columns-repeated="92"/>
          <table:table-cell office:value-type="float" office:value="5.77">
            <text:p>5.77</text:p>
          </table:table-cell>
        </table:table-row>
        <table:table-row table:style-name="ro1">
          <table:table-cell office:value-type="float" office:value="41000000021">
            <text:p>41000000021</text:p>
          </table:table-cell>
          <table:table-cell office:value-type="string">
            <text:p>beneficiary</text:p>
          </table:table-cell>
          <table:table-cell table:number-columns-repeated="2"/>
          <table:table-cell office:value-type="float" office:value="3.9">
            <text:p>3.9</text:p>
          </table:table-cell>
          <table:table-cell office:value-type="float" office:value="1.21">
            <text:p>1.21</text:p>
          </table:table-cell>
          <table:table-cell/>
          <table:table-cell office:value-type="float" office:value="2.69">
            <text:p>2.69</text:p>
          </table:table-cell>
          <table:table-cell office:value-type="float" office:value="4.17">
            <text:p>4.17</text:p>
          </table:table-cell>
          <table:table-cell table:number-columns-repeated="2"/>
          <table:table-cell office:value-type="float" office:value="8.79">
            <text:p>8.79</text:p>
          </table:table-cell>
          <table:table-cell table:number-columns-repeated="91"/>
          <table:table-cell office:value-type="float" office:value="20.76">
            <text:p>20.76</text:p>
          </table:table-cell>
        </table:table-row>
        <table:table-row table:style-name="ro1">
          <table:table-cell office:value-type="float" office:value="41000000022">
            <text:p>41000000022</text:p>
          </table:table-cell>
          <table:table-cell office:value-type="string">
            <text:p>beneficiary</text:p>
          </table:table-cell>
          <table:table-cell table:number-columns-repeated="3"/>
          <table:table-cell office:value-type="float" office:value="0.53">
            <text:p>0.53</text:p>
          </table:table-cell>
          <table:table-cell table:number-columns-repeated="3"/>
          <table:table-cell office:value-type="float" office:value="0.51">
            <text:p>0.51</text:p>
          </table:table-cell>
          <table:table-cell table:number-columns-repeated="93"/>
          <table:table-cell office:value-type="float" office:value="1.04">
            <text:p>1.04</text:p>
          </table:table-cell>
        </table:table-row>
        <table:table-row table:style-name="ro1">
          <table:table-cell office:value-type="float" office:value="41000000023">
            <text:p>41000000023</text:p>
          </table:table-cell>
          <table:table-cell office:value-type="string">
            <text:p>beneficiary</text:p>
          </table:table-cell>
          <table:table-cell table:number-columns-repeated="4"/>
          <table:table-cell office:value-type="float" office:value="14.69">
            <text:p>14.69</text:p>
          </table:table-cell>
          <table:table-cell/>
          <table:table-cell office:value-type="float" office:value="2.1">
            <text:p>2.1</text:p>
          </table:table-cell>
          <table:table-cell office:value-type="float" office:value="5.98">
            <text:p>5.98</text:p>
          </table:table-cell>
          <table:table-cell table:number-columns-repeated="93"/>
          <table:table-cell office:value-type="float" office:value="22.77">
            <text:p>22.77</text:p>
          </table:table-cell>
        </table:table-row>
        <table:table-row table:style-name="ro1">
          <table:table-cell office:value-type="float" office:value="41000000024">
            <text:p>41000000024</text:p>
          </table:table-cell>
          <table:table-cell office:value-type="string">
            <text:p>beneficiary</text:p>
          </table:table-cell>
          <table:table-cell office:value-type="float" office:value="2.3">
            <text:p>2.3</text:p>
          </table:table-cell>
          <table:table-cell office:value-type="float" office:value="1.4">
            <text:p>1.4</text:p>
          </table:table-cell>
          <table:table-cell office:value-type="float" office:value="0.33">
            <text:p>0.33</text:p>
          </table:table-cell>
          <table:table-cell office:value-type="float" office:value="2.12">
            <text:p>2.12</text:p>
          </table:table-cell>
          <table:table-cell office:value-type="float" office:value="5.87">
            <text:p>5.87</text:p>
          </table:table-cell>
          <table:table-cell/>
          <table:table-cell office:value-type="float" office:value="8.39">
            <text:p>8.39</text:p>
          </table:table-cell>
          <table:table-cell office:value-type="float" office:value="4.43">
            <text:p>4.43</text:p>
          </table:table-cell>
          <table:table-cell office:value-type="float" office:value="2.84">
            <text:p>2.84</text:p>
          </table:table-cell>
          <table:table-cell table:number-columns-repeated="92"/>
          <table:table-cell office:value-type="float" office:value="27.68">
            <text:p>27.68</text:p>
          </table:table-cell>
        </table:table-row>
        <table:table-row table:style-name="ro1">
          <table:table-cell office:value-type="float" office:value="41000000025">
            <text:p>41000000025</text:p>
          </table:table-cell>
          <table:table-cell office:value-type="string">
            <text:p>beneficiary</text:p>
          </table:table-cell>
          <table:table-cell/>
          <table:table-cell office:value-type="float" office:value="2.65">
            <text:p>2.65</text:p>
          </table:table-cell>
          <table:table-cell table:number-columns-repeated="2"/>
          <table:table-cell office:value-type="float" office:value="1.55">
            <text:p>1.55</text:p>
          </table:table-cell>
          <table:table-cell office:value-type="float" office:value="4.84">
            <text:p>4.84</text:p>
          </table:table-cell>
          <table:table-cell table:number-columns-repeated="2"/>
          <table:table-cell office:value-type="float" office:value="4.11">
            <text:p>4.11</text:p>
          </table:table-cell>
          <table:table-cell table:number-columns-repeated="92"/>
          <table:table-cell office:value-type="float" office:value="13.15">
            <text:p>13.15</text:p>
          </table:table-cell>
        </table:table-row>
        <table:table-row table:style-name="ro1">
          <table:table-cell office:value-type="float" office:value="41000000026">
            <text:p>41000000026</text:p>
          </table:table-cell>
          <table:table-cell office:value-type="string">
            <text:p>beneficiary</text:p>
          </table:table-cell>
          <table:table-cell office:value-type="float" office:value="4.55">
            <text:p>4.55</text:p>
          </table:table-cell>
          <table:table-cell table:number-columns-repeated="8"/>
          <table:table-cell office:value-type="float" office:value="5.46">
            <text:p>5.46</text:p>
          </table:table-cell>
          <table:table-cell table:number-columns-repeated="91"/>
          <table:table-cell office:value-type="float" office:value="10.01">
            <text:p>10.01</text:p>
          </table:table-cell>
        </table:table-row>
        <table:table-row table:style-name="ro1">
          <table:table-cell office:value-type="float" office:value="41000000027">
            <text:p>41000000027</text:p>
          </table:table-cell>
          <table:table-cell office:value-type="string">
            <text:p>beneficiary</text:p>
          </table:table-cell>
          <table:table-cell/>
          <table:table-cell office:value-type="float" office:value="2.64">
            <text:p>2.64</text:p>
          </table:table-cell>
          <table:table-cell table:number-columns-repeated="4"/>
          <table:table-cell office:value-type="float" office:value="11.72">
            <text:p>11.72</text:p>
          </table:table-cell>
          <table:table-cell/>
          <table:table-cell office:value-type="float" office:value="4.98">
            <text:p>4.98</text:p>
          </table:table-cell>
          <table:table-cell table:number-columns-repeated="92"/>
          <table:table-cell office:value-type="float" office:value="19.34">
            <text:p>19.34</text:p>
          </table:table-cell>
        </table:table-row>
        <table:table-row table:style-name="ro1">
          <table:table-cell office:value-type="float" office:value="41000000028">
            <text:p>41000000028</text:p>
          </table:table-cell>
          <table:table-cell office:value-type="string">
            <text:p>beneficiary</text:p>
          </table:table-cell>
          <table:table-cell office:value-type="float" office:value="2.32">
            <text:p>2.32</text:p>
          </table:table-cell>
          <table:table-cell office:value-type="float" office:value="2.47">
            <text:p>2.47</text:p>
          </table:table-cell>
          <table:table-cell office:value-type="float" office:value="1.45">
            <text:p>1.45</text:p>
          </table:table-cell>
          <table:table-cell table:number-columns-repeated="4"/>
          <table:table-cell office:value-type="float" office:value="0.14">
            <text:p>0.14</text:p>
          </table:table-cell>
          <table:table-cell office:value-type="float" office:value="5.22">
            <text:p>5.22</text:p>
          </table:table-cell>
          <table:table-cell office:value-type="float" office:value="4.69">
            <text:p>4.69</text:p>
          </table:table-cell>
          <table:table-cell table:number-columns-repeated="91"/>
          <table:table-cell office:value-type="float" office:value="16.29">
            <text:p>16.29</text:p>
          </table:table-cell>
        </table:table-row>
        <table:table-row table:style-name="ro1">
          <table:table-cell office:value-type="float" office:value="41000000029">
            <text:p>41000000029</text:p>
          </table:table-cell>
          <table:table-cell office:value-type="string">
            <text:p>beneficiary</text:p>
          </table:table-cell>
          <table:table-cell table:number-columns-repeated="6"/>
          <table:table-cell office:value-type="float" office:value="7.31">
            <text:p>7.31</text:p>
          </table:table-cell>
          <table:table-cell/>
          <table:table-cell office:value-type="float" office:value="5.51">
            <text:p>5.51</text:p>
          </table:table-cell>
          <table:table-cell table:number-columns-repeated="92"/>
          <table:table-cell office:value-type="float" office:value="12.82">
            <text:p>12.82</text:p>
          </table:table-cell>
        </table:table-row>
        <table:table-row table:style-name="ro1">
          <table:table-cell office:value-type="float" office:value="41000000030">
            <text:p>41000000030</text:p>
          </table:table-cell>
          <table:table-cell office:value-type="string">
            <text:p>beneficiary</text:p>
          </table:table-cell>
          <table:table-cell office:value-type="float" office:value="1.89">
            <text:p>1.89</text:p>
          </table:table-cell>
          <table:table-cell table:number-columns-repeated="2"/>
          <table:table-cell office:value-type="float" office:value="1.43">
            <text:p>1.43</text:p>
          </table:table-cell>
          <table:table-cell table:number-columns-repeated="3"/>
          <table:table-cell office:value-type="float" office:value="2.66">
            <text:p>2.66</text:p>
          </table:table-cell>
          <table:table-cell office:value-type="float" office:value="5.65">
            <text:p>5.65</text:p>
          </table:table-cell>
          <table:table-cell table:number-columns-repeated="92"/>
          <table:table-cell office:value-type="float" office:value="11.63">
            <text:p>11.63</text:p>
          </table:table-cell>
        </table:table-row>
        <table:table-row table:style-name="ro1">
          <table:table-cell office:value-type="float" office:value="41000000031">
            <text:p>41000000031</text:p>
          </table:table-cell>
          <table:table-cell office:value-type="string">
            <text:p>beneficiary</text:p>
          </table:table-cell>
          <table:table-cell office:value-type="float" office:value="4.44">
            <text:p>4.44</text:p>
          </table:table-cell>
          <table:table-cell table:number-columns-repeated="2"/>
          <table:table-cell office:value-type="float" office:value="0.16">
            <text:p>0.16</text:p>
          </table:table-cell>
          <table:table-cell office:value-type="float" office:value="7.31">
            <text:p>7.31</text:p>
          </table:table-cell>
          <table:table-cell table:number-columns-repeated="2"/>
          <table:table-cell office:value-type="float" office:value="4.77">
            <text:p>4.77</text:p>
          </table:table-cell>
          <table:table-cell table:number-columns-repeated="93"/>
          <table:table-cell office:value-type="float" office:value="16.68">
            <text:p>16.68</text:p>
          </table:table-cell>
        </table:table-row>
        <table:table-row table:style-name="ro1">
          <table:table-cell office:value-type="float" office:value="41000000032">
            <text:p>41000000032</text:p>
          </table:table-cell>
          <table:table-cell office:value-type="string">
            <text:p>beneficiary</text:p>
          </table:table-cell>
          <table:table-cell table:number-columns-repeated="8"/>
          <table:table-cell office:value-type="float" office:value="1.97">
            <text:p>1.97</text:p>
          </table:table-cell>
          <table:table-cell table:number-columns-repeated="92"/>
          <table:table-cell office:value-type="float" office:value="1.97">
            <text:p>1.97</text:p>
          </table:table-cell>
        </table:table-row>
        <table:table-row table:style-name="ro1">
          <table:table-cell office:value-type="float" office:value="41000000033">
            <text:p>41000000033</text:p>
          </table:table-cell>
          <table:table-cell office:value-type="string">
            <text:p>beneficiary</text:p>
          </table:table-cell>
          <table:table-cell table:number-columns-repeated="2"/>
          <table:table-cell office:value-type="float" office:value="4.98">
            <text:p>4.98</text:p>
          </table:table-cell>
          <table:table-cell office:value-type="float" office:value="4.16">
            <text:p>4.16</text:p>
          </table:table-cell>
          <table:table-cell office:value-type="float" office:value="3.48">
            <text:p>3.48</text:p>
          </table:table-cell>
          <table:table-cell office:value-type="float" office:value="5.95">
            <text:p>5.95</text:p>
          </table:table-cell>
          <table:table-cell office:value-type="float" office:value="4.38">
            <text:p>4.38</text:p>
          </table:table-cell>
          <table:table-cell table:number-columns-repeated="94"/>
          <table:table-cell office:value-type="float" office:value="22.95">
            <text:p>22.95</text:p>
          </table:table-cell>
        </table:table-row>
        <table:table-row table:style-name="ro1">
          <table:table-cell office:value-type="float" office:value="41000000034">
            <text:p>41000000034</text:p>
          </table:table-cell>
          <table:table-cell office:value-type="string">
            <text:p>beneficiary</text:p>
          </table:table-cell>
          <table:table-cell table:number-columns-repeated="4"/>
          <table:table-cell office:value-type="float" office:value="4.85">
            <text:p>4.85</text:p>
          </table:table-cell>
          <table:table-cell table:number-columns-repeated="3"/>
          <table:table-cell office:value-type="float" office:value="0.69">
            <text:p>0.69</text:p>
          </table:table-cell>
          <table:table-cell office:value-type="float" office:value="0.73">
            <text:p>0.73</text:p>
          </table:table-cell>
          <table:table-cell table:number-columns-repeated="91"/>
          <table:table-cell office:value-type="float" office:value="6.27">
            <text:p>6.27</text:p>
          </table:table-cell>
        </table:table-row>
        <table:table-row table:style-name="ro1">
          <table:table-cell office:value-type="float" office:value="41000000035">
            <text:p>41000000035</text:p>
          </table:table-cell>
          <table:table-cell office:value-type="string">
            <text:p>beneficiary</text:p>
          </table:table-cell>
          <table:table-cell table:number-columns-repeated="5"/>
          <table:table-cell office:value-type="float" office:value="1.8">
            <text:p>1.8</text:p>
          </table:table-cell>
          <table:table-cell/>
          <table:table-cell office:value-type="float" office:value="5.72">
            <text:p>5.72</text:p>
          </table:table-cell>
          <table:table-cell office:value-type="float" office:value="5.7">
            <text:p>5.7</text:p>
          </table:table-cell>
          <table:table-cell office:value-type="float" office:value="0.18">
            <text:p>0.18</text:p>
          </table:table-cell>
          <table:table-cell table:number-columns-repeated="91"/>
          <table:table-cell office:value-type="float" office:value="13.4">
            <text:p>13.4</text:p>
          </table:table-cell>
        </table:table-row>
        <table:table-row table:style-name="ro1">
          <table:table-cell office:value-type="float" office:value="41000000036">
            <text:p>41000000036</text:p>
          </table:table-cell>
          <table:table-cell office:value-type="string">
            <text:p>beneficiary</text:p>
          </table:table-cell>
          <table:table-cell office:value-type="float" office:value="2.7">
            <text:p>2.7</text:p>
          </table:table-cell>
          <table:table-cell table:number-columns-repeated="4"/>
          <table:table-cell office:value-type="float" office:value="5.51">
            <text:p>5.51</text:p>
          </table:table-cell>
          <table:table-cell office:value-type="float" office:value="1.69">
            <text:p>1.69</text:p>
          </table:table-cell>
          <table:table-cell/>
          <table:table-cell office:value-type="float" office:value="3.77">
            <text:p>3.77</text:p>
          </table:table-cell>
          <table:table-cell table:number-columns-repeated="92"/>
          <table:table-cell office:value-type="float" office:value="13.67">
            <text:p>13.67</text:p>
          </table:table-cell>
        </table:table-row>
        <table:table-row table:style-name="ro1">
          <table:table-cell office:value-type="float" office:value="41000000037">
            <text:p>41000000037</text:p>
          </table:table-cell>
          <table:table-cell office:value-type="string">
            <text:p>beneficiary</text:p>
          </table:table-cell>
          <table:table-cell office:value-type="float" office:value="2.54">
            <text:p>2.54</text:p>
          </table:table-cell>
          <table:table-cell table:number-columns-repeated="2"/>
          <table:table-cell office:value-type="float" office:value="4.93">
            <text:p>4.93</text:p>
          </table:table-cell>
          <table:table-cell office:value-type="float" office:value="0.97">
            <text:p>0.97</text:p>
          </table:table-cell>
          <table:table-cell office:value-type="float" office:value="9.88">
            <text:p>9.88</text:p>
          </table:table-cell>
          <table:table-cell office:value-type="float" office:value="4.79">
            <text:p>4.79</text:p>
          </table:table-cell>
          <table:table-cell office:value-type="float" office:value="0.1">
            <text:p>0.1</text:p>
          </table:table-cell>
          <table:table-cell office:value-type="float" office:value="7.95">
            <text:p>7.95</text:p>
          </table:table-cell>
          <table:table-cell office:value-type="float" office:value="4.71">
            <text:p>4.71</text:p>
          </table:table-cell>
          <table:table-cell table:number-columns-repeated="91"/>
          <table:table-cell office:value-type="float" office:value="35.87">
            <text:p>35.87</text:p>
          </table:table-cell>
        </table:table-row>
        <table:table-row table:style-name="ro1">
          <table:table-cell office:value-type="float" office:value="41000000038">
            <text:p>41000000038</text:p>
          </table:table-cell>
          <table:table-cell office:value-type="string">
            <text:p>beneficiary</text:p>
          </table:table-cell>
          <table:table-cell/>
          <table:table-cell office:value-type="float" office:value="3.85">
            <text:p>3.85</text:p>
          </table:table-cell>
          <table:table-cell office:value-type="float" office:value="2.83">
            <text:p>2.83</text:p>
          </table:table-cell>
          <table:table-cell office:value-type="float" office:value="3.4">
            <text:p>3.4</text:p>
          </table:table-cell>
          <table:table-cell office:value-type="float" office:value="9.35">
            <text:p>9.35</text:p>
          </table:table-cell>
          <table:table-cell table:number-columns-repeated="96"/>
          <table:table-cell office:value-type="float" office:value="19.43">
            <text:p>19.43</text:p>
          </table:table-cell>
        </table:table-row>
        <table:table-row table:style-name="ro1">
          <table:table-cell office:value-type="float" office:value="41000000039">
            <text:p>41000000039</text:p>
          </table:table-cell>
          <table:table-cell office:value-type="string">
            <text:p>beneficiary</text:p>
          </table:table-cell>
          <table:table-cell/>
          <table:table-cell office:value-type="float" office:value="4.61">
            <text:p>4.61</text:p>
          </table:table-cell>
          <table:table-cell table:number-columns-repeated="6"/>
          <table:table-cell office:value-type="float" office:value="1.19">
            <text:p>1.19</text:p>
          </table:table-cell>
          <table:table-cell table:number-columns-repeated="92"/>
          <table:table-cell office:value-type="float" office:value="5.8">
            <text:p>5.8</text:p>
          </table:table-cell>
        </table:table-row>
        <table:table-row table:style-name="ro1">
          <table:table-cell office:value-type="float" office:value="41000000040">
            <text:p>41000000040</text:p>
          </table:table-cell>
          <table:table-cell office:value-type="string">
            <text:p>beneficiary</text:p>
          </table:table-cell>
          <table:table-cell table:number-columns-repeated="2"/>
          <table:table-cell office:value-type="float" office:value="3.58">
            <text:p>3.58</text:p>
          </table:table-cell>
          <table:table-cell table:number-columns-repeated="3"/>
          <table:table-cell office:value-type="float" office:value="13.14">
            <text:p>13.14</text:p>
          </table:table-cell>
          <table:table-cell table:number-columns-repeated="94"/>
          <table:table-cell office:value-type="float" office:value="16.72">
            <text:p>16.72</text:p>
          </table:table-cell>
        </table:table-row>
        <table:table-row table:style-name="ro1">
          <table:table-cell office:value-type="float" office:value="41000000041">
            <text:p>41000000041</text:p>
          </table:table-cell>
          <table:table-cell office:value-type="string">
            <text:p>beneficiary</text:p>
          </table:table-cell>
          <table:table-cell/>
          <table:table-cell office:value-type="float" office:value="2.38">
            <text:p>2.38</text:p>
          </table:table-cell>
          <table:table-cell/>
          <table:table-cell office:value-type="float" office:value="3.7">
            <text:p>3.7</text:p>
          </table:table-cell>
          <table:table-cell table:number-columns-repeated="2"/>
          <table:table-cell office:value-type="float" office:value="3.75">
            <text:p>3.75</text:p>
          </table:table-cell>
          <table:table-cell/>
          <table:table-cell office:value-type="float" office:value="4.55">
            <text:p>4.55</text:p>
          </table:table-cell>
          <table:table-cell office:value-type="float" office:value="5.8">
            <text:p>5.8</text:p>
          </table:table-cell>
          <table:table-cell table:number-columns-repeated="91"/>
          <table:table-cell office:value-type="float" office:value="20.18">
            <text:p>20.18</text:p>
          </table:table-cell>
        </table:table-row>
        <table:table-row table:style-name="ro1">
          <table:table-cell office:value-type="float" office:value="41000000042">
            <text:p>41000000042</text:p>
          </table:table-cell>
          <table:table-cell office:value-type="string">
            <text:p>beneficiary</text:p>
          </table:table-cell>
          <table:table-cell office:value-type="float" office:value="2.5">
            <text:p>2.5</text:p>
          </table:table-cell>
          <table:table-cell table:number-columns-repeated="3"/>
          <table:table-cell office:value-type="float" office:value="8.07">
            <text:p>8.07</text:p>
          </table:table-cell>
          <table:table-cell office:value-type="float" office:value="4.3">
            <text:p>4.3</text:p>
          </table:table-cell>
          <table:table-cell/>
          <table:table-cell office:value-type="float" office:value="5.16">
            <text:p>5.16</text:p>
          </table:table-cell>
          <table:table-cell office:value-type="float" office:value="0.72">
            <text:p>0.72</text:p>
          </table:table-cell>
          <table:table-cell table:number-columns-repeated="92"/>
          <table:table-cell office:value-type="float" office:value="20.75">
            <text:p>20.75</text:p>
          </table:table-cell>
        </table:table-row>
        <table:table-row table:style-name="ro1">
          <table:table-cell office:value-type="float" office:value="41000000043">
            <text:p>41000000043</text:p>
          </table:table-cell>
          <table:table-cell office:value-type="string">
            <text:p>beneficiary</text:p>
          </table:table-cell>
          <table:table-cell office:value-type="float" office:value="6.13">
            <text:p>6.13</text:p>
          </table:table-cell>
          <table:table-cell table:number-columns-repeated="4"/>
          <table:table-cell office:value-type="float" office:value="4.8">
            <text:p>4.8</text:p>
          </table:table-cell>
          <table:table-cell/>
          <table:table-cell office:value-type="float" office:value="5.98">
            <text:p>5.98</text:p>
          </table:table-cell>
          <table:table-cell/>
          <table:table-cell office:value-type="float" office:value="0.79">
            <text:p>0.79</text:p>
          </table:table-cell>
          <table:table-cell table:number-columns-repeated="91"/>
          <table:table-cell office:value-type="float" office:value="17.7">
            <text:p>17.7</text:p>
          </table:table-cell>
        </table:table-row>
        <table:table-row table:style-name="ro1">
          <table:table-cell office:value-type="float" office:value="41000000044">
            <text:p>41000000044</text:p>
          </table:table-cell>
          <table:table-cell office:value-type="string">
            <text:p>beneficiary</text:p>
          </table:table-cell>
          <table:table-cell office:value-type="float" office:value="4.13">
            <text:p>4.13</text:p>
          </table:table-cell>
          <table:table-cell office:value-type="float" office:value="0.35">
            <text:p>0.35</text:p>
          </table:table-cell>
          <table:table-cell table:number-columns-repeated="2"/>
          <table:table-cell office:value-type="float" office:value="0.61">
            <text:p>0.61</text:p>
          </table:table-cell>
          <table:table-cell office:value-type="float" office:value="5.69">
            <text:p>5.69</text:p>
          </table:table-cell>
          <table:table-cell office:value-type="float" office:value="5.24">
            <text:p>5.24</text:p>
          </table:table-cell>
          <table:table-cell table:number-columns-repeated="2"/>
          <table:table-cell office:value-type="float" office:value="2.51">
            <text:p>2.51</text:p>
          </table:table-cell>
          <table:table-cell table:number-columns-repeated="91"/>
          <table:table-cell office:value-type="float" office:value="18.53">
            <text:p>18.53</text:p>
          </table:table-cell>
        </table:table-row>
        <table:table-row table:style-name="ro1">
          <table:table-cell office:value-type="float" office:value="41000000045">
            <text:p>41000000045</text:p>
          </table:table-cell>
          <table:table-cell office:value-type="string">
            <text:p>beneficiary</text:p>
          </table:table-cell>
          <table:table-cell table:number-columns-repeated="3"/>
          <table:table-cell office:value-type="float" office:value="4.67">
            <text:p>4.67</text:p>
          </table:table-cell>
          <table:table-cell office:value-type="float" office:value="5.62">
            <text:p>5.62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1.21">
            <text:p>1.21</text:p>
          </table:table-cell>
          <table:table-cell table:number-columns-repeated="92"/>
          <table:table-cell office:value-type="float" office:value="11.9">
            <text:p>11.9</text:p>
          </table:table-cell>
        </table:table-row>
        <table:table-row table:style-name="ro1">
          <table:table-cell office:value-type="float" office:value="41000000046">
            <text:p>41000000046</text:p>
          </table:table-cell>
          <table:table-cell office:value-type="string">
            <text:p>beneficiary</text:p>
          </table:table-cell>
          <table:table-cell/>
          <table:table-cell office:value-type="float" office:value="6.02">
            <text:p>6.02</text:p>
          </table:table-cell>
          <table:table-cell/>
          <table:table-cell office:value-type="float" office:value="8.6">
            <text:p>8.6</text:p>
          </table:table-cell>
          <table:table-cell office:value-type="float" office:value="1.47">
            <text:p>1.47</text:p>
          </table:table-cell>
          <table:table-cell office:value-type="float" office:value="4.86">
            <text:p>4.86</text:p>
          </table:table-cell>
          <table:table-cell table:number-columns-repeated="2"/>
          <table:table-cell office:value-type="float" office:value="1.1">
            <text:p>1.1</text:p>
          </table:table-cell>
          <table:table-cell office:value-type="float" office:value="9.36">
            <text:p>9.36</text:p>
          </table:table-cell>
          <table:table-cell table:number-columns-repeated="91"/>
          <table:table-cell office:value-type="float" office:value="31.41">
            <text:p>31.41</text:p>
          </table:table-cell>
        </table:table-row>
        <table:table-row table:style-name="ro1">
          <table:table-cell office:value-type="float" office:value="41000000047">
            <text:p>41000000047</text:p>
          </table:table-cell>
          <table:table-cell office:value-type="string">
            <text:p>beneficiary</text:p>
          </table:table-cell>
          <table:table-cell/>
          <table:table-cell office:value-type="float" office:value="5.64">
            <text:p>5.64</text:p>
          </table:table-cell>
          <table:table-cell office:value-type="float" office:value="1.86">
            <text:p>1.86</text:p>
          </table:table-cell>
          <table:table-cell/>
          <table:table-cell office:value-type="float" office:value="1.64">
            <text:p>1.64</text:p>
          </table:table-cell>
          <table:table-cell office:value-type="float" office:value="1.78">
            <text:p>1.78</text:p>
          </table:table-cell>
          <table:table-cell table:number-columns-repeated="2"/>
          <table:table-cell office:value-type="float" office:value="5.29">
            <text:p>5.29</text:p>
          </table:table-cell>
          <table:table-cell table:number-columns-repeated="92"/>
          <table:table-cell office:value-type="float" office:value="16.21">
            <text:p>16.21</text:p>
          </table:table-cell>
        </table:table-row>
        <table:table-row table:style-name="ro1">
          <table:table-cell office:value-type="float" office:value="41000000048">
            <text:p>41000000048</text:p>
          </table:table-cell>
          <table:table-cell office:value-type="string">
            <text:p>beneficiary</text:p>
          </table:table-cell>
          <table:table-cell table:number-columns-repeated="2"/>
          <table:table-cell office:value-type="float" office:value="1.77">
            <text:p>1.77</text:p>
          </table:table-cell>
          <table:table-cell office:value-type="float" office:value="5.13">
            <text:p>5.13</text:p>
          </table:table-cell>
          <table:table-cell office:value-type="float" office:value="7.19">
            <text:p>7.19</text:p>
          </table:table-cell>
          <table:table-cell/>
          <table:table-cell office:value-type="float" office:value="4.32">
            <text:p>4.32</text:p>
          </table:table-cell>
          <table:table-cell office:value-type="float" office:value="2.83">
            <text:p>2.83</text:p>
          </table:table-cell>
          <table:table-cell table:number-columns-repeated="93"/>
          <table:table-cell office:value-type="float" office:value="21.24">
            <text:p>21.24</text:p>
          </table:table-cell>
        </table:table-row>
        <table:table-row table:style-name="ro1">
          <table:table-cell office:value-type="float" office:value="41000000049">
            <text:p>41000000049</text:p>
          </table:table-cell>
          <table:table-cell office:value-type="string">
            <text:p>beneficiary</text:p>
          </table:table-cell>
          <table:table-cell/>
          <table:table-cell office:value-type="float" office:value="5.62">
            <text:p>5.62</text:p>
          </table:table-cell>
          <table:table-cell office:value-type="float" office:value="2.89">
            <text:p>2.89</text:p>
          </table:table-cell>
          <table:table-cell office:value-type="float" office:value="9.58">
            <text:p>9.58</text:p>
          </table:table-cell>
          <table:table-cell office:value-type="float" office:value="4.96">
            <text:p>4.96</text:p>
          </table:table-cell>
          <table:table-cell office:value-type="float" office:value="4.15">
            <text:p>4.15</text:p>
          </table:table-cell>
          <table:table-cell/>
          <table:table-cell office:value-type="float" office:value="0.98">
            <text:p>0.98</text:p>
          </table:table-cell>
          <table:table-cell table:number-columns-repeated="93"/>
          <table:table-cell office:value-type="float" office:value="28.18">
            <text:p>28.18</text:p>
          </table:table-cell>
        </table:table-row>
        <table:table-row table:style-name="ro1">
          <table:table-cell office:value-type="float" office:value="41000000050">
            <text:p>41000000050</text:p>
          </table:table-cell>
          <table:table-cell office:value-type="string">
            <text:p>beneficiary</text:p>
          </table:table-cell>
          <table:table-cell table:number-columns-repeated="2"/>
          <table:table-cell office:value-type="float" office:value="6.54">
            <text:p>6.54</text:p>
          </table:table-cell>
          <table:table-cell/>
          <table:table-cell office:value-type="float" office:value="3.58">
            <text:p>3.58</text:p>
          </table:table-cell>
          <table:table-cell office:value-type="float" office:value="2.61">
            <text:p>2.61</text:p>
          </table:table-cell>
          <table:table-cell office:value-type="float" office:value="0.61">
            <text:p>0.61</text:p>
          </table:table-cell>
          <table:table-cell office:value-type="float" office:value="5.61">
            <text:p>5.61</text:p>
          </table:table-cell>
          <table:table-cell/>
          <table:table-cell office:value-type="float" office:value="4.88">
            <text:p>4.88</text:p>
          </table:table-cell>
          <table:table-cell table:number-columns-repeated="91"/>
          <table:table-cell office:value-type="float" office:value="23.83">
            <text:p>23.83</text:p>
          </table:table-cell>
        </table:table-row>
        <table:table-row table:style-name="ro1">
          <table:table-cell office:value-type="float" office:value="41000000051">
            <text:p>41000000051</text:p>
          </table:table-cell>
          <table:table-cell office:value-type="string">
            <text:p>beneficiary</text:p>
          </table:table-cell>
          <table:table-cell office:value-type="float" office:value="5.68">
            <text:p>5.68</text:p>
          </table:table-cell>
          <table:table-cell table:number-columns-repeated="2"/>
          <table:table-cell office:value-type="float" office:value="3.29">
            <text:p>3.29</text:p>
          </table:table-cell>
          <table:table-cell table:number-columns-repeated="97"/>
          <table:table-cell office:value-type="float" office:value="8.97">
            <text:p>8.97</text:p>
          </table:table-cell>
        </table:table-row>
        <table:table-row table:style-name="ro1">
          <table:table-cell office:value-type="float" office:value="41000000052">
            <text:p>41000000052</text:p>
          </table:table-cell>
          <table:table-cell office:value-type="string">
            <text:p>beneficiary</text:p>
          </table:table-cell>
          <table:table-cell office:value-type="float" office:value="6.04">
            <text:p>6.04</text:p>
          </table:table-cell>
          <table:table-cell/>
          <table:table-cell office:value-type="float" office:value="5.96">
            <text:p>5.96</text:p>
          </table:table-cell>
          <table:table-cell/>
          <table:table-cell office:value-type="float" office:value="4.93">
            <text:p>4.93</text:p>
          </table:table-cell>
          <table:table-cell office:value-type="float" office:value="5.55">
            <text:p>5.55</text:p>
          </table:table-cell>
          <table:table-cell table:number-columns-repeated="2"/>
          <table:table-cell office:value-type="float" office:value="4.25">
            <text:p>4.25</text:p>
          </table:table-cell>
          <table:table-cell office:value-type="float" office:value="5.1">
            <text:p>5.1</text:p>
          </table:table-cell>
          <table:table-cell table:number-columns-repeated="91"/>
          <table:table-cell office:value-type="float" office:value="31.83">
            <text:p>31.83</text:p>
          </table:table-cell>
        </table:table-row>
        <table:table-row table:style-name="ro1">
          <table:table-cell office:value-type="float" office:value="41000000053">
            <text:p>41000000053</text:p>
          </table:table-cell>
          <table:table-cell office:value-type="string">
            <text:p>beneficiary</text:p>
          </table:table-cell>
          <table:table-cell table:number-columns-repeated="5"/>
          <table:table-cell office:value-type="float" office:value="0.59">
            <text:p>0.59</text:p>
          </table:table-cell>
          <table:table-cell/>
          <table:table-cell office:value-type="float" office:value="2.01">
            <text:p>2.01</text:p>
          </table:table-cell>
          <table:table-cell/>
          <table:table-cell office:value-type="float" office:value="1.77">
            <text:p>1.77</text:p>
          </table:table-cell>
          <table:table-cell table:number-columns-repeated="91"/>
          <table:table-cell office:value-type="float" office:value="4.37">
            <text:p>4.37</text:p>
          </table:table-cell>
        </table:table-row>
        <table:table-row table:style-name="ro1">
          <table:table-cell office:value-type="float" office:value="41000000054">
            <text:p>41000000054</text:p>
          </table:table-cell>
          <table:table-cell office:value-type="string">
            <text:p>beneficiary</text:p>
          </table:table-cell>
          <table:table-cell table:number-columns-repeated="3"/>
          <table:table-cell office:value-type="float" office:value="1.15">
            <text:p>1.15</text:p>
          </table:table-cell>
          <table:table-cell office:value-type="float" office:value="5.5">
            <text:p>5.5</text:p>
          </table:table-cell>
          <table:table-cell/>
          <table:table-cell office:value-type="float" office:value="3.2">
            <text:p>3.2</text:p>
          </table:table-cell>
          <table:table-cell office:value-type="float" office:value="3.21">
            <text:p>3.21</text:p>
          </table:table-cell>
          <table:table-cell office:value-type="float" office:value="3.55">
            <text:p>3.55</text:p>
          </table:table-cell>
          <table:table-cell table:number-columns-repeated="92"/>
          <table:table-cell office:value-type="float" office:value="16.61">
            <text:p>16.61</text:p>
          </table:table-cell>
        </table:table-row>
        <table:table-row table:style-name="ro1">
          <table:table-cell office:value-type="float" office:value="41000000055">
            <text:p>41000000055</text:p>
          </table:table-cell>
          <table:table-cell office:value-type="string">
            <text:p>beneficiary</text:p>
          </table:table-cell>
          <table:table-cell/>
          <table:table-cell office:value-type="float" office:value="3.4">
            <text:p>3.4</text:p>
          </table:table-cell>
          <table:table-cell table:number-columns-repeated="2"/>
          <table:table-cell office:value-type="float" office:value="4.94">
            <text:p>4.94</text:p>
          </table:table-cell>
          <table:table-cell office:value-type="float" office:value="11.23">
            <text:p>11.23</text:p>
          </table:table-cell>
          <table:table-cell table:number-columns-repeated="95"/>
          <table:table-cell office:value-type="float" office:value="19.57">
            <text:p>19.57</text:p>
          </table:table-cell>
        </table:table-row>
        <table:table-row table:style-name="ro1">
          <table:table-cell office:value-type="float" office:value="41000000056">
            <text:p>41000000056</text:p>
          </table:table-cell>
          <table:table-cell office:value-type="string">
            <text:p>beneficiary</text:p>
          </table:table-cell>
          <table:table-cell table:number-columns-repeated="2"/>
          <table:table-cell office:value-type="float" office:value="3.3">
            <text:p>3.3</text:p>
          </table:table-cell>
          <table:table-cell table:number-columns-repeated="2"/>
          <table:table-cell office:value-type="float" office:value="3.93">
            <text:p>3.93</text:p>
          </table:table-cell>
          <table:table-cell table:number-columns-repeated="2"/>
          <table:table-cell office:value-type="float" office:value="8.12">
            <text:p>8.12</text:p>
          </table:table-cell>
          <table:table-cell table:number-columns-repeated="92"/>
          <table:table-cell office:value-type="float" office:value="15.35">
            <text:p>15.35</text:p>
          </table:table-cell>
        </table:table-row>
        <table:table-row table:style-name="ro1">
          <table:table-cell office:value-type="float" office:value="41000000057">
            <text:p>41000000057</text:p>
          </table:table-cell>
          <table:table-cell office:value-type="string">
            <text:p>beneficiary</text:p>
          </table:table-cell>
          <table:table-cell table:number-columns-repeated="5"/>
          <table:table-cell office:value-type="float" office:value="2.46">
            <text:p>2.46</text:p>
          </table:table-cell>
          <table:table-cell table:number-columns-repeated="95"/>
          <table:table-cell office:value-type="float" office:value="2.46">
            <text:p>2.46</text:p>
          </table:table-cell>
        </table:table-row>
        <table:table-row table:style-name="ro1">
          <table:table-cell office:value-type="float" office:value="41000000058">
            <text:p>41000000058</text:p>
          </table:table-cell>
          <table:table-cell office:value-type="string">
            <text:p>beneficiary</text:p>
          </table:table-cell>
          <table:table-cell table:number-columns-repeated="3"/>
          <table:table-cell office:value-type="float" office:value="3.4">
            <text:p>3.4</text:p>
          </table:table-cell>
          <table:table-cell office:value-type="float" office:value="5.98">
            <text:p>5.98</text:p>
          </table:table-cell>
          <table:table-cell table:number-columns-repeated="96"/>
          <table:table-cell office:value-type="float" office:value="9.38">
            <text:p>9.38</text:p>
          </table:table-cell>
        </table:table-row>
        <table:table-row table:style-name="ro1">
          <table:table-cell office:value-type="float" office:value="41000000059">
            <text:p>41000000059</text:p>
          </table:table-cell>
          <table:table-cell office:value-type="string">
            <text:p>beneficiary</text:p>
          </table:table-cell>
          <table:table-cell/>
          <table:table-cell office:value-type="float" office:value="8.13">
            <text:p>8.13</text:p>
          </table:table-cell>
          <table:table-cell/>
          <table:table-cell office:value-type="float" office:value="2.57">
            <text:p>2.57</text:p>
          </table:table-cell>
          <table:table-cell table:number-columns-repeated="4"/>
          <table:table-cell office:value-type="float" office:value="3.58">
            <text:p>3.58</text:p>
          </table:table-cell>
          <table:table-cell table:number-columns-repeated="92"/>
          <table:table-cell office:value-type="float" office:value="14.28">
            <text:p>14.28</text:p>
          </table:table-cell>
        </table:table-row>
        <table:table-row table:style-name="ro1">
          <table:table-cell office:value-type="float" office:value="41000000060">
            <text:p>41000000060</text:p>
          </table:table-cell>
          <table:table-cell office:value-type="string">
            <text:p>beneficiary</text:p>
          </table:table-cell>
          <table:table-cell/>
          <table:table-cell office:value-type="float" office:value="5.45">
            <text:p>5.45</text:p>
          </table:table-cell>
          <table:table-cell office:value-type="float" office:value="2.4">
            <text:p>2.4</text:p>
          </table:table-cell>
          <table:table-cell office:value-type="float" office:value="2.7">
            <text:p>2.7</text:p>
          </table:table-cell>
          <table:table-cell office:value-type="float" office:value="4.89">
            <text:p>4.89</text:p>
          </table:table-cell>
          <table:table-cell office:value-type="float" office:value="2.2">
            <text:p>2.2</text:p>
          </table:table-cell>
          <table:table-cell/>
          <table:table-cell office:value-type="float" office:value="6.92">
            <text:p>6.92</text:p>
          </table:table-cell>
          <table:table-cell office:value-type="float" office:value="1.39">
            <text:p>1.39</text:p>
          </table:table-cell>
          <table:table-cell office:value-type="float" office:value="1.76">
            <text:p>1.76</text:p>
          </table:table-cell>
          <table:table-cell table:number-columns-repeated="91"/>
          <table:table-cell office:value-type="float" office:value="27.71">
            <text:p>27.71</text:p>
          </table:table-cell>
        </table:table-row>
        <table:table-row table:style-name="ro1">
          <table:table-cell office:value-type="float" office:value="41000000061">
            <text:p>41000000061</text:p>
          </table:table-cell>
          <table:table-cell office:value-type="string">
            <text:p>beneficiary</text:p>
          </table:table-cell>
          <table:table-cell table:number-columns-repeated="6"/>
          <table:table-cell office:value-type="float" office:value="5.69">
            <text:p>5.69</text:p>
          </table:table-cell>
          <table:table-cell office:value-type="float" office:value="2.18">
            <text:p>2.18</text:p>
          </table:table-cell>
          <table:table-cell/>
          <table:table-cell office:value-type="float" office:value="4.2">
            <text:p>4.2</text:p>
          </table:table-cell>
          <table:table-cell table:number-columns-repeated="91"/>
          <table:table-cell office:value-type="float" office:value="12.07">
            <text:p>12.07</text:p>
          </table:table-cell>
        </table:table-row>
        <table:table-row table:style-name="ro1">
          <table:table-cell office:value-type="float" office:value="41000000062">
            <text:p>41000000062</text:p>
          </table:table-cell>
          <table:table-cell office:value-type="string">
            <text:p>beneficiary</text:p>
          </table:table-cell>
          <table:table-cell office:value-type="float" office:value="1.63">
            <text:p>1.63</text:p>
          </table:table-cell>
          <table:table-cell office:value-type="float" office:value="0.68">
            <text:p>0.68</text:p>
          </table:table-cell>
          <table:table-cell table:number-columns-repeated="2"/>
          <table:table-cell office:value-type="float" office:value="3.21">
            <text:p>3.21</text:p>
          </table:table-cell>
          <table:table-cell office:value-type="float" office:value="7.73">
            <text:p>7.73</text:p>
          </table:table-cell>
          <table:table-cell office:value-type="float" office:value="2.36">
            <text:p>2.36</text:p>
          </table:table-cell>
          <table:table-cell office:value-type="float" office:value="15.81">
            <text:p>15.81</text:p>
          </table:table-cell>
          <table:table-cell office:value-type="float" office:value="4.17">
            <text:p>4.17</text:p>
          </table:table-cell>
          <table:table-cell office:value-type="float" office:value="2.23">
            <text:p>2.23</text:p>
          </table:table-cell>
          <table:table-cell table:number-columns-repeated="91"/>
          <table:table-cell office:value-type="float" office:value="37.82">
            <text:p>37.82</text:p>
          </table:table-cell>
        </table:table-row>
        <table:table-row table:style-name="ro1">
          <table:table-cell office:value-type="float" office:value="41000000063">
            <text:p>41000000063</text:p>
          </table:table-cell>
          <table:table-cell office:value-type="string">
            <text:p>beneficiary</text:p>
          </table:table-cell>
          <table:table-cell/>
          <table:table-cell office:value-type="float" office:value="5.71">
            <text:p>5.71</text:p>
          </table:table-cell>
          <table:table-cell table:number-columns-repeated="3"/>
          <table:table-cell office:value-type="float" office:value="2.6">
            <text:p>2.6</text:p>
          </table:table-cell>
          <table:table-cell office:value-type="float" office:value="5.73">
            <text:p>5.73</text:p>
          </table:table-cell>
          <table:table-cell table:number-columns-repeated="94"/>
          <table:table-cell office:value-type="float" office:value="14.04">
            <text:p>14.04</text:p>
          </table:table-cell>
        </table:table-row>
        <table:table-row table:style-name="ro1">
          <table:table-cell office:value-type="float" office:value="41000000064">
            <text:p>41000000064</text:p>
          </table:table-cell>
          <table:table-cell office:value-type="string">
            <text:p>beneficiary</text:p>
          </table:table-cell>
          <table:table-cell table:number-columns-repeated="3"/>
          <table:table-cell office:value-type="float" office:value="2.47">
            <text:p>2.47</text:p>
          </table:table-cell>
          <table:table-cell office:value-type="float" office:value="6.07">
            <text:p>6.07</text:p>
          </table:table-cell>
          <table:table-cell office:value-type="float" office:value="1.25">
            <text:p>1.25</text:p>
          </table:table-cell>
          <table:table-cell/>
          <table:table-cell office:value-type="float" office:value="1.42">
            <text:p>1.42</text:p>
          </table:table-cell>
          <table:table-cell table:number-columns-repeated="93"/>
          <table:table-cell office:value-type="float" office:value="11.21">
            <text:p>11.21</text:p>
          </table:table-cell>
        </table:table-row>
        <table:table-row table:style-name="ro1">
          <table:table-cell office:value-type="float" office:value="41000000065">
            <text:p>41000000065</text:p>
          </table:table-cell>
          <table:table-cell office:value-type="string">
            <text:p>beneficiary</text:p>
          </table:table-cell>
          <table:table-cell office:value-type="float" office:value="4.45">
            <text:p>4.45</text:p>
          </table:table-cell>
          <table:table-cell table:number-columns-repeated="2"/>
          <table:table-cell office:value-type="float" office:value="5.87">
            <text:p>5.87</text:p>
          </table:table-cell>
          <table:table-cell table:number-columns-repeated="4"/>
          <table:table-cell office:value-type="float" office:value="1.94">
            <text:p>1.94</text:p>
          </table:table-cell>
          <table:table-cell office:value-type="float" office:value="4.92">
            <text:p>4.92</text:p>
          </table:table-cell>
          <table:table-cell table:number-columns-repeated="91"/>
          <table:table-cell office:value-type="float" office:value="17.18">
            <text:p>17.18</text:p>
          </table:table-cell>
        </table:table-row>
        <table:table-row table:style-name="ro1">
          <table:table-cell office:value-type="float" office:value="41000000066">
            <text:p>41000000066</text:p>
          </table:table-cell>
          <table:table-cell office:value-type="string">
            <text:p>beneficiary</text:p>
          </table:table-cell>
          <table:table-cell office:value-type="float" office:value="4.44">
            <text:p>4.44</text:p>
          </table:table-cell>
          <table:table-cell table:number-columns-repeated="8"/>
          <table:table-cell office:value-type="float" office:value="3.64">
            <text:p>3.64</text:p>
          </table:table-cell>
          <table:table-cell table:number-columns-repeated="91"/>
          <table:table-cell office:value-type="float" office:value="8.08">
            <text:p>8.08</text:p>
          </table:table-cell>
        </table:table-row>
        <table:table-row table:style-name="ro1">
          <table:table-cell office:value-type="float" office:value="41000000067">
            <text:p>41000000067</text:p>
          </table:table-cell>
          <table:table-cell office:value-type="string">
            <text:p>beneficiary</text:p>
          </table:table-cell>
          <table:table-cell table:number-columns-repeated="3"/>
          <table:table-cell office:value-type="float" office:value="4.74">
            <text:p>4.74</text:p>
          </table:table-cell>
          <table:table-cell table:number-columns-repeated="2"/>
          <table:table-cell office:value-type="float" office:value="4.91">
            <text:p>4.91</text:p>
          </table:table-cell>
          <table:table-cell office:value-type="float" office:value="1.1">
            <text:p>1.1</text:p>
          </table:table-cell>
          <table:table-cell/>
          <table:table-cell office:value-type="float" office:value="0.82">
            <text:p>0.82</text:p>
          </table:table-cell>
          <table:table-cell table:number-columns-repeated="91"/>
          <table:table-cell office:value-type="float" office:value="11.57">
            <text:p>11.57</text:p>
          </table:table-cell>
        </table:table-row>
        <table:table-row table:style-name="ro1">
          <table:table-cell office:value-type="float" office:value="41000000068">
            <text:p>41000000068</text:p>
          </table:table-cell>
          <table:table-cell office:value-type="string">
            <text:p>beneficiary</text:p>
          </table:table-cell>
          <table:table-cell table:number-columns-repeated="4"/>
          <table:table-cell office:value-type="float" office:value="4.27">
            <text:p>4.27</text:p>
          </table:table-cell>
          <table:table-cell office:value-type="float" office:value="5.84">
            <text:p>5.84</text:p>
          </table:table-cell>
          <table:table-cell table:number-columns-repeated="2"/>
          <table:table-cell office:value-type="float" office:value="2.41">
            <text:p>2.41</text:p>
          </table:table-cell>
          <table:table-cell table:number-columns-repeated="92"/>
          <table:table-cell office:value-type="float" office:value="12.52">
            <text:p>12.52</text:p>
          </table:table-cell>
        </table:table-row>
        <table:table-row table:style-name="ro1">
          <table:table-cell office:value-type="float" office:value="41000000069">
            <text:p>41000000069</text:p>
          </table:table-cell>
          <table:table-cell office:value-type="string">
            <text:p>beneficiary</text:p>
          </table:table-cell>
          <table:table-cell/>
          <table:table-cell office:value-type="float" office:value="7.65">
            <text:p>7.65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0.59">
            <text:p>0.59</text:p>
          </table:table-cell>
          <table:table-cell office:value-type="float" office:value="4.73">
            <text:p>4.73</text:p>
          </table:table-cell>
          <table:table-cell/>
          <table:table-cell office:value-type="float" office:value="5.56">
            <text:p>5.56</text:p>
          </table:table-cell>
          <table:table-cell table:number-columns-repeated="91"/>
          <table:table-cell office:value-type="float" office:value="27.53">
            <text:p>27.53</text:p>
          </table:table-cell>
        </table:table-row>
        <table:table-row table:style-name="ro1">
          <table:table-cell office:value-type="float" office:value="41000000070">
            <text:p>41000000070</text:p>
          </table:table-cell>
          <table:table-cell office:value-type="string">
            <text:p>beneficiary</text:p>
          </table:table-cell>
          <table:table-cell office:value-type="float" office:value="2.31">
            <text:p>2.31</text:p>
          </table:table-cell>
          <table:table-cell office:value-type="float" office:value="1.83">
            <text:p>1.83</text:p>
          </table:table-cell>
          <table:table-cell/>
          <table:table-cell office:value-type="float" office:value="2.34">
            <text:p>2.34</text:p>
          </table:table-cell>
          <table:table-cell/>
          <table:table-cell office:value-type="float" office:value="5.57">
            <text:p>5.57</text:p>
          </table:table-cell>
          <table:table-cell table:number-columns-repeated="2"/>
          <table:table-cell office:value-type="float" office:value="0.74">
            <text:p>0.74</text:p>
          </table:table-cell>
          <table:table-cell table:number-columns-repeated="92"/>
          <table:table-cell office:value-type="float" office:value="12.79">
            <text:p>12.79</text:p>
          </table:table-cell>
        </table:table-row>
        <table:table-row table:style-name="ro1">
          <table:table-cell office:value-type="float" office:value="41000000071">
            <text:p>41000000071</text:p>
          </table:table-cell>
          <table:table-cell office:value-type="string">
            <text:p>beneficiary</text:p>
          </table:table-cell>
          <table:table-cell table:number-columns-repeated="5"/>
          <table:table-cell office:value-type="float" office:value="7.9">
            <text:p>7.9</text:p>
          </table:table-cell>
          <table:table-cell/>
          <table:table-cell office:value-type="float" office:value="3.95">
            <text:p>3.95</text:p>
          </table:table-cell>
          <table:table-cell table:number-columns-repeated="93"/>
          <table:table-cell office:value-type="float" office:value="11.85">
            <text:p>11.85</text:p>
          </table:table-cell>
        </table:table-row>
        <table:table-row table:style-name="ro1">
          <table:table-cell office:value-type="float" office:value="41000000072">
            <text:p>41000000072</text:p>
          </table:table-cell>
          <table:table-cell office:value-type="string">
            <text:p>beneficiary</text:p>
          </table:table-cell>
          <table:table-cell office:value-type="float" office:value="0.1">
            <text:p>0.1</text:p>
          </table:table-cell>
          <table:table-cell table:number-columns-repeated="6"/>
          <table:table-cell office:value-type="float" office:value="4.57">
            <text:p>4.57</text:p>
          </table:table-cell>
          <table:table-cell table:number-columns-repeated="93"/>
          <table:table-cell office:value-type="float" office:value="4.67">
            <text:p>4.67</text:p>
          </table:table-cell>
        </table:table-row>
        <table:table-row table:style-name="ro1">
          <table:table-cell office:value-type="float" office:value="41000000073">
            <text:p>41000000073</text:p>
          </table:table-cell>
          <table:table-cell office:value-type="string">
            <text:p>beneficiary</text:p>
          </table:table-cell>
          <table:table-cell table:number-columns-repeated="2"/>
          <table:table-cell office:value-type="float" office:value="3.66">
            <text:p>3.66</text:p>
          </table:table-cell>
          <table:table-cell/>
          <table:table-cell office:value-type="float" office:value="9.48">
            <text:p>9.48</text:p>
          </table:table-cell>
          <table:table-cell office:value-type="float" office:value="0.37">
            <text:p>0.37</text:p>
          </table:table-cell>
          <table:table-cell office:value-type="float" office:value="7.12">
            <text:p>7.12</text:p>
          </table:table-cell>
          <table:table-cell office:value-type="float" office:value="1.72">
            <text:p>1.72</text:p>
          </table:table-cell>
          <table:table-cell table:number-columns-repeated="93"/>
          <table:table-cell office:value-type="float" office:value="22.35">
            <text:p>22.35</text:p>
          </table:table-cell>
        </table:table-row>
        <table:table-row table:style-name="ro1">
          <table:table-cell office:value-type="float" office:value="41000000074">
            <text:p>41000000074</text:p>
          </table:table-cell>
          <table:table-cell office:value-type="string">
            <text:p>beneficiary</text:p>
          </table:table-cell>
          <table:table-cell office:value-type="float" office:value="5.2">
            <text:p>5.2</text:p>
          </table:table-cell>
          <table:table-cell table:number-columns-repeated="3"/>
          <table:table-cell office:value-type="float" office:value="2.8">
            <text:p>2.8</text:p>
          </table:table-cell>
          <table:table-cell office:value-type="float" office:value="2.87">
            <text:p>2.87</text:p>
          </table:table-cell>
          <table:table-cell office:value-type="float" office:value="0.18">
            <text:p>0.18</text:p>
          </table:table-cell>
          <table:table-cell/>
          <table:table-cell office:value-type="float" office:value="2.52">
            <text:p>2.52</text:p>
          </table:table-cell>
          <table:table-cell table:number-columns-repeated="92"/>
          <table:table-cell office:value-type="float" office:value="13.57">
            <text:p>13.57</text:p>
          </table:table-cell>
        </table:table-row>
        <table:table-row table:style-name="ro1">
          <table:table-cell office:value-type="float" office:value="41000000075">
            <text:p>41000000075</text:p>
          </table:table-cell>
          <table:table-cell office:value-type="string">
            <text:p>beneficiary</text:p>
          </table:table-cell>
          <table:table-cell table:number-columns-repeated="2"/>
          <table:table-cell office:value-type="float" office:value="1.67">
            <text:p>1.67</text:p>
          </table:table-cell>
          <table:table-cell/>
          <table:table-cell office:value-type="float" office:value="2.8">
            <text:p>2.8</text:p>
          </table:table-cell>
          <table:table-cell office:value-type="float" office:value="6.47">
            <text:p>6.47</text:p>
          </table:table-cell>
          <table:table-cell table:number-columns-repeated="95"/>
          <table:table-cell office:value-type="float" office:value="10.94">
            <text:p>10.94</text:p>
          </table:table-cell>
        </table:table-row>
        <table:table-row table:style-name="ro1">
          <table:table-cell office:value-type="float" office:value="41000000076">
            <text:p>41000000076</text:p>
          </table:table-cell>
          <table:table-cell office:value-type="string">
            <text:p>beneficiary</text:p>
          </table:table-cell>
          <table:table-cell table:number-columns-repeated="2"/>
          <table:table-cell office:value-type="float" office:value="1.93">
            <text:p>1.93</text:p>
          </table:table-cell>
          <table:table-cell table:number-columns-repeated="5"/>
          <table:table-cell office:value-type="float" office:value="5.11">
            <text:p>5.11</text:p>
          </table:table-cell>
          <table:table-cell table:number-columns-repeated="92"/>
          <table:table-cell office:value-type="float" office:value="7.04">
            <text:p>7.04</text:p>
          </table:table-cell>
        </table:table-row>
        <table:table-row table:style-name="ro1">
          <table:table-cell office:value-type="float" office:value="41000000077">
            <text:p>41000000077</text:p>
          </table:table-cell>
          <table:table-cell office:value-type="string">
            <text:p>beneficiary</text:p>
          </table:table-cell>
          <table:table-cell table:number-columns-repeated="4"/>
          <table:table-cell office:value-type="float" office:value="8.51">
            <text:p>8.51</text:p>
          </table:table-cell>
          <table:table-cell table:number-columns-repeated="2"/>
          <table:table-cell office:value-type="float" office:value="2.49">
            <text:p>2.49</text:p>
          </table:table-cell>
          <table:table-cell office:value-type="float" office:value="1.77">
            <text:p>1.77</text:p>
          </table:table-cell>
          <table:table-cell office:value-type="float" office:value="5.16">
            <text:p>5.16</text:p>
          </table:table-cell>
          <table:table-cell table:number-columns-repeated="91"/>
          <table:table-cell office:value-type="float" office:value="17.93">
            <text:p>17.93</text:p>
          </table:table-cell>
        </table:table-row>
        <table:table-row table:style-name="ro1">
          <table:table-cell office:value-type="float" office:value="41000000078">
            <text:p>41000000078</text:p>
          </table:table-cell>
          <table:table-cell office:value-type="string">
            <text:p>beneficiary</text:p>
          </table:table-cell>
          <table:table-cell office:value-type="float" office:value="5.8">
            <text:p>5.8</text:p>
          </table:table-cell>
          <table:table-cell table:number-columns-repeated="3"/>
          <table:table-cell office:value-type="float" office:value="0.29">
            <text:p>0.29</text:p>
          </table:table-cell>
          <table:table-cell table:number-columns-repeated="3"/>
          <table:table-cell office:value-type="float" office:value="4.53">
            <text:p>4.53</text:p>
          </table:table-cell>
          <table:table-cell table:number-columns-repeated="92"/>
          <table:table-cell office:value-type="float" office:value="10.62">
            <text:p>10.62</text:p>
          </table:table-cell>
        </table:table-row>
        <table:table-row table:style-name="ro1">
          <table:table-cell office:value-type="float" office:value="41000000079">
            <text:p>41000000079</text:p>
          </table:table-cell>
          <table:table-cell office:value-type="string">
            <text:p>beneficiary</text:p>
          </table:table-cell>
          <table:table-cell office:value-type="float" office:value="1.8">
            <text:p>1.8</text:p>
          </table:table-cell>
          <table:table-cell table:number-columns-repeated="2"/>
          <table:table-cell office:value-type="float" office:value="1.74">
            <text:p>1.74</text:p>
          </table:table-cell>
          <table:table-cell/>
          <table:table-cell office:value-type="float" office:value="1.39">
            <text:p>1.39</text:p>
          </table:table-cell>
          <table:table-cell office:value-type="float" office:value="2.97">
            <text:p>2.97</text:p>
          </table:table-cell>
          <table:table-cell office:value-type="float" office:value="5.22">
            <text:p>5.22</text:p>
          </table:table-cell>
          <table:table-cell table:number-columns-repeated="93"/>
          <table:table-cell office:value-type="float" office:value="13.12">
            <text:p>13.12</text:p>
          </table:table-cell>
        </table:table-row>
        <table:table-row table:style-name="ro1">
          <table:table-cell office:value-type="float" office:value="41000000080">
            <text:p>41000000080</text:p>
          </table:table-cell>
          <table:table-cell office:value-type="string">
            <text:p>beneficiary</text:p>
          </table:table-cell>
          <table:table-cell office:value-type="float" office:value="0.59">
            <text:p>0.59</text:p>
          </table:table-cell>
          <table:table-cell table:number-columns-repeated="2"/>
          <table:table-cell office:value-type="float" office:value="3.45">
            <text:p>3.45</text:p>
          </table:table-cell>
          <table:table-cell office:value-type="float" office:value="5.72">
            <text:p>5.72</text:p>
          </table:table-cell>
          <table:table-cell/>
          <table:table-cell office:value-type="float" office:value="2.36">
            <text:p>2.36</text:p>
          </table:table-cell>
          <table:table-cell office:value-type="float" office:value="5.39">
            <text:p>5.39</text:p>
          </table:table-cell>
          <table:table-cell/>
          <table:table-cell office:value-type="float" office:value="0.44">
            <text:p>0.44</text:p>
          </table:table-cell>
          <table:table-cell table:number-columns-repeated="91"/>
          <table:table-cell office:value-type="float" office:value="17.95">
            <text:p>17.95</text:p>
          </table:table-cell>
        </table:table-row>
        <table:table-row table:style-name="ro1">
          <table:table-cell office:value-type="float" office:value="41000000081">
            <text:p>41000000081</text:p>
          </table:table-cell>
          <table:table-cell office:value-type="string">
            <text:p>beneficiary</text:p>
          </table:table-cell>
          <table:table-cell office:value-type="float" office:value="11.25">
            <text:p>11.25</text:p>
          </table:table-cell>
          <table:table-cell office:value-type="float" office:value="5.42">
            <text:p>5.42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9.22">
            <text:p>9.22</text:p>
          </table:table-cell>
          <table:table-cell office:value-type="float" office:value="7.35">
            <text:p>7.35</text:p>
          </table:table-cell>
          <table:table-cell table:number-columns-repeated="2"/>
          <table:table-cell office:value-type="float" office:value="3.11">
            <text:p>3.11</text:p>
          </table:table-cell>
          <table:table-cell table:number-columns-repeated="91"/>
          <table:table-cell office:value-type="float" office:value="37.45">
            <text:p>37.45</text:p>
          </table:table-cell>
        </table:table-row>
        <table:table-row table:style-name="ro1">
          <table:table-cell office:value-type="float" office:value="41000000082">
            <text:p>41000000082</text:p>
          </table:table-cell>
          <table:table-cell office:value-type="string">
            <text:p>beneficiary</text:p>
          </table:table-cell>
          <table:table-cell table:number-columns-repeated="2"/>
          <table:table-cell office:value-type="float" office:value="1.68">
            <text:p>1.68</text:p>
          </table:table-cell>
          <table:table-cell table:number-columns-repeated="2"/>
          <table:table-cell office:value-type="float" office:value="5.69">
            <text:p>5.69</text:p>
          </table:table-cell>
          <table:table-cell/>
          <table:table-cell office:value-type="float" office:value="2.98">
            <text:p>2.98</text:p>
          </table:table-cell>
          <table:table-cell table:number-columns-repeated="93"/>
          <table:table-cell office:value-type="float" office:value="10.35">
            <text:p>10.35</text:p>
          </table:table-cell>
        </table:table-row>
        <table:table-row table:style-name="ro1">
          <table:table-cell office:value-type="float" office:value="41000000083">
            <text:p>41000000083</text:p>
          </table:table-cell>
          <table:table-cell office:value-type="string">
            <text:p>beneficiary</text:p>
          </table:table-cell>
          <table:table-cell/>
          <table:table-cell office:value-type="float" office:value="3.39">
            <text:p>3.39</text:p>
          </table:table-cell>
          <table:table-cell/>
          <table:table-cell office:value-type="float" office:value="3.59">
            <text:p>3.59</text:p>
          </table:table-cell>
          <table:table-cell table:number-columns-repeated="2"/>
          <table:table-cell office:value-type="float" office:value="3.28">
            <text:p>3.28</text:p>
          </table:table-cell>
          <table:table-cell table:number-columns-repeated="2"/>
          <table:table-cell office:value-type="float" office:value="9.26">
            <text:p>9.26</text:p>
          </table:table-cell>
          <table:table-cell table:number-columns-repeated="91"/>
          <table:table-cell office:value-type="float" office:value="19.52">
            <text:p>19.52</text:p>
          </table:table-cell>
        </table:table-row>
        <table:table-row table:style-name="ro1">
          <table:table-cell office:value-type="float" office:value="41000000084">
            <text:p>41000000084</text:p>
          </table:table-cell>
          <table:table-cell office:value-type="string">
            <text:p>beneficiary</text:p>
          </table:table-cell>
          <table:table-cell office:value-type="float" office:value="3.26">
            <text:p>3.26</text:p>
          </table:table-cell>
          <table:table-cell office:value-type="float" office:value="8.37">
            <text:p>8.37</text:p>
          </table:table-cell>
          <table:table-cell office:value-type="float" office:value="4.75">
            <text:p>4.75</text:p>
          </table:table-cell>
          <table:table-cell office:value-type="float" office:value="5.2">
            <text:p>5.2</text:p>
          </table:table-cell>
          <table:table-cell table:number-columns-repeated="2"/>
          <table:table-cell office:value-type="float" office:value="0.7">
            <text:p>0.7</text:p>
          </table:table-cell>
          <table:table-cell/>
          <table:table-cell office:value-type="float" office:value="9.98">
            <text:p>9.98</text:p>
          </table:table-cell>
          <table:table-cell table:number-columns-repeated="92"/>
          <table:table-cell office:value-type="float" office:value="32.26">
            <text:p>32.26</text:p>
          </table:table-cell>
        </table:table-row>
        <table:table-row table:style-name="ro1">
          <table:table-cell office:value-type="float" office:value="41000000085">
            <text:p>41000000085</text:p>
          </table:table-cell>
          <table:table-cell office:value-type="string">
            <text:p>beneficiary</text:p>
          </table:table-cell>
          <table:table-cell office:value-type="float" office:value="3.91">
            <text:p>3.91</text:p>
          </table:table-cell>
          <table:table-cell table:number-columns-repeated="2"/>
          <table:table-cell office:value-type="float" office:value="4.39">
            <text:p>4.39</text:p>
          </table:table-cell>
          <table:table-cell table:number-columns-repeated="4"/>
          <table:table-cell office:value-type="float" office:value="0.62">
            <text:p>0.62</text:p>
          </table:table-cell>
          <table:table-cell office:value-type="float" office:value="0.47">
            <text:p>0.47</text:p>
          </table:table-cell>
          <table:table-cell table:number-columns-repeated="91"/>
          <table:table-cell office:value-type="float" office:value="9.39">
            <text:p>9.39</text:p>
          </table:table-cell>
        </table:table-row>
        <table:table-row table:style-name="ro1">
          <table:table-cell office:value-type="float" office:value="41000000086">
            <text:p>41000000086</text:p>
          </table:table-cell>
          <table:table-cell office:value-type="string">
            <text:p>beneficiary</text:p>
          </table:table-cell>
          <table:table-cell office:value-type="float" office:value="7">
            <text:p>7</text:p>
          </table:table-cell>
          <table:table-cell office:value-type="float" office:value="5.92">
            <text:p>5.92</text:p>
          </table:table-cell>
          <table:table-cell/>
          <table:table-cell office:value-type="float" office:value="5.99">
            <text:p>5.99</text:p>
          </table:table-cell>
          <table:table-cell table:number-columns-repeated="5"/>
          <table:table-cell office:value-type="float" office:value="3.52">
            <text:p>3.52</text:p>
          </table:table-cell>
          <table:table-cell table:number-columns-repeated="91"/>
          <table:table-cell office:value-type="float" office:value="22.43">
            <text:p>22.43</text:p>
          </table:table-cell>
        </table:table-row>
        <table:table-row table:style-name="ro1">
          <table:table-cell office:value-type="float" office:value="41000000087">
            <text:p>41000000087</text:p>
          </table:table-cell>
          <table:table-cell office:value-type="string">
            <text:p>beneficiary</text:p>
          </table:table-cell>
          <table:table-cell table:number-columns-repeated="7"/>
          <table:table-cell office:value-type="float" office:value="1.62">
            <text:p>1.62</text:p>
          </table:table-cell>
          <table:table-cell table:number-columns-repeated="93"/>
          <table:table-cell office:value-type="float" office:value="1.62">
            <text:p>1.62</text:p>
          </table:table-cell>
        </table:table-row>
        <table:table-row table:style-name="ro1">
          <table:table-cell office:value-type="float" office:value="41000000088">
            <text:p>41000000088</text:p>
          </table:table-cell>
          <table:table-cell office:value-type="string">
            <text:p>beneficiary</text:p>
          </table:table-cell>
          <table:table-cell/>
          <table:table-cell office:value-type="float" office:value="1.87">
            <text:p>1.87</text:p>
          </table:table-cell>
          <table:table-cell table:number-columns-repeated="2"/>
          <table:table-cell office:value-type="float" office:value="2.6">
            <text:p>2.6</text:p>
          </table:table-cell>
          <table:table-cell office:value-type="float" office:value="2.19">
            <text:p>2.19</text:p>
          </table:table-cell>
          <table:table-cell office:value-type="float" office:value="2.57">
            <text:p>2.57</text:p>
          </table:table-cell>
          <table:table-cell table:number-columns-repeated="2"/>
          <table:table-cell office:value-type="float" office:value="5.96">
            <text:p>5.96</text:p>
          </table:table-cell>
          <table:table-cell table:number-columns-repeated="91"/>
          <table:table-cell office:value-type="float" office:value="15.19">
            <text:p>15.19</text:p>
          </table:table-cell>
        </table:table-row>
        <table:table-row table:style-name="ro1">
          <table:table-cell office:value-type="float" office:value="41000000089">
            <text:p>41000000089</text:p>
          </table:table-cell>
          <table:table-cell office:value-type="string">
            <text:p>beneficiary</text:p>
          </table:table-cell>
          <table:table-cell/>
          <table:table-cell office:value-type="float" office:value="2.56">
            <text:p>2.56</text:p>
          </table:table-cell>
          <table:table-cell office:value-type="float" office:value="4.88">
            <text:p>4.88</text:p>
          </table:table-cell>
          <table:table-cell table:number-columns-repeated="2"/>
          <table:table-cell office:value-type="float" office:value="2.89">
            <text:p>2.89</text:p>
          </table:table-cell>
          <table:table-cell office:value-type="float" office:value="6.87">
            <text:p>6.87</text:p>
          </table:table-cell>
          <table:table-cell office:value-type="float" office:value="3.9">
            <text:p>3.9</text:p>
          </table:table-cell>
          <table:table-cell/>
          <table:table-cell office:value-type="float" office:value="4.95">
            <text:p>4.95</text:p>
          </table:table-cell>
          <table:table-cell table:number-columns-repeated="91"/>
          <table:table-cell office:value-type="float" office:value="26.05">
            <text:p>26.05</text:p>
          </table:table-cell>
        </table:table-row>
        <table:table-row table:style-name="ro1">
          <table:table-cell office:value-type="float" office:value="41000000090">
            <text:p>41000000090</text:p>
          </table:table-cell>
          <table:table-cell office:value-type="string">
            <text:p>beneficiary</text:p>
          </table:table-cell>
          <table:table-cell table:number-columns-repeated="2"/>
          <table:table-cell office:value-type="float" office:value="0.39">
            <text:p>0.39</text:p>
          </table:table-cell>
          <table:table-cell/>
          <table:table-cell office:value-type="float" office:value="5.56">
            <text:p>5.56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float" office:value="1.64">
            <text:p>1.64</text:p>
          </table:table-cell>
          <table:table-cell table:number-columns-repeated="92"/>
          <table:table-cell office:value-type="float" office:value="9.29">
            <text:p>9.29</text:p>
          </table:table-cell>
        </table:table-row>
        <table:table-row table:style-name="ro1">
          <table:table-cell office:value-type="float" office:value="41000000091">
            <text:p>41000000091</text:p>
          </table:table-cell>
          <table:table-cell office:value-type="string">
            <text:p>beneficiary</text:p>
          </table:table-cell>
          <table:table-cell/>
          <table:table-cell office:value-type="float" office:value="6.66">
            <text:p>6.66</text:p>
          </table:table-cell>
          <table:table-cell table:number-columns-repeated="3"/>
          <table:table-cell office:value-type="float" office:value="0.38">
            <text:p>0.38</text:p>
          </table:table-cell>
          <table:table-cell/>
          <table:table-cell office:value-type="float" office:value="1.9">
            <text:p>1.9</text:p>
          </table:table-cell>
          <table:table-cell/>
          <table:table-cell office:value-type="float" office:value="5.65">
            <text:p>5.65</text:p>
          </table:table-cell>
          <table:table-cell table:number-columns-repeated="91"/>
          <table:table-cell office:value-type="float" office:value="14.59">
            <text:p>14.59</text:p>
          </table:table-cell>
        </table:table-row>
        <table:table-row table:style-name="ro1">
          <table:table-cell office:value-type="float" office:value="41000000092">
            <text:p>41000000092</text:p>
          </table:table-cell>
          <table:table-cell office:value-type="string">
            <text:p>beneficiary</text:p>
          </table:table-cell>
          <table:table-cell office:value-type="float" office:value="4.24">
            <text:p>4.24</text:p>
          </table:table-cell>
          <table:table-cell table:number-columns-repeated="2"/>
          <table:table-cell office:value-type="float" office:value="10.58">
            <text:p>10.58</text:p>
          </table:table-cell>
          <table:table-cell office:value-type="float" office:value="3.62">
            <text:p>3.62</text:p>
          </table:table-cell>
          <table:table-cell office:value-type="float" office:value="1.51">
            <text:p>1.51</text:p>
          </table:table-cell>
          <table:table-cell office:value-type="float" office:value="4.19">
            <text:p>4.19</text:p>
          </table:table-cell>
          <table:table-cell table:number-columns-repeated="94"/>
          <table:table-cell office:value-type="float" office:value="24.14">
            <text:p>24.14</text:p>
          </table:table-cell>
        </table:table-row>
        <table:table-row table:style-name="ro1">
          <table:table-cell office:value-type="float" office:value="41000000093">
            <text:p>41000000093</text:p>
          </table:table-cell>
          <table:table-cell office:value-type="string">
            <text:p>beneficiary</text:p>
          </table:table-cell>
          <table:table-cell table:number-columns-repeated="2"/>
          <table:table-cell office:value-type="float" office:value="0.26">
            <text:p>0.26</text:p>
          </table:table-cell>
          <table:table-cell/>
          <table:table-cell office:value-type="float" office:value="5.49">
            <text:p>5.49</text:p>
          </table:table-cell>
          <table:table-cell office:value-type="float" office:value="4.49">
            <text:p>4.49</text:p>
          </table:table-cell>
          <table:table-cell/>
          <table:table-cell office:value-type="float" office:value="3.76">
            <text:p>3.76</text:p>
          </table:table-cell>
          <table:table-cell table:number-columns-repeated="93"/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1000000094">
            <text:p>41000000094</text:p>
          </table:table-cell>
          <table:table-cell office:value-type="string">
            <text:p>beneficiary</text:p>
          </table:table-cell>
          <table:table-cell/>
          <table:table-cell office:value-type="float" office:value="6.24">
            <text:p>6.24</text:p>
          </table:table-cell>
          <table:table-cell office:value-type="float" office:value="4.78">
            <text:p>4.78</text:p>
          </table:table-cell>
          <table:table-cell table:number-columns-repeated="4"/>
          <table:table-cell office:value-type="float" office:value="2.73">
            <text:p>2.73</text:p>
          </table:table-cell>
          <table:table-cell table:number-columns-repeated="93"/>
          <table:table-cell office:value-type="float" office:value="13.75">
            <text:p>13.75</text:p>
          </table:table-cell>
        </table:table-row>
        <table:table-row table:style-name="ro1">
          <table:table-cell office:value-type="float" office:value="41000000095">
            <text:p>41000000095</text:p>
          </table:table-cell>
          <table:table-cell office:value-type="string">
            <text:p>beneficiary</text:p>
          </table:table-cell>
          <table:table-cell office:value-type="float" office:value="2.8">
            <text:p>2.8</text:p>
          </table:table-cell>
          <table:table-cell table:number-columns-repeated="3"/>
          <table:table-cell office:value-type="float" office:value="0.55">
            <text:p>0.55</text:p>
          </table:table-cell>
          <table:table-cell/>
          <table:table-cell office:value-type="float" office:value="5.88">
            <text:p>5.88</text:p>
          </table:table-cell>
          <table:table-cell table:number-columns-repeated="2"/>
          <table:table-cell office:value-type="float" office:value="1.26">
            <text:p>1.26</text:p>
          </table:table-cell>
          <table:table-cell table:number-columns-repeated="91"/>
          <table:table-cell office:value-type="float" office:value="10.49">
            <text:p>10.49</text:p>
          </table:table-cell>
        </table:table-row>
        <table:table-row table:style-name="ro1">
          <table:table-cell office:value-type="float" office:value="41000000096">
            <text:p>41000000096</text:p>
          </table:table-cell>
          <table:table-cell office:value-type="string">
            <text:p>beneficiary</text:p>
          </table:table-cell>
          <table:table-cell table:number-columns-repeated="3"/>
          <table:table-cell office:value-type="float" office:value="3.87">
            <text:p>3.87</text:p>
          </table:table-cell>
          <table:table-cell/>
          <table:table-cell office:value-type="float" office:value="5.88">
            <text:p>5.88</text:p>
          </table:table-cell>
          <table:table-cell office:value-type="float" office:value="2.27">
            <text:p>2.27</text:p>
          </table:table-cell>
          <table:table-cell table:number-columns-repeated="2"/>
          <table:table-cell office:value-type="float" office:value="5.64">
            <text:p>5.64</text:p>
          </table:table-cell>
          <table:table-cell table:number-columns-repeated="91"/>
          <table:table-cell office:value-type="float" office:value="17.66">
            <text:p>17.66</text:p>
          </table:table-cell>
        </table:table-row>
        <table:table-row table:style-name="ro1">
          <table:table-cell office:value-type="float" office:value="41000000097">
            <text:p>41000000097</text:p>
          </table:table-cell>
          <table:table-cell office:value-type="string">
            <text:p>beneficiary</text:p>
          </table:table-cell>
          <table:table-cell office:value-type="float" office:value="2.27">
            <text:p>2.27</text:p>
          </table:table-cell>
          <table:table-cell/>
          <table:table-cell office:value-type="float" office:value="5.78">
            <text:p>5.78</text:p>
          </table:table-cell>
          <table:table-cell table:number-columns-repeated="6"/>
          <table:table-cell office:value-type="float" office:value="2.99">
            <text:p>2.99</text:p>
          </table:table-cell>
          <table:table-cell table:number-columns-repeated="91"/>
          <table:table-cell office:value-type="float" office:value="11.04">
            <text:p>11.04</text:p>
          </table:table-cell>
        </table:table-row>
        <table:table-row table:style-name="ro1">
          <table:table-cell office:value-type="float" office:value="41000000098">
            <text:p>41000000098</text:p>
          </table:table-cell>
          <table:table-cell office:value-type="string">
            <text:p>beneficiary</text:p>
          </table:table-cell>
          <table:table-cell table:number-columns-repeated="2"/>
          <table:table-cell office:value-type="float" office:value="1.85">
            <text:p>1.85</text:p>
          </table:table-cell>
          <table:table-cell table:number-columns-repeated="2"/>
          <table:table-cell office:value-type="float" office:value="4.62">
            <text:p>4.62</text:p>
          </table:table-cell>
          <table:table-cell office:value-type="float" office:value="9.01">
            <text:p>9.01</text:p>
          </table:table-cell>
          <table:table-cell office:value-type="float" office:value="5.77">
            <text:p>5.77</text:p>
          </table:table-cell>
          <table:table-cell/>
          <table:table-cell office:value-type="float" office:value="5.3">
            <text:p>5.3</text:p>
          </table:table-cell>
          <table:table-cell table:number-columns-repeated="91"/>
          <table:table-cell office:value-type="float" office:value="26.55">
            <text:p>26.55</text:p>
          </table:table-cell>
        </table:table-row>
        <table:table-row table:style-name="ro1">
          <table:table-cell office:value-type="float" office:value="41000000099">
            <text:p>41000000099</text:p>
          </table:table-cell>
          <table:table-cell office:value-type="string">
            <text:p>beneficiary</text:p>
          </table:table-cell>
          <table:table-cell/>
          <table:table-cell office:value-type="float" office:value="0.4">
            <text:p>0.4</text:p>
          </table:table-cell>
          <table:table-cell office:value-type="float" office:value="3.85">
            <text:p>3.85</text:p>
          </table:table-cell>
          <table:table-cell table:number-columns-repeated="5"/>
          <table:table-cell office:value-type="float" office:value="5.71">
            <text:p>5.71</text:p>
          </table:table-cell>
          <table:table-cell table:number-columns-repeated="92"/>
          <table:table-cell office:value-type="float" office:value="9.96">
            <text:p>9.96</text:p>
          </table:table-cell>
        </table:table-row>
        <table:table-row table:style-name="ro1">
          <table:table-cell office:value-type="float" office:value="41000000100">
            <text:p>41000000100</text:p>
          </table:table-cell>
          <table:table-cell office:value-type="string">
            <text:p>beneficiary</text:p>
          </table:table-cell>
          <table:table-cell table:number-columns-repeated="2"/>
          <table:table-cell office:value-type="float" office:value="1.9">
            <text:p>1.9</text:p>
          </table:table-cell>
          <table:table-cell office:value-type="float" office:value="4.21">
            <text:p>4.21</text:p>
          </table:table-cell>
          <table:table-cell/>
          <table:table-cell office:value-type="float" office:value="4.88">
            <text:p>4.88</text:p>
          </table:table-cell>
          <table:table-cell table:number-columns-repeated="95"/>
          <table:table-cell office:value-type="float" office:value="10.99">
            <text:p>10.99</text:p>
          </table:table-cell>
        </table:table-row>
        <table:table-row table:style-name="ro1">
          <table:table-cell office:value-type="float" office:value="41783260842">
            <text:p>41783260842</text:p>
          </table:table-cell>
          <table:table-cell office:value-type="string">
            <text:p>issuer</text:p>
          </table:table-cell>
          <table:table-cell table:number-columns-repeated="10"/>
          <table:table-cell table:number-columns-repeated="90" office:value-type="float" office:value="50.05">
            <text:p>50.05</text:p>
          </table:table-cell>
          <table:table-cell/>
          <table:table-cell office:value-type="float" office:value="4504.50000000001">
            <text:p>4504.5</text:p>
          </table:table-cell>
        </table:table-row>
        <table:table-row table:style-name="ro1">
          <table:table-cell table:style-name="ce32" office:value-type="string">
            <text:p>Total Result</text:p>
          </table:table-cell>
          <table:table-cell table:style-name="ce38"/>
          <table:table-cell table:style-name="ce52" office:value-type="float" office:value="117.92">
            <text:p>117.92</text:p>
          </table:table-cell>
          <table:table-cell table:style-name="ce52" office:value-type="float" office:value="116.67">
            <text:p>116.67</text:p>
          </table:table-cell>
          <table:table-cell table:style-name="ce52" office:value-type="float" office:value="101.57">
            <text:p>101.57</text:p>
          </table:table-cell>
          <table:table-cell table:style-name="ce52" office:value-type="float" office:value="130.88">
            <text:p>130.88</text:p>
          </table:table-cell>
          <table:table-cell table:style-name="ce52" office:value-type="float" office:value="182.64">
            <text:p>182.64</text:p>
          </table:table-cell>
          <table:table-cell table:style-name="ce52" office:value-type="float" office:value="188.81">
            <text:p>188.81</text:p>
          </table:table-cell>
          <table:table-cell table:style-name="ce52" office:value-type="float" office:value="154.45">
            <text:p>154.45</text:p>
          </table:table-cell>
          <table:table-cell table:style-name="ce52" office:value-type="float" office:value="165.34">
            <text:p>165.34</text:p>
          </table:table-cell>
          <table:table-cell table:style-name="ce52" office:value-type="float" office:value="133.84">
            <text:p>133.84</text:p>
          </table:table-cell>
          <table:table-cell table:style-name="ce52" office:value-type="float" office:value="137.74">
            <text:p>137.74</text:p>
          </table:table-cell>
          <table:table-cell table:number-columns-repeated="90" table:style-name="ce52" office:value-type="float" office:value="50.05">
            <text:p>50.05</text:p>
          </table:table-cell>
          <table:table-cell table:style-name="ce52" office:value-type="float" office:value="1429.86">
            <text:p>1429.86</text:p>
          </table:table-cell>
          <table:table-cell table:style-name="ce28" office:value-type="float" office:value="7364.22000000001">
            <text:p>7364.22</text:p>
          </table:table-cell>
        </table:table-row>
      </table:table>
      <table:table table:name="Matrix - Counts" table:style-name="ta1">
        <table:table-column table:style-name="co15" table:default-cell-style-name="ce45"/>
        <table:table-column table:style-name="co24" table:default-cell-style-name="ce49"/>
        <table:table-column table:style-name="co25" table:default-cell-style-name="ce51"/>
        <table:table-column table:style-name="co26" table:default-cell-style-name="ce51"/>
        <table:table-column table:style-name="co9" table:number-columns-repeated="99" table:default-cell-style-name="ce51"/>
        <table:table-column table:style-name="co9" table:default-cell-style-name="ce42"/>
        <table:table-row table:style-name="ro1">
          <table:table-cell table:style-name="Default" office:value-type="string">
            <text:p>Filter</text:p>
          </table:table-cell>
          <table:table-cell table:style-name="Default" table:number-columns-repeated="103"/>
        </table:table-row>
        <table:table-row table:style-name="ro1">
          <table:table-cell table:style-name="Pivot_20_Table_20_Field" office:value-type="string">
            <text:p>program</text:p>
          </table:table-cell>
          <table:table-cell table:style-name="ce7" office:value-type="string">
            <text:p>- all -</text:p>
          </table:table-cell>
          <table:table-cell table:style-name="Default" table:number-columns-repeated="102"/>
        </table:table-row>
        <table:table-row table:style-name="ro1">
          <table:table-cell table:style-name="Default" table:number-columns-repeated="104"/>
        </table:table-row>
        <table:table-row table:style-name="ro1">
          <table:table-cell table:style-name="ce43" office:value-type="string">
            <text:p>Count - timestamp</text:p>
          </table:table-cell>
          <table:table-cell table:style-name="ce46"/>
          <table:table-cell table:style-name="ce8" office:value-type="string">
            <text:p>toPhone</text:p>
          </table:table-cell>
          <table:table-cell table:style-name="ce8" office:value-type="string">
            <text:p>toType</text:p>
          </table:table-cell>
          <table:table-cell table:style-name="ce53" table:number-columns-repeated="99"/>
          <table:table-cell table:style-name="ce54"/>
        </table:table-row>
        <table:table-row table:style-name="ro1">
          <table:table-cell table:style-name="ce44"/>
          <table:table-cell table:style-name="ce47"/>
          <table:table-cell table:style-name="ce50" office:value-type="float" office:value="41000000001">
            <text:p>41000000001</text:p>
          </table:table-cell>
          <table:table-cell table:style-name="Pivot_20_Table_20_Category" office:value-type="float" office:value="41000000002">
            <text:p>41000000002</text:p>
          </table:table-cell>
          <table:table-cell table:style-name="Pivot_20_Table_20_Category" office:value-type="float" office:value="41000000003">
            <text:p>41000000003</text:p>
          </table:table-cell>
          <table:table-cell table:style-name="Pivot_20_Table_20_Category" office:value-type="float" office:value="41000000004">
            <text:p>41000000004</text:p>
          </table:table-cell>
          <table:table-cell table:style-name="Pivot_20_Table_20_Category" office:value-type="float" office:value="41000000005">
            <text:p>41000000005</text:p>
          </table:table-cell>
          <table:table-cell table:style-name="Pivot_20_Table_20_Category" office:value-type="float" office:value="41000000006">
            <text:p>41000000006</text:p>
          </table:table-cell>
          <table:table-cell table:style-name="Pivot_20_Table_20_Category" office:value-type="float" office:value="41000000007">
            <text:p>41000000007</text:p>
          </table:table-cell>
          <table:table-cell table:style-name="Pivot_20_Table_20_Category" office:value-type="float" office:value="41000000008">
            <text:p>41000000008</text:p>
          </table:table-cell>
          <table:table-cell table:style-name="Pivot_20_Table_20_Category" office:value-type="float" office:value="41000000009">
            <text:p>41000000009</text:p>
          </table:table-cell>
          <table:table-cell table:style-name="Pivot_20_Table_20_Category" office:value-type="float" office:value="41000000010">
            <text:p>41000000010</text:p>
          </table:table-cell>
          <table:table-cell table:style-name="Pivot_20_Table_20_Category" office:value-type="float" office:value="41000000011">
            <text:p>41000000011</text:p>
          </table:table-cell>
          <table:table-cell table:style-name="Pivot_20_Table_20_Category" office:value-type="float" office:value="41000000012">
            <text:p>41000000012</text:p>
          </table:table-cell>
          <table:table-cell table:style-name="Pivot_20_Table_20_Category" office:value-type="float" office:value="41000000013">
            <text:p>41000000013</text:p>
          </table:table-cell>
          <table:table-cell table:style-name="Pivot_20_Table_20_Category" office:value-type="float" office:value="41000000014">
            <text:p>41000000014</text:p>
          </table:table-cell>
          <table:table-cell table:style-name="Pivot_20_Table_20_Category" office:value-type="float" office:value="41000000015">
            <text:p>41000000015</text:p>
          </table:table-cell>
          <table:table-cell table:style-name="Pivot_20_Table_20_Category" office:value-type="float" office:value="41000000016">
            <text:p>41000000016</text:p>
          </table:table-cell>
          <table:table-cell table:style-name="Pivot_20_Table_20_Category" office:value-type="float" office:value="41000000017">
            <text:p>41000000017</text:p>
          </table:table-cell>
          <table:table-cell table:style-name="Pivot_20_Table_20_Category" office:value-type="float" office:value="41000000018">
            <text:p>41000000018</text:p>
          </table:table-cell>
          <table:table-cell table:style-name="Pivot_20_Table_20_Category" office:value-type="float" office:value="41000000019">
            <text:p>41000000019</text:p>
          </table:table-cell>
          <table:table-cell table:style-name="Pivot_20_Table_20_Category" office:value-type="float" office:value="41000000020">
            <text:p>41000000020</text:p>
          </table:table-cell>
          <table:table-cell table:style-name="Pivot_20_Table_20_Category" office:value-type="float" office:value="41000000021">
            <text:p>41000000021</text:p>
          </table:table-cell>
          <table:table-cell table:style-name="Pivot_20_Table_20_Category" office:value-type="float" office:value="41000000022">
            <text:p>41000000022</text:p>
          </table:table-cell>
          <table:table-cell table:style-name="Pivot_20_Table_20_Category" office:value-type="float" office:value="41000000023">
            <text:p>41000000023</text:p>
          </table:table-cell>
          <table:table-cell table:style-name="Pivot_20_Table_20_Category" office:value-type="float" office:value="41000000024">
            <text:p>41000000024</text:p>
          </table:table-cell>
          <table:table-cell table:style-name="Pivot_20_Table_20_Category" office:value-type="float" office:value="41000000025">
            <text:p>41000000025</text:p>
          </table:table-cell>
          <table:table-cell table:style-name="Pivot_20_Table_20_Category" office:value-type="float" office:value="41000000026">
            <text:p>41000000026</text:p>
          </table:table-cell>
          <table:table-cell table:style-name="Pivot_20_Table_20_Category" office:value-type="float" office:value="41000000027">
            <text:p>41000000027</text:p>
          </table:table-cell>
          <table:table-cell table:style-name="Pivot_20_Table_20_Category" office:value-type="float" office:value="41000000028">
            <text:p>41000000028</text:p>
          </table:table-cell>
          <table:table-cell table:style-name="Pivot_20_Table_20_Category" office:value-type="float" office:value="41000000029">
            <text:p>41000000029</text:p>
          </table:table-cell>
          <table:table-cell table:style-name="Pivot_20_Table_20_Category" office:value-type="float" office:value="41000000030">
            <text:p>41000000030</text:p>
          </table:table-cell>
          <table:table-cell table:style-name="Pivot_20_Table_20_Category" office:value-type="float" office:value="41000000031">
            <text:p>41000000031</text:p>
          </table:table-cell>
          <table:table-cell table:style-name="Pivot_20_Table_20_Category" office:value-type="float" office:value="41000000032">
            <text:p>41000000032</text:p>
          </table:table-cell>
          <table:table-cell table:style-name="Pivot_20_Table_20_Category" office:value-type="float" office:value="41000000033">
            <text:p>41000000033</text:p>
          </table:table-cell>
          <table:table-cell table:style-name="Pivot_20_Table_20_Category" office:value-type="float" office:value="41000000034">
            <text:p>41000000034</text:p>
          </table:table-cell>
          <table:table-cell table:style-name="Pivot_20_Table_20_Category" office:value-type="float" office:value="41000000035">
            <text:p>41000000035</text:p>
          </table:table-cell>
          <table:table-cell table:style-name="Pivot_20_Table_20_Category" office:value-type="float" office:value="41000000036">
            <text:p>41000000036</text:p>
          </table:table-cell>
          <table:table-cell table:style-name="Pivot_20_Table_20_Category" office:value-type="float" office:value="41000000037">
            <text:p>41000000037</text:p>
          </table:table-cell>
          <table:table-cell table:style-name="Pivot_20_Table_20_Category" office:value-type="float" office:value="41000000038">
            <text:p>41000000038</text:p>
          </table:table-cell>
          <table:table-cell table:style-name="Pivot_20_Table_20_Category" office:value-type="float" office:value="41000000039">
            <text:p>41000000039</text:p>
          </table:table-cell>
          <table:table-cell table:style-name="Pivot_20_Table_20_Category" office:value-type="float" office:value="41000000040">
            <text:p>41000000040</text:p>
          </table:table-cell>
          <table:table-cell table:style-name="Pivot_20_Table_20_Category" office:value-type="float" office:value="41000000041">
            <text:p>41000000041</text:p>
          </table:table-cell>
          <table:table-cell table:style-name="Pivot_20_Table_20_Category" office:value-type="float" office:value="41000000042">
            <text:p>41000000042</text:p>
          </table:table-cell>
          <table:table-cell table:style-name="Pivot_20_Table_20_Category" office:value-type="float" office:value="41000000043">
            <text:p>41000000043</text:p>
          </table:table-cell>
          <table:table-cell table:style-name="Pivot_20_Table_20_Category" office:value-type="float" office:value="41000000044">
            <text:p>41000000044</text:p>
          </table:table-cell>
          <table:table-cell table:style-name="Pivot_20_Table_20_Category" office:value-type="float" office:value="41000000045">
            <text:p>41000000045</text:p>
          </table:table-cell>
          <table:table-cell table:style-name="Pivot_20_Table_20_Category" office:value-type="float" office:value="41000000046">
            <text:p>41000000046</text:p>
          </table:table-cell>
          <table:table-cell table:style-name="Pivot_20_Table_20_Category" office:value-type="float" office:value="41000000047">
            <text:p>41000000047</text:p>
          </table:table-cell>
          <table:table-cell table:style-name="Pivot_20_Table_20_Category" office:value-type="float" office:value="41000000048">
            <text:p>41000000048</text:p>
          </table:table-cell>
          <table:table-cell table:style-name="Pivot_20_Table_20_Category" office:value-type="float" office:value="41000000049">
            <text:p>41000000049</text:p>
          </table:table-cell>
          <table:table-cell table:style-name="Pivot_20_Table_20_Category" office:value-type="float" office:value="41000000050">
            <text:p>41000000050</text:p>
          </table:table-cell>
          <table:table-cell table:style-name="Pivot_20_Table_20_Category" office:value-type="float" office:value="41000000051">
            <text:p>41000000051</text:p>
          </table:table-cell>
          <table:table-cell table:style-name="Pivot_20_Table_20_Category" office:value-type="float" office:value="41000000052">
            <text:p>41000000052</text:p>
          </table:table-cell>
          <table:table-cell table:style-name="Pivot_20_Table_20_Category" office:value-type="float" office:value="41000000053">
            <text:p>41000000053</text:p>
          </table:table-cell>
          <table:table-cell table:style-name="Pivot_20_Table_20_Category" office:value-type="float" office:value="41000000054">
            <text:p>41000000054</text:p>
          </table:table-cell>
          <table:table-cell table:style-name="Pivot_20_Table_20_Category" office:value-type="float" office:value="41000000055">
            <text:p>41000000055</text:p>
          </table:table-cell>
          <table:table-cell table:style-name="Pivot_20_Table_20_Category" office:value-type="float" office:value="41000000056">
            <text:p>41000000056</text:p>
          </table:table-cell>
          <table:table-cell table:style-name="Pivot_20_Table_20_Category" office:value-type="float" office:value="41000000057">
            <text:p>41000000057</text:p>
          </table:table-cell>
          <table:table-cell table:style-name="Pivot_20_Table_20_Category" office:value-type="float" office:value="41000000058">
            <text:p>41000000058</text:p>
          </table:table-cell>
          <table:table-cell table:style-name="Pivot_20_Table_20_Category" office:value-type="float" office:value="41000000059">
            <text:p>41000000059</text:p>
          </table:table-cell>
          <table:table-cell table:style-name="Pivot_20_Table_20_Category" office:value-type="float" office:value="41000000060">
            <text:p>41000000060</text:p>
          </table:table-cell>
          <table:table-cell table:style-name="Pivot_20_Table_20_Category" office:value-type="float" office:value="41000000061">
            <text:p>41000000061</text:p>
          </table:table-cell>
          <table:table-cell table:style-name="Pivot_20_Table_20_Category" office:value-type="float" office:value="41000000062">
            <text:p>41000000062</text:p>
          </table:table-cell>
          <table:table-cell table:style-name="Pivot_20_Table_20_Category" office:value-type="float" office:value="41000000063">
            <text:p>41000000063</text:p>
          </table:table-cell>
          <table:table-cell table:style-name="Pivot_20_Table_20_Category" office:value-type="float" office:value="41000000064">
            <text:p>41000000064</text:p>
          </table:table-cell>
          <table:table-cell table:style-name="Pivot_20_Table_20_Category" office:value-type="float" office:value="41000000065">
            <text:p>41000000065</text:p>
          </table:table-cell>
          <table:table-cell table:style-name="Pivot_20_Table_20_Category" office:value-type="float" office:value="41000000066">
            <text:p>41000000066</text:p>
          </table:table-cell>
          <table:table-cell table:style-name="Pivot_20_Table_20_Category" office:value-type="float" office:value="41000000067">
            <text:p>41000000067</text:p>
          </table:table-cell>
          <table:table-cell table:style-name="Pivot_20_Table_20_Category" office:value-type="float" office:value="41000000068">
            <text:p>41000000068</text:p>
          </table:table-cell>
          <table:table-cell table:style-name="Pivot_20_Table_20_Category" office:value-type="float" office:value="41000000069">
            <text:p>41000000069</text:p>
          </table:table-cell>
          <table:table-cell table:style-name="Pivot_20_Table_20_Category" office:value-type="float" office:value="41000000070">
            <text:p>41000000070</text:p>
          </table:table-cell>
          <table:table-cell table:style-name="Pivot_20_Table_20_Category" office:value-type="float" office:value="41000000071">
            <text:p>41000000071</text:p>
          </table:table-cell>
          <table:table-cell table:style-name="Pivot_20_Table_20_Category" office:value-type="float" office:value="41000000072">
            <text:p>41000000072</text:p>
          </table:table-cell>
          <table:table-cell table:style-name="Pivot_20_Table_20_Category" office:value-type="float" office:value="41000000073">
            <text:p>41000000073</text:p>
          </table:table-cell>
          <table:table-cell table:style-name="Pivot_20_Table_20_Category" office:value-type="float" office:value="41000000074">
            <text:p>41000000074</text:p>
          </table:table-cell>
          <table:table-cell table:style-name="Pivot_20_Table_20_Category" office:value-type="float" office:value="41000000075">
            <text:p>41000000075</text:p>
          </table:table-cell>
          <table:table-cell table:style-name="Pivot_20_Table_20_Category" office:value-type="float" office:value="41000000076">
            <text:p>41000000076</text:p>
          </table:table-cell>
          <table:table-cell table:style-name="Pivot_20_Table_20_Category" office:value-type="float" office:value="41000000077">
            <text:p>41000000077</text:p>
          </table:table-cell>
          <table:table-cell table:style-name="Pivot_20_Table_20_Category" office:value-type="float" office:value="41000000078">
            <text:p>41000000078</text:p>
          </table:table-cell>
          <table:table-cell table:style-name="Pivot_20_Table_20_Category" office:value-type="float" office:value="41000000079">
            <text:p>41000000079</text:p>
          </table:table-cell>
          <table:table-cell table:style-name="Pivot_20_Table_20_Category" office:value-type="float" office:value="41000000080">
            <text:p>41000000080</text:p>
          </table:table-cell>
          <table:table-cell table:style-name="Pivot_20_Table_20_Category" office:value-type="float" office:value="41000000081">
            <text:p>41000000081</text:p>
          </table:table-cell>
          <table:table-cell table:style-name="Pivot_20_Table_20_Category" office:value-type="float" office:value="41000000082">
            <text:p>41000000082</text:p>
          </table:table-cell>
          <table:table-cell table:style-name="Pivot_20_Table_20_Category" office:value-type="float" office:value="41000000083">
            <text:p>41000000083</text:p>
          </table:table-cell>
          <table:table-cell table:style-name="Pivot_20_Table_20_Category" office:value-type="float" office:value="41000000084">
            <text:p>41000000084</text:p>
          </table:table-cell>
          <table:table-cell table:style-name="Pivot_20_Table_20_Category" office:value-type="float" office:value="41000000085">
            <text:p>41000000085</text:p>
          </table:table-cell>
          <table:table-cell table:style-name="Pivot_20_Table_20_Category" office:value-type="float" office:value="41000000086">
            <text:p>41000000086</text:p>
          </table:table-cell>
          <table:table-cell table:style-name="Pivot_20_Table_20_Category" office:value-type="float" office:value="41000000087">
            <text:p>41000000087</text:p>
          </table:table-cell>
          <table:table-cell table:style-name="Pivot_20_Table_20_Category" office:value-type="float" office:value="41000000088">
            <text:p>41000000088</text:p>
          </table:table-cell>
          <table:table-cell table:style-name="Pivot_20_Table_20_Category" office:value-type="float" office:value="41000000089">
            <text:p>41000000089</text:p>
          </table:table-cell>
          <table:table-cell table:style-name="Pivot_20_Table_20_Category" office:value-type="float" office:value="41000000090">
            <text:p>41000000090</text:p>
          </table:table-cell>
          <table:table-cell table:style-name="Pivot_20_Table_20_Category" office:value-type="float" office:value="41000000091">
            <text:p>41000000091</text:p>
          </table:table-cell>
          <table:table-cell table:style-name="Pivot_20_Table_20_Category" office:value-type="float" office:value="41000000092">
            <text:p>41000000092</text:p>
          </table:table-cell>
          <table:table-cell table:style-name="Pivot_20_Table_20_Category" office:value-type="float" office:value="41000000093">
            <text:p>41000000093</text:p>
          </table:table-cell>
          <table:table-cell table:style-name="Pivot_20_Table_20_Category" office:value-type="float" office:value="41000000094">
            <text:p>41000000094</text:p>
          </table:table-cell>
          <table:table-cell table:style-name="Pivot_20_Table_20_Category" office:value-type="float" office:value="41000000095">
            <text:p>41000000095</text:p>
          </table:table-cell>
          <table:table-cell table:style-name="Pivot_20_Table_20_Category" office:value-type="float" office:value="41000000096">
            <text:p>41000000096</text:p>
          </table:table-cell>
          <table:table-cell table:style-name="Pivot_20_Table_20_Category" office:value-type="float" office:value="41000000097">
            <text:p>41000000097</text:p>
          </table:table-cell>
          <table:table-cell table:style-name="Pivot_20_Table_20_Category" office:value-type="float" office:value="41000000098">
            <text:p>41000000098</text:p>
          </table:table-cell>
          <table:table-cell table:style-name="Pivot_20_Table_20_Category" office:value-type="float" office:value="41000000099">
            <text:p>41000000099</text:p>
          </table:table-cell>
          <table:table-cell table:style-name="Pivot_20_Table_20_Category" office:value-type="float" office:value="41000000100">
            <text:p>41000000100</text:p>
          </table:table-cell>
          <table:table-cell table:style-name="Pivot_20_Table_20_Category" office:value-type="float" office:value="41999999002">
            <text:p>41999999002</text:p>
          </table:table-cell>
          <table:table-cell table:style-name="ce55" office:value-type="string">
            <text:p>Total Result</text:p>
          </table:table-cell>
        </table:table-row>
        <table:table-row table:style-name="ro1">
          <table:table-cell table:style-name="ce3" office:value-type="string">
            <text:p>fromPhone</text:p>
          </table:table-cell>
          <table:table-cell table:style-name="ce48" office:value-type="string">
            <text:p>fromType</text:p>
          </table:table-cell>
          <table:table-cell table:style-name="ce9" office:value-type="string">
            <text:p>merchant</text:p>
          </table:table-cell>
          <table:table-cell table:number-columns-repeated="9" table:style-name="ce15" office:value-type="string">
            <text:p>merchant</text:p>
          </table:table-cell>
          <table:table-cell table:number-columns-repeated="90" table:style-name="ce15" office:value-type="string">
            <text:p>beneficiary</text:p>
          </table:table-cell>
          <table:table-cell table:style-name="ce15" office:value-type="string">
            <text:p>reimburser</text:p>
          </table:table-cell>
          <table:table-cell table:style-name="ce56"/>
        </table:table-row>
        <table:table-row table:style-name="ro1">
          <table:table-cell office:value-type="float" office:value="41000000001">
            <text:p>41000000001</text:p>
          </table:table-cell>
          <table:table-cell office:value-type="string">
            <text:p>merchant</text:p>
          </table:table-cell>
          <table:table-cell table:number-columns-repeated="100"/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000000002">
            <text:p>41000000002</text:p>
          </table:table-cell>
          <table:table-cell office:value-type="string">
            <text:p>merchant</text:p>
          </table:table-cell>
          <table:table-cell table:number-columns-repeated="100"/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000000003">
            <text:p>41000000003</text:p>
          </table:table-cell>
          <table:table-cell office:value-type="string">
            <text:p>merchant</text:p>
          </table:table-cell>
          <table:table-cell table:number-columns-repeated="100"/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000000004">
            <text:p>41000000004</text:p>
          </table:table-cell>
          <table:table-cell office:value-type="string">
            <text:p>merchant</text:p>
          </table:table-cell>
          <table:table-cell table:number-columns-repeated="100"/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000000005">
            <text:p>41000000005</text:p>
          </table:table-cell>
          <table:table-cell office:value-type="string">
            <text:p>merchant</text:p>
          </table:table-cell>
          <table:table-cell table:number-columns-repeated="100"/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000000006">
            <text:p>41000000006</text:p>
          </table:table-cell>
          <table:table-cell office:value-type="string">
            <text:p>merchant</text:p>
          </table:table-cell>
          <table:table-cell table:number-columns-repeated="100"/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000000007">
            <text:p>41000000007</text:p>
          </table:table-cell>
          <table:table-cell office:value-type="string">
            <text:p>merchant</text:p>
          </table:table-cell>
          <table:table-cell table:number-columns-repeated="100"/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000000008">
            <text:p>41000000008</text:p>
          </table:table-cell>
          <table:table-cell office:value-type="string">
            <text:p>merchant</text:p>
          </table:table-cell>
          <table:table-cell table:number-columns-repeated="100"/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000000009">
            <text:p>41000000009</text:p>
          </table:table-cell>
          <table:table-cell office:value-type="string">
            <text:p>merchant</text:p>
          </table:table-cell>
          <table:table-cell table:number-columns-repeated="100"/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000000010">
            <text:p>41000000010</text:p>
          </table:table-cell>
          <table:table-cell office:value-type="string">
            <text:p>merchant</text:p>
          </table:table-cell>
          <table:table-cell table:number-columns-repeated="100"/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000000011">
            <text:p>41000000011</text:p>
          </table:table-cell>
          <table:table-cell office:value-type="string">
            <text:p>beneficiary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1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1000000012">
            <text:p>41000000012</text:p>
          </table:table-cell>
          <table:table-cell office:value-type="string">
            <text:p>beneficiary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3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000000013">
            <text:p>41000000013</text:p>
          </table:table-cell>
          <table:table-cell office:value-type="string">
            <text:p>beneficia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9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1000000014">
            <text:p>41000000014</text:p>
          </table:table-cell>
          <table:table-cell office:value-type="string">
            <text:p>beneficiary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91"/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1000000015">
            <text:p>41000000015</text:p>
          </table:table-cell>
          <table:table-cell office:value-type="string">
            <text:p>beneficiary</text:p>
          </table:table-cell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92"/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1000000016">
            <text:p>41000000016</text:p>
          </table:table-cell>
          <table:table-cell office:value-type="string">
            <text:p>beneficiary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98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1000000017">
            <text:p>41000000017</text:p>
          </table:table-cell>
          <table:table-cell office:value-type="string">
            <text:p>beneficiary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3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000000018">
            <text:p>41000000018</text:p>
          </table:table-cell>
          <table:table-cell office:value-type="string">
            <text:p>beneficiary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92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1000000019">
            <text:p>41000000019</text:p>
          </table:table-cell>
          <table:table-cell office:value-type="string">
            <text:p>beneficiary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1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1000000020">
            <text:p>41000000020</text:p>
          </table:table-cell>
          <table:table-cell office:value-type="string">
            <text:p>beneficiary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000000021">
            <text:p>41000000021</text:p>
          </table:table-cell>
          <table:table-cell office:value-type="string">
            <text:p>beneficiary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91"/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1000000022">
            <text:p>41000000022</text:p>
          </table:table-cell>
          <table:table-cell office:value-type="string">
            <text:p>beneficiary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93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1000000023">
            <text:p>41000000023</text:p>
          </table:table-cell>
          <table:table-cell office:value-type="string">
            <text:p>beneficiary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3"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1000000024">
            <text:p>41000000024</text:p>
          </table:table-cell>
          <table:table-cell office:value-type="string">
            <text:p>beneficiary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92"/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41000000025">
            <text:p>41000000025</text:p>
          </table:table-cell>
          <table:table-cell office:value-type="string">
            <text:p>beneficiary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1000000026">
            <text:p>41000000026</text:p>
          </table:table-cell>
          <table:table-cell office:value-type="string">
            <text:p>beneficiary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91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1000000027">
            <text:p>41000000027</text:p>
          </table:table-cell>
          <table:table-cell office:value-type="string">
            <text:p>beneficiary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92"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1000000028">
            <text:p>41000000028</text:p>
          </table:table-cell>
          <table:table-cell office:value-type="string">
            <text:p>beneficiary</text:p>
          </table:table-cell>
          <table:table-cell table:number-columns-repeated="3" office:value-type="float" office:value="1">
            <text:p>1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 table:number-columns-repeated="91"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1000000029">
            <text:p>41000000029</text:p>
          </table:table-cell>
          <table:table-cell office:value-type="string">
            <text:p>beneficiary</text:p>
          </table:table-cell>
          <table:table-cell table:number-columns-repeated="6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9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000000030">
            <text:p>41000000030</text:p>
          </table:table-cell>
          <table:table-cell office:value-type="string">
            <text:p>beneficiary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2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1000000031">
            <text:p>41000000031</text:p>
          </table:table-cell>
          <table:table-cell office:value-type="string">
            <text:p>beneficiary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3"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1000000032">
            <text:p>41000000032</text:p>
          </table:table-cell>
          <table:table-cell office:value-type="string">
            <text:p>beneficiary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9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000000033">
            <text:p>41000000033</text:p>
          </table:table-cell>
          <table:table-cell office:value-type="string">
            <text:p>beneficiar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94"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1000000034">
            <text:p>41000000034</text:p>
          </table:table-cell>
          <table:table-cell office:value-type="string">
            <text:p>beneficiary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91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000000035">
            <text:p>41000000035</text:p>
          </table:table-cell>
          <table:table-cell office:value-type="string">
            <text:p>beneficiary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91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1000000036">
            <text:p>41000000036</text:p>
          </table:table-cell>
          <table:table-cell office:value-type="string">
            <text:p>beneficiary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92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1000000037">
            <text:p>41000000037</text:p>
          </table:table-cell>
          <table:table-cell office:value-type="string">
            <text:p>beneficiary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1"/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1000000038">
            <text:p>41000000038</text:p>
          </table:table-cell>
          <table:table-cell office:value-type="string">
            <text:p>beneficiary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6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1000000039">
            <text:p>41000000039</text:p>
          </table:table-cell>
          <table:table-cell office:value-type="string">
            <text:p>beneficiary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9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1000000040">
            <text:p>41000000040</text:p>
          </table:table-cell>
          <table:table-cell office:value-type="string">
            <text:p>beneficiary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94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1000000041">
            <text:p>41000000041</text:p>
          </table:table-cell>
          <table:table-cell office:value-type="string">
            <text:p>beneficiary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91"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1000000042">
            <text:p>41000000042</text:p>
          </table:table-cell>
          <table:table-cell office:value-type="string">
            <text:p>beneficiary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92"/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1000000043">
            <text:p>41000000043</text:p>
          </table:table-cell>
          <table:table-cell office:value-type="string">
            <text:p>beneficiary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1"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1000000044">
            <text:p>41000000044</text:p>
          </table:table-cell>
          <table:table-cell office:value-type="string">
            <text:p>beneficiary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1"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1000000045">
            <text:p>41000000045</text:p>
          </table:table-cell>
          <table:table-cell office:value-type="string">
            <text:p>beneficiary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92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1000000046">
            <text:p>41000000046</text:p>
          </table:table-cell>
          <table:table-cell office:value-type="string">
            <text:p>beneficiary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1"/>
          <table:table-cell office:value-type="float" office:value="9">
            <text:p>9</text:p>
          </table:table-cell>
        </table:table-row>
        <table:table-row table:style-name="ro1">
          <table:table-cell office:value-type="float" office:value="41000000047">
            <text:p>41000000047</text:p>
          </table:table-cell>
          <table:table-cell office:value-type="string">
            <text:p>beneficiary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2"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1000000048">
            <text:p>41000000048</text:p>
          </table:table-cell>
          <table:table-cell office:value-type="string">
            <text:p>beneficiary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93"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1000000049">
            <text:p>41000000049</text:p>
          </table:table-cell>
          <table:table-cell office:value-type="string">
            <text:p>beneficiary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93"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1000000050">
            <text:p>41000000050</text:p>
          </table:table-cell>
          <table:table-cell office:value-type="string">
            <text:p>beneficiary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91"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1000000051">
            <text:p>41000000051</text:p>
          </table:table-cell>
          <table:table-cell office:value-type="string">
            <text:p>beneficiary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97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1000000052">
            <text:p>41000000052</text:p>
          </table:table-cell>
          <table:table-cell office:value-type="string">
            <text:p>beneficiary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91"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1000000053">
            <text:p>41000000053</text:p>
          </table:table-cell>
          <table:table-cell office:value-type="string">
            <text:p>beneficiary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91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1000000054">
            <text:p>41000000054</text:p>
          </table:table-cell>
          <table:table-cell office:value-type="string">
            <text:p>beneficiary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92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1000000055">
            <text:p>41000000055</text:p>
          </table:table-cell>
          <table:table-cell office:value-type="string">
            <text:p>beneficiary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5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1000000056">
            <text:p>41000000056</text:p>
          </table:table-cell>
          <table:table-cell office:value-type="string">
            <text:p>beneficiary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9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1000000057">
            <text:p>41000000057</text:p>
          </table:table-cell>
          <table:table-cell office:value-type="string">
            <text:p>beneficiary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95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000000058">
            <text:p>41000000058</text:p>
          </table:table-cell>
          <table:table-cell office:value-type="string">
            <text:p>beneficiary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6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000000059">
            <text:p>41000000059</text:p>
          </table:table-cell>
          <table:table-cell office:value-type="string">
            <text:p>beneficiary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92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1000000060">
            <text:p>41000000060</text:p>
          </table:table-cell>
          <table:table-cell office:value-type="string">
            <text:p>beneficiary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91"/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1000000061">
            <text:p>41000000061</text:p>
          </table:table-cell>
          <table:table-cell office:value-type="string">
            <text:p>beneficiary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1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1000000062">
            <text:p>41000000062</text:p>
          </table:table-cell>
          <table:table-cell office:value-type="string">
            <text:p>beneficiary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91"/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41000000063">
            <text:p>41000000063</text:p>
          </table:table-cell>
          <table:table-cell office:value-type="string">
            <text:p>beneficiary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94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1000000064">
            <text:p>41000000064</text:p>
          </table:table-cell>
          <table:table-cell office:value-type="string">
            <text:p>beneficiar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3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1000000065">
            <text:p>41000000065</text:p>
          </table:table-cell>
          <table:table-cell office:value-type="string">
            <text:p>beneficiary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91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1000000066">
            <text:p>41000000066</text:p>
          </table:table-cell>
          <table:table-cell office:value-type="string">
            <text:p>beneficiary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91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000000067">
            <text:p>41000000067</text:p>
          </table:table-cell>
          <table:table-cell office:value-type="string">
            <text:p>beneficiary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1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1000000068">
            <text:p>41000000068</text:p>
          </table:table-cell>
          <table:table-cell office:value-type="string">
            <text:p>beneficiary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000000069">
            <text:p>41000000069</text:p>
          </table:table-cell>
          <table:table-cell office:value-type="string">
            <text:p>beneficiary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91"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1000000070">
            <text:p>41000000070</text:p>
          </table:table-cell>
          <table:table-cell office:value-type="string">
            <text:p>beneficiary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2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1000000071">
            <text:p>41000000071</text:p>
          </table:table-cell>
          <table:table-cell office:value-type="string">
            <text:p>beneficiary</text:p>
          </table:table-cell>
          <table:table-cell table:number-columns-repeated="5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93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1000000072">
            <text:p>41000000072</text:p>
          </table:table-cell>
          <table:table-cell office:value-type="string">
            <text:p>beneficiary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93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1000000073">
            <text:p>41000000073</text:p>
          </table:table-cell>
          <table:table-cell office:value-type="string">
            <text:p>beneficiary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3"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1000000074">
            <text:p>41000000074</text:p>
          </table:table-cell>
          <table:table-cell office:value-type="string">
            <text:p>beneficiary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2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1000000075">
            <text:p>41000000075</text:p>
          </table:table-cell>
          <table:table-cell office:value-type="string">
            <text:p>beneficiary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5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1000000076">
            <text:p>41000000076</text:p>
          </table:table-cell>
          <table:table-cell office:value-type="string">
            <text:p>beneficiary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9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1000000077">
            <text:p>41000000077</text:p>
          </table:table-cell>
          <table:table-cell office:value-type="string">
            <text:p>beneficiary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1"/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1000000078">
            <text:p>41000000078</text:p>
          </table:table-cell>
          <table:table-cell office:value-type="string">
            <text:p>beneficiary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9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000000079">
            <text:p>41000000079</text:p>
          </table:table-cell>
          <table:table-cell office:value-type="string">
            <text:p>beneficiary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93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1000000080">
            <text:p>41000000080</text:p>
          </table:table-cell>
          <table:table-cell office:value-type="string">
            <text:p>beneficiary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1"/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1000000081">
            <text:p>41000000081</text:p>
          </table:table-cell>
          <table:table-cell office:value-type="string">
            <text:p>beneficiary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1"/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1000000082">
            <text:p>41000000082</text:p>
          </table:table-cell>
          <table:table-cell office:value-type="string">
            <text:p>beneficiary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3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000000083">
            <text:p>41000000083</text:p>
          </table:table-cell>
          <table:table-cell office:value-type="string">
            <text:p>beneficiary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91"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1000000084">
            <text:p>41000000084</text:p>
          </table:table-cell>
          <table:table-cell office:value-type="string">
            <text:p>beneficiar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92"/>
          <table:table-cell office:value-type="float" office:value="9">
            <text:p>9</text:p>
          </table:table-cell>
        </table:table-row>
        <table:table-row table:style-name="ro1">
          <table:table-cell office:value-type="float" office:value="41000000085">
            <text:p>41000000085</text:p>
          </table:table-cell>
          <table:table-cell office:value-type="string">
            <text:p>beneficiary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91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1000000086">
            <text:p>41000000086</text:p>
          </table:table-cell>
          <table:table-cell office:value-type="string">
            <text:p>beneficiar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91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1000000087">
            <text:p>41000000087</text:p>
          </table:table-cell>
          <table:table-cell office:value-type="string">
            <text:p>beneficiary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93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000000088">
            <text:p>41000000088</text:p>
          </table:table-cell>
          <table:table-cell office:value-type="string">
            <text:p>beneficiary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1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1000000089">
            <text:p>41000000089</text:p>
          </table:table-cell>
          <table:table-cell office:value-type="string">
            <text:p>beneficiary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1"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1000000090">
            <text:p>41000000090</text:p>
          </table:table-cell>
          <table:table-cell office:value-type="string">
            <text:p>beneficiary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1000000091">
            <text:p>41000000091</text:p>
          </table:table-cell>
          <table:table-cell office:value-type="string">
            <text:p>beneficiary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1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1000000092">
            <text:p>41000000092</text:p>
          </table:table-cell>
          <table:table-cell office:value-type="string">
            <text:p>beneficiary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94"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1000000093">
            <text:p>41000000093</text:p>
          </table:table-cell>
          <table:table-cell office:value-type="string">
            <text:p>beneficiary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3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1000000094">
            <text:p>41000000094</text:p>
          </table:table-cell>
          <table:table-cell office:value-type="string">
            <text:p>beneficiary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93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1000000095">
            <text:p>41000000095</text:p>
          </table:table-cell>
          <table:table-cell office:value-type="string">
            <text:p>beneficiary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1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1000000096">
            <text:p>41000000096</text:p>
          </table:table-cell>
          <table:table-cell office:value-type="string">
            <text:p>beneficiary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1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1000000097">
            <text:p>41000000097</text:p>
          </table:table-cell>
          <table:table-cell office:value-type="string">
            <text:p>beneficia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91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000000098">
            <text:p>41000000098</text:p>
          </table:table-cell>
          <table:table-cell office:value-type="string">
            <text:p>beneficiary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91"/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1000000099">
            <text:p>41000000099</text:p>
          </table:table-cell>
          <table:table-cell office:value-type="string">
            <text:p>beneficiary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9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000000100">
            <text:p>41000000100</text:p>
          </table:table-cell>
          <table:table-cell office:value-type="string">
            <text:p>beneficiary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95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1783260842">
            <text:p>41783260842</text:p>
          </table:table-cell>
          <table:table-cell office:value-type="string">
            <text:p>issuer</text:p>
          </table:table-cell>
          <table:table-cell table:number-columns-repeated="10"/>
          <table:table-cell table:number-columns-repeated="90" office:value-type="float" office:value="1">
            <text:p>1</text:p>
          </table:table-cell>
          <table:table-cell/>
          <table:table-cell office:value-type="float" office:value="90">
            <text:p>90</text:p>
          </table:table-cell>
        </table:table-row>
        <table:table-row table:style-name="ro1">
          <table:table-cell table:style-name="ce32" office:value-type="string">
            <text:p>Total Result</text:p>
          </table:table-cell>
          <table:table-cell table:style-name="ce38"/>
          <table:table-cell table:style-name="ce52" office:value-type="float" office:value="39">
            <text:p>39</text:p>
          </table:table-cell>
          <table:table-cell table:style-name="ce52" office:value-type="float" office:value="40">
            <text:p>40</text:p>
          </table:table-cell>
          <table:table-cell table:style-name="ce52" office:value-type="float" office:value="36">
            <text:p>36</text:p>
          </table:table-cell>
          <table:table-cell table:style-name="ce52" office:value-type="float" office:value="45">
            <text:p>45</text:p>
          </table:table-cell>
          <table:table-cell table:style-name="ce52" office:value-type="float" office:value="51">
            <text:p>51</text:p>
          </table:table-cell>
          <table:table-cell table:style-name="ce52" office:value-type="float" office:value="53">
            <text:p>53</text:p>
          </table:table-cell>
          <table:table-cell table:style-name="ce52" office:value-type="float" office:value="54">
            <text:p>54</text:p>
          </table:table-cell>
          <table:table-cell table:style-name="ce52" office:value-type="float" office:value="55">
            <text:p>55</text:p>
          </table:table-cell>
          <table:table-cell table:style-name="ce52" office:value-type="float" office:value="45">
            <text:p>45</text:p>
          </table:table-cell>
          <table:table-cell table:style-name="ce52" office:value-type="float" office:value="42">
            <text:p>42</text:p>
          </table:table-cell>
          <table:table-cell table:number-columns-repeated="90" table:style-name="ce52" office:value-type="float" office:value="1">
            <text:p>1</text:p>
          </table:table-cell>
          <table:table-cell table:style-name="ce52" office:value-type="float" office:value="10">
            <text:p>10</text:p>
          </table:table-cell>
          <table:table-cell table:style-name="ce28" office:value-type="float" office:value="560">
            <text:p>560</text:p>
          </table:table-cell>
        </table:table-row>
      </table:table>
      <table:named-expressions/>
      <table:database-ranges>
        <table:database-range table:name="__Anonymous_DB__1" table:target-range-address="TXNdata.A1:TXNdata.I837">
          <table:sort table:bind-styles-to-content="false">
            <table:sort-by table:field-number="6" table:data-type="automatic"/>
          </table:sort>
          <table:subtotal-rules table:bind-styles-to-content="false">
            <table:sort-groups/>
            <table:subtotal-rule table:group-by-field-number="6">
              <table:subtotal-field table:field-number="8" table:function="sum"/>
            </table:subtotal-rule>
          </table:subtotal-rules>
        </table:database-range>
      </table:database-ranges>
      <table:data-pilot-tables>
        <table:data-pilot-table table:name="DataPilot1" table:application-data="" table:target-range-address="'By Recipient'.A1:'By Recipient'.D208" table:buttons="'By Recipient'.A1 'By Recipient'.A2 'By Recipient'.A4 'By Recipient'.B4 'By Recipient'.C4" table:ignore-empty-rows="true">
          <table:source-cell-range table:cell-range-address="TXNdata.A1:TXNdata.I32000"/>
          <table:data-pilot-field table:source-field-name="program" table:orientation="page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rcLebanonA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Phone" table:orientation="row" table:used-hierarchy="0" table:function="auto">
            <table:data-pilot-level table:show-empty="false">
              <table:data-pilot-members>
                <table:data-pilot-member table:name="4100000001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ype" table:orientation="row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merchan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ue" table:orientation="data" table:used-hierarchy="0" table:function="sum">
            <table:data-pilot-level table:show-empty="false">
              <table:data-pilot-members>
                <table:data-pilot-member table:name="300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stamp" table:orientation="data" table:used-hierarchy="0" table:function="count">
            <table:data-pilot-level table:show-empty="false">
              <table:data-pilot-members>
                <table:data-pilot-member table:name="" table:display="true" table:show-details="true"/>
                <table:data-pilot-member table:name="2017-04-13T10:20:36.000Z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Matrix - Values'.A1:'Matrix - Values'.CZ108" table:buttons="'Matrix - Values'.A1 'Matrix - Values'.A2 'Matrix - Values'.A6 'Matrix - Values'.B6 'Matrix - Values'.C4 'Matrix - Values'.D4" table:ignore-empty-rows="true">
          <table:source-cell-range table:cell-range-address="TXNdata.A1:TXNdata.I32000"/>
          <table:data-pilot-field table:source-field-name="program" table:orientation="page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rcLebanonA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Phone" table:orientation="column" table:used-hierarchy="0" table:function="auto">
            <table:data-pilot-level table:show-empty="false">
              <table:data-pilot-members>
                <table:data-pilot-member table:name="4100000001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ype" table:orientation="column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merchan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omPhone" table:orientation="row" table:used-hierarchy="0" table:function="auto">
            <table:data-pilot-level table:show-empty="false">
              <table:data-pilot-members>
                <table:data-pilot-member table:name="41783260842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omType" table:orientation="row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issu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ue" table:orientation="data" table:used-hierarchy="0" table:function="sum">
            <table:data-pilot-level table:show-empty="false">
              <table:data-pilot-members>
                <table:data-pilot-member table:name="300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By Sender'.A1:'By Sender'.D208" table:buttons="'By Sender'.A1 'By Sender'.A2 'By Sender'.A4 'By Sender'.B4 'By Sender'.C4" table:ignore-empty-rows="true">
          <table:source-cell-range table:cell-range-address="TXNdata.A1:TXNdata.I32000"/>
          <table:data-pilot-field table:source-field-name="program" table:orientation="page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rcLebanonA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omPhone" table:orientation="row" table:used-hierarchy="0" table:function="auto">
            <table:data-pilot-level table:show-empty="false">
              <table:data-pilot-members>
                <table:data-pilot-member table:name="41783260842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omType" table:orientation="row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issu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ue" table:orientation="data" table:used-hierarchy="0" table:function="sum">
            <table:data-pilot-level table:show-empty="false">
              <table:data-pilot-members>
                <table:data-pilot-member table:name="300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stamp" table:orientation="data" table:used-hierarchy="0" table:function="count">
            <table:data-pilot-level table:show-empty="false">
              <table:data-pilot-members>
                <table:data-pilot-member table:name="" table:display="true" table:show-details="true"/>
                <table:data-pilot-member table:name="2017-04-13T10:20:36.000Z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Matrix - Counts'.A1:'Matrix - Counts'.CZ108" table:buttons="'Matrix - Counts'.A1 'Matrix - Counts'.A2 'Matrix - Counts'.A6 'Matrix - Counts'.B6 'Matrix - Counts'.C4 'Matrix - Counts'.D4" table:ignore-empty-rows="true">
          <table:source-cell-range table:cell-range-address="TXNdata.A1:TXNdata.I32000"/>
          <table:data-pilot-field table:source-field-name="program" table:orientation="page" table:used-hierarchy="0" table:function="auto">
            <table:data-pilot-level table:show-empty="false">
              <table:data-pilot-members>
                <table:data-pilot-member table:name="rcLebanonA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Phone" table:orientation="column" table:used-hierarchy="0" table:function="auto">
            <table:data-pilot-level table:show-empty="false">
              <table:data-pilot-members>
                <table:data-pilot-member table:name="410000000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ype" table:orientation="column" table:used-hierarchy="0" table:function="auto">
            <table:data-pilot-level table:show-empty="false">
              <table:data-pilot-members>
                <table:data-pilot-member table:name="merchan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omPhone" table:orientation="row" table:used-hierarchy="0" table:function="auto">
            <table:data-pilot-level table:show-empty="false">
              <table:data-pilot-members>
                <table:data-pilot-member table:name="4178326084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omType" table:orientation="row" table:used-hierarchy="0" table:function="auto">
            <table:data-pilot-level table:show-empty="false">
              <table:data-pilot-members>
                <table:data-pilot-member table:name="issu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imestamp" table:orientation="data" table:used-hierarchy="0" table:function="count">
            <table:data-pilot-level table:show-empty="false">
              <table:data-pilot-members>
                <table:data-pilot-member table:name="2017-04-13T10:20:36.000Z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Matrix - Count By Type'.A1:'Matrix - Count By Type'.E9" table:buttons="'Matrix - Count By Type'.A1 'Matrix - Count By Type'.A2 'Matrix - Count By Type'.A5 'Matrix - Count By Type'.B4" table:ignore-empty-rows="true">
          <table:source-cell-range table:cell-range-address="TXNdata.A1:TXNdata.I32000"/>
          <table:data-pilot-field table:source-field-name="program" table:orientation="page" table:used-hierarchy="0" table:function="auto">
            <table:data-pilot-level table:show-empty="false">
              <table:data-pilot-members>
                <table:data-pilot-member table:name="rcLebanonA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ype" table:orientation="column" table:used-hierarchy="0" table:function="auto">
            <table:data-pilot-level table:show-empty="false">
              <table:data-pilot-members>
                <table:data-pilot-member table:name="merchan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omType" table:orientation="row" table:used-hierarchy="0" table:function="auto">
            <table:data-pilot-level table:show-empty="false">
              <table:data-pilot-members>
                <table:data-pilot-member table:name="issu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imestamp" table:orientation="data" table:used-hierarchy="0" table:function="count">
            <table:data-pilot-level table:show-empty="false">
              <table:data-pilot-members>
                <table:data-pilot-member table:name="2017-04-13T10:20:36.000Z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'Matrix - Value by Type'.A1:'Matrix - Value by Type'.E9" table:buttons="'Matrix - Value by Type'.A1 'Matrix - Value by Type'.A2 'Matrix - Value by Type'.A5 'Matrix - Value by Type'.B4" table:ignore-empty-rows="true">
          <table:source-cell-range table:cell-range-address="TXNdata.A1:TXNdata.I32000"/>
          <table:data-pilot-field table:source-field-name="program" table:orientation="page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rcLebanonA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ype" table:orientation="column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merchan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omType" table:orientation="row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issu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ue" table:orientation="data" table:used-hierarchy="0" table:function="sum">
            <table:data-pilot-level table:show-empty="false">
              <table:data-pilot-members>
                <table:data-pilot-member table:name="300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9T16:33:34</dc:date>
    <dc:creator>noname </dc:creator>
    <meta:generator>LibreOffice/3.5$Linux_X86_64 LibreOffice_project/350m1$Build-2</meta:generator>
    <meta:editing-duration>PT16M52S</meta:editing-duration>
    <meta:editing-cycles>30</meta:editing-cycles>
    <meta:document-statistic meta:table-count="7" meta:cell-count="8485" meta:object-count="0"/>
  </office:meta>
</office:document-meta>
</file>